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5.61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56.29mm"/>
    </style:style>
    <style:style style:name="co6" style:family="table-column">
      <style:table-column-properties fo:break-before="auto" style:column-width="6.7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.3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0.53mm"/>
    </style:style>
    <style:style style:name="co11" style:family="table-column">
      <style:table-column-properties fo:break-before="auto" style:column-width="20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22" style:family="table-cell" style:parent-style-name="Default">
      <style:table-cell-properties fo:border="0.06pt solid #000000"/>
    </style:style>
    <style:style style:name="ce1323" style:family="table-cell" style:parent-style-name="Default">
      <style:table-cell-properties fo:background-color="#f9a870" fo:border="0.06pt solid #000000"/>
    </style:style>
    <style:style style:name="ce1324" style:family="table-cell" style:parent-style-name="Default">
      <style:table-cell-properties fo:background-color="#cf3834" fo:border="0.06pt solid #000000"/>
    </style:style>
    <style:style style:name="ce1325" style:family="table-cell" style:parent-style-name="Default">
      <style:table-cell-properties fo:background-color="#89c765" fo:border="0.06pt solid #000000"/>
    </style:style>
    <style:style style:name="ce1326" style:family="table-cell" style:parent-style-name="Default">
      <style:table-cell-properties fo:background-color="#7477b8" fo:border="0.06pt solid #000000"/>
    </style:style>
    <style:style style:name="ce1327" style:family="table-cell" style:parent-style-name="Default">
      <style:table-cell-properties fo:background-color="#87d1d1"/>
    </style:style>
    <style:style style:name="ce1328" style:family="table-cell" style:parent-style-name="Default">
      <style:table-cell-properties fo:background-color="#fff200" fo:border="0.06pt solid #000000"/>
    </style:style>
    <style:style style:name="ce1329" style:family="table-cell" style:parent-style-name="Default">
      <style:table-cell-properties fo:background-color="#00a65d" fo:border="0.06pt solid #000000"/>
    </style:style>
    <style:style style:name="ce1330" style:family="table-cell" style:parent-style-name="Default">
      <style:table-cell-properties fo:background-color="#fdc578" fo:border="0.06pt solid #000000"/>
    </style:style>
    <style:style style:name="ce1331" style:family="table-cell" style:parent-style-name="Default">
      <style:table-cell-properties fo:background-color="#7477b8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32" style:family="table-cell" style:parent-style-name="Default"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33" style:family="table-cell" style:parent-style-name="Default">
      <style:text-properties fo:font-weight="bold" style:font-weight-asian="bold" style:font-weight-complex="bold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35" style:family="table-cell" style:parent-style-name="Default"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B2"/>
      <style:map style:condition="cell-content()=&quot;N&quot;" style:apply-style-name="Bad" style:base-cell-address="点数計算.B2"/>
    </style:style>
    <style:style style:name="ce1337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3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39" style:family="table-cell" style:parent-style-name="Default">
      <style:table-cell-properties fo:background-color="#00aaad" style:text-align-source="fix" style:repeat-content="false" fo:border="0.06pt solid #000000" style:direction="ttb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B5"/>
      <style:map style:condition="cell-content()=&quot;N&quot;" style:apply-style-name="Bad" style:base-cell-address="点数計算.B5"/>
    </style:style>
    <style:style style:name="ce1340" style:family="table-cell" style:parent-style-name="Default">
      <style:table-cell-properties fo:background-color="#00aaad" style:text-align-source="fix" style:repeat-content="false" fo:border="0.06pt solid #000000" style:direction="ttb" style:vertical-align="middle"/>
      <style:paragraph-properties fo:text-align="center" fo:margin-left="0mm"/>
      <style:map style:condition="cell-content()=&quot;Y&quot;" style:apply-style-name="Good" style:base-cell-address="点数計算.B5"/>
      <style:map style:condition="cell-content()=&quot;N&quot;" style:apply-style-name="Bad" style:base-cell-address="点数計算.B5"/>
    </style:style>
    <style:style style:name="ce1341" style:family="table-cell" style:parent-style-name="Default">
      <style:table-cell-properties fo:background-color="#bd7cb5" style:text-align-source="fix" style:repeat-content="false" fo:border="0.06pt solid #000000" style:direction="ttb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42" style:family="table-cell" style:parent-style-name="Default">
      <style:table-cell-properties fo:background-color="#bd7cb5" style:text-align-source="fix" style:repeat-content="false" fo:border="0.06pt solid #000000" style:direction="ttb" style:vertical-align="middle"/>
      <style:paragraph-properties fo:text-align="center" fo:margin-left="0mm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43" style:family="table-cell" style:parent-style-name="Default">
      <style:map style:condition="cell-content()=&quot;Y&quot;" style:apply-style-name="Good" style:base-cell-address="点数計算.B2"/>
      <style:map style:condition="cell-content()=&quot;N&quot;" style:apply-style-name="Bad" style:base-cell-address="点数計算.B2"/>
    </style:style>
    <style:style style:name="ce1344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45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46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5"/>
      <style:map style:condition="cell-content()=&quot;N&quot;" style:apply-style-name="Bad" style:base-cell-address="点数計算.B5"/>
    </style:style>
    <style:style style:name="ce1347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5"/>
      <style:map style:condition="cell-content()=&quot;N&quot;" style:apply-style-name="Bad" style:base-cell-address="点数計算.B5"/>
    </style:style>
    <style:style style:name="ce1348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5"/>
      <style:map style:condition="cell-content()=&quot;N&quot;" style:apply-style-name="Bad" style:base-cell-address="点数計算.B5"/>
    </style:style>
    <style:style style:name="ce1349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50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51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52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53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D5"/>
      <style:map style:condition="cell-content()=&quot;N&quot;" style:apply-style-name="Bad" style:base-cell-address="点数計算.D5"/>
    </style:style>
    <style:style style:name="ce1354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D5"/>
      <style:map style:condition="cell-content()=&quot;N&quot;" style:apply-style-name="Bad" style:base-cell-address="点数計算.D5"/>
    </style:style>
    <style:style style:name="ce1355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点数計算.B5"/>
      <style:map style:condition="cell-content()=&quot;N&quot;" style:apply-style-name="Bad" style:base-cell-address="点数計算.B5"/>
    </style:style>
    <style:style style:name="ce1356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点数計算.E6"/>
      <style:map style:condition="cell-content()=&quot;N&quot;" style:apply-style-name="Bad" style:base-cell-address="点数計算.E6"/>
    </style:style>
    <style:style style:name="ce1357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点数計算.E8"/>
      <style:map style:condition="cell-content()=&quot;N&quot;" style:apply-style-name="Bad" style:base-cell-address="点数計算.E8"/>
    </style:style>
    <style:style style:name="ce1358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点数計算.E11"/>
      <style:map style:condition="cell-content()=&quot;N&quot;" style:apply-style-name="Bad" style:base-cell-address="点数計算.E11"/>
    </style:style>
    <style:style style:name="ce1359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点数計算.E12"/>
      <style:map style:condition="cell-content()=&quot;N&quot;" style:apply-style-name="Bad" style:base-cell-address="点数計算.E12"/>
    </style:style>
    <style:style style:name="ce1360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点数計算.E13"/>
      <style:map style:condition="cell-content()=&quot;N&quot;" style:apply-style-name="Bad" style:base-cell-address="点数計算.E13"/>
    </style:style>
    <style:style style:name="ce1361" style:family="table-cell" style:parent-style-name="Default">
      <style:table-cell-properties fo:background-color="#bd7cb5" fo:border="0.06pt solid #000000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6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F3"/>
      <style:map style:condition="cell-content()=&quot;N&quot;" style:apply-style-name="Bad" style:base-cell-address="点数計算.F3"/>
    </style:style>
    <style:style style:name="ce136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F5"/>
      <style:map style:condition="cell-content()=&quot;N&quot;" style:apply-style-name="Bad" style:base-cell-address="点数計算.F5"/>
    </style:style>
    <style:style style:name="ce13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F8"/>
      <style:map style:condition="cell-content()=&quot;N&quot;" style:apply-style-name="Bad" style:base-cell-address="点数計算.F8"/>
    </style:style>
    <style:style style:name="ce13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F10"/>
      <style:map style:condition="cell-content()=&quot;N&quot;" style:apply-style-name="Bad" style:base-cell-address="点数計算.F10"/>
    </style:style>
    <style:style style:name="ce13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F14"/>
      <style:map style:condition="cell-content()=&quot;N&quot;" style:apply-style-name="Bad" style:base-cell-address="点数計算.F14"/>
    </style:style>
    <style:style style:name="ce13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F15"/>
      <style:map style:condition="cell-content()=&quot;N&quot;" style:apply-style-name="Bad" style:base-cell-address="点数計算.F15"/>
    </style:style>
    <style:style style:name="ce13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F16"/>
      <style:map style:condition="cell-content()=&quot;N&quot;" style:apply-style-name="Bad" style:base-cell-address="点数計算.F16"/>
      <style:map style:condition="cell-content()=&quot;-&quot;" style:apply-style-name="無題1" style:base-cell-address="点数計算.F16"/>
    </style:style>
    <style:style style:name="ce1370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点数計算.F3"/>
      <style:map style:condition="cell-content()=&quot;N&quot;" style:apply-style-name="Bad" style:base-cell-address="点数計算.F3"/>
    </style:style>
    <style:style style:name="ce13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G5"/>
      <style:map style:condition="cell-content()=&quot;N&quot;" style:apply-style-name="Bad" style:base-cell-address="点数計算.G5"/>
    </style:style>
    <style:style style:name="ce13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G8"/>
      <style:map style:condition="cell-content()=&quot;N&quot;" style:apply-style-name="Bad" style:base-cell-address="点数計算.G8"/>
    </style:style>
    <style:style style:name="ce1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G10"/>
      <style:map style:condition="cell-content()=&quot;N&quot;" style:apply-style-name="Bad" style:base-cell-address="点数計算.G10"/>
    </style:style>
    <style:style style:name="ce13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G11"/>
      <style:map style:condition="cell-content()=&quot;N&quot;" style:apply-style-name="Bad" style:base-cell-address="点数計算.G11"/>
    </style:style>
    <style:style style:name="ce1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G12"/>
      <style:map style:condition="cell-content()=&quot;N&quot;" style:apply-style-name="Bad" style:base-cell-address="点数計算.G12"/>
    </style:style>
    <style:style style:name="ce13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G13"/>
      <style:map style:condition="cell-content()=&quot;N&quot;" style:apply-style-name="Bad" style:base-cell-address="点数計算.G13"/>
    </style:style>
    <style:style style:name="ce13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G14"/>
      <style:map style:condition="cell-content()=&quot;N&quot;" style:apply-style-name="Bad" style:base-cell-address="点数計算.G14"/>
    </style:style>
    <style:style style:name="ce13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G15"/>
      <style:map style:condition="cell-content()=&quot;N&quot;" style:apply-style-name="Bad" style:base-cell-address="点数計算.G15"/>
    </style:style>
    <style:style style:name="ce13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G16"/>
      <style:map style:condition="cell-content()=&quot;N&quot;" style:apply-style-name="Bad" style:base-cell-address="点数計算.G16"/>
      <style:map style:condition="cell-content()=&quot;-&quot;" style:apply-style-name="無題1" style:base-cell-address="点数計算.G16"/>
    </style:style>
    <style:style style:name="ce13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5"/>
      <style:map style:condition="cell-content()=&quot;N&quot;" style:apply-style-name="Bad" style:base-cell-address="点数計算.H5"/>
    </style:style>
    <style:style style:name="ce13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8"/>
      <style:map style:condition="cell-content()=&quot;N&quot;" style:apply-style-name="Bad" style:base-cell-address="点数計算.H8"/>
    </style:style>
    <style:style style:name="ce13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10"/>
      <style:map style:condition="cell-content()=&quot;N&quot;" style:apply-style-name="Bad" style:base-cell-address="点数計算.H10"/>
    </style:style>
    <style:style style:name="ce13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11"/>
      <style:map style:condition="cell-content()=&quot;N&quot;" style:apply-style-name="Bad" style:base-cell-address="点数計算.H11"/>
    </style:style>
    <style:style style:name="ce13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12"/>
      <style:map style:condition="cell-content()=&quot;N&quot;" style:apply-style-name="Bad" style:base-cell-address="点数計算.H12"/>
    </style:style>
    <style:style style:name="ce13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13"/>
      <style:map style:condition="cell-content()=&quot;N&quot;" style:apply-style-name="Bad" style:base-cell-address="点数計算.H13"/>
    </style:style>
    <style:style style:name="ce13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14"/>
      <style:map style:condition="cell-content()=&quot;N&quot;" style:apply-style-name="Bad" style:base-cell-address="点数計算.H14"/>
    </style:style>
    <style:style style:name="ce13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15"/>
      <style:map style:condition="cell-content()=&quot;N&quot;" style:apply-style-name="Bad" style:base-cell-address="点数計算.H15"/>
    </style:style>
    <style:style style:name="ce13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16"/>
      <style:map style:condition="cell-content()=&quot;N&quot;" style:apply-style-name="Bad" style:base-cell-address="点数計算.H16"/>
    </style:style>
    <style:style style:name="ce13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17"/>
      <style:map style:condition="cell-content()=&quot;N&quot;" style:apply-style-name="Bad" style:base-cell-address="点数計算.H17"/>
      <style:map style:condition="cell-content()=&quot;-&quot;" style:apply-style-name="無題1" style:base-cell-address="点数計算.H17"/>
    </style:style>
    <style:style style:name="ce13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18"/>
      <style:map style:condition="cell-content()=&quot;N&quot;" style:apply-style-name="Bad" style:base-cell-address="点数計算.H18"/>
    </style:style>
    <style:style style:name="ce13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19"/>
      <style:map style:condition="cell-content()=&quot;N&quot;" style:apply-style-name="Bad" style:base-cell-address="点数計算.H19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5"/>
      <style:map style:condition="cell-content()=&quot;N&quot;" style:apply-style-name="Bad" style:base-cell-address="点数計算.I5"/>
    </style:style>
    <style:style style:name="ce1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8"/>
      <style:map style:condition="cell-content()=&quot;N&quot;" style:apply-style-name="Bad" style:base-cell-address="点数計算.I8"/>
    </style:style>
    <style:style style:name="ce13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10"/>
      <style:map style:condition="cell-content()=&quot;N&quot;" style:apply-style-name="Bad" style:base-cell-address="点数計算.I10"/>
    </style:style>
    <style:style style:name="ce13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11"/>
      <style:map style:condition="cell-content()=&quot;N&quot;" style:apply-style-name="Bad" style:base-cell-address="点数計算.I11"/>
    </style:style>
    <style:style style:name="ce1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12"/>
      <style:map style:condition="cell-content()=&quot;N&quot;" style:apply-style-name="Bad" style:base-cell-address="点数計算.I12"/>
    </style:style>
    <style:style style:name="ce13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13"/>
      <style:map style:condition="cell-content()=&quot;N&quot;" style:apply-style-name="Bad" style:base-cell-address="点数計算.I13"/>
    </style:style>
    <style:style style:name="ce13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14"/>
      <style:map style:condition="cell-content()=&quot;N&quot;" style:apply-style-name="Bad" style:base-cell-address="点数計算.I14"/>
    </style:style>
    <style:style style:name="ce13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15"/>
      <style:map style:condition="cell-content()=&quot;N&quot;" style:apply-style-name="Bad" style:base-cell-address="点数計算.I15"/>
    </style:style>
    <style:style style:name="ce14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16"/>
      <style:map style:condition="cell-content()=&quot;N&quot;" style:apply-style-name="Bad" style:base-cell-address="点数計算.I16"/>
    </style:style>
    <style:style style:name="ce14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17"/>
      <style:map style:condition="cell-content()=&quot;N&quot;" style:apply-style-name="Bad" style:base-cell-address="点数計算.I17"/>
      <style:map style:condition="cell-content()=&quot;-&quot;" style:apply-style-name="無題1" style:base-cell-address="点数計算.I17"/>
    </style:style>
    <style:style style:name="ce14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18"/>
      <style:map style:condition="cell-content()=&quot;N&quot;" style:apply-style-name="Bad" style:base-cell-address="点数計算.I18"/>
    </style:style>
    <style:style style:name="ce14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19"/>
      <style:map style:condition="cell-content()=&quot;N&quot;" style:apply-style-name="Bad" style:base-cell-address="点数計算.I19"/>
    </style:style>
    <style:style style:name="ce1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5"/>
      <style:map style:condition="cell-content()=&quot;N&quot;" style:apply-style-name="Bad" style:base-cell-address="点数計算.J5"/>
    </style:style>
    <style:style style:name="ce14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6"/>
      <style:map style:condition="cell-content()=&quot;N&quot;" style:apply-style-name="Bad" style:base-cell-address="点数計算.J6"/>
    </style:style>
    <style:style style:name="ce14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7"/>
      <style:map style:condition="cell-content()=&quot;N&quot;" style:apply-style-name="Bad" style:base-cell-address="点数計算.J7"/>
    </style:style>
    <style:style style:name="ce14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8"/>
      <style:map style:condition="cell-content()=&quot;N&quot;" style:apply-style-name="Bad" style:base-cell-address="点数計算.J8"/>
    </style:style>
    <style:style style:name="ce14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9"/>
      <style:map style:condition="cell-content()=&quot;N&quot;" style:apply-style-name="Bad" style:base-cell-address="点数計算.J9"/>
    </style:style>
    <style:style style:name="ce1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10"/>
      <style:map style:condition="cell-content()=&quot;N&quot;" style:apply-style-name="Bad" style:base-cell-address="点数計算.J10"/>
    </style:style>
    <style:style style:name="ce1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11"/>
      <style:map style:condition="cell-content()=&quot;N&quot;" style:apply-style-name="Bad" style:base-cell-address="点数計算.J11"/>
    </style:style>
    <style:style style:name="ce14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12"/>
      <style:map style:condition="cell-content()=&quot;N&quot;" style:apply-style-name="Bad" style:base-cell-address="点数計算.J12"/>
    </style:style>
    <style:style style:name="ce14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13"/>
      <style:map style:condition="cell-content()=&quot;N&quot;" style:apply-style-name="Bad" style:base-cell-address="点数計算.J13"/>
    </style:style>
    <style:style style:name="ce14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14"/>
      <style:map style:condition="cell-content()=&quot;N&quot;" style:apply-style-name="Bad" style:base-cell-address="点数計算.J14"/>
    </style:style>
    <style:style style:name="ce1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15"/>
      <style:map style:condition="cell-content()=&quot;N&quot;" style:apply-style-name="Bad" style:base-cell-address="点数計算.J15"/>
    </style:style>
    <style:style style:name="ce14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16"/>
      <style:map style:condition="cell-content()=&quot;N&quot;" style:apply-style-name="Bad" style:base-cell-address="点数計算.J16"/>
    </style:style>
    <style:style style:name="ce14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17"/>
      <style:map style:condition="cell-content()=&quot;N&quot;" style:apply-style-name="Bad" style:base-cell-address="点数計算.J17"/>
      <style:map style:condition="cell-content()=&quot;-&quot;" style:apply-style-name="無題1" style:base-cell-address="点数計算.J17"/>
    </style:style>
    <style:style style:name="ce14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18"/>
      <style:map style:condition="cell-content()=&quot;N&quot;" style:apply-style-name="Bad" style:base-cell-address="点数計算.J18"/>
    </style:style>
    <style:style style:name="ce14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19"/>
      <style:map style:condition="cell-content()=&quot;N&quot;" style:apply-style-name="Bad" style:base-cell-address="点数計算.J19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5"/>
      <style:map style:condition="cell-content()=&quot;N&quot;" style:apply-style-name="Bad" style:base-cell-address="点数計算.K5"/>
    </style:style>
    <style:style style:name="ce14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6"/>
      <style:map style:condition="cell-content()=&quot;N&quot;" style:apply-style-name="Bad" style:base-cell-address="点数計算.K6"/>
    </style:style>
    <style:style style:name="ce14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7"/>
      <style:map style:condition="cell-content()=&quot;N&quot;" style:apply-style-name="Bad" style:base-cell-address="点数計算.K7"/>
    </style:style>
    <style:style style:name="ce14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8"/>
      <style:map style:condition="cell-content()=&quot;N&quot;" style:apply-style-name="Bad" style:base-cell-address="点数計算.K8"/>
    </style:style>
    <style:style style:name="ce14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9"/>
      <style:map style:condition="cell-content()=&quot;N&quot;" style:apply-style-name="Bad" style:base-cell-address="点数計算.K9"/>
    </style:style>
    <style:style style:name="ce14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10"/>
      <style:map style:condition="cell-content()=&quot;N&quot;" style:apply-style-name="Bad" style:base-cell-address="点数計算.K10"/>
    </style:style>
    <style:style style:name="ce14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11"/>
      <style:map style:condition="cell-content()=&quot;N&quot;" style:apply-style-name="Bad" style:base-cell-address="点数計算.K11"/>
    </style:style>
    <style:style style:name="ce14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12"/>
      <style:map style:condition="cell-content()=&quot;N&quot;" style:apply-style-name="Bad" style:base-cell-address="点数計算.K12"/>
    </style:style>
    <style:style style:name="ce1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13"/>
      <style:map style:condition="cell-content()=&quot;N&quot;" style:apply-style-name="Bad" style:base-cell-address="点数計算.K13"/>
    </style:style>
    <style:style style:name="ce14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14"/>
      <style:map style:condition="cell-content()=&quot;N&quot;" style:apply-style-name="Bad" style:base-cell-address="点数計算.K14"/>
    </style:style>
    <style:style style:name="ce14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15"/>
      <style:map style:condition="cell-content()=&quot;N&quot;" style:apply-style-name="Bad" style:base-cell-address="点数計算.K15"/>
    </style:style>
    <style:style style:name="ce14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16"/>
      <style:map style:condition="cell-content()=&quot;N&quot;" style:apply-style-name="Bad" style:base-cell-address="点数計算.K16"/>
    </style:style>
    <style:style style:name="ce14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17"/>
      <style:map style:condition="cell-content()=&quot;N&quot;" style:apply-style-name="Bad" style:base-cell-address="点数計算.K17"/>
      <style:map style:condition="cell-content()=&quot;-&quot;" style:apply-style-name="無題1" style:base-cell-address="点数計算.K17"/>
    </style:style>
    <style:style style:name="ce1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18"/>
      <style:map style:condition="cell-content()=&quot;N&quot;" style:apply-style-name="Bad" style:base-cell-address="点数計算.K18"/>
    </style:style>
    <style:style style:name="ce1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19"/>
      <style:map style:condition="cell-content()=&quot;N&quot;" style:apply-style-name="Bad" style:base-cell-address="点数計算.K19"/>
    </style:style>
    <style:style style:name="ce14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5"/>
      <style:map style:condition="cell-content()=&quot;N&quot;" style:apply-style-name="Bad" style:base-cell-address="点数計算.L5"/>
    </style:style>
    <style:style style:name="ce14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6"/>
      <style:map style:condition="cell-content()=&quot;N&quot;" style:apply-style-name="Bad" style:base-cell-address="点数計算.L6"/>
    </style:style>
    <style:style style:name="ce14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7"/>
      <style:map style:condition="cell-content()=&quot;N&quot;" style:apply-style-name="Bad" style:base-cell-address="点数計算.L7"/>
    </style:style>
    <style:style style:name="ce1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8"/>
      <style:map style:condition="cell-content()=&quot;N&quot;" style:apply-style-name="Bad" style:base-cell-address="点数計算.L8"/>
    </style:style>
    <style:style style:name="ce1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9"/>
      <style:map style:condition="cell-content()=&quot;N&quot;" style:apply-style-name="Bad" style:base-cell-address="点数計算.L9"/>
    </style:style>
    <style:style style:name="ce14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10"/>
      <style:map style:condition="cell-content()=&quot;N&quot;" style:apply-style-name="Bad" style:base-cell-address="点数計算.L10"/>
    </style:style>
    <style:style style:name="ce14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11"/>
      <style:map style:condition="cell-content()=&quot;N&quot;" style:apply-style-name="Bad" style:base-cell-address="点数計算.L11"/>
    </style:style>
    <style:style style:name="ce14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12"/>
      <style:map style:condition="cell-content()=&quot;N&quot;" style:apply-style-name="Bad" style:base-cell-address="点数計算.L12"/>
    </style:style>
    <style:style style:name="ce1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13"/>
      <style:map style:condition="cell-content()=&quot;N&quot;" style:apply-style-name="Bad" style:base-cell-address="点数計算.L13"/>
    </style:style>
    <style:style style:name="ce1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14"/>
      <style:map style:condition="cell-content()=&quot;N&quot;" style:apply-style-name="Bad" style:base-cell-address="点数計算.L14"/>
    </style:style>
    <style:style style:name="ce14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15"/>
      <style:map style:condition="cell-content()=&quot;N&quot;" style:apply-style-name="Bad" style:base-cell-address="点数計算.L15"/>
    </style:style>
    <style:style style:name="ce14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16"/>
      <style:map style:condition="cell-content()=&quot;N&quot;" style:apply-style-name="Bad" style:base-cell-address="点数計算.L16"/>
    </style:style>
    <style:style style:name="ce14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17"/>
      <style:map style:condition="cell-content()=&quot;N&quot;" style:apply-style-name="Bad" style:base-cell-address="点数計算.L17"/>
      <style:map style:condition="cell-content()=&quot;-&quot;" style:apply-style-name="無題1" style:base-cell-address="点数計算.L17"/>
    </style:style>
    <style:style style:name="ce14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18"/>
      <style:map style:condition="cell-content()=&quot;N&quot;" style:apply-style-name="Bad" style:base-cell-address="点数計算.L18"/>
    </style:style>
    <style:style style:name="ce14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19"/>
      <style:map style:condition="cell-content()=&quot;N&quot;" style:apply-style-name="Bad" style:base-cell-address="点数計算.L19"/>
    </style:style>
    <style:style style:name="ce14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5"/>
      <style:map style:condition="cell-content()=&quot;N&quot;" style:apply-style-name="Bad" style:base-cell-address="点数計算.M5"/>
    </style:style>
    <style:style style:name="ce14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6"/>
      <style:map style:condition="cell-content()=&quot;N&quot;" style:apply-style-name="Bad" style:base-cell-address="点数計算.M6"/>
    </style:style>
    <style:style style:name="ce14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7"/>
      <style:map style:condition="cell-content()=&quot;N&quot;" style:apply-style-name="Bad" style:base-cell-address="点数計算.M7"/>
    </style:style>
    <style:style style:name="ce14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8"/>
      <style:map style:condition="cell-content()=&quot;N&quot;" style:apply-style-name="Bad" style:base-cell-address="点数計算.M8"/>
    </style:style>
    <style:style style:name="ce14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9"/>
      <style:map style:condition="cell-content()=&quot;N&quot;" style:apply-style-name="Bad" style:base-cell-address="点数計算.M9"/>
    </style:style>
    <style:style style:name="ce14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10"/>
      <style:map style:condition="cell-content()=&quot;N&quot;" style:apply-style-name="Bad" style:base-cell-address="点数計算.M10"/>
    </style:style>
    <style:style style:name="ce14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11"/>
      <style:map style:condition="cell-content()=&quot;N&quot;" style:apply-style-name="Bad" style:base-cell-address="点数計算.M11"/>
    </style:style>
    <style:style style:name="ce14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12"/>
      <style:map style:condition="cell-content()=&quot;N&quot;" style:apply-style-name="Bad" style:base-cell-address="点数計算.M12"/>
    </style:style>
    <style:style style:name="ce14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13"/>
      <style:map style:condition="cell-content()=&quot;N&quot;" style:apply-style-name="Bad" style:base-cell-address="点数計算.M13"/>
    </style:style>
    <style:style style:name="ce14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14"/>
      <style:map style:condition="cell-content()=&quot;N&quot;" style:apply-style-name="Bad" style:base-cell-address="点数計算.M14"/>
    </style:style>
    <style:style style:name="ce14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15"/>
      <style:map style:condition="cell-content()=&quot;N&quot;" style:apply-style-name="Bad" style:base-cell-address="点数計算.M15"/>
    </style:style>
    <style:style style:name="ce14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16"/>
      <style:map style:condition="cell-content()=&quot;N&quot;" style:apply-style-name="Bad" style:base-cell-address="点数計算.M16"/>
    </style:style>
    <style:style style:name="ce14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17"/>
      <style:map style:condition="cell-content()=&quot;N&quot;" style:apply-style-name="Bad" style:base-cell-address="点数計算.M17"/>
      <style:map style:condition="cell-content()=&quot;-&quot;" style:apply-style-name="無題1" style:base-cell-address="点数計算.M17"/>
    </style:style>
    <style:style style:name="ce14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18"/>
      <style:map style:condition="cell-content()=&quot;N&quot;" style:apply-style-name="Bad" style:base-cell-address="点数計算.M18"/>
    </style:style>
    <style:style style:name="ce14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19"/>
      <style:map style:condition="cell-content()=&quot;N&quot;" style:apply-style-name="Bad" style:base-cell-address="点数計算.M19"/>
    </style:style>
    <style:style style:name="ce146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N4"/>
      <style:map style:condition="cell-content()=&quot;N&quot;" style:apply-style-name="Bad" style:base-cell-address="点数計算.N4"/>
    </style:style>
    <style:style style:name="ce1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N5"/>
      <style:map style:condition="cell-content()=&quot;N&quot;" style:apply-style-name="Bad" style:base-cell-address="点数計算.N5"/>
    </style:style>
    <style:style style:name="ce14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N14"/>
      <style:map style:condition="cell-content()=&quot;N&quot;" style:apply-style-name="Bad" style:base-cell-address="点数計算.N14"/>
      <style:map style:condition="cell-content()=&quot;-&quot;" style:apply-style-name="無題1" style:base-cell-address="点数計算.N14"/>
    </style:style>
    <style:style style:name="ce14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N16"/>
      <style:map style:condition="cell-content()=&quot;N&quot;" style:apply-style-name="Bad" style:base-cell-address="点数計算.N16"/>
    </style:style>
    <style:style style:name="ce14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N17"/>
      <style:map style:condition="cell-content()=&quot;N&quot;" style:apply-style-name="Bad" style:base-cell-address="点数計算.N17"/>
      <style:map style:condition="cell-content()=&quot;-&quot;" style:apply-style-name="無題1" style:base-cell-address="点数計算.N17"/>
    </style:style>
    <style:style style:name="ce14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N18"/>
      <style:map style:condition="cell-content()=&quot;N&quot;" style:apply-style-name="Bad" style:base-cell-address="点数計算.N18"/>
    </style:style>
    <style:style style:name="ce1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N19"/>
      <style:map style:condition="cell-content()=&quot;N&quot;" style:apply-style-name="Bad" style:base-cell-address="点数計算.N19"/>
    </style:style>
    <style:style style:name="ce147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O4"/>
      <style:map style:condition="cell-content()=&quot;N&quot;" style:apply-style-name="Bad" style:base-cell-address="点数計算.O4"/>
    </style:style>
    <style:style style:name="ce14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O5"/>
      <style:map style:condition="cell-content()=&quot;N&quot;" style:apply-style-name="Bad" style:base-cell-address="点数計算.O5"/>
    </style:style>
    <style:style style:name="ce14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O16"/>
      <style:map style:condition="cell-content()=&quot;N&quot;" style:apply-style-name="Bad" style:base-cell-address="点数計算.O16"/>
    </style:style>
    <style:style style:name="ce14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O17"/>
      <style:map style:condition="cell-content()=&quot;N&quot;" style:apply-style-name="Bad" style:base-cell-address="点数計算.O17"/>
      <style:map style:condition="cell-content()=&quot;-&quot;" style:apply-style-name="無題1" style:base-cell-address="点数計算.O17"/>
    </style:style>
    <style:style style:name="ce14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O18"/>
      <style:map style:condition="cell-content()=&quot;N&quot;" style:apply-style-name="Bad" style:base-cell-address="点数計算.O18"/>
    </style:style>
    <style:style style:name="ce14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O19"/>
      <style:map style:condition="cell-content()=&quot;N&quot;" style:apply-style-name="Bad" style:base-cell-address="点数計算.O19"/>
    </style:style>
    <style:style style:name="ce147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P4"/>
      <style:map style:condition="cell-content()=&quot;N&quot;" style:apply-style-name="Bad" style:base-cell-address="点数計算.P4"/>
    </style:style>
    <style:style style:name="ce14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5"/>
      <style:map style:condition="cell-content()=&quot;N&quot;" style:apply-style-name="Bad" style:base-cell-address="点数計算.P5"/>
    </style:style>
    <style:style style:name="ce1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6"/>
      <style:map style:condition="cell-content()=&quot;N&quot;" style:apply-style-name="Bad" style:base-cell-address="点数計算.P6"/>
    </style:style>
    <style:style style:name="ce14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7"/>
      <style:map style:condition="cell-content()=&quot;N&quot;" style:apply-style-name="Bad" style:base-cell-address="点数計算.P7"/>
    </style:style>
    <style:style style:name="ce14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8"/>
      <style:map style:condition="cell-content()=&quot;N&quot;" style:apply-style-name="Bad" style:base-cell-address="点数計算.P8"/>
    </style:style>
    <style:style style:name="ce14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9"/>
      <style:map style:condition="cell-content()=&quot;N&quot;" style:apply-style-name="Bad" style:base-cell-address="点数計算.P9"/>
    </style:style>
    <style:style style:name="ce14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10"/>
      <style:map style:condition="cell-content()=&quot;N&quot;" style:apply-style-name="Bad" style:base-cell-address="点数計算.P10"/>
    </style:style>
    <style:style style:name="ce14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11"/>
      <style:map style:condition="cell-content()=&quot;N&quot;" style:apply-style-name="Bad" style:base-cell-address="点数計算.P11"/>
    </style:style>
    <style:style style:name="ce14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14"/>
      <style:map style:condition="cell-content()=&quot;N&quot;" style:apply-style-name="Bad" style:base-cell-address="点数計算.P14"/>
    </style:style>
    <style:style style:name="ce14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15"/>
      <style:map style:condition="cell-content()=&quot;N&quot;" style:apply-style-name="Bad" style:base-cell-address="点数計算.P15"/>
    </style:style>
    <style:style style:name="ce14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16"/>
      <style:map style:condition="cell-content()=&quot;N&quot;" style:apply-style-name="Bad" style:base-cell-address="点数計算.P16"/>
    </style:style>
    <style:style style:name="ce14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17"/>
      <style:map style:condition="cell-content()=&quot;N&quot;" style:apply-style-name="Bad" style:base-cell-address="点数計算.P17"/>
      <style:map style:condition="cell-content()=&quot;-&quot;" style:apply-style-name="無題1" style:base-cell-address="点数計算.P17"/>
    </style:style>
    <style:style style:name="ce14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18"/>
      <style:map style:condition="cell-content()=&quot;N&quot;" style:apply-style-name="Bad" style:base-cell-address="点数計算.P18"/>
    </style:style>
    <style:style style:name="ce14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19"/>
      <style:map style:condition="cell-content()=&quot;N&quot;" style:apply-style-name="Bad" style:base-cell-address="点数計算.P19"/>
    </style:style>
    <style:style style:name="ce149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Q4"/>
      <style:map style:condition="cell-content()=&quot;N&quot;" style:apply-style-name="Bad" style:base-cell-address="点数計算.Q4"/>
    </style:style>
    <style:style style:name="ce14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5"/>
      <style:map style:condition="cell-content()=&quot;N&quot;" style:apply-style-name="Bad" style:base-cell-address="点数計算.Q5"/>
    </style:style>
    <style:style style:name="ce14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6"/>
      <style:map style:condition="cell-content()=&quot;N&quot;" style:apply-style-name="Bad" style:base-cell-address="点数計算.Q6"/>
    </style:style>
    <style:style style:name="ce14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7"/>
      <style:map style:condition="cell-content()=&quot;N&quot;" style:apply-style-name="Bad" style:base-cell-address="点数計算.Q7"/>
    </style:style>
    <style:style style:name="ce14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8"/>
      <style:map style:condition="cell-content()=&quot;N&quot;" style:apply-style-name="Bad" style:base-cell-address="点数計算.Q8"/>
    </style:style>
    <style:style style:name="ce14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9"/>
      <style:map style:condition="cell-content()=&quot;N&quot;" style:apply-style-name="Bad" style:base-cell-address="点数計算.Q9"/>
    </style:style>
    <style:style style:name="ce14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10"/>
      <style:map style:condition="cell-content()=&quot;N&quot;" style:apply-style-name="Bad" style:base-cell-address="点数計算.Q10"/>
    </style:style>
    <style:style style:name="ce14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11"/>
      <style:map style:condition="cell-content()=&quot;N&quot;" style:apply-style-name="Bad" style:base-cell-address="点数計算.Q11"/>
    </style:style>
    <style:style style:name="ce14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12"/>
      <style:map style:condition="cell-content()=&quot;N&quot;" style:apply-style-name="Bad" style:base-cell-address="点数計算.Q12"/>
    </style:style>
    <style:style style:name="ce15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13"/>
      <style:map style:condition="cell-content()=&quot;N&quot;" style:apply-style-name="Bad" style:base-cell-address="点数計算.Q13"/>
    </style:style>
    <style:style style:name="ce15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14"/>
      <style:map style:condition="cell-content()=&quot;N&quot;" style:apply-style-name="Bad" style:base-cell-address="点数計算.Q14"/>
    </style:style>
    <style:style style:name="ce15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15"/>
      <style:map style:condition="cell-content()=&quot;N&quot;" style:apply-style-name="Bad" style:base-cell-address="点数計算.Q15"/>
    </style:style>
    <style:style style:name="ce15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16"/>
      <style:map style:condition="cell-content()=&quot;N&quot;" style:apply-style-name="Bad" style:base-cell-address="点数計算.Q16"/>
    </style:style>
    <style:style style:name="ce15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17"/>
      <style:map style:condition="cell-content()=&quot;N&quot;" style:apply-style-name="Bad" style:base-cell-address="点数計算.Q17"/>
      <style:map style:condition="cell-content()=&quot;-&quot;" style:apply-style-name="無題1" style:base-cell-address="点数計算.Q17"/>
    </style:style>
    <style:style style:name="ce15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18"/>
      <style:map style:condition="cell-content()=&quot;N&quot;" style:apply-style-name="Bad" style:base-cell-address="点数計算.Q18"/>
    </style:style>
    <style:style style:name="ce15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19"/>
      <style:map style:condition="cell-content()=&quot;N&quot;" style:apply-style-name="Bad" style:base-cell-address="点数計算.Q19"/>
    </style:style>
    <style:style style:name="ce150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R4"/>
      <style:map style:condition="cell-content()=&quot;N&quot;" style:apply-style-name="Bad" style:base-cell-address="点数計算.R4"/>
    </style:style>
    <style:style style:name="ce15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5"/>
      <style:map style:condition="cell-content()=&quot;N&quot;" style:apply-style-name="Bad" style:base-cell-address="点数計算.R5"/>
    </style:style>
    <style:style style:name="ce15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6"/>
      <style:map style:condition="cell-content()=&quot;N&quot;" style:apply-style-name="Bad" style:base-cell-address="点数計算.R6"/>
    </style:style>
    <style:style style:name="ce15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7"/>
      <style:map style:condition="cell-content()=&quot;N&quot;" style:apply-style-name="Bad" style:base-cell-address="点数計算.R7"/>
    </style:style>
    <style:style style:name="ce15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8"/>
      <style:map style:condition="cell-content()=&quot;N&quot;" style:apply-style-name="Bad" style:base-cell-address="点数計算.R8"/>
    </style:style>
    <style:style style:name="ce15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9"/>
      <style:map style:condition="cell-content()=&quot;N&quot;" style:apply-style-name="Bad" style:base-cell-address="点数計算.R9"/>
    </style:style>
    <style:style style:name="ce15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10"/>
      <style:map style:condition="cell-content()=&quot;N&quot;" style:apply-style-name="Bad" style:base-cell-address="点数計算.R10"/>
    </style:style>
    <style:style style:name="ce15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11"/>
      <style:map style:condition="cell-content()=&quot;N&quot;" style:apply-style-name="Bad" style:base-cell-address="点数計算.R11"/>
    </style:style>
    <style:style style:name="ce15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12"/>
      <style:map style:condition="cell-content()=&quot;N&quot;" style:apply-style-name="Bad" style:base-cell-address="点数計算.R12"/>
    </style:style>
    <style:style style:name="ce1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13"/>
      <style:map style:condition="cell-content()=&quot;N&quot;" style:apply-style-name="Bad" style:base-cell-address="点数計算.R13"/>
    </style:style>
    <style:style style:name="ce15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14"/>
      <style:map style:condition="cell-content()=&quot;N&quot;" style:apply-style-name="Bad" style:base-cell-address="点数計算.R14"/>
    </style:style>
    <style:style style:name="ce15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15"/>
      <style:map style:condition="cell-content()=&quot;N&quot;" style:apply-style-name="Bad" style:base-cell-address="点数計算.R15"/>
    </style:style>
    <style:style style:name="ce15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16"/>
      <style:map style:condition="cell-content()=&quot;N&quot;" style:apply-style-name="Bad" style:base-cell-address="点数計算.R16"/>
    </style:style>
    <style:style style:name="ce15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18"/>
      <style:map style:condition="cell-content()=&quot;N&quot;" style:apply-style-name="Bad" style:base-cell-address="点数計算.R18"/>
      <style:map style:condition="cell-content()=&quot;-&quot;" style:apply-style-name="無題1" style:base-cell-address="点数計算.R18"/>
    </style:style>
    <style:style style:name="ce15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19"/>
      <style:map style:condition="cell-content()=&quot;N&quot;" style:apply-style-name="Bad" style:base-cell-address="点数計算.R19"/>
    </style:style>
    <style:style style:name="ce152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S4"/>
      <style:map style:condition="cell-content()=&quot;N&quot;" style:apply-style-name="Bad" style:base-cell-address="点数計算.S4"/>
    </style:style>
    <style:style style:name="ce15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5"/>
      <style:map style:condition="cell-content()=&quot;N&quot;" style:apply-style-name="Bad" style:base-cell-address="点数計算.S5"/>
    </style:style>
    <style:style style:name="ce15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6"/>
      <style:map style:condition="cell-content()=&quot;N&quot;" style:apply-style-name="Bad" style:base-cell-address="点数計算.S6"/>
    </style:style>
    <style:style style:name="ce15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7"/>
      <style:map style:condition="cell-content()=&quot;N&quot;" style:apply-style-name="Bad" style:base-cell-address="点数計算.S7"/>
    </style:style>
    <style:style style:name="ce15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8"/>
      <style:map style:condition="cell-content()=&quot;N&quot;" style:apply-style-name="Bad" style:base-cell-address="点数計算.S8"/>
    </style:style>
    <style:style style:name="ce15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9"/>
      <style:map style:condition="cell-content()=&quot;N&quot;" style:apply-style-name="Bad" style:base-cell-address="点数計算.S9"/>
    </style:style>
    <style:style style:name="ce15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10"/>
      <style:map style:condition="cell-content()=&quot;N&quot;" style:apply-style-name="Bad" style:base-cell-address="点数計算.S10"/>
    </style:style>
    <style:style style:name="ce15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11"/>
      <style:map style:condition="cell-content()=&quot;N&quot;" style:apply-style-name="Bad" style:base-cell-address="点数計算.S11"/>
    </style:style>
    <style:style style:name="ce15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12"/>
      <style:map style:condition="cell-content()=&quot;N&quot;" style:apply-style-name="Bad" style:base-cell-address="点数計算.S12"/>
    </style:style>
    <style:style style:name="ce1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13"/>
      <style:map style:condition="cell-content()=&quot;N&quot;" style:apply-style-name="Bad" style:base-cell-address="点数計算.S13"/>
    </style:style>
    <style:style style:name="ce1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14"/>
      <style:map style:condition="cell-content()=&quot;N&quot;" style:apply-style-name="Bad" style:base-cell-address="点数計算.S14"/>
    </style:style>
    <style:style style:name="ce15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15"/>
      <style:map style:condition="cell-content()=&quot;N&quot;" style:apply-style-name="Bad" style:base-cell-address="点数計算.S15"/>
    </style:style>
    <style:style style:name="ce15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16"/>
      <style:map style:condition="cell-content()=&quot;N&quot;" style:apply-style-name="Bad" style:base-cell-address="点数計算.S16"/>
    </style:style>
    <style:style style:name="ce15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18"/>
      <style:map style:condition="cell-content()=&quot;N&quot;" style:apply-style-name="Bad" style:base-cell-address="点数計算.S18"/>
      <style:map style:condition="cell-content()=&quot;-&quot;" style:apply-style-name="無題1" style:base-cell-address="点数計算.S18"/>
    </style:style>
    <style:style style:name="ce15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19"/>
      <style:map style:condition="cell-content()=&quot;N&quot;" style:apply-style-name="Bad" style:base-cell-address="点数計算.S19"/>
    </style:style>
    <style:style style:name="ce153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T4"/>
      <style:map style:condition="cell-content()=&quot;N&quot;" style:apply-style-name="Bad" style:base-cell-address="点数計算.T4"/>
    </style:style>
    <style:style style:name="ce15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5"/>
      <style:map style:condition="cell-content()=&quot;N&quot;" style:apply-style-name="Bad" style:base-cell-address="点数計算.T5"/>
    </style:style>
    <style:style style:name="ce1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6"/>
      <style:map style:condition="cell-content()=&quot;N&quot;" style:apply-style-name="Bad" style:base-cell-address="点数計算.T6"/>
    </style:style>
    <style:style style:name="ce15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6"/>
      <style:map style:condition="cell-content()=&quot;N&quot;" style:apply-style-name="Bad" style:base-cell-address="点数計算.T6"/>
    </style:style>
    <style:style style:name="ce15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8"/>
      <style:map style:condition="cell-content()=&quot;N&quot;" style:apply-style-name="Bad" style:base-cell-address="点数計算.T8"/>
    </style:style>
    <style:style style:name="ce15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6"/>
      <style:map style:condition="cell-content()=&quot;N&quot;" style:apply-style-name="Bad" style:base-cell-address="点数計算.T6"/>
    </style:style>
    <style:style style:name="ce15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6"/>
      <style:map style:condition="cell-content()=&quot;N&quot;" style:apply-style-name="Bad" style:base-cell-address="点数計算.T6"/>
    </style:style>
    <style:style style:name="ce15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6"/>
      <style:map style:condition="cell-content()=&quot;N&quot;" style:apply-style-name="Bad" style:base-cell-address="点数計算.T6"/>
    </style:style>
    <style:style style:name="ce15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6"/>
      <style:map style:condition="cell-content()=&quot;N&quot;" style:apply-style-name="Bad" style:base-cell-address="点数計算.T6"/>
    </style:style>
    <style:style style:name="ce15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6"/>
      <style:map style:condition="cell-content()=&quot;N&quot;" style:apply-style-name="Bad" style:base-cell-address="点数計算.T6"/>
    </style:style>
    <style:style style:name="ce15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14"/>
      <style:map style:condition="cell-content()=&quot;N&quot;" style:apply-style-name="Bad" style:base-cell-address="点数計算.T14"/>
    </style:style>
    <style:style style:name="ce15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15"/>
      <style:map style:condition="cell-content()=&quot;N&quot;" style:apply-style-name="Bad" style:base-cell-address="点数計算.T15"/>
    </style:style>
    <style:style style:name="ce15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16"/>
      <style:map style:condition="cell-content()=&quot;N&quot;" style:apply-style-name="Bad" style:base-cell-address="点数計算.T16"/>
    </style:style>
    <style:style style:name="ce15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18"/>
      <style:map style:condition="cell-content()=&quot;N&quot;" style:apply-style-name="Bad" style:base-cell-address="点数計算.T18"/>
      <style:map style:condition="cell-content()=&quot;-&quot;" style:apply-style-name="無題1" style:base-cell-address="点数計算.T18"/>
    </style:style>
    <style:style style:name="ce15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19"/>
      <style:map style:condition="cell-content()=&quot;N&quot;" style:apply-style-name="Bad" style:base-cell-address="点数計算.T19"/>
    </style:style>
    <style:style style:name="ce155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U4"/>
      <style:map style:condition="cell-content()=&quot;N&quot;" style:apply-style-name="Bad" style:base-cell-address="点数計算.U4"/>
    </style:style>
    <style:style style:name="ce15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5"/>
      <style:map style:condition="cell-content()=&quot;N&quot;" style:apply-style-name="Bad" style:base-cell-address="点数計算.U5"/>
    </style:style>
    <style:style style:name="ce15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6"/>
      <style:map style:condition="cell-content()=&quot;N&quot;" style:apply-style-name="Bad" style:base-cell-address="点数計算.U6"/>
    </style:style>
    <style:style style:name="ce15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6"/>
      <style:map style:condition="cell-content()=&quot;N&quot;" style:apply-style-name="Bad" style:base-cell-address="点数計算.U6"/>
    </style:style>
    <style:style style:name="ce1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8"/>
      <style:map style:condition="cell-content()=&quot;N&quot;" style:apply-style-name="Bad" style:base-cell-address="点数計算.U8"/>
    </style:style>
    <style:style style:name="ce1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6"/>
      <style:map style:condition="cell-content()=&quot;N&quot;" style:apply-style-name="Bad" style:base-cell-address="点数計算.U6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6"/>
      <style:map style:condition="cell-content()=&quot;N&quot;" style:apply-style-name="Bad" style:base-cell-address="点数計算.U6"/>
    </style:style>
    <style:style style:name="ce15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6"/>
      <style:map style:condition="cell-content()=&quot;N&quot;" style:apply-style-name="Bad" style:base-cell-address="点数計算.U6"/>
    </style:style>
    <style:style style:name="ce15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6"/>
      <style:map style:condition="cell-content()=&quot;N&quot;" style:apply-style-name="Bad" style:base-cell-address="点数計算.U6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6"/>
      <style:map style:condition="cell-content()=&quot;N&quot;" style:apply-style-name="Bad" style:base-cell-address="点数計算.U6"/>
    </style:style>
    <style:style style:name="ce15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14"/>
      <style:map style:condition="cell-content()=&quot;N&quot;" style:apply-style-name="Bad" style:base-cell-address="点数計算.U14"/>
    </style:style>
    <style:style style:name="ce15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15"/>
      <style:map style:condition="cell-content()=&quot;N&quot;" style:apply-style-name="Bad" style:base-cell-address="点数計算.U15"/>
    </style:style>
    <style:style style:name="ce15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16"/>
      <style:map style:condition="cell-content()=&quot;N&quot;" style:apply-style-name="Bad" style:base-cell-address="点数計算.U16"/>
    </style:style>
    <style:style style:name="ce15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18"/>
      <style:map style:condition="cell-content()=&quot;N&quot;" style:apply-style-name="Bad" style:base-cell-address="点数計算.U18"/>
      <style:map style:condition="cell-content()=&quot;-&quot;" style:apply-style-name="無題1" style:base-cell-address="点数計算.U18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19"/>
      <style:map style:condition="cell-content()=&quot;N&quot;" style:apply-style-name="Bad" style:base-cell-address="点数計算.U19"/>
    </style:style>
    <style:style style:name="ce156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V4"/>
      <style:map style:condition="cell-content()=&quot;N&quot;" style:apply-style-name="Bad" style:base-cell-address="点数計算.V4"/>
    </style:style>
    <style:style style:name="ce15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5"/>
      <style:map style:condition="cell-content()=&quot;N&quot;" style:apply-style-name="Bad" style:base-cell-address="点数計算.V5"/>
    </style:style>
    <style:style style:name="ce15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6"/>
      <style:map style:condition="cell-content()=&quot;N&quot;" style:apply-style-name="Bad" style:base-cell-address="点数計算.V6"/>
    </style:style>
    <style:style style:name="ce1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6"/>
      <style:map style:condition="cell-content()=&quot;N&quot;" style:apply-style-name="Bad" style:base-cell-address="点数計算.V6"/>
    </style:style>
    <style:style style:name="ce15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8"/>
      <style:map style:condition="cell-content()=&quot;N&quot;" style:apply-style-name="Bad" style:base-cell-address="点数計算.V8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6"/>
      <style:map style:condition="cell-content()=&quot;N&quot;" style:apply-style-name="Bad" style:base-cell-address="点数計算.V6"/>
    </style:style>
    <style:style style:name="ce15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6"/>
      <style:map style:condition="cell-content()=&quot;N&quot;" style:apply-style-name="Bad" style:base-cell-address="点数計算.V6"/>
    </style:style>
    <style:style style:name="ce15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6"/>
      <style:map style:condition="cell-content()=&quot;N&quot;" style:apply-style-name="Bad" style:base-cell-address="点数計算.V6"/>
    </style:style>
    <style:style style:name="ce15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6"/>
      <style:map style:condition="cell-content()=&quot;N&quot;" style:apply-style-name="Bad" style:base-cell-address="点数計算.V6"/>
    </style:style>
    <style:style style:name="ce15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6"/>
      <style:map style:condition="cell-content()=&quot;N&quot;" style:apply-style-name="Bad" style:base-cell-address="点数計算.V6"/>
    </style:style>
    <style:style style:name="ce15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14"/>
      <style:map style:condition="cell-content()=&quot;N&quot;" style:apply-style-name="Bad" style:base-cell-address="点数計算.V14"/>
    </style:style>
    <style:style style:name="ce15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15"/>
      <style:map style:condition="cell-content()=&quot;N&quot;" style:apply-style-name="Bad" style:base-cell-address="点数計算.V15"/>
    </style:style>
    <style:style style:name="ce15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16"/>
      <style:map style:condition="cell-content()=&quot;N&quot;" style:apply-style-name="Bad" style:base-cell-address="点数計算.V16"/>
    </style:style>
    <style:style style:name="ce15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18"/>
      <style:map style:condition="cell-content()=&quot;N&quot;" style:apply-style-name="Bad" style:base-cell-address="点数計算.V18"/>
      <style:map style:condition="cell-content()=&quot;-&quot;" style:apply-style-name="無題1" style:base-cell-address="点数計算.V18"/>
    </style:style>
    <style:style style:name="ce15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19"/>
      <style:map style:condition="cell-content()=&quot;N&quot;" style:apply-style-name="Bad" style:base-cell-address="点数計算.V19"/>
    </style:style>
    <style:style style:name="ce158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W4"/>
      <style:map style:condition="cell-content()=&quot;N&quot;" style:apply-style-name="Bad" style:base-cell-address="点数計算.W4"/>
    </style:style>
    <style:style style:name="ce15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5"/>
      <style:map style:condition="cell-content()=&quot;N&quot;" style:apply-style-name="Bad" style:base-cell-address="点数計算.W5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6"/>
      <style:map style:condition="cell-content()=&quot;N&quot;" style:apply-style-name="Bad" style:base-cell-address="点数計算.W6"/>
    </style:style>
    <style:style style:name="ce15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6"/>
      <style:map style:condition="cell-content()=&quot;N&quot;" style:apply-style-name="Bad" style:base-cell-address="点数計算.W6"/>
    </style:style>
    <style:style style:name="ce15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8"/>
      <style:map style:condition="cell-content()=&quot;N&quot;" style:apply-style-name="Bad" style:base-cell-address="点数計算.W8"/>
    </style:style>
    <style:style style:name="ce1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6"/>
      <style:map style:condition="cell-content()=&quot;N&quot;" style:apply-style-name="Bad" style:base-cell-address="点数計算.W6"/>
    </style:style>
    <style:style style:name="ce15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6"/>
      <style:map style:condition="cell-content()=&quot;N&quot;" style:apply-style-name="Bad" style:base-cell-address="点数計算.W6"/>
    </style:style>
    <style:style style:name="ce1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6"/>
      <style:map style:condition="cell-content()=&quot;N&quot;" style:apply-style-name="Bad" style:base-cell-address="点数計算.W6"/>
    </style:style>
    <style:style style:name="ce15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6"/>
      <style:map style:condition="cell-content()=&quot;N&quot;" style:apply-style-name="Bad" style:base-cell-address="点数計算.W6"/>
    </style:style>
    <style:style style:name="ce15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6"/>
      <style:map style:condition="cell-content()=&quot;N&quot;" style:apply-style-name="Bad" style:base-cell-address="点数計算.W6"/>
    </style:style>
    <style:style style:name="ce15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14"/>
      <style:map style:condition="cell-content()=&quot;N&quot;" style:apply-style-name="Bad" style:base-cell-address="点数計算.W14"/>
    </style:style>
    <style:style style:name="ce15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15"/>
      <style:map style:condition="cell-content()=&quot;N&quot;" style:apply-style-name="Bad" style:base-cell-address="点数計算.W15"/>
    </style:style>
    <style:style style:name="ce15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16"/>
      <style:map style:condition="cell-content()=&quot;N&quot;" style:apply-style-name="Bad" style:base-cell-address="点数計算.W16"/>
    </style:style>
    <style:style style:name="ce15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18"/>
      <style:map style:condition="cell-content()=&quot;N&quot;" style:apply-style-name="Bad" style:base-cell-address="点数計算.W18"/>
      <style:map style:condition="cell-content()=&quot;-&quot;" style:apply-style-name="無題1" style:base-cell-address="点数計算.W18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19"/>
      <style:map style:condition="cell-content()=&quot;N&quot;" style:apply-style-name="Bad" style:base-cell-address="点数計算.W19"/>
    </style:style>
    <style:style style:name="ce159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X4"/>
      <style:map style:condition="cell-content()=&quot;N&quot;" style:apply-style-name="Bad" style:base-cell-address="点数計算.X4"/>
    </style:style>
    <style:style style:name="ce15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X5"/>
      <style:map style:condition="cell-content()=&quot;N&quot;" style:apply-style-name="Bad" style:base-cell-address="点数計算.X5"/>
    </style:style>
    <style:style style:name="ce15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X6"/>
      <style:map style:condition="cell-content()=&quot;N&quot;" style:apply-style-name="Bad" style:base-cell-address="点数計算.X6"/>
    </style:style>
    <style:style style:name="ce16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X7"/>
      <style:map style:condition="cell-content()=&quot;N&quot;" style:apply-style-name="Bad" style:base-cell-address="点数計算.X7"/>
    </style:style>
    <style:style style:name="ce1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X14"/>
      <style:map style:condition="cell-content()=&quot;N&quot;" style:apply-style-name="Bad" style:base-cell-address="点数計算.X14"/>
      <style:map style:condition="cell-content()=&quot;-&quot;" style:apply-style-name="無題1" style:base-cell-address="点数計算.X14"/>
    </style:style>
    <style:style style:name="ce16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X16"/>
      <style:map style:condition="cell-content()=&quot;N&quot;" style:apply-style-name="Bad" style:base-cell-address="点数計算.X16"/>
    </style:style>
    <style:style style:name="ce16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X18"/>
      <style:map style:condition="cell-content()=&quot;N&quot;" style:apply-style-name="Bad" style:base-cell-address="点数計算.X18"/>
      <style:map style:condition="cell-content()=&quot;-&quot;" style:apply-style-name="無題1" style:base-cell-address="点数計算.X18"/>
    </style:style>
    <style:style style:name="ce16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X19"/>
      <style:map style:condition="cell-content()=&quot;N&quot;" style:apply-style-name="Bad" style:base-cell-address="点数計算.X19"/>
    </style:style>
    <style:style style:name="ce1605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Y4"/>
      <style:map style:condition="cell-content()=&quot;N&quot;" style:apply-style-name="Bad" style:base-cell-address="点数計算.Y4"/>
    </style:style>
    <style:style style:name="ce16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Y5"/>
      <style:map style:condition="cell-content()=&quot;N&quot;" style:apply-style-name="Bad" style:base-cell-address="点数計算.Y5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Y6"/>
      <style:map style:condition="cell-content()=&quot;N&quot;" style:apply-style-name="Bad" style:base-cell-address="点数計算.Y6"/>
    </style:style>
    <style:style style:name="ce16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Y7"/>
      <style:map style:condition="cell-content()=&quot;N&quot;" style:apply-style-name="Bad" style:base-cell-address="点数計算.Y7"/>
    </style:style>
    <style:style style:name="ce16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Y16"/>
      <style:map style:condition="cell-content()=&quot;N&quot;" style:apply-style-name="Bad" style:base-cell-address="点数計算.Y16"/>
    </style:style>
    <style:style style:name="ce1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Y18"/>
      <style:map style:condition="cell-content()=&quot;N&quot;" style:apply-style-name="Bad" style:base-cell-address="点数計算.Y18"/>
      <style:map style:condition="cell-content()=&quot;-&quot;" style:apply-style-name="無題1" style:base-cell-address="点数計算.Y18"/>
    </style:style>
    <style:style style:name="ce16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Y19"/>
      <style:map style:condition="cell-content()=&quot;N&quot;" style:apply-style-name="Bad" style:base-cell-address="点数計算.Y19"/>
    </style:style>
    <style:style style:name="ce161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Z4"/>
      <style:map style:condition="cell-content()=&quot;N&quot;" style:apply-style-name="Bad" style:base-cell-address="点数計算.Z4"/>
    </style:style>
    <style:style style:name="ce16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5"/>
      <style:map style:condition="cell-content()=&quot;N&quot;" style:apply-style-name="Bad" style:base-cell-address="点数計算.Z5"/>
    </style:style>
    <style:style style:name="ce16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6"/>
      <style:map style:condition="cell-content()=&quot;N&quot;" style:apply-style-name="Bad" style:base-cell-address="点数計算.Z6"/>
    </style:style>
    <style:style style:name="ce1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7"/>
      <style:map style:condition="cell-content()=&quot;N&quot;" style:apply-style-name="Bad" style:base-cell-address="点数計算.Z7"/>
    </style:style>
    <style:style style:name="ce16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8"/>
      <style:map style:condition="cell-content()=&quot;N&quot;" style:apply-style-name="Bad" style:base-cell-address="点数計算.Z8"/>
    </style:style>
    <style:style style:name="ce16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9"/>
      <style:map style:condition="cell-content()=&quot;N&quot;" style:apply-style-name="Bad" style:base-cell-address="点数計算.Z9"/>
    </style:style>
    <style:style style:name="ce1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10"/>
      <style:map style:condition="cell-content()=&quot;N&quot;" style:apply-style-name="Bad" style:base-cell-address="点数計算.Z10"/>
    </style:style>
    <style:style style:name="ce1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11"/>
      <style:map style:condition="cell-content()=&quot;N&quot;" style:apply-style-name="Bad" style:base-cell-address="点数計算.Z11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14"/>
      <style:map style:condition="cell-content()=&quot;N&quot;" style:apply-style-name="Bad" style:base-cell-address="点数計算.Z14"/>
      <style:map style:condition="cell-content()=&quot;-&quot;" style:apply-style-name="無題1" style:base-cell-address="点数計算.Z14"/>
    </style:style>
    <style:style style:name="ce16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15"/>
      <style:map style:condition="cell-content()=&quot;N&quot;" style:apply-style-name="Bad" style:base-cell-address="点数計算.Z15"/>
    </style:style>
    <style:style style:name="ce16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16"/>
      <style:map style:condition="cell-content()=&quot;N&quot;" style:apply-style-name="Bad" style:base-cell-address="点数計算.Z16"/>
    </style:style>
    <style:style style:name="ce16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17"/>
      <style:map style:condition="cell-content()=&quot;N&quot;" style:apply-style-name="Bad" style:base-cell-address="点数計算.Z17"/>
      <style:map style:condition="cell-content()=&quot;-&quot;" style:apply-style-name="無題1" style:base-cell-address="点数計算.Z17"/>
    </style:style>
    <style:style style:name="ce16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18"/>
      <style:map style:condition="cell-content()=&quot;N&quot;" style:apply-style-name="Bad" style:base-cell-address="点数計算.Z18"/>
    </style:style>
    <style:style style:name="ce16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19"/>
      <style:map style:condition="cell-content()=&quot;N&quot;" style:apply-style-name="Bad" style:base-cell-address="点数計算.Z19"/>
    </style:style>
    <style:style style:name="ce1626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A4"/>
      <style:map style:condition="cell-content()=&quot;N&quot;" style:apply-style-name="Bad" style:base-cell-address="点数計算.AA4"/>
    </style:style>
    <style:style style:name="ce16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5"/>
      <style:map style:condition="cell-content()=&quot;N&quot;" style:apply-style-name="Bad" style:base-cell-address="点数計算.AA5"/>
    </style:style>
    <style:style style:name="ce16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6"/>
      <style:map style:condition="cell-content()=&quot;N&quot;" style:apply-style-name="Bad" style:base-cell-address="点数計算.AA6"/>
    </style:style>
    <style:style style:name="ce16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7"/>
      <style:map style:condition="cell-content()=&quot;N&quot;" style:apply-style-name="Bad" style:base-cell-address="点数計算.AA7"/>
    </style:style>
    <style:style style:name="ce16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8"/>
      <style:map style:condition="cell-content()=&quot;N&quot;" style:apply-style-name="Bad" style:base-cell-address="点数計算.AA8"/>
    </style:style>
    <style:style style:name="ce16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9"/>
      <style:map style:condition="cell-content()=&quot;N&quot;" style:apply-style-name="Bad" style:base-cell-address="点数計算.AA9"/>
    </style:style>
    <style:style style:name="ce16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10"/>
      <style:map style:condition="cell-content()=&quot;N&quot;" style:apply-style-name="Bad" style:base-cell-address="点数計算.AA10"/>
    </style:style>
    <style:style style:name="ce16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11"/>
      <style:map style:condition="cell-content()=&quot;N&quot;" style:apply-style-name="Bad" style:base-cell-address="点数計算.AA11"/>
    </style:style>
    <style:style style:name="ce16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12"/>
      <style:map style:condition="cell-content()=&quot;N&quot;" style:apply-style-name="Bad" style:base-cell-address="点数計算.AA12"/>
    </style:style>
    <style:style style:name="ce16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13"/>
      <style:map style:condition="cell-content()=&quot;N&quot;" style:apply-style-name="Bad" style:base-cell-address="点数計算.AA13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14"/>
      <style:map style:condition="cell-content()=&quot;N&quot;" style:apply-style-name="Bad" style:base-cell-address="点数計算.AA14"/>
      <style:map style:condition="cell-content()=&quot;-&quot;" style:apply-style-name="無題1" style:base-cell-address="点数計算.AA14"/>
    </style:style>
    <style:style style:name="ce16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15"/>
      <style:map style:condition="cell-content()=&quot;N&quot;" style:apply-style-name="Bad" style:base-cell-address="点数計算.AA15"/>
    </style:style>
    <style:style style:name="ce16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16"/>
      <style:map style:condition="cell-content()=&quot;N&quot;" style:apply-style-name="Bad" style:base-cell-address="点数計算.AA16"/>
    </style:style>
    <style:style style:name="ce1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17"/>
      <style:map style:condition="cell-content()=&quot;N&quot;" style:apply-style-name="Bad" style:base-cell-address="点数計算.AA17"/>
      <style:map style:condition="cell-content()=&quot;-&quot;" style:apply-style-name="無題1" style:base-cell-address="点数計算.AA17"/>
    </style:style>
    <style:style style:name="ce16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18"/>
      <style:map style:condition="cell-content()=&quot;N&quot;" style:apply-style-name="Bad" style:base-cell-address="点数計算.AA18"/>
    </style:style>
    <style:style style:name="ce16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19"/>
      <style:map style:condition="cell-content()=&quot;N&quot;" style:apply-style-name="Bad" style:base-cell-address="点数計算.AA19"/>
    </style:style>
    <style:style style:name="ce164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B4"/>
      <style:map style:condition="cell-content()=&quot;N&quot;" style:apply-style-name="Bad" style:base-cell-address="点数計算.AB4"/>
    </style:style>
    <style:style style:name="ce16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5"/>
      <style:map style:condition="cell-content()=&quot;N&quot;" style:apply-style-name="Bad" style:base-cell-address="点数計算.AB5"/>
    </style:style>
    <style:style style:name="ce16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6"/>
      <style:map style:condition="cell-content()=&quot;N&quot;" style:apply-style-name="Bad" style:base-cell-address="点数計算.AB6"/>
    </style:style>
    <style:style style:name="ce16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6"/>
      <style:map style:condition="cell-content()=&quot;N&quot;" style:apply-style-name="Bad" style:base-cell-address="点数計算.AB6"/>
    </style:style>
    <style:style style:name="ce16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8"/>
      <style:map style:condition="cell-content()=&quot;N&quot;" style:apply-style-name="Bad" style:base-cell-address="点数計算.AB8"/>
    </style:style>
    <style:style style:name="ce16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6"/>
      <style:map style:condition="cell-content()=&quot;N&quot;" style:apply-style-name="Bad" style:base-cell-address="点数計算.AB6"/>
    </style:style>
    <style:style style:name="ce16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6"/>
      <style:map style:condition="cell-content()=&quot;N&quot;" style:apply-style-name="Bad" style:base-cell-address="点数計算.AB6"/>
    </style:style>
    <style:style style:name="ce16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6"/>
      <style:map style:condition="cell-content()=&quot;N&quot;" style:apply-style-name="Bad" style:base-cell-address="点数計算.AB6"/>
    </style:style>
    <style:style style:name="ce16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6"/>
      <style:map style:condition="cell-content()=&quot;N&quot;" style:apply-style-name="Bad" style:base-cell-address="点数計算.AB6"/>
    </style:style>
    <style:style style:name="ce16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6"/>
      <style:map style:condition="cell-content()=&quot;N&quot;" style:apply-style-name="Bad" style:base-cell-address="点数計算.AB6"/>
    </style:style>
    <style:style style:name="ce16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14"/>
      <style:map style:condition="cell-content()=&quot;N&quot;" style:apply-style-name="Bad" style:base-cell-address="点数計算.AB14"/>
      <style:map style:condition="cell-content()=&quot;-&quot;" style:apply-style-name="無題1" style:base-cell-address="点数計算.AB14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15"/>
      <style:map style:condition="cell-content()=&quot;N&quot;" style:apply-style-name="Bad" style:base-cell-address="点数計算.AB15"/>
    </style:style>
    <style:style style:name="ce16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16"/>
      <style:map style:condition="cell-content()=&quot;N&quot;" style:apply-style-name="Bad" style:base-cell-address="点数計算.AB16"/>
    </style:style>
    <style:style style:name="ce16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18"/>
      <style:map style:condition="cell-content()=&quot;N&quot;" style:apply-style-name="Bad" style:base-cell-address="点数計算.AB18"/>
      <style:map style:condition="cell-content()=&quot;-&quot;" style:apply-style-name="無題1" style:base-cell-address="点数計算.AB18"/>
    </style:style>
    <style:style style:name="ce16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19"/>
      <style:map style:condition="cell-content()=&quot;N&quot;" style:apply-style-name="Bad" style:base-cell-address="点数計算.AB19"/>
    </style:style>
    <style:style style:name="ce165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C4"/>
      <style:map style:condition="cell-content()=&quot;N&quot;" style:apply-style-name="Bad" style:base-cell-address="点数計算.AC4"/>
    </style:style>
    <style:style style:name="ce16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5"/>
      <style:map style:condition="cell-content()=&quot;N&quot;" style:apply-style-name="Bad" style:base-cell-address="点数計算.AC5"/>
    </style:style>
    <style:style style:name="ce16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6"/>
      <style:map style:condition="cell-content()=&quot;N&quot;" style:apply-style-name="Bad" style:base-cell-address="点数計算.AC6"/>
    </style:style>
    <style:style style:name="ce16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6"/>
      <style:map style:condition="cell-content()=&quot;N&quot;" style:apply-style-name="Bad" style:base-cell-address="点数計算.AC6"/>
    </style:style>
    <style:style style:name="ce16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8"/>
      <style:map style:condition="cell-content()=&quot;N&quot;" style:apply-style-name="Bad" style:base-cell-address="点数計算.AC8"/>
    </style:style>
    <style:style style:name="ce16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6"/>
      <style:map style:condition="cell-content()=&quot;N&quot;" style:apply-style-name="Bad" style:base-cell-address="点数計算.AC6"/>
    </style:style>
    <style:style style:name="ce16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6"/>
      <style:map style:condition="cell-content()=&quot;N&quot;" style:apply-style-name="Bad" style:base-cell-address="点数計算.AC6"/>
    </style:style>
    <style:style style:name="ce16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6"/>
      <style:map style:condition="cell-content()=&quot;N&quot;" style:apply-style-name="Bad" style:base-cell-address="点数計算.AC6"/>
    </style:style>
    <style:style style:name="ce16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6"/>
      <style:map style:condition="cell-content()=&quot;N&quot;" style:apply-style-name="Bad" style:base-cell-address="点数計算.AC6"/>
    </style:style>
    <style:style style:name="ce16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6"/>
      <style:map style:condition="cell-content()=&quot;N&quot;" style:apply-style-name="Bad" style:base-cell-address="点数計算.AC6"/>
    </style:style>
    <style:style style:name="ce16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14"/>
      <style:map style:condition="cell-content()=&quot;N&quot;" style:apply-style-name="Bad" style:base-cell-address="点数計算.AC14"/>
      <style:map style:condition="cell-content()=&quot;-&quot;" style:apply-style-name="無題1" style:base-cell-address="点数計算.AC14"/>
    </style:style>
    <style:style style:name="ce16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15"/>
      <style:map style:condition="cell-content()=&quot;N&quot;" style:apply-style-name="Bad" style:base-cell-address="点数計算.AC15"/>
    </style:style>
    <style:style style:name="ce16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16"/>
      <style:map style:condition="cell-content()=&quot;N&quot;" style:apply-style-name="Bad" style:base-cell-address="点数計算.AC16"/>
    </style:style>
    <style:style style:name="ce16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18"/>
      <style:map style:condition="cell-content()=&quot;N&quot;" style:apply-style-name="Bad" style:base-cell-address="点数計算.AC18"/>
      <style:map style:condition="cell-content()=&quot;-&quot;" style:apply-style-name="無題1" style:base-cell-address="点数計算.AC18"/>
    </style:style>
    <style:style style:name="ce16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19"/>
      <style:map style:condition="cell-content()=&quot;N&quot;" style:apply-style-name="Bad" style:base-cell-address="点数計算.AC19"/>
    </style:style>
    <style:style style:name="ce167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D4"/>
      <style:map style:condition="cell-content()=&quot;N&quot;" style:apply-style-name="Bad" style:base-cell-address="点数計算.AD4"/>
    </style:style>
    <style:style style:name="ce16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5"/>
      <style:map style:condition="cell-content()=&quot;N&quot;" style:apply-style-name="Bad" style:base-cell-address="点数計算.AD5"/>
    </style:style>
    <style:style style:name="ce16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6"/>
      <style:map style:condition="cell-content()=&quot;N&quot;" style:apply-style-name="Bad" style:base-cell-address="点数計算.AD6"/>
    </style:style>
    <style:style style:name="ce16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6"/>
      <style:map style:condition="cell-content()=&quot;N&quot;" style:apply-style-name="Bad" style:base-cell-address="点数計算.AD6"/>
    </style:style>
    <style:style style:name="ce16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8"/>
      <style:map style:condition="cell-content()=&quot;N&quot;" style:apply-style-name="Bad" style:base-cell-address="点数計算.AD8"/>
    </style:style>
    <style:style style:name="ce16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6"/>
      <style:map style:condition="cell-content()=&quot;N&quot;" style:apply-style-name="Bad" style:base-cell-address="点数計算.AD6"/>
    </style:style>
    <style:style style:name="ce16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6"/>
      <style:map style:condition="cell-content()=&quot;N&quot;" style:apply-style-name="Bad" style:base-cell-address="点数計算.AD6"/>
    </style:style>
    <style:style style:name="ce1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6"/>
      <style:map style:condition="cell-content()=&quot;N&quot;" style:apply-style-name="Bad" style:base-cell-address="点数計算.AD6"/>
    </style:style>
    <style:style style:name="ce16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6"/>
      <style:map style:condition="cell-content()=&quot;N&quot;" style:apply-style-name="Bad" style:base-cell-address="点数計算.AD6"/>
    </style:style>
    <style:style style:name="ce16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6"/>
      <style:map style:condition="cell-content()=&quot;N&quot;" style:apply-style-name="Bad" style:base-cell-address="点数計算.AD6"/>
    </style:style>
    <style:style style:name="ce16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14"/>
      <style:map style:condition="cell-content()=&quot;N&quot;" style:apply-style-name="Bad" style:base-cell-address="点数計算.AD14"/>
      <style:map style:condition="cell-content()=&quot;-&quot;" style:apply-style-name="無題1" style:base-cell-address="点数計算.AD14"/>
    </style:style>
    <style:style style:name="ce16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15"/>
      <style:map style:condition="cell-content()=&quot;N&quot;" style:apply-style-name="Bad" style:base-cell-address="点数計算.AD15"/>
    </style:style>
    <style:style style:name="ce16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6"/>
      <style:map style:condition="cell-content()=&quot;N&quot;" style:apply-style-name="Bad" style:base-cell-address="点数計算.AD6"/>
    </style:style>
    <style:style style:name="ce16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17"/>
      <style:map style:condition="cell-content()=&quot;N&quot;" style:apply-style-name="Bad" style:base-cell-address="点数計算.AD17"/>
      <style:map style:condition="cell-content()=&quot;-&quot;" style:apply-style-name="無題1" style:base-cell-address="点数計算.AD17"/>
    </style:style>
    <style:style style:name="ce1686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E4"/>
      <style:map style:condition="cell-content()=&quot;N&quot;" style:apply-style-name="Bad" style:base-cell-address="点数計算.AE4"/>
    </style:style>
    <style:style style:name="ce16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5"/>
      <style:map style:condition="cell-content()=&quot;N&quot;" style:apply-style-name="Bad" style:base-cell-address="点数計算.AE5"/>
    </style:style>
    <style:style style:name="ce16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6"/>
      <style:map style:condition="cell-content()=&quot;N&quot;" style:apply-style-name="Bad" style:base-cell-address="点数計算.AE6"/>
    </style:style>
    <style:style style:name="ce16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6"/>
      <style:map style:condition="cell-content()=&quot;N&quot;" style:apply-style-name="Bad" style:base-cell-address="点数計算.AE6"/>
    </style:style>
    <style:style style:name="ce16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8"/>
      <style:map style:condition="cell-content()=&quot;N&quot;" style:apply-style-name="Bad" style:base-cell-address="点数計算.AE8"/>
    </style:style>
    <style:style style:name="ce16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6"/>
      <style:map style:condition="cell-content()=&quot;N&quot;" style:apply-style-name="Bad" style:base-cell-address="点数計算.AE6"/>
    </style:style>
    <style:style style:name="ce16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6"/>
      <style:map style:condition="cell-content()=&quot;N&quot;" style:apply-style-name="Bad" style:base-cell-address="点数計算.AE6"/>
    </style:style>
    <style:style style:name="ce1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6"/>
      <style:map style:condition="cell-content()=&quot;N&quot;" style:apply-style-name="Bad" style:base-cell-address="点数計算.AE6"/>
    </style:style>
    <style:style style:name="ce16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6"/>
      <style:map style:condition="cell-content()=&quot;N&quot;" style:apply-style-name="Bad" style:base-cell-address="点数計算.AE6"/>
    </style:style>
    <style:style style:name="ce16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6"/>
      <style:map style:condition="cell-content()=&quot;N&quot;" style:apply-style-name="Bad" style:base-cell-address="点数計算.AE6"/>
    </style:style>
    <style:style style:name="ce16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14"/>
      <style:map style:condition="cell-content()=&quot;N&quot;" style:apply-style-name="Bad" style:base-cell-address="点数計算.AE14"/>
      <style:map style:condition="cell-content()=&quot;-&quot;" style:apply-style-name="無題1" style:base-cell-address="点数計算.AE14"/>
    </style:style>
    <style:style style:name="ce1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15"/>
      <style:map style:condition="cell-content()=&quot;N&quot;" style:apply-style-name="Bad" style:base-cell-address="点数計算.AE15"/>
    </style:style>
    <style:style style:name="ce16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16"/>
      <style:map style:condition="cell-content()=&quot;N&quot;" style:apply-style-name="Bad" style:base-cell-address="点数計算.AE16"/>
    </style:style>
    <style:style style:name="ce16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17"/>
      <style:map style:condition="cell-content()=&quot;N&quot;" style:apply-style-name="Bad" style:base-cell-address="点数計算.AE17"/>
      <style:map style:condition="cell-content()=&quot;-&quot;" style:apply-style-name="無題1" style:base-cell-address="点数計算.AE17"/>
    </style:style>
    <style:style style:name="ce170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F4"/>
      <style:map style:condition="cell-content()=&quot;N&quot;" style:apply-style-name="Bad" style:base-cell-address="点数計算.AF4"/>
    </style:style>
    <style:style style:name="ce17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5"/>
      <style:map style:condition="cell-content()=&quot;N&quot;" style:apply-style-name="Bad" style:base-cell-address="点数計算.AF5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6"/>
      <style:map style:condition="cell-content()=&quot;N&quot;" style:apply-style-name="Bad" style:base-cell-address="点数計算.AF6"/>
    </style:style>
    <style:style style:name="ce17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6"/>
      <style:map style:condition="cell-content()=&quot;N&quot;" style:apply-style-name="Bad" style:base-cell-address="点数計算.AF6"/>
    </style:style>
    <style:style style:name="ce17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8"/>
      <style:map style:condition="cell-content()=&quot;N&quot;" style:apply-style-name="Bad" style:base-cell-address="点数計算.AF8"/>
    </style:style>
    <style:style style:name="ce17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6"/>
      <style:map style:condition="cell-content()=&quot;N&quot;" style:apply-style-name="Bad" style:base-cell-address="点数計算.AF6"/>
    </style:style>
    <style:style style:name="ce17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6"/>
      <style:map style:condition="cell-content()=&quot;N&quot;" style:apply-style-name="Bad" style:base-cell-address="点数計算.AF6"/>
    </style:style>
    <style:style style:name="ce17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6"/>
      <style:map style:condition="cell-content()=&quot;N&quot;" style:apply-style-name="Bad" style:base-cell-address="点数計算.AF6"/>
    </style:style>
    <style:style style:name="ce17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6"/>
      <style:map style:condition="cell-content()=&quot;N&quot;" style:apply-style-name="Bad" style:base-cell-address="点数計算.AF6"/>
    </style:style>
    <style:style style:name="ce17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6"/>
      <style:map style:condition="cell-content()=&quot;N&quot;" style:apply-style-name="Bad" style:base-cell-address="点数計算.AF6"/>
    </style:style>
    <style:style style:name="ce17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14"/>
      <style:map style:condition="cell-content()=&quot;N&quot;" style:apply-style-name="Bad" style:base-cell-address="点数計算.AF14"/>
      <style:map style:condition="cell-content()=&quot;-&quot;" style:apply-style-name="無題1" style:base-cell-address="点数計算.AF14"/>
    </style:style>
    <style:style style:name="ce17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15"/>
      <style:map style:condition="cell-content()=&quot;N&quot;" style:apply-style-name="Bad" style:base-cell-address="点数計算.AF15"/>
    </style:style>
    <style:style style:name="ce17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16"/>
      <style:map style:condition="cell-content()=&quot;N&quot;" style:apply-style-name="Bad" style:base-cell-address="点数計算.AF16"/>
    </style:style>
    <style:style style:name="ce1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17"/>
      <style:map style:condition="cell-content()=&quot;N&quot;" style:apply-style-name="Bad" style:base-cell-address="点数計算.AF17"/>
      <style:map style:condition="cell-content()=&quot;-&quot;" style:apply-style-name="無題1" style:base-cell-address="点数計算.AF17"/>
    </style:style>
    <style:style style:name="ce171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G4"/>
      <style:map style:condition="cell-content()=&quot;N&quot;" style:apply-style-name="Bad" style:base-cell-address="点数計算.AG4"/>
    </style:style>
    <style:style style:name="ce17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5"/>
      <style:map style:condition="cell-content()=&quot;N&quot;" style:apply-style-name="Bad" style:base-cell-address="点数計算.AG5"/>
    </style:style>
    <style:style style:name="ce17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6"/>
      <style:map style:condition="cell-content()=&quot;N&quot;" style:apply-style-name="Bad" style:base-cell-address="点数計算.AG6"/>
    </style:style>
    <style:style style:name="ce17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6"/>
      <style:map style:condition="cell-content()=&quot;N&quot;" style:apply-style-name="Bad" style:base-cell-address="点数計算.AG6"/>
    </style:style>
    <style:style style:name="ce17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8"/>
      <style:map style:condition="cell-content()=&quot;N&quot;" style:apply-style-name="Bad" style:base-cell-address="点数計算.AG8"/>
    </style:style>
    <style:style style:name="ce17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6"/>
      <style:map style:condition="cell-content()=&quot;N&quot;" style:apply-style-name="Bad" style:base-cell-address="点数計算.AG6"/>
    </style:style>
    <style:style style:name="ce17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6"/>
      <style:map style:condition="cell-content()=&quot;N&quot;" style:apply-style-name="Bad" style:base-cell-address="点数計算.AG6"/>
    </style:style>
    <style:style style:name="ce17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6"/>
      <style:map style:condition="cell-content()=&quot;N&quot;" style:apply-style-name="Bad" style:base-cell-address="点数計算.AG6"/>
    </style:style>
    <style:style style:name="ce17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6"/>
      <style:map style:condition="cell-content()=&quot;N&quot;" style:apply-style-name="Bad" style:base-cell-address="点数計算.AG6"/>
    </style:style>
    <style:style style:name="ce17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6"/>
      <style:map style:condition="cell-content()=&quot;N&quot;" style:apply-style-name="Bad" style:base-cell-address="点数計算.AG6"/>
    </style:style>
    <style:style style:name="ce17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14"/>
      <style:map style:condition="cell-content()=&quot;N&quot;" style:apply-style-name="Bad" style:base-cell-address="点数計算.AG14"/>
      <style:map style:condition="cell-content()=&quot;-&quot;" style:apply-style-name="無題1" style:base-cell-address="点数計算.AG14"/>
    </style:style>
    <style:style style:name="ce17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15"/>
      <style:map style:condition="cell-content()=&quot;N&quot;" style:apply-style-name="Bad" style:base-cell-address="点数計算.AG15"/>
    </style:style>
    <style:style style:name="ce17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16"/>
      <style:map style:condition="cell-content()=&quot;N&quot;" style:apply-style-name="Bad" style:base-cell-address="点数計算.AG16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17"/>
      <style:map style:condition="cell-content()=&quot;N&quot;" style:apply-style-name="Bad" style:base-cell-address="点数計算.AG17"/>
      <style:map style:condition="cell-content()=&quot;-&quot;" style:apply-style-name="無題1" style:base-cell-address="点数計算.AG17"/>
    </style:style>
    <style:style style:name="ce172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H4"/>
      <style:map style:condition="cell-content()=&quot;N&quot;" style:apply-style-name="Bad" style:base-cell-address="点数計算.AH4"/>
    </style:style>
    <style:style style:name="ce17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H5"/>
      <style:map style:condition="cell-content()=&quot;N&quot;" style:apply-style-name="Bad" style:base-cell-address="点数計算.AH5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H6"/>
      <style:map style:condition="cell-content()=&quot;N&quot;" style:apply-style-name="Bad" style:base-cell-address="点数計算.AH6"/>
    </style:style>
    <style:style style:name="ce1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H6"/>
      <style:map style:condition="cell-content()=&quot;N&quot;" style:apply-style-name="Bad" style:base-cell-address="点数計算.AH6"/>
    </style:style>
    <style:style style:name="ce17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H8"/>
      <style:map style:condition="cell-content()=&quot;N&quot;" style:apply-style-name="Bad" style:base-cell-address="点数計算.AH8"/>
    </style:style>
    <style:style style:name="ce1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H14"/>
      <style:map style:condition="cell-content()=&quot;N&quot;" style:apply-style-name="Bad" style:base-cell-address="点数計算.AH14"/>
    </style:style>
    <style:style style:name="ce17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H16"/>
      <style:map style:condition="cell-content()=&quot;N&quot;" style:apply-style-name="Bad" style:base-cell-address="点数計算.AH16"/>
    </style:style>
    <style:style style:name="ce17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H17"/>
      <style:map style:condition="cell-content()=&quot;N&quot;" style:apply-style-name="Bad" style:base-cell-address="点数計算.AH17"/>
      <style:map style:condition="cell-content()=&quot;-&quot;" style:apply-style-name="無題1" style:base-cell-address="点数計算.AH17"/>
    </style:style>
    <style:style style:name="ce1736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I4"/>
      <style:map style:condition="cell-content()=&quot;N&quot;" style:apply-style-name="Bad" style:base-cell-address="点数計算.AI4"/>
    </style:style>
    <style:style style:name="ce17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I5"/>
      <style:map style:condition="cell-content()=&quot;N&quot;" style:apply-style-name="Bad" style:base-cell-address="点数計算.AI5"/>
    </style:style>
    <style:style style:name="ce1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I6"/>
      <style:map style:condition="cell-content()=&quot;N&quot;" style:apply-style-name="Bad" style:base-cell-address="点数計算.AI6"/>
    </style:style>
    <style:style style:name="ce17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I6"/>
      <style:map style:condition="cell-content()=&quot;N&quot;" style:apply-style-name="Bad" style:base-cell-address="点数計算.AI6"/>
    </style:style>
    <style:style style:name="ce17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I8"/>
      <style:map style:condition="cell-content()=&quot;N&quot;" style:apply-style-name="Bad" style:base-cell-address="点数計算.AI8"/>
    </style:style>
    <style:style style:name="ce17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I14"/>
      <style:map style:condition="cell-content()=&quot;N&quot;" style:apply-style-name="Bad" style:base-cell-address="点数計算.AI14"/>
    </style:style>
    <style:style style:name="ce17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I17"/>
      <style:map style:condition="cell-content()=&quot;N&quot;" style:apply-style-name="Bad" style:base-cell-address="点数計算.AI17"/>
      <style:map style:condition="cell-content()=&quot;-&quot;" style:apply-style-name="無題1" style:base-cell-address="点数計算.AI17"/>
    </style:style>
    <style:style style:name="ce174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J4"/>
      <style:map style:condition="cell-content()=&quot;N&quot;" style:apply-style-name="Bad" style:base-cell-address="点数計算.AJ4"/>
    </style:style>
    <style:style style:name="ce17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5"/>
      <style:map style:condition="cell-content()=&quot;N&quot;" style:apply-style-name="Bad" style:base-cell-address="点数計算.AJ5"/>
    </style:style>
    <style:style style:name="ce17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6"/>
      <style:map style:condition="cell-content()=&quot;N&quot;" style:apply-style-name="Bad" style:base-cell-address="点数計算.AJ6"/>
    </style:style>
    <style:style style:name="ce1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7"/>
      <style:map style:condition="cell-content()=&quot;N&quot;" style:apply-style-name="Bad" style:base-cell-address="点数計算.AJ7"/>
    </style:style>
    <style:style style:name="ce17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8"/>
      <style:map style:condition="cell-content()=&quot;N&quot;" style:apply-style-name="Bad" style:base-cell-address="点数計算.AJ8"/>
    </style:style>
    <style:style style:name="ce1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9"/>
      <style:map style:condition="cell-content()=&quot;N&quot;" style:apply-style-name="Bad" style:base-cell-address="点数計算.AJ9"/>
    </style:style>
    <style:style style:name="ce1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10"/>
      <style:map style:condition="cell-content()=&quot;N&quot;" style:apply-style-name="Bad" style:base-cell-address="点数計算.AJ10"/>
    </style:style>
    <style:style style:name="ce17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11"/>
      <style:map style:condition="cell-content()=&quot;N&quot;" style:apply-style-name="Bad" style:base-cell-address="点数計算.AJ11"/>
    </style:style>
    <style:style style:name="ce17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14"/>
      <style:map style:condition="cell-content()=&quot;N&quot;" style:apply-style-name="Bad" style:base-cell-address="点数計算.AJ14"/>
    </style:style>
    <style:style style:name="ce17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15"/>
      <style:map style:condition="cell-content()=&quot;N&quot;" style:apply-style-name="Bad" style:base-cell-address="点数計算.AJ15"/>
    </style:style>
    <style:style style:name="ce17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16"/>
      <style:map style:condition="cell-content()=&quot;N&quot;" style:apply-style-name="Bad" style:base-cell-address="点数計算.AJ16"/>
    </style:style>
    <style:style style:name="ce17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17"/>
      <style:map style:condition="cell-content()=&quot;N&quot;" style:apply-style-name="Bad" style:base-cell-address="点数計算.AJ17"/>
      <style:map style:condition="cell-content()=&quot;-&quot;" style:apply-style-name="無題1" style:base-cell-address="点数計算.AJ17"/>
    </style:style>
    <style:style style:name="ce17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18"/>
      <style:map style:condition="cell-content()=&quot;N&quot;" style:apply-style-name="Bad" style:base-cell-address="点数計算.AJ18"/>
    </style:style>
    <style:style style:name="ce17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19"/>
      <style:map style:condition="cell-content()=&quot;N&quot;" style:apply-style-name="Bad" style:base-cell-address="点数計算.AJ19"/>
    </style:style>
    <style:style style:name="ce175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K4"/>
      <style:map style:condition="cell-content()=&quot;N&quot;" style:apply-style-name="Bad" style:base-cell-address="点数計算.AK4"/>
    </style:style>
    <style:style style:name="ce17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5"/>
      <style:map style:condition="cell-content()=&quot;N&quot;" style:apply-style-name="Bad" style:base-cell-address="点数計算.AK5"/>
    </style:style>
    <style:style style:name="ce17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6"/>
      <style:map style:condition="cell-content()=&quot;N&quot;" style:apply-style-name="Bad" style:base-cell-address="点数計算.AK6"/>
    </style:style>
    <style:style style:name="ce17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7"/>
      <style:map style:condition="cell-content()=&quot;N&quot;" style:apply-style-name="Bad" style:base-cell-address="点数計算.AK7"/>
    </style:style>
    <style:style style:name="ce17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8"/>
      <style:map style:condition="cell-content()=&quot;N&quot;" style:apply-style-name="Bad" style:base-cell-address="点数計算.AK8"/>
    </style:style>
    <style:style style:name="ce17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9"/>
      <style:map style:condition="cell-content()=&quot;N&quot;" style:apply-style-name="Bad" style:base-cell-address="点数計算.AK9"/>
    </style:style>
    <style:style style:name="ce17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10"/>
      <style:map style:condition="cell-content()=&quot;N&quot;" style:apply-style-name="Bad" style:base-cell-address="点数計算.AK10"/>
    </style:style>
    <style:style style:name="ce17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11"/>
      <style:map style:condition="cell-content()=&quot;N&quot;" style:apply-style-name="Bad" style:base-cell-address="点数計算.AK11"/>
    </style:style>
    <style:style style:name="ce17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12"/>
      <style:map style:condition="cell-content()=&quot;N&quot;" style:apply-style-name="Bad" style:base-cell-address="点数計算.AK12"/>
    </style:style>
    <style:style style:name="ce17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13"/>
      <style:map style:condition="cell-content()=&quot;N&quot;" style:apply-style-name="Bad" style:base-cell-address="点数計算.AK13"/>
    </style:style>
    <style:style style:name="ce17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14"/>
      <style:map style:condition="cell-content()=&quot;N&quot;" style:apply-style-name="Bad" style:base-cell-address="点数計算.AK14"/>
    </style:style>
    <style:style style:name="ce17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15"/>
      <style:map style:condition="cell-content()=&quot;N&quot;" style:apply-style-name="Bad" style:base-cell-address="点数計算.AK15"/>
    </style:style>
    <style:style style:name="ce1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16"/>
      <style:map style:condition="cell-content()=&quot;N&quot;" style:apply-style-name="Bad" style:base-cell-address="点数計算.AK16"/>
    </style:style>
    <style:style style:name="ce17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17"/>
      <style:map style:condition="cell-content()=&quot;N&quot;" style:apply-style-name="Bad" style:base-cell-address="点数計算.AK17"/>
      <style:map style:condition="cell-content()=&quot;-&quot;" style:apply-style-name="無題1" style:base-cell-address="点数計算.AK17"/>
    </style:style>
    <style:style style:name="ce17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18"/>
      <style:map style:condition="cell-content()=&quot;N&quot;" style:apply-style-name="Bad" style:base-cell-address="点数計算.AK18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19"/>
      <style:map style:condition="cell-content()=&quot;N&quot;" style:apply-style-name="Bad" style:base-cell-address="点数計算.AK19"/>
    </style:style>
    <style:style style:name="ce177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L4"/>
      <style:map style:condition="cell-content()=&quot;N&quot;" style:apply-style-name="Bad" style:base-cell-address="点数計算.AL4"/>
    </style:style>
    <style:style style:name="ce17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5"/>
      <style:map style:condition="cell-content()=&quot;N&quot;" style:apply-style-name="Bad" style:base-cell-address="点数計算.AL5"/>
    </style:style>
    <style:style style:name="ce17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6"/>
      <style:map style:condition="cell-content()=&quot;N&quot;" style:apply-style-name="Bad" style:base-cell-address="点数計算.AL6"/>
    </style:style>
    <style:style style:name="ce17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6"/>
      <style:map style:condition="cell-content()=&quot;N&quot;" style:apply-style-name="Bad" style:base-cell-address="点数計算.AL6"/>
    </style:style>
    <style:style style:name="ce17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8"/>
      <style:map style:condition="cell-content()=&quot;N&quot;" style:apply-style-name="Bad" style:base-cell-address="点数計算.AL8"/>
    </style:style>
    <style:style style:name="ce17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9"/>
      <style:map style:condition="cell-content()=&quot;N&quot;" style:apply-style-name="Bad" style:base-cell-address="点数計算.AL9"/>
    </style:style>
    <style:style style:name="ce17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6"/>
      <style:map style:condition="cell-content()=&quot;N&quot;" style:apply-style-name="Bad" style:base-cell-address="点数計算.AL6"/>
    </style:style>
    <style:style style:name="ce17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6"/>
      <style:map style:condition="cell-content()=&quot;N&quot;" style:apply-style-name="Bad" style:base-cell-address="点数計算.AL6"/>
    </style:style>
    <style:style style:name="ce1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6"/>
      <style:map style:condition="cell-content()=&quot;N&quot;" style:apply-style-name="Bad" style:base-cell-address="点数計算.AL6"/>
    </style:style>
    <style:style style:name="ce1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6"/>
      <style:map style:condition="cell-content()=&quot;N&quot;" style:apply-style-name="Bad" style:base-cell-address="点数計算.AL6"/>
    </style:style>
    <style:style style:name="ce17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14"/>
      <style:map style:condition="cell-content()=&quot;N&quot;" style:apply-style-name="Bad" style:base-cell-address="点数計算.AL14"/>
    </style:style>
    <style:style style:name="ce1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15"/>
      <style:map style:condition="cell-content()=&quot;N&quot;" style:apply-style-name="Bad" style:base-cell-address="点数計算.AL15"/>
    </style:style>
    <style:style style:name="ce17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16"/>
      <style:map style:condition="cell-content()=&quot;N&quot;" style:apply-style-name="Bad" style:base-cell-address="点数計算.AL16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18"/>
      <style:map style:condition="cell-content()=&quot;N&quot;" style:apply-style-name="Bad" style:base-cell-address="点数計算.AL18"/>
      <style:map style:condition="cell-content()=&quot;-&quot;" style:apply-style-name="無題1" style:base-cell-address="点数計算.AL18"/>
    </style:style>
    <style:style style:name="ce17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19"/>
      <style:map style:condition="cell-content()=&quot;N&quot;" style:apply-style-name="Bad" style:base-cell-address="点数計算.AL19"/>
    </style:style>
    <style:style style:name="ce178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M4"/>
      <style:map style:condition="cell-content()=&quot;N&quot;" style:apply-style-name="Bad" style:base-cell-address="点数計算.AM4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5"/>
      <style:map style:condition="cell-content()=&quot;N&quot;" style:apply-style-name="Bad" style:base-cell-address="点数計算.AM5"/>
    </style:style>
    <style:style style:name="ce1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6"/>
      <style:map style:condition="cell-content()=&quot;N&quot;" style:apply-style-name="Bad" style:base-cell-address="点数計算.AM6"/>
    </style:style>
    <style:style style:name="ce17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6"/>
      <style:map style:condition="cell-content()=&quot;N&quot;" style:apply-style-name="Bad" style:base-cell-address="点数計算.AM6"/>
    </style:style>
    <style:style style:name="ce17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8"/>
      <style:map style:condition="cell-content()=&quot;N&quot;" style:apply-style-name="Bad" style:base-cell-address="点数計算.AM8"/>
    </style:style>
    <style:style style:name="ce1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9"/>
      <style:map style:condition="cell-content()=&quot;N&quot;" style:apply-style-name="Bad" style:base-cell-address="点数計算.AM9"/>
    </style:style>
    <style:style style:name="ce17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6"/>
      <style:map style:condition="cell-content()=&quot;N&quot;" style:apply-style-name="Bad" style:base-cell-address="点数計算.AM6"/>
    </style:style>
    <style:style style:name="ce17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6"/>
      <style:map style:condition="cell-content()=&quot;N&quot;" style:apply-style-name="Bad" style:base-cell-address="点数計算.AM6"/>
    </style:style>
    <style:style style:name="ce1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6"/>
      <style:map style:condition="cell-content()=&quot;N&quot;" style:apply-style-name="Bad" style:base-cell-address="点数計算.AM6"/>
    </style:style>
    <style:style style:name="ce17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6"/>
      <style:map style:condition="cell-content()=&quot;N&quot;" style:apply-style-name="Bad" style:base-cell-address="点数計算.AM6"/>
    </style:style>
    <style:style style:name="ce17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14"/>
      <style:map style:condition="cell-content()=&quot;N&quot;" style:apply-style-name="Bad" style:base-cell-address="点数計算.AM14"/>
    </style:style>
    <style:style style:name="ce17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15"/>
      <style:map style:condition="cell-content()=&quot;N&quot;" style:apply-style-name="Bad" style:base-cell-address="点数計算.AM15"/>
    </style:style>
    <style:style style:name="ce18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16"/>
      <style:map style:condition="cell-content()=&quot;N&quot;" style:apply-style-name="Bad" style:base-cell-address="点数計算.AM16"/>
    </style:style>
    <style:style style:name="ce18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18"/>
      <style:map style:condition="cell-content()=&quot;N&quot;" style:apply-style-name="Bad" style:base-cell-address="点数計算.AM18"/>
      <style:map style:condition="cell-content()=&quot;-&quot;" style:apply-style-name="無題1" style:base-cell-address="点数計算.AM18"/>
    </style:style>
    <style:style style:name="ce1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19"/>
      <style:map style:condition="cell-content()=&quot;N&quot;" style:apply-style-name="Bad" style:base-cell-address="点数計算.AM19"/>
    </style:style>
    <style:style style:name="ce180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N4"/>
      <style:map style:condition="cell-content()=&quot;N&quot;" style:apply-style-name="Bad" style:base-cell-address="点数計算.AN4"/>
    </style:style>
    <style:style style:name="ce18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5"/>
      <style:map style:condition="cell-content()=&quot;N&quot;" style:apply-style-name="Bad" style:base-cell-address="点数計算.AN5"/>
    </style:style>
    <style:style style:name="ce18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6"/>
      <style:map style:condition="cell-content()=&quot;N&quot;" style:apply-style-name="Bad" style:base-cell-address="点数計算.AN6"/>
    </style:style>
    <style:style style:name="ce18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6"/>
      <style:map style:condition="cell-content()=&quot;N&quot;" style:apply-style-name="Bad" style:base-cell-address="点数計算.AN6"/>
    </style:style>
    <style:style style:name="ce18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8"/>
      <style:map style:condition="cell-content()=&quot;N&quot;" style:apply-style-name="Bad" style:base-cell-address="点数計算.AN8"/>
    </style:style>
    <style:style style:name="ce18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9"/>
      <style:map style:condition="cell-content()=&quot;N&quot;" style:apply-style-name="Bad" style:base-cell-address="点数計算.AN9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6"/>
      <style:map style:condition="cell-content()=&quot;N&quot;" style:apply-style-name="Bad" style:base-cell-address="点数計算.AN6"/>
    </style:style>
    <style:style style:name="ce18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6"/>
      <style:map style:condition="cell-content()=&quot;N&quot;" style:apply-style-name="Bad" style:base-cell-address="点数計算.AN6"/>
    </style:style>
    <style:style style:name="ce18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6"/>
      <style:map style:condition="cell-content()=&quot;N&quot;" style:apply-style-name="Bad" style:base-cell-address="点数計算.AN6"/>
    </style:style>
    <style:style style:name="ce18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6"/>
      <style:map style:condition="cell-content()=&quot;N&quot;" style:apply-style-name="Bad" style:base-cell-address="点数計算.AN6"/>
    </style:style>
    <style:style style:name="ce18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14"/>
      <style:map style:condition="cell-content()=&quot;N&quot;" style:apply-style-name="Bad" style:base-cell-address="点数計算.AN14"/>
    </style:style>
    <style:style style:name="ce18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15"/>
      <style:map style:condition="cell-content()=&quot;N&quot;" style:apply-style-name="Bad" style:base-cell-address="点数計算.AN15"/>
    </style:style>
    <style:style style:name="ce18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6"/>
      <style:map style:condition="cell-content()=&quot;N&quot;" style:apply-style-name="Bad" style:base-cell-address="点数計算.AN6"/>
    </style:style>
    <style:style style:name="ce18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17"/>
      <style:map style:condition="cell-content()=&quot;N&quot;" style:apply-style-name="Bad" style:base-cell-address="点数計算.AN17"/>
    </style:style>
    <style:style style:name="ce181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O4"/>
      <style:map style:condition="cell-content()=&quot;N&quot;" style:apply-style-name="Bad" style:base-cell-address="点数計算.AO4"/>
    </style:style>
    <style:style style:name="ce1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5"/>
      <style:map style:condition="cell-content()=&quot;N&quot;" style:apply-style-name="Bad" style:base-cell-address="点数計算.AO5"/>
    </style:style>
    <style:style style:name="ce18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6"/>
      <style:map style:condition="cell-content()=&quot;N&quot;" style:apply-style-name="Bad" style:base-cell-address="点数計算.AO6"/>
    </style:style>
    <style:style style:name="ce18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6"/>
      <style:map style:condition="cell-content()=&quot;N&quot;" style:apply-style-name="Bad" style:base-cell-address="点数計算.AO6"/>
    </style:style>
    <style:style style:name="ce18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8"/>
      <style:map style:condition="cell-content()=&quot;N&quot;" style:apply-style-name="Bad" style:base-cell-address="点数計算.AO8"/>
    </style:style>
    <style:style style:name="ce1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9"/>
      <style:map style:condition="cell-content()=&quot;N&quot;" style:apply-style-name="Bad" style:base-cell-address="点数計算.AO9"/>
    </style:style>
    <style:style style:name="ce18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6"/>
      <style:map style:condition="cell-content()=&quot;N&quot;" style:apply-style-name="Bad" style:base-cell-address="点数計算.AO6"/>
    </style:style>
    <style:style style:name="ce18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6"/>
      <style:map style:condition="cell-content()=&quot;N&quot;" style:apply-style-name="Bad" style:base-cell-address="点数計算.AO6"/>
    </style:style>
    <style:style style:name="ce18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6"/>
      <style:map style:condition="cell-content()=&quot;N&quot;" style:apply-style-name="Bad" style:base-cell-address="点数計算.AO6"/>
    </style:style>
    <style:style style:name="ce18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6"/>
      <style:map style:condition="cell-content()=&quot;N&quot;" style:apply-style-name="Bad" style:base-cell-address="点数計算.AO6"/>
    </style:style>
    <style:style style:name="ce18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14"/>
      <style:map style:condition="cell-content()=&quot;N&quot;" style:apply-style-name="Bad" style:base-cell-address="点数計算.AO14"/>
    </style:style>
    <style:style style:name="ce18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15"/>
      <style:map style:condition="cell-content()=&quot;N&quot;" style:apply-style-name="Bad" style:base-cell-address="点数計算.AO15"/>
    </style:style>
    <style:style style:name="ce1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6"/>
      <style:map style:condition="cell-content()=&quot;N&quot;" style:apply-style-name="Bad" style:base-cell-address="点数計算.AO6"/>
    </style:style>
    <style:style style:name="ce18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17"/>
      <style:map style:condition="cell-content()=&quot;N&quot;" style:apply-style-name="Bad" style:base-cell-address="点数計算.AO17"/>
    </style:style>
    <style:style style:name="ce183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P4"/>
      <style:map style:condition="cell-content()=&quot;N&quot;" style:apply-style-name="Bad" style:base-cell-address="点数計算.AP4"/>
    </style:style>
    <style:style style:name="ce18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5"/>
      <style:map style:condition="cell-content()=&quot;N&quot;" style:apply-style-name="Bad" style:base-cell-address="点数計算.AP5"/>
    </style:style>
    <style:style style:name="ce18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6"/>
      <style:map style:condition="cell-content()=&quot;N&quot;" style:apply-style-name="Bad" style:base-cell-address="点数計算.AP6"/>
    </style:style>
    <style:style style:name="ce18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7"/>
      <style:map style:condition="cell-content()=&quot;N&quot;" style:apply-style-name="Bad" style:base-cell-address="点数計算.AP7"/>
    </style:style>
    <style:style style:name="ce18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8"/>
      <style:map style:condition="cell-content()=&quot;N&quot;" style:apply-style-name="Bad" style:base-cell-address="点数計算.AP8"/>
    </style:style>
    <style:style style:name="ce18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9"/>
      <style:map style:condition="cell-content()=&quot;N&quot;" style:apply-style-name="Bad" style:base-cell-address="点数計算.AP9"/>
    </style:style>
    <style:style style:name="ce18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10"/>
      <style:map style:condition="cell-content()=&quot;N&quot;" style:apply-style-name="Bad" style:base-cell-address="点数計算.AP10"/>
    </style:style>
    <style:style style:name="ce18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11"/>
      <style:map style:condition="cell-content()=&quot;N&quot;" style:apply-style-name="Bad" style:base-cell-address="点数計算.AP11"/>
    </style:style>
    <style:style style:name="ce18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12"/>
      <style:map style:condition="cell-content()=&quot;N&quot;" style:apply-style-name="Bad" style:base-cell-address="点数計算.AP12"/>
    </style:style>
    <style:style style:name="ce18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13"/>
      <style:map style:condition="cell-content()=&quot;N&quot;" style:apply-style-name="Bad" style:base-cell-address="点数計算.AP13"/>
    </style:style>
    <style:style style:name="ce18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14"/>
      <style:map style:condition="cell-content()=&quot;N&quot;" style:apply-style-name="Bad" style:base-cell-address="点数計算.AP14"/>
    </style:style>
    <style:style style:name="ce18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15"/>
      <style:map style:condition="cell-content()=&quot;N&quot;" style:apply-style-name="Bad" style:base-cell-address="点数計算.AP15"/>
    </style:style>
    <style:style style:name="ce18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16"/>
      <style:map style:condition="cell-content()=&quot;N&quot;" style:apply-style-name="Bad" style:base-cell-address="点数計算.AP16"/>
      <style:map style:condition="cell-content()=&quot;-&quot;" style:apply-style-name="無題1" style:base-cell-address="点数計算.AP16"/>
    </style:style>
    <style:style style:name="ce184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Q4"/>
      <style:map style:condition="cell-content()=&quot;N&quot;" style:apply-style-name="Bad" style:base-cell-address="点数計算.AQ4"/>
    </style:style>
    <style:style style:name="ce18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5"/>
      <style:map style:condition="cell-content()=&quot;N&quot;" style:apply-style-name="Bad" style:base-cell-address="点数計算.AQ5"/>
    </style:style>
    <style:style style:name="ce18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6"/>
      <style:map style:condition="cell-content()=&quot;N&quot;" style:apply-style-name="Bad" style:base-cell-address="点数計算.AQ6"/>
    </style:style>
    <style:style style:name="ce18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7"/>
      <style:map style:condition="cell-content()=&quot;N&quot;" style:apply-style-name="Bad" style:base-cell-address="点数計算.AQ7"/>
    </style:style>
    <style:style style:name="ce18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8"/>
      <style:map style:condition="cell-content()=&quot;N&quot;" style:apply-style-name="Bad" style:base-cell-address="点数計算.AQ8"/>
    </style:style>
    <style:style style:name="ce18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9"/>
      <style:map style:condition="cell-content()=&quot;N&quot;" style:apply-style-name="Bad" style:base-cell-address="点数計算.AQ9"/>
    </style:style>
    <style:style style:name="ce18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10"/>
      <style:map style:condition="cell-content()=&quot;N&quot;" style:apply-style-name="Bad" style:base-cell-address="点数計算.AQ10"/>
    </style:style>
    <style:style style:name="ce1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11"/>
      <style:map style:condition="cell-content()=&quot;N&quot;" style:apply-style-name="Bad" style:base-cell-address="点数計算.AQ11"/>
    </style:style>
    <style:style style:name="ce1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12"/>
      <style:map style:condition="cell-content()=&quot;N&quot;" style:apply-style-name="Bad" style:base-cell-address="点数計算.AQ12"/>
    </style:style>
    <style:style style:name="ce1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13"/>
      <style:map style:condition="cell-content()=&quot;N&quot;" style:apply-style-name="Bad" style:base-cell-address="点数計算.AQ13"/>
    </style:style>
    <style:style style:name="ce18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14"/>
      <style:map style:condition="cell-content()=&quot;N&quot;" style:apply-style-name="Bad" style:base-cell-address="点数計算.AQ14"/>
    </style:style>
    <style:style style:name="ce18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15"/>
      <style:map style:condition="cell-content()=&quot;N&quot;" style:apply-style-name="Bad" style:base-cell-address="点数計算.AQ15"/>
    </style:style>
    <style:style style:name="ce18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16"/>
      <style:map style:condition="cell-content()=&quot;N&quot;" style:apply-style-name="Bad" style:base-cell-address="点数計算.AQ16"/>
      <style:map style:condition="cell-content()=&quot;-&quot;" style:apply-style-name="無題1" style:base-cell-address="点数計算.AQ16"/>
    </style:style>
    <style:style style:name="ce185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R4"/>
      <style:map style:condition="cell-content()=&quot;N&quot;" style:apply-style-name="Bad" style:base-cell-address="点数計算.AR4"/>
    </style:style>
    <style:style style:name="ce18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R5"/>
      <style:map style:condition="cell-content()=&quot;N&quot;" style:apply-style-name="Bad" style:base-cell-address="点数計算.AR5"/>
    </style:style>
    <style:style style:name="ce18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R6"/>
      <style:map style:condition="cell-content()=&quot;N&quot;" style:apply-style-name="Bad" style:base-cell-address="点数計算.AR6"/>
    </style:style>
    <style:style style:name="ce1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R7"/>
      <style:map style:condition="cell-content()=&quot;N&quot;" style:apply-style-name="Bad" style:base-cell-address="点数計算.AR7"/>
    </style:style>
    <style:style style:name="ce18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R8"/>
      <style:map style:condition="cell-content()=&quot;N&quot;" style:apply-style-name="Bad" style:base-cell-address="点数計算.AR8"/>
    </style:style>
    <style:style style:name="ce18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R9"/>
      <style:map style:condition="cell-content()=&quot;N&quot;" style:apply-style-name="Bad" style:base-cell-address="点数計算.AR9"/>
    </style:style>
    <style:style style:name="ce18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R14"/>
      <style:map style:condition="cell-content()=&quot;N&quot;" style:apply-style-name="Bad" style:base-cell-address="点数計算.AR14"/>
    </style:style>
    <style:style style:name="ce186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S4"/>
      <style:map style:condition="cell-content()=&quot;N&quot;" style:apply-style-name="Bad" style:base-cell-address="点数計算.AS4"/>
    </style:style>
    <style:style style:name="ce18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S5"/>
      <style:map style:condition="cell-content()=&quot;N&quot;" style:apply-style-name="Bad" style:base-cell-address="点数計算.AS5"/>
    </style:style>
    <style:style style:name="ce18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S6"/>
      <style:map style:condition="cell-content()=&quot;N&quot;" style:apply-style-name="Bad" style:base-cell-address="点数計算.AS6"/>
    </style:style>
    <style:style style:name="ce18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S7"/>
      <style:map style:condition="cell-content()=&quot;N&quot;" style:apply-style-name="Bad" style:base-cell-address="点数計算.AS7"/>
    </style:style>
    <style:style style:name="ce18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S8"/>
      <style:map style:condition="cell-content()=&quot;N&quot;" style:apply-style-name="Bad" style:base-cell-address="点数計算.AS8"/>
    </style:style>
    <style:style style:name="ce18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S9"/>
      <style:map style:condition="cell-content()=&quot;N&quot;" style:apply-style-name="Bad" style:base-cell-address="点数計算.AS9"/>
    </style:style>
    <style:style style:name="ce18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S14"/>
      <style:map style:condition="cell-content()=&quot;N&quot;" style:apply-style-name="Bad" style:base-cell-address="点数計算.AS14"/>
    </style:style>
    <style:style style:name="ce18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S16"/>
      <style:map style:condition="cell-content()=&quot;N&quot;" style:apply-style-name="Bad" style:base-cell-address="点数計算.AS16"/>
    </style:style>
    <style:style style:name="ce18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S18"/>
      <style:map style:condition="cell-content()=&quot;N&quot;" style:apply-style-name="Bad" style:base-cell-address="点数計算.AS18"/>
      <style:map style:condition="cell-content()=&quot;-&quot;" style:apply-style-name="無題1" style:base-cell-address="点数計算.AS18"/>
    </style:style>
    <style:style style:name="ce18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S18"/>
      <style:map style:condition="cell-content()=&quot;N&quot;" style:apply-style-name="Bad" style:base-cell-address="点数計算.AS18"/>
      <style:map style:condition="cell-content()=&quot;-&quot;" style:apply-style-name="無題1" style:base-cell-address="点数計算.AS18"/>
    </style:style>
    <style:style style:name="ce187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T4"/>
      <style:map style:condition="cell-content()=&quot;N&quot;" style:apply-style-name="Bad" style:base-cell-address="点数計算.AT4"/>
    </style:style>
    <style:style style:name="ce18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T9"/>
      <style:map style:condition="cell-content()=&quot;N&quot;" style:apply-style-name="Bad" style:base-cell-address="点数計算.AT9"/>
    </style:style>
    <style:style style:name="ce18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T10"/>
      <style:map style:condition="cell-content()=&quot;N&quot;" style:apply-style-name="Bad" style:base-cell-address="点数計算.AT10"/>
    </style:style>
    <style:style style:name="ce18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T11"/>
      <style:map style:condition="cell-content()=&quot;N&quot;" style:apply-style-name="Bad" style:base-cell-address="点数計算.AT11"/>
    </style:style>
    <style:style style:name="ce18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T14"/>
      <style:map style:condition="cell-content()=&quot;N&quot;" style:apply-style-name="Bad" style:base-cell-address="点数計算.AT14"/>
    </style:style>
    <style:style style:name="ce18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T15"/>
      <style:map style:condition="cell-content()=&quot;N&quot;" style:apply-style-name="Bad" style:base-cell-address="点数計算.AT15"/>
    </style:style>
    <style:style style:name="ce18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T16"/>
      <style:map style:condition="cell-content()=&quot;N&quot;" style:apply-style-name="Bad" style:base-cell-address="点数計算.AT16"/>
    </style:style>
    <style:style style:name="ce18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T17"/>
      <style:map style:condition="cell-content()=&quot;N&quot;" style:apply-style-name="Bad" style:base-cell-address="点数計算.AT17"/>
      <style:map style:condition="cell-content()=&quot;-&quot;" style:apply-style-name="無題1" style:base-cell-address="点数計算.AT17"/>
    </style:style>
    <style:style style:name="ce18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T18"/>
      <style:map style:condition="cell-content()=&quot;N&quot;" style:apply-style-name="Bad" style:base-cell-address="点数計算.AT18"/>
    </style:style>
    <style:style style:name="ce18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T19"/>
      <style:map style:condition="cell-content()=&quot;N&quot;" style:apply-style-name="Bad" style:base-cell-address="点数計算.AT19"/>
    </style:style>
    <style:style style:name="ce188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U4"/>
      <style:map style:condition="cell-content()=&quot;N&quot;" style:apply-style-name="Bad" style:base-cell-address="点数計算.AU4"/>
    </style:style>
    <style:style style:name="ce18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5"/>
      <style:map style:condition="cell-content()=&quot;N&quot;" style:apply-style-name="Bad" style:base-cell-address="点数計算.AU5"/>
    </style:style>
    <style:style style:name="ce18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9"/>
      <style:map style:condition="cell-content()=&quot;N&quot;" style:apply-style-name="Bad" style:base-cell-address="点数計算.AU9"/>
    </style:style>
    <style:style style:name="ce18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10"/>
      <style:map style:condition="cell-content()=&quot;N&quot;" style:apply-style-name="Bad" style:base-cell-address="点数計算.AU10"/>
    </style:style>
    <style:style style:name="ce18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11"/>
      <style:map style:condition="cell-content()=&quot;N&quot;" style:apply-style-name="Bad" style:base-cell-address="点数計算.AU11"/>
    </style:style>
    <style:style style:name="ce18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12"/>
      <style:map style:condition="cell-content()=&quot;N&quot;" style:apply-style-name="Bad" style:base-cell-address="点数計算.AU12"/>
    </style:style>
    <style:style style:name="ce18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13"/>
      <style:map style:condition="cell-content()=&quot;N&quot;" style:apply-style-name="Bad" style:base-cell-address="点数計算.AU13"/>
    </style:style>
    <style:style style:name="ce18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14"/>
      <style:map style:condition="cell-content()=&quot;N&quot;" style:apply-style-name="Bad" style:base-cell-address="点数計算.AU14"/>
    </style:style>
    <style:style style:name="ce18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15"/>
      <style:map style:condition="cell-content()=&quot;N&quot;" style:apply-style-name="Bad" style:base-cell-address="点数計算.AU15"/>
    </style:style>
    <style:style style:name="ce18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16"/>
      <style:map style:condition="cell-content()=&quot;N&quot;" style:apply-style-name="Bad" style:base-cell-address="点数計算.AU16"/>
    </style:style>
    <style:style style:name="ce18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17"/>
      <style:map style:condition="cell-content()=&quot;N&quot;" style:apply-style-name="Bad" style:base-cell-address="点数計算.AU17"/>
      <style:map style:condition="cell-content()=&quot;-&quot;" style:apply-style-name="無題1" style:base-cell-address="点数計算.AU17"/>
    </style:style>
    <style:style style:name="ce1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18"/>
      <style:map style:condition="cell-content()=&quot;N&quot;" style:apply-style-name="Bad" style:base-cell-address="点数計算.AU18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19"/>
      <style:map style:condition="cell-content()=&quot;N&quot;" style:apply-style-name="Bad" style:base-cell-address="点数計算.AU19"/>
    </style:style>
    <style:style style:name="ce189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V4"/>
      <style:map style:condition="cell-content()=&quot;N&quot;" style:apply-style-name="Bad" style:base-cell-address="点数計算.AV4"/>
    </style:style>
    <style:style style:name="ce18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5"/>
      <style:map style:condition="cell-content()=&quot;N&quot;" style:apply-style-name="Bad" style:base-cell-address="点数計算.AV5"/>
    </style:style>
    <style:style style:name="ce18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9"/>
      <style:map style:condition="cell-content()=&quot;N&quot;" style:apply-style-name="Bad" style:base-cell-address="点数計算.AV9"/>
    </style:style>
    <style:style style:name="ce19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10"/>
      <style:map style:condition="cell-content()=&quot;N&quot;" style:apply-style-name="Bad" style:base-cell-address="点数計算.AV10"/>
    </style:style>
    <style:style style:name="ce1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10"/>
      <style:map style:condition="cell-content()=&quot;N&quot;" style:apply-style-name="Bad" style:base-cell-address="点数計算.AV10"/>
    </style:style>
    <style:style style:name="ce19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10"/>
      <style:map style:condition="cell-content()=&quot;N&quot;" style:apply-style-name="Bad" style:base-cell-address="点数計算.AV10"/>
    </style:style>
    <style:style style:name="ce1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10"/>
      <style:map style:condition="cell-content()=&quot;N&quot;" style:apply-style-name="Bad" style:base-cell-address="点数計算.AV10"/>
    </style:style>
    <style:style style:name="ce19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14"/>
      <style:map style:condition="cell-content()=&quot;N&quot;" style:apply-style-name="Bad" style:base-cell-address="点数計算.AV14"/>
    </style:style>
    <style:style style:name="ce19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15"/>
      <style:map style:condition="cell-content()=&quot;N&quot;" style:apply-style-name="Bad" style:base-cell-address="点数計算.AV15"/>
    </style:style>
    <style:style style:name="ce19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16"/>
      <style:map style:condition="cell-content()=&quot;N&quot;" style:apply-style-name="Bad" style:base-cell-address="点数計算.AV16"/>
    </style:style>
    <style:style style:name="ce19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18"/>
      <style:map style:condition="cell-content()=&quot;N&quot;" style:apply-style-name="Bad" style:base-cell-address="点数計算.AV18"/>
      <style:map style:condition="cell-content()=&quot;-&quot;" style:apply-style-name="無題1" style:base-cell-address="点数計算.AV18"/>
    </style:style>
    <style:style style:name="ce19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19"/>
      <style:map style:condition="cell-content()=&quot;N&quot;" style:apply-style-name="Bad" style:base-cell-address="点数計算.AV19"/>
    </style:style>
    <style:style style:name="ce1909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W4"/>
      <style:map style:condition="cell-content()=&quot;N&quot;" style:apply-style-name="Bad" style:base-cell-address="点数計算.AW4"/>
    </style:style>
    <style:style style:name="ce1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5"/>
      <style:map style:condition="cell-content()=&quot;N&quot;" style:apply-style-name="Bad" style:base-cell-address="点数計算.AW5"/>
    </style:style>
    <style:style style:name="ce1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9"/>
      <style:map style:condition="cell-content()=&quot;N&quot;" style:apply-style-name="Bad" style:base-cell-address="点数計算.AW9"/>
    </style:style>
    <style:style style:name="ce19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10"/>
      <style:map style:condition="cell-content()=&quot;N&quot;" style:apply-style-name="Bad" style:base-cell-address="点数計算.AW10"/>
    </style:style>
    <style:style style:name="ce19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10"/>
      <style:map style:condition="cell-content()=&quot;N&quot;" style:apply-style-name="Bad" style:base-cell-address="点数計算.AW10"/>
    </style:style>
    <style:style style:name="ce19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10"/>
      <style:map style:condition="cell-content()=&quot;N&quot;" style:apply-style-name="Bad" style:base-cell-address="点数計算.AW10"/>
    </style:style>
    <style:style style:name="ce19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10"/>
      <style:map style:condition="cell-content()=&quot;N&quot;" style:apply-style-name="Bad" style:base-cell-address="点数計算.AW10"/>
    </style:style>
    <style:style style:name="ce19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14"/>
      <style:map style:condition="cell-content()=&quot;N&quot;" style:apply-style-name="Bad" style:base-cell-address="点数計算.AW14"/>
    </style:style>
    <style:style style:name="ce19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15"/>
      <style:map style:condition="cell-content()=&quot;N&quot;" style:apply-style-name="Bad" style:base-cell-address="点数計算.AW15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16"/>
      <style:map style:condition="cell-content()=&quot;N&quot;" style:apply-style-name="Bad" style:base-cell-address="点数計算.AW16"/>
    </style:style>
    <style:style style:name="ce19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18"/>
      <style:map style:condition="cell-content()=&quot;N&quot;" style:apply-style-name="Bad" style:base-cell-address="点数計算.AW18"/>
      <style:map style:condition="cell-content()=&quot;-&quot;" style:apply-style-name="無題1" style:base-cell-address="点数計算.AW18"/>
    </style:style>
    <style:style style:name="ce19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19"/>
      <style:map style:condition="cell-content()=&quot;N&quot;" style:apply-style-name="Bad" style:base-cell-address="点数計算.AW19"/>
    </style:style>
    <style:style style:name="ce192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X4"/>
      <style:map style:condition="cell-content()=&quot;N&quot;" style:apply-style-name="Bad" style:base-cell-address="点数計算.AX4"/>
    </style:style>
    <style:style style:name="ce19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X5"/>
      <style:map style:condition="cell-content()=&quot;N&quot;" style:apply-style-name="Bad" style:base-cell-address="点数計算.AX5"/>
    </style:style>
    <style:style style:name="ce19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X9"/>
      <style:map style:condition="cell-content()=&quot;N&quot;" style:apply-style-name="Bad" style:base-cell-address="点数計算.AX9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X10"/>
      <style:map style:condition="cell-content()=&quot;N&quot;" style:apply-style-name="Bad" style:base-cell-address="点数計算.AX10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X10"/>
      <style:map style:condition="cell-content()=&quot;N&quot;" style:apply-style-name="Bad" style:base-cell-address="点数計算.AX10"/>
    </style:style>
    <style:style style:name="ce19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X10"/>
      <style:map style:condition="cell-content()=&quot;N&quot;" style:apply-style-name="Bad" style:base-cell-address="点数計算.AX10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X10"/>
      <style:map style:condition="cell-content()=&quot;N&quot;" style:apply-style-name="Bad" style:base-cell-address="点数計算.AX10"/>
    </style:style>
    <style:style style:name="ce19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X14"/>
      <style:map style:condition="cell-content()=&quot;N&quot;" style:apply-style-name="Bad" style:base-cell-address="点数計算.AX14"/>
    </style:style>
    <style:style style:name="ce19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X15"/>
      <style:map style:condition="cell-content()=&quot;N&quot;" style:apply-style-name="Bad" style:base-cell-address="点数計算.AX15"/>
    </style:style>
    <style:style style:name="ce193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Y4"/>
      <style:map style:condition="cell-content()=&quot;N&quot;" style:apply-style-name="Bad" style:base-cell-address="点数計算.AY4"/>
    </style:style>
    <style:style style:name="ce19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Y5"/>
      <style:map style:condition="cell-content()=&quot;N&quot;" style:apply-style-name="Bad" style:base-cell-address="点数計算.AY5"/>
    </style:style>
    <style:style style:name="ce19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Y9"/>
      <style:map style:condition="cell-content()=&quot;N&quot;" style:apply-style-name="Bad" style:base-cell-address="点数計算.AY9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Y10"/>
      <style:map style:condition="cell-content()=&quot;N&quot;" style:apply-style-name="Bad" style:base-cell-address="点数計算.AY10"/>
    </style:style>
    <style:style style:name="ce19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Y10"/>
      <style:map style:condition="cell-content()=&quot;N&quot;" style:apply-style-name="Bad" style:base-cell-address="点数計算.AY10"/>
    </style:style>
    <style:style style:name="ce19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Y10"/>
      <style:map style:condition="cell-content()=&quot;N&quot;" style:apply-style-name="Bad" style:base-cell-address="点数計算.AY10"/>
    </style:style>
    <style:style style:name="ce19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Y10"/>
      <style:map style:condition="cell-content()=&quot;N&quot;" style:apply-style-name="Bad" style:base-cell-address="点数計算.AY10"/>
    </style:style>
    <style:style style:name="ce19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Y14"/>
      <style:map style:condition="cell-content()=&quot;N&quot;" style:apply-style-name="Bad" style:base-cell-address="点数計算.AY14"/>
    </style:style>
    <style:style style:name="ce19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Y15"/>
      <style:map style:condition="cell-content()=&quot;N&quot;" style:apply-style-name="Bad" style:base-cell-address="点数計算.AY15"/>
    </style:style>
    <style:style style:name="ce19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Y17"/>
      <style:map style:condition="cell-content()=&quot;N&quot;" style:apply-style-name="Bad" style:base-cell-address="点数計算.AY17"/>
      <style:map style:condition="cell-content()=&quot;-&quot;" style:apply-style-name="無題1" style:base-cell-address="点数計算.AY17"/>
    </style:style>
    <style:style style:name="ce194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Z4"/>
      <style:map style:condition="cell-content()=&quot;N&quot;" style:apply-style-name="Bad" style:base-cell-address="点数計算.AZ4"/>
    </style:style>
    <style:style style:name="ce19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Z5"/>
      <style:map style:condition="cell-content()=&quot;N&quot;" style:apply-style-name="Bad" style:base-cell-address="点数計算.AZ5"/>
    </style:style>
    <style:style style:name="ce19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Z9"/>
      <style:map style:condition="cell-content()=&quot;N&quot;" style:apply-style-name="Bad" style:base-cell-address="点数計算.AZ9"/>
    </style:style>
    <style:style style:name="ce19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Z10"/>
      <style:map style:condition="cell-content()=&quot;N&quot;" style:apply-style-name="Bad" style:base-cell-address="点数計算.AZ10"/>
    </style:style>
    <style:style style:name="ce19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Z11"/>
      <style:map style:condition="cell-content()=&quot;N&quot;" style:apply-style-name="Bad" style:base-cell-address="点数計算.AZ11"/>
    </style:style>
    <style:style style:name="ce19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Z12"/>
      <style:map style:condition="cell-content()=&quot;N&quot;" style:apply-style-name="Bad" style:base-cell-address="点数計算.AZ12"/>
    </style:style>
    <style:style style:name="ce19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Z13"/>
      <style:map style:condition="cell-content()=&quot;N&quot;" style:apply-style-name="Bad" style:base-cell-address="点数計算.AZ13"/>
    </style:style>
    <style:style style:name="ce19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Z14"/>
      <style:map style:condition="cell-content()=&quot;N&quot;" style:apply-style-name="Bad" style:base-cell-address="点数計算.AZ14"/>
    </style:style>
    <style:style style:name="ce19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Z15"/>
      <style:map style:condition="cell-content()=&quot;N&quot;" style:apply-style-name="Bad" style:base-cell-address="点数計算.AZ15"/>
    </style:style>
    <style:style style:name="ce19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Z16"/>
      <style:map style:condition="cell-content()=&quot;N&quot;" style:apply-style-name="Bad" style:base-cell-address="点数計算.AZ16"/>
      <style:map style:condition="cell-content()=&quot;-&quot;" style:apply-style-name="無題1" style:base-cell-address="点数計算.AZ16"/>
    </style:style>
    <style:style style:name="ce195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BA4"/>
      <style:map style:condition="cell-content()=&quot;N&quot;" style:apply-style-name="Bad" style:base-cell-address="点数計算.BA4"/>
    </style:style>
    <style:style style:name="ce19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A5"/>
      <style:map style:condition="cell-content()=&quot;N&quot;" style:apply-style-name="Bad" style:base-cell-address="点数計算.BA5"/>
    </style:style>
    <style:style style:name="ce19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A9"/>
      <style:map style:condition="cell-content()=&quot;N&quot;" style:apply-style-name="Bad" style:base-cell-address="点数計算.BA9"/>
    </style:style>
    <style:style style:name="ce19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A10"/>
      <style:map style:condition="cell-content()=&quot;N&quot;" style:apply-style-name="Bad" style:base-cell-address="点数計算.BA10"/>
    </style:style>
    <style:style style:name="ce19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A11"/>
      <style:map style:condition="cell-content()=&quot;N&quot;" style:apply-style-name="Bad" style:base-cell-address="点数計算.BA11"/>
    </style:style>
    <style:style style:name="ce19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A12"/>
      <style:map style:condition="cell-content()=&quot;N&quot;" style:apply-style-name="Bad" style:base-cell-address="点数計算.BA12"/>
    </style:style>
    <style:style style:name="ce19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A13"/>
      <style:map style:condition="cell-content()=&quot;N&quot;" style:apply-style-name="Bad" style:base-cell-address="点数計算.BA13"/>
    </style:style>
    <style:style style:name="ce19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A14"/>
      <style:map style:condition="cell-content()=&quot;N&quot;" style:apply-style-name="Bad" style:base-cell-address="点数計算.BA14"/>
    </style:style>
    <style:style style:name="ce19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A15"/>
      <style:map style:condition="cell-content()=&quot;N&quot;" style:apply-style-name="Bad" style:base-cell-address="点数計算.BA15"/>
    </style:style>
    <style:style style:name="ce19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A17"/>
      <style:map style:condition="cell-content()=&quot;N&quot;" style:apply-style-name="Bad" style:base-cell-address="点数計算.BA17"/>
      <style:map style:condition="cell-content()=&quot;-&quot;" style:apply-style-name="無題1" style:base-cell-address="点数計算.BA17"/>
    </style:style>
    <style:style style:name="ce196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BB4"/>
      <style:map style:condition="cell-content()=&quot;N&quot;" style:apply-style-name="Bad" style:base-cell-address="点数計算.BB4"/>
    </style:style>
    <style:style style:name="ce19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B5"/>
      <style:map style:condition="cell-content()=&quot;N&quot;" style:apply-style-name="Bad" style:base-cell-address="点数計算.BB5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B9"/>
      <style:map style:condition="cell-content()=&quot;N&quot;" style:apply-style-name="Bad" style:base-cell-address="点数計算.BB9"/>
    </style:style>
    <style:style style:name="ce19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B10"/>
      <style:map style:condition="cell-content()=&quot;N&quot;" style:apply-style-name="Bad" style:base-cell-address="点数計算.BB10"/>
    </style:style>
    <style:style style:name="ce19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B14"/>
      <style:map style:condition="cell-content()=&quot;N&quot;" style:apply-style-name="Bad" style:base-cell-address="点数計算.BB14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B16"/>
      <style:map style:condition="cell-content()=&quot;N&quot;" style:apply-style-name="Bad" style:base-cell-address="点数計算.BB16"/>
    </style:style>
    <style:style style:name="ce19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B18"/>
      <style:map style:condition="cell-content()=&quot;N&quot;" style:apply-style-name="Bad" style:base-cell-address="点数計算.BB18"/>
      <style:map style:condition="cell-content()=&quot;-&quot;" style:apply-style-name="無題1" style:base-cell-address="点数計算.BB18"/>
    </style:style>
    <style:style style:name="ce19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B18"/>
      <style:map style:condition="cell-content()=&quot;N&quot;" style:apply-style-name="Bad" style:base-cell-address="点数計算.BB18"/>
      <style:map style:condition="cell-content()=&quot;-&quot;" style:apply-style-name="無題1" style:base-cell-address="点数計算.BB18"/>
    </style:style>
    <style:style style:name="ce196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BC4"/>
      <style:map style:condition="cell-content()=&quot;N&quot;" style:apply-style-name="Bad" style:base-cell-address="点数計算.BC4"/>
    </style:style>
    <style:style style:name="ce19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C5"/>
      <style:map style:condition="cell-content()=&quot;N&quot;" style:apply-style-name="Bad" style:base-cell-address="点数計算.BC5"/>
    </style:style>
    <style:style style:name="ce19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C9"/>
      <style:map style:condition="cell-content()=&quot;N&quot;" style:apply-style-name="Bad" style:base-cell-address="点数計算.BC9"/>
    </style:style>
    <style:style style:name="ce19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C10"/>
      <style:map style:condition="cell-content()=&quot;N&quot;" style:apply-style-name="Bad" style:base-cell-address="点数計算.BC10"/>
    </style:style>
    <style:style style:name="ce19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C14"/>
      <style:map style:condition="cell-content()=&quot;N&quot;" style:apply-style-name="Bad" style:base-cell-address="点数計算.BC14"/>
    </style:style>
    <style:style style:name="ce19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C16"/>
      <style:map style:condition="cell-content()=&quot;N&quot;" style:apply-style-name="Bad" style:base-cell-address="点数計算.BC16"/>
    </style:style>
    <style:style style:name="ce19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C18"/>
      <style:map style:condition="cell-content()=&quot;N&quot;" style:apply-style-name="Bad" style:base-cell-address="点数計算.BC18"/>
      <style:map style:condition="cell-content()=&quot;-&quot;" style:apply-style-name="無題1" style:base-cell-address="点数計算.BC18"/>
    </style:style>
    <style:style style:name="ce19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C18"/>
      <style:map style:condition="cell-content()=&quot;N&quot;" style:apply-style-name="Bad" style:base-cell-address="点数計算.BC18"/>
      <style:map style:condition="cell-content()=&quot;-&quot;" style:apply-style-name="無題1" style:base-cell-address="点数計算.BC18"/>
    </style:style>
    <style:style style:name="ce1976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BD4"/>
      <style:map style:condition="cell-content()=&quot;N&quot;" style:apply-style-name="Bad" style:base-cell-address="点数計算.BD4"/>
    </style:style>
    <style:style style:name="ce1977" style:family="table-cell" style:parent-style-name="Default">
      <style:table-cell-properties fo:border="0.06pt solid #000000"/>
      <style:map style:condition="cell-content()=&quot;Y&quot;" style:apply-style-name="Good" style:base-cell-address="点数計算.BD5"/>
      <style:map style:condition="cell-content()=&quot;N&quot;" style:apply-style-name="Bad" style:base-cell-address="点数計算.BD5"/>
    </style:style>
    <style:style style:name="ce19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D9"/>
      <style:map style:condition="cell-content()=&quot;N&quot;" style:apply-style-name="Bad" style:base-cell-address="点数計算.BD9"/>
    </style:style>
    <style:style style:name="ce1979" style:family="table-cell" style:parent-style-name="Default">
      <style:table-cell-properties fo:border="0.06pt solid #000000"/>
      <style:map style:condition="cell-content()=&quot;Y&quot;" style:apply-style-name="Good" style:base-cell-address="点数計算.B5"/>
      <style:map style:condition="cell-content()=&quot;N&quot;" style:apply-style-name="Bad" style:base-cell-address="点数計算.B5"/>
    </style:style>
    <style:style style:name="ce1980" style:family="table-cell" style:parent-style-name="Default">
      <style:table-cell-properties fo:border="0.06pt solid #000000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</office:automatic-styles>
  <office:body>
    <office:spreadsheet>
      <table:calculation-settings table:automatic-find-labels="false" table:use-regular-expressions="false" table:use-wildcards="true"/>
      <table:table table:name="基本情報" table:style-name="ta1">
        <table:table-column table:style-name="co1" table:default-cell-style-name="Default"/>
        <table:table-column table:style-name="co2" table:number-columns-repeated="3" table:default-cell-style-name="ce1322"/>
        <table:table-column table:style-name="co2" table:default-cell-style-name="ce1326"/>
        <table:table-column table:style-name="co2" table:number-columns-repeated="2" table:default-cell-style-name="ce1323"/>
        <table:table-column table:style-name="co2" table:default-cell-style-name="ce1325"/>
        <table:table-column table:style-name="co2" table:default-cell-style-name="ce1324"/>
        <table:table-column table:style-name="co2" table:default-cell-style-name="ce1325"/>
        <table:table-column table:style-name="co2" table:default-cell-style-name="ce132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22" office:value-type="float" office:value="2" calcext:value-type="float">
            <text:p>2</text:p>
          </table:table-cell>
          <table:table-cell table:style-name="ce1322" office:value-type="float" office:value="3" calcext:value-type="float">
            <text:p>3</text:p>
          </table:table-cell>
          <table:table-cell table:style-name="ce1322" office:value-type="float" office:value="4" calcext:value-type="float">
            <text:p>4</text:p>
          </table:table-cell>
          <table:table-cell table:style-name="ce1322" office:value-type="float" office:value="5" calcext:value-type="float">
            <text:p>5</text:p>
          </table:table-cell>
          <table:table-cell table:style-name="ce1322" office:value-type="float" office:value="6" calcext:value-type="float">
            <text:p>6</text:p>
          </table:table-cell>
          <table:table-cell table:style-name="ce132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31" office:value-type="string" calcext:value-type="string">
            <text:p>状態</text:p>
          </table:table-cell>
          <table:table-cell table:style-name="ce1331" office:value-type="string" calcext:value-type="string">
            <text:p>備考</text:p>
          </table:table-cell>
          <table:table-cell/>
          <table:table-cell table:style-name="ce1331" office:value-type="string" calcext:value-type="string">
            <text:p>他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323" table:number-columns-repeated="3"/>
          <table:table-cell table:number-columns-repeated="2"/>
          <table:table-cell table:style-name="ce1323"/>
          <table:table-cell/>
          <table:table-cell table:style-name="ce1323" table:number-columns-repeated="2"/>
          <table:table-cell/>
          <table:table-cell office:value-type="string" calcext:value-type="string">
            <text:p>プレイヤー1の駒自身</text:p>
          </table:table-cell>
          <table:table-cell office:value-type="string" calcext:value-type="string">
            <text:p>歩、銀などの駒</text:p>
          </table:table-cell>
          <table:table-cell/>
          <table:table-cell office:value-type="string" calcext:value-type="string">
            <text:p>相手の領土を自分の領土で上書きできる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23" table:number-columns-repeated="3"/>
          <table:table-cell table:number-columns-repeated="2"/>
          <table:table-cell table:style-name="ce1323"/>
          <table:table-cell/>
          <table:table-cell table:style-name="ce1323" table:number-columns-repeated="2"/>
          <table:table-cell/>
          <table:table-cell office:value-type="string" calcext:value-type="string">
            <text:p>プレイヤー1の領土</text:p>
          </table:table-cell>
          <table:table-cell office:value-type="string" calcext:value-type="string">
            <text:p>駒の攻撃範囲</text:p>
          </table:table-cell>
          <table:table-cell/>
          <table:table-cell office:value-type="string" calcext:value-type="string">
            <text:p>領地が重複した場合はどちらも配置できる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24" table:number-columns-repeated="6"/>
          <table:table-cell table:style-name="ce1330" office:value-type="string" calcext:value-type="string">
            <text:p>飛</text:p>
          </table:table-cell>
          <table:table-cell table:style-name="ce1324" table:number-columns-repeated="2"/>
          <table:table-cell/>
          <table:table-cell office:value-type="string" calcext:value-type="string">
            <text:p>プレイヤー1の領地</text:p>
          </table:table-cell>
          <table:table-cell office:value-type="string" calcext:value-type="string">
            <text:p>駒と、駒の攻撃範囲に隣接する範囲</text:p>
          </table:table-cell>
          <table:table-cell/>
          <table:table-cell office:value-type="string" calcext:value-type="string">
            <text:p>領土が重複した場合は、上書きした方の領土の処理が優先される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325" table:number-columns-repeated="5"/>
          <table:table-cell table:number-columns-repeated="3"/>
          <table:table-cell table:style-name="ce1325"/>
          <table:table-cell/>
          <table:table-cell office:value-type="string" calcext:value-type="string">
            <text:p>プレイヤー1の陣地</text:p>
          </table:table-cell>
          <table:table-cell office:value-type="string" calcext:value-type="string">
            <text:p>1手目のときだけ配置可能範囲</text:p>
          </table:table-cell>
          <table:table-cell/>
          <table:table-cell office:value-type="string" calcext:value-type="string">
            <text:p>駒の上には先手、後手ともに駒を配置できない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322"/>
          <table:table-cell table:style-name="ce1327" table:number-columns-repeated="2"/>
          <table:table-cell table:number-columns-repeated="5"/>
          <table:table-cell office:value-type="string" calcext:value-type="string">
            <text:p>プレイヤー2の駒自身</text:p>
          </table:table-cell>
          <table:table-cell office:value-type="string" calcext:value-type="string">
            <text:p>歩、銀などの駒</text:p>
          </table:table-cell>
          <table:table-cell/>
          <table:table-cell office:value-type="string" calcext:value-type="string">
            <text:p>領土の上には先手、後手ともに駒を配置できない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327"/>
          <table:table-cell table:style-name="ce1328" table:number-columns-repeated="3"/>
          <table:table-cell table:number-columns-repeated="4"/>
          <table:table-cell office:value-type="string" calcext:value-type="string">
            <text:p>プレイヤー2の領土</text:p>
          </table:table-cell>
          <table:table-cell office:value-type="string" calcext:value-type="string">
            <text:p>駒の攻撃範囲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326" table:number-columns-repeated="2"/>
          <table:table-cell/>
          <table:table-cell table:style-name="ce1328"/>
          <table:table-cell table:style-name="ce1329" office:value-type="string" calcext:value-type="string">
            <text:p>金</text:p>
          </table:table-cell>
          <table:table-cell table:style-name="ce1328"/>
          <table:table-cell table:number-columns-repeated="2"/>
          <table:table-cell table:style-name="ce1326"/>
          <table:table-cell/>
          <table:table-cell office:value-type="string" calcext:value-type="string">
            <text:p>プレイヤー2の領地</text:p>
          </table:table-cell>
          <table:table-cell office:value-type="string" calcext:value-type="string">
            <text:p>駒と、駒の攻撃範囲に隣接する範囲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326" table:number-columns-repeated="2"/>
          <table:table-cell/>
          <table:table-cell table:style-name="ce1326"/>
          <table:table-cell table:style-name="ce1328"/>
          <table:table-cell table:number-columns-repeated="3"/>
          <table:table-cell table:style-name="ce1326"/>
          <table:table-cell/>
          <table:table-cell office:value-type="string" calcext:value-type="string">
            <text:p>プレイヤー2の陣地</text:p>
          </table:table-cell>
          <table:table-cell office:value-type="string" calcext:value-type="string">
            <text:p>1手目のときだけ配置可能範囲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326" table:number-columns-repeated="2"/>
          <table:table-cell/>
          <table:table-cell table:style-name="ce1326" table:number-columns-repeated="2"/>
          <table:table-cell table:number-columns-repeated="3"/>
          <table:table-cell table:style-name="ce1326"/>
          <table:table-cell/>
          <table:table-cell office:value-type="string" calcext:value-type="string">
            <text:p>空</text:p>
          </table:table-cell>
          <table:table-cell office:value-type="string" calcext:value-type="string">
            <text:p>どちらのエリアでもない</text:p>
          </table:table-cell>
          <table:table-cell table:number-columns-repeated="2"/>
        </table:table-row>
      </table:table>
      <table:table table:name="点数計算" table:style-name="ta1">
        <table:table-column table:style-name="co1" table:default-cell-style-name="Default"/>
        <table:table-column table:style-name="co2" table:number-columns-repeated="3" table:default-cell-style-name="ce1322"/>
        <table:table-column table:style-name="co2" table:number-columns-repeated="3" table:default-cell-style-name="ce1323"/>
        <table:table-column table:style-name="co2" table:default-cell-style-name="ce1326"/>
        <table:table-column table:style-name="co2" table:default-cell-style-name="ce1323"/>
        <table:table-column table:style-name="co2" table:number-columns-repeated="2" table:default-cell-style-name="ce1322"/>
        <table:table-column table:style-name="co3" table:default-cell-style-name="Default"/>
        <table:table-column table:style-name="co7" table:number-columns-repeated="2" table:default-cell-style-name="Default"/>
        <table:table-row table:style-name="ro1">
          <table:table-cell/>
          <table:table-cell table:style-name="Default" table:number-columns-repeated="10"/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22" office:value-type="float" office:value="2" calcext:value-type="float">
            <text:p>2</text:p>
          </table:table-cell>
          <table:table-cell table:style-name="ce1322" office:value-type="float" office:value="3" calcext:value-type="float">
            <text:p>3</text:p>
          </table:table-cell>
          <table:table-cell table:style-name="ce1322" office:value-type="float" office:value="4" calcext:value-type="float">
            <text:p>4</text:p>
          </table:table-cell>
          <table:table-cell table:style-name="ce1322" office:value-type="float" office:value="5" calcext:value-type="float">
            <text:p>5</text:p>
          </table:table-cell>
          <table:table-cell table:style-name="ce132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323" table:number-columns-repeated="2"/>
          <table:table-cell table:number-columns-repeated="3"/>
          <table:table-cell table:style-name="ce1323"/>
          <table:table-cell/>
          <table:table-cell table:style-name="ce1323" table:number-columns-repeated="2"/>
          <table:table-cell/>
          <table:table-cell office:value-type="string" calcext:value-type="string">
            <text:p>Player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23" table:number-columns-repeated="2"/>
          <table:table-cell table:number-columns-repeated="3"/>
          <table:table-cell table:style-name="ce1323"/>
          <table:table-cell/>
          <table:table-cell table:style-name="ce1323" table:number-columns-repeated="2"/>
          <table:table-cell/>
          <table:table-cell office:value-type="string" calcext:value-type="string">
            <text:p>Player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23" table:number-columns-repeated="2"/>
          <table:table-cell table:number-columns-repeated="3"/>
          <table:table-cell table:style-name="ce1325"/>
          <table:table-cell/>
          <table:table-cell table:style-name="ce1323" table:number-columns-repeated="2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328" table:number-columns-repeated="2"/>
          <table:table-cell table:style-name="ce1325"/>
          <table:table-cell table:style-name="ce11" office:value-type="string" calcext:value-type="string">
            <text:p>金</text:p>
          </table:table-cell>
          <table:table-cell table:style-name="ce1325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328"/>
          <table:table-cell table:style-name="ce11" office:value-type="string" calcext:value-type="string">
            <text:p>金</text:p>
          </table:table-cell>
          <table:table-cell table:style-name="ce1325" table:number-columns-repeated="3"/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322"/>
          <table:table-cell table:style-name="ce1328"/>
          <table:table-cell table:style-name="ce1322" table:number-columns-repeated="3"/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326" table:number-columns-repeated="5"/>
          <table:table-cell/>
          <table:table-cell table:style-name="ce1326" table:number-columns-repeated="3"/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326" table:number-columns-repeated="5"/>
          <table:table-cell/>
          <table:table-cell table:style-name="ce1326" table:number-columns-repeated="3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326" table:number-columns-repeated="5"/>
          <table:table-cell/>
          <table:table-cell table:style-name="ce1326" table:number-columns-repeated="3"/>
          <table:table-cell table:number-columns-repeated="3"/>
        </table:table-row>
      </table:table>
      <table:table table:name="状態一覧" table:style-name="ta1">
        <table:table-column table:style-name="co8" table:number-columns-repeated="2" table:default-cell-style-name="ce1332"/>
        <table:table-column table:style-name="co9" table:default-cell-style-name="ce1332"/>
        <table:table-column table:style-name="co10" table:default-cell-style-name="ce1332"/>
        <table:table-column table:style-name="co11" table:default-cell-style-name="ce1332"/>
        <table:table-column table:style-name="co8" table:number-columns-repeated="1019" table:default-cell-style-name="ce1332"/>
        <table:table-row table:style-name="ro1">
          <table:table-cell table:number-columns-repeated="1024"/>
        </table:table-row>
        <table:table-row table:style-name="ro1">
          <table:table-cell/>
          <table:table-cell table:style-name="ce1336" office:value-type="string" calcext:value-type="string" table:number-columns-spanned="55" table:number-rows-spanned="1">
            <text:p>表1 マスに駒を配置するときの配置可否判定</text:p>
          </table:table-cell>
          <table:covered-table-cell table:number-columns-repeated="54" table:style-name="ce1343"/>
          <table:table-cell table:number-columns-repeated="968"/>
        </table:table-row>
        <table:table-row table:style-name="ro1">
          <table:table-cell table:style-name="ce1333"/>
          <table:table-cell table:style-name="ce1337" table:number-columns-spanned="2" table:number-rows-spanned="1"/>
          <table:covered-table-cell table:style-name="ce1344"/>
          <table:table-cell table:style-name="ce1352" office:value-type="string" calcext:value-type="string" table:number-columns-spanned="2" table:number-rows-spanned="1">
            <text:p>ルール</text:p>
          </table:table-cell>
          <table:covered-table-cell table:style-name="ce1344"/>
          <table:table-cell table:style-name="ce1362" office:value-type="string" calcext:value-type="string" table:number-columns-spanned="51" table:number-rows-spanned="1">
            <text:p>ルール</text:p>
          </table:table-cell>
          <table:covered-table-cell table:number-columns-repeated="50" table:style-name="ce1370"/>
          <table:table-cell table:style-name="ce1333" table:number-columns-repeated="968"/>
        </table:table-row>
        <table:table-row table:style-name="ro1">
          <table:table-cell table:style-name="ce1334"/>
          <table:table-cell table:style-name="ce1338" office:value-type="string" calcext:value-type="string" table:number-columns-spanned="2" table:number-rows-spanned="1">
            <text:p>条件</text:p>
          </table:table-cell>
          <table:covered-table-cell table:style-name="ce1345"/>
          <table:table-cell table:style-name="ce1338" table:number-columns-spanned="2" table:number-rows-spanned="1"/>
          <table:covered-table-cell table:style-name="ce1345"/>
          <table:table-cell table:style-name="ce1363" office:value-type="float" office:value="1" calcext:value-type="float">
            <text:p>1</text:p>
          </table:table-cell>
          <table:table-cell table:style-name="ce1363" table:formula="of:=[.F4]+1" office:value-type="float" office:value="2" calcext:value-type="float">
            <text:p>2</text:p>
          </table:table-cell>
          <table:table-cell table:style-name="ce1363" table:formula="of:=[.G4]+1" office:value-type="float" office:value="3" calcext:value-type="float">
            <text:p>3</text:p>
          </table:table-cell>
          <table:table-cell table:style-name="ce1363" table:formula="of:=[.H4]+1" office:value-type="float" office:value="4" calcext:value-type="float">
            <text:p>4</text:p>
          </table:table-cell>
          <table:table-cell table:style-name="ce1363" table:formula="of:=[.I4]+1" office:value-type="float" office:value="5" calcext:value-type="float">
            <text:p>5</text:p>
          </table:table-cell>
          <table:table-cell table:style-name="ce1363" table:formula="of:=[.J4]+1" office:value-type="float" office:value="6" calcext:value-type="float">
            <text:p>6</text:p>
          </table:table-cell>
          <table:table-cell table:style-name="ce1363" table:formula="of:=[.K4]+1" office:value-type="float" office:value="7" calcext:value-type="float">
            <text:p>7</text:p>
          </table:table-cell>
          <table:table-cell table:style-name="ce1363" table:formula="of:=[.L4]+1" office:value-type="float" office:value="8" calcext:value-type="float">
            <text:p>8</text:p>
          </table:table-cell>
          <table:table-cell table:style-name="ce1464" table:formula="of:=[.M4]+1" office:value-type="float" office:value="9" calcext:value-type="float">
            <text:p>9</text:p>
          </table:table-cell>
          <table:table-cell table:style-name="ce1471" table:formula="of:=[.N4]+1" office:value-type="float" office:value="10" calcext:value-type="float">
            <text:p>10</text:p>
          </table:table-cell>
          <table:table-cell table:style-name="ce1477" table:formula="of:=[.O4]+1" office:value-type="float" office:value="11" calcext:value-type="float">
            <text:p>11</text:p>
          </table:table-cell>
          <table:table-cell table:style-name="ce1491" table:formula="of:=[.P4]+1" office:value-type="float" office:value="12" calcext:value-type="float">
            <text:p>12</text:p>
          </table:table-cell>
          <table:table-cell table:style-name="ce1507" table:formula="of:=[.Q4]+1" office:value-type="float" office:value="13" calcext:value-type="float">
            <text:p>13</text:p>
          </table:table-cell>
          <table:table-cell table:style-name="ce1522" table:formula="of:=[.R4]+1" office:value-type="float" office:value="14" calcext:value-type="float">
            <text:p>14</text:p>
          </table:table-cell>
          <table:table-cell table:style-name="ce1537" table:formula="of:=[.S4]+1" office:value-type="float" office:value="15" calcext:value-type="float">
            <text:p>15</text:p>
          </table:table-cell>
          <table:table-cell table:style-name="ce1552" table:formula="of:=[.T4]+1" office:value-type="float" office:value="16" calcext:value-type="float">
            <text:p>16</text:p>
          </table:table-cell>
          <table:table-cell table:style-name="ce1567" table:formula="of:=[.U4]+1" office:value-type="float" office:value="17" calcext:value-type="float">
            <text:p>17</text:p>
          </table:table-cell>
          <table:table-cell table:style-name="ce1582" table:formula="of:=[.V4]+1" office:value-type="float" office:value="18" calcext:value-type="float">
            <text:p>18</text:p>
          </table:table-cell>
          <table:table-cell table:style-name="ce1597" table:formula="of:=[.W4]+1" office:value-type="float" office:value="19" calcext:value-type="float">
            <text:p>19</text:p>
          </table:table-cell>
          <table:table-cell table:style-name="ce1605" table:formula="of:=[.X4]+1" office:value-type="float" office:value="20" calcext:value-type="float">
            <text:p>20</text:p>
          </table:table-cell>
          <table:table-cell table:style-name="ce1612" table:formula="of:=[.Y4]+1" office:value-type="float" office:value="21" calcext:value-type="float">
            <text:p>21</text:p>
          </table:table-cell>
          <table:table-cell table:style-name="ce1626" table:formula="of:=[.Z4]+1" office:value-type="float" office:value="22" calcext:value-type="float">
            <text:p>22</text:p>
          </table:table-cell>
          <table:table-cell table:style-name="ce1642" table:formula="of:=[.AA4]+1" office:value-type="float" office:value="23" calcext:value-type="float">
            <text:p>23</text:p>
          </table:table-cell>
          <table:table-cell table:style-name="ce1657" table:formula="of:=[.AB4]+1" office:value-type="float" office:value="24" calcext:value-type="float">
            <text:p>24</text:p>
          </table:table-cell>
          <table:table-cell table:style-name="ce1672" table:formula="of:=[.AC4]+1" office:value-type="float" office:value="25" calcext:value-type="float">
            <text:p>25</text:p>
          </table:table-cell>
          <table:table-cell table:style-name="ce1686" table:formula="of:=[.AD4]+1" office:value-type="float" office:value="26" calcext:value-type="float">
            <text:p>26</text:p>
          </table:table-cell>
          <table:table-cell table:style-name="ce1700" table:formula="of:=[.AE4]+1" office:value-type="float" office:value="27" calcext:value-type="float">
            <text:p>27</text:p>
          </table:table-cell>
          <table:table-cell table:style-name="ce1714" table:formula="of:=[.AF4]+1" office:value-type="float" office:value="28" calcext:value-type="float">
            <text:p>28</text:p>
          </table:table-cell>
          <table:table-cell table:style-name="ce1728" table:formula="of:=[.AG4]+1" office:value-type="float" office:value="29" calcext:value-type="float">
            <text:p>29</text:p>
          </table:table-cell>
          <table:table-cell table:style-name="ce1736" table:formula="of:=[.AH4]+1" office:value-type="float" office:value="30" calcext:value-type="float">
            <text:p>30</text:p>
          </table:table-cell>
          <table:table-cell table:style-name="ce1743" table:formula="of:=[.AI4]+1" office:value-type="float" office:value="31" calcext:value-type="float">
            <text:p>31</text:p>
          </table:table-cell>
          <table:table-cell table:style-name="ce1757" table:formula="of:=[.AJ4]+1" office:value-type="float" office:value="32" calcext:value-type="float">
            <text:p>32</text:p>
          </table:table-cell>
          <table:table-cell table:style-name="ce1773" table:formula="of:=[.AK4]+1" office:value-type="float" office:value="33" calcext:value-type="float">
            <text:p>33</text:p>
          </table:table-cell>
          <table:table-cell table:style-name="ce1788" table:formula="of:=[.AL4]+1" office:value-type="float" office:value="34" calcext:value-type="float">
            <text:p>34</text:p>
          </table:table-cell>
          <table:table-cell table:style-name="ce1803" table:formula="of:=[.AM4]+1" office:value-type="float" office:value="35" calcext:value-type="float">
            <text:p>35</text:p>
          </table:table-cell>
          <table:table-cell table:style-name="ce1817" table:formula="of:=[.AN4]+1" office:value-type="float" office:value="36" calcext:value-type="float">
            <text:p>36</text:p>
          </table:table-cell>
          <table:table-cell table:style-name="ce1831" table:formula="of:=[.AO4]+1" office:value-type="float" office:value="37" calcext:value-type="float">
            <text:p>37</text:p>
          </table:table-cell>
          <table:table-cell table:style-name="ce1844" table:formula="of:=[.AP4]+1" office:value-type="float" office:value="38" calcext:value-type="float">
            <text:p>38</text:p>
          </table:table-cell>
          <table:table-cell table:style-name="ce1857" table:formula="of:=[.AQ4]+1" office:value-type="float" office:value="39" calcext:value-type="float">
            <text:p>39</text:p>
          </table:table-cell>
          <table:table-cell table:style-name="ce1864" table:formula="of:=[.AR4]+1" office:value-type="float" office:value="40" calcext:value-type="float">
            <text:p>40</text:p>
          </table:table-cell>
          <table:table-cell table:style-name="ce1874" table:formula="of:=[.AS4]+1" office:value-type="float" office:value="41" calcext:value-type="float">
            <text:p>41</text:p>
          </table:table-cell>
          <table:table-cell table:style-name="ce1884" table:formula="of:=[.AT4]+1" office:value-type="float" office:value="42" calcext:value-type="float">
            <text:p>42</text:p>
          </table:table-cell>
          <table:table-cell table:style-name="ce1897" table:formula="of:=[.AU4]+1" office:value-type="float" office:value="43" calcext:value-type="float">
            <text:p>43</text:p>
          </table:table-cell>
          <table:table-cell table:style-name="ce1909" table:formula="of:=[.AV4]+1" office:value-type="float" office:value="44" calcext:value-type="float">
            <text:p>44</text:p>
          </table:table-cell>
          <table:table-cell table:style-name="ce1921" table:formula="of:=[.AW4]+1" office:value-type="float" office:value="45" calcext:value-type="float">
            <text:p>45</text:p>
          </table:table-cell>
          <table:table-cell table:style-name="ce1930" table:formula="of:=[.AX4]+1" office:value-type="float" office:value="46" calcext:value-type="float">
            <text:p>46</text:p>
          </table:table-cell>
          <table:table-cell table:style-name="ce1940" table:formula="of:=[.AY4]+1" office:value-type="float" office:value="47" calcext:value-type="float">
            <text:p>47</text:p>
          </table:table-cell>
          <table:table-cell table:style-name="ce1950" table:formula="of:=[.AZ4]+1" office:value-type="float" office:value="48" calcext:value-type="float">
            <text:p>48</text:p>
          </table:table-cell>
          <table:table-cell table:style-name="ce1960" table:formula="of:=[.BA4]+1" office:value-type="float" office:value="49" calcext:value-type="float">
            <text:p>49</text:p>
          </table:table-cell>
          <table:table-cell table:style-name="ce1968" table:formula="of:=[.BB4]+1" office:value-type="float" office:value="50" calcext:value-type="float">
            <text:p>50</text:p>
          </table:table-cell>
          <table:table-cell table:style-name="ce1976"/>
          <table:table-cell table:style-name="ce1334" table:number-columns-repeated="968"/>
        </table:table-row>
        <table:table-row table:style-name="ro1">
          <table:table-cell/>
          <table:table-cell table:style-name="ce1339" office:value-type="string" calcext:value-type="string" table:number-columns-spanned="1" table:number-rows-spanned="11">
            <text:p>前提条件</text:p>
          </table:table-cell>
          <table:table-cell table:style-name="ce1346" office:value-type="string" calcext:value-type="string" table:number-columns-spanned="1" table:number-rows-spanned="10">
            <text:p>マス</text:p>
          </table:table-cell>
          <table:table-cell table:style-name="ce1353" office:value-type="string" calcext:value-type="string" table:number-columns-spanned="1" table:number-rows-spanned="5">
            <text:p>プレイヤー1</text:p>
          </table:table-cell>
          <table:table-cell table:style-name="ce1355" office:value-type="string" calcext:value-type="string">
            <text:p>駒自身</text:p>
          </table:table-cell>
          <table:table-cell table:style-name="ce1364" office:value-type="string" calcext:value-type="string">
            <text:p>Y</text:p>
          </table:table-cell>
          <table:table-cell table:style-name="ce1371" office:value-type="string" calcext:value-type="string">
            <text:p>Y</text:p>
          </table:table-cell>
          <table:table-cell table:style-name="ce1380" office:value-type="string" calcext:value-type="string">
            <text:p>Y</text:p>
          </table:table-cell>
          <table:table-cell table:style-name="ce1392" office:value-type="string" calcext:value-type="string">
            <text:p>Y</text:p>
          </table:table-cell>
          <table:table-cell table:style-name="ce1404" office:value-type="string" calcext:value-type="string">
            <text:p>Y</text:p>
          </table:table-cell>
          <table:table-cell table:style-name="ce1419" office:value-type="string" calcext:value-type="string">
            <text:p>Y</text:p>
          </table:table-cell>
          <table:table-cell table:style-name="ce1434" office:value-type="string" calcext:value-type="string">
            <text:p>Y</text:p>
          </table:table-cell>
          <table:table-cell table:style-name="ce1449" office:value-type="string" calcext:value-type="string">
            <text:p>Y</text:p>
          </table:table-cell>
          <table:table-cell table:style-name="ce1465" office:value-type="string" calcext:value-type="string">
            <text:p>Y</text:p>
          </table:table-cell>
          <table:table-cell table:style-name="ce1472" office:value-type="string" calcext:value-type="string">
            <text:p>Y</text:p>
          </table:table-cell>
          <table:table-cell table:style-name="ce1478" office:value-type="string" calcext:value-type="string">
            <text:p>N</text:p>
          </table:table-cell>
          <table:table-cell table:style-name="ce1492" office:value-type="string" calcext:value-type="string">
            <text:p>N</text:p>
          </table:table-cell>
          <table:table-cell table:style-name="ce1508" office:value-type="string" calcext:value-type="string">
            <text:p>N</text:p>
          </table:table-cell>
          <table:table-cell table:style-name="ce1523" office:value-type="string" calcext:value-type="string">
            <text:p>N</text:p>
          </table:table-cell>
          <table:table-cell table:style-name="ce1538" office:value-type="string" calcext:value-type="string">
            <text:p>N</text:p>
          </table:table-cell>
          <table:table-cell table:style-name="ce1553" office:value-type="string" calcext:value-type="string">
            <text:p>N</text:p>
          </table:table-cell>
          <table:table-cell table:style-name="ce1568" office:value-type="string" calcext:value-type="string">
            <text:p>N</text:p>
          </table:table-cell>
          <table:table-cell table:style-name="ce1583" office:value-type="string" calcext:value-type="string">
            <text:p>N</text:p>
          </table:table-cell>
          <table:table-cell table:style-name="ce1598" office:value-type="string" calcext:value-type="string">
            <text:p>N</text:p>
          </table:table-cell>
          <table:table-cell table:style-name="ce1606" office:value-type="string" calcext:value-type="string">
            <text:p>N</text:p>
          </table:table-cell>
          <table:table-cell table:style-name="ce1613" office:value-type="string" calcext:value-type="string">
            <text:p>N</text:p>
          </table:table-cell>
          <table:table-cell table:style-name="ce1627" office:value-type="string" calcext:value-type="string">
            <text:p>N</text:p>
          </table:table-cell>
          <table:table-cell table:style-name="ce1643" office:value-type="string" calcext:value-type="string">
            <text:p>N</text:p>
          </table:table-cell>
          <table:table-cell table:style-name="ce1658" office:value-type="string" calcext:value-type="string">
            <text:p>N</text:p>
          </table:table-cell>
          <table:table-cell table:style-name="ce1673" office:value-type="string" calcext:value-type="string">
            <text:p>N</text:p>
          </table:table-cell>
          <table:table-cell table:style-name="ce1687" office:value-type="string" calcext:value-type="string">
            <text:p>N</text:p>
          </table:table-cell>
          <table:table-cell table:style-name="ce1701" office:value-type="string" calcext:value-type="string">
            <text:p>N</text:p>
          </table:table-cell>
          <table:table-cell table:style-name="ce1715" office:value-type="string" calcext:value-type="string">
            <text:p>N</text:p>
          </table:table-cell>
          <table:table-cell table:style-name="ce1729" office:value-type="string" calcext:value-type="string">
            <text:p>N</text:p>
          </table:table-cell>
          <table:table-cell table:style-name="ce1737" office:value-type="string" calcext:value-type="string">
            <text:p>N</text:p>
          </table:table-cell>
          <table:table-cell table:style-name="ce1744" office:value-type="string" calcext:value-type="string">
            <text:p>N</text:p>
          </table:table-cell>
          <table:table-cell table:style-name="ce1758" office:value-type="string" calcext:value-type="string">
            <text:p>N</text:p>
          </table:table-cell>
          <table:table-cell table:style-name="ce1774" office:value-type="string" calcext:value-type="string">
            <text:p>N</text:p>
          </table:table-cell>
          <table:table-cell table:style-name="ce1789" office:value-type="string" calcext:value-type="string">
            <text:p>N</text:p>
          </table:table-cell>
          <table:table-cell table:style-name="ce1804" office:value-type="string" calcext:value-type="string">
            <text:p>N</text:p>
          </table:table-cell>
          <table:table-cell table:style-name="ce1818" office:value-type="string" calcext:value-type="string">
            <text:p>N</text:p>
          </table:table-cell>
          <table:table-cell table:style-name="ce1832" office:value-type="string" calcext:value-type="string">
            <text:p>N</text:p>
          </table:table-cell>
          <table:table-cell table:style-name="ce1845" office:value-type="string" calcext:value-type="string">
            <text:p>N</text:p>
          </table:table-cell>
          <table:table-cell table:style-name="ce1858" office:value-type="string" calcext:value-type="string">
            <text:p>N</text:p>
          </table:table-cell>
          <table:table-cell table:style-name="ce1865" office:value-type="string" calcext:value-type="string">
            <text:p>N</text:p>
          </table:table-cell>
          <table:table-cell table:style-name="ce1845" office:value-type="string" calcext:value-type="string">
            <text:p>N</text:p>
          </table:table-cell>
          <table:table-cell table:style-name="ce1885" office:value-type="string" calcext:value-type="string">
            <text:p>N</text:p>
          </table:table-cell>
          <table:table-cell table:style-name="ce1898" office:value-type="string" calcext:value-type="string">
            <text:p>N</text:p>
          </table:table-cell>
          <table:table-cell table:style-name="ce1910" office:value-type="string" calcext:value-type="string">
            <text:p>N</text:p>
          </table:table-cell>
          <table:table-cell table:style-name="ce1922" office:value-type="string" calcext:value-type="string">
            <text:p>N</text:p>
          </table:table-cell>
          <table:table-cell table:style-name="ce1931" office:value-type="string" calcext:value-type="string">
            <text:p>N</text:p>
          </table:table-cell>
          <table:table-cell table:style-name="ce1941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style-name="ce1961" office:value-type="string" calcext:value-type="string">
            <text:p>N</text:p>
          </table:table-cell>
          <table:table-cell table:style-name="ce1969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covered-table-cell table:style-name="ce1354"/>
          <table:table-cell table:style-name="ce1356" office:value-type="string" calcext:value-type="string">
            <text:p>領土</text:p>
          </table:table-cell>
          <table:table-cell table:style-name="ce1364" office:value-type="string" calcext:value-type="string">
            <text:p>N</text:p>
          </table:table-cell>
          <table:table-cell table:style-name="ce1371" office:value-type="string" calcext:value-type="string">
            <text:p>N</text:p>
          </table:table-cell>
          <table:table-cell table:style-name="ce1380" office:value-type="string" calcext:value-type="string">
            <text:p>N</text:p>
          </table:table-cell>
          <table:table-cell table:style-name="ce1392" office:value-type="string" calcext:value-type="string">
            <text:p>N</text:p>
          </table:table-cell>
          <table:table-cell table:style-name="ce1405" office:value-type="string" calcext:value-type="string">
            <text:p>N</text:p>
          </table:table-cell>
          <table:table-cell table:style-name="ce1420" office:value-type="string" calcext:value-type="string">
            <text:p>N</text:p>
          </table:table-cell>
          <table:table-cell table:style-name="ce1435" office:value-type="string" calcext:value-type="string">
            <text:p>N</text:p>
          </table:table-cell>
          <table:table-cell table:number-columns-repeated="3" table:style-name="ce1450" office:value-type="string" calcext:value-type="string">
            <text:p>N</text:p>
          </table:table-cell>
          <table:table-cell table:style-name="ce1479" office:value-type="string" calcext:value-type="string">
            <text:p>Y</text:p>
          </table:table-cell>
          <table:table-cell table:style-name="ce1493" office:value-type="string" calcext:value-type="string">
            <text:p>Y</text:p>
          </table:table-cell>
          <table:table-cell table:style-name="ce1509" office:value-type="string" calcext:value-type="string">
            <text:p>Y</text:p>
          </table:table-cell>
          <table:table-cell table:style-name="ce1524" office:value-type="string" calcext:value-type="string">
            <text:p>Y</text:p>
          </table:table-cell>
          <table:table-cell table:style-name="ce1539" office:value-type="string" calcext:value-type="string">
            <text:p>Y</text:p>
          </table:table-cell>
          <table:table-cell table:style-name="ce1554" office:value-type="string" calcext:value-type="string">
            <text:p>Y</text:p>
          </table:table-cell>
          <table:table-cell table:style-name="ce1569" office:value-type="string" calcext:value-type="string">
            <text:p>Y</text:p>
          </table:table-cell>
          <table:table-cell table:style-name="ce1584" office:value-type="string" calcext:value-type="string">
            <text:p>Y</text:p>
          </table:table-cell>
          <table:table-cell table:style-name="ce1599" office:value-type="string" calcext:value-type="string">
            <text:p>Y</text:p>
          </table:table-cell>
          <table:table-cell table:style-name="ce1607" office:value-type="string" calcext:value-type="string">
            <text:p>Y</text:p>
          </table:table-cell>
          <table:table-cell table:style-name="ce1614" office:value-type="string" calcext:value-type="string">
            <text:p>N</text:p>
          </table:table-cell>
          <table:table-cell table:style-name="ce1628" office:value-type="string" calcext:value-type="string">
            <text:p>N</text:p>
          </table:table-cell>
          <table:table-cell table:style-name="ce1644" office:value-type="string" calcext:value-type="string">
            <text:p>N</text:p>
          </table:table-cell>
          <table:table-cell table:style-name="ce1659" office:value-type="string" calcext:value-type="string">
            <text:p>N</text:p>
          </table:table-cell>
          <table:table-cell table:style-name="ce1674" office:value-type="string" calcext:value-type="string">
            <text:p>N</text:p>
          </table:table-cell>
          <table:table-cell table:style-name="ce1688" office:value-type="string" calcext:value-type="string">
            <text:p>N</text:p>
          </table:table-cell>
          <table:table-cell table:style-name="ce1702" office:value-type="string" calcext:value-type="string">
            <text:p>N</text:p>
          </table:table-cell>
          <table:table-cell table:style-name="ce1716" office:value-type="string" calcext:value-type="string">
            <text:p>N</text:p>
          </table:table-cell>
          <table:table-cell table:style-name="ce1730" office:value-type="string" calcext:value-type="string">
            <text:p>N</text:p>
          </table:table-cell>
          <table:table-cell table:style-name="ce1738" office:value-type="string" calcext:value-type="string">
            <text:p>N</text:p>
          </table:table-cell>
          <table:table-cell table:style-name="ce1745" office:value-type="string" calcext:value-type="string">
            <text:p>N</text:p>
          </table:table-cell>
          <table:table-cell table:style-name="ce1759" office:value-type="string" calcext:value-type="string">
            <text:p>N</text:p>
          </table:table-cell>
          <table:table-cell table:style-name="ce1775" office:value-type="string" calcext:value-type="string">
            <text:p>N</text:p>
          </table:table-cell>
          <table:table-cell table:style-name="ce1790" office:value-type="string" calcext:value-type="string">
            <text:p>N</text:p>
          </table:table-cell>
          <table:table-cell table:style-name="ce1805" office:value-type="string" calcext:value-type="string">
            <text:p>N</text:p>
          </table:table-cell>
          <table:table-cell table:style-name="ce1819" office:value-type="string" calcext:value-type="string">
            <text:p>N</text:p>
          </table:table-cell>
          <table:table-cell table:style-name="ce1833" office:value-type="string" calcext:value-type="string">
            <text:p>N</text:p>
          </table:table-cell>
          <table:table-cell table:style-name="ce1846" office:value-type="string" calcext:value-type="string">
            <text:p>N</text:p>
          </table:table-cell>
          <table:table-cell table:style-name="ce1859" office:value-type="string" calcext:value-type="string">
            <text:p>N</text:p>
          </table:table-cell>
          <table:table-cell table:style-name="ce1866" office:value-type="string" calcext:value-type="string">
            <text:p>N</text:p>
          </table:table-cell>
          <table:table-cell table:style-name="ce1845" office:value-type="string" calcext:value-type="string">
            <text:p>N</text:p>
          </table:table-cell>
          <table:table-cell table:style-name="ce1885" office:value-type="string" calcext:value-type="string">
            <text:p>N</text:p>
          </table:table-cell>
          <table:table-cell table:style-name="ce1898" office:value-type="string" calcext:value-type="string">
            <text:p>N</text:p>
          </table:table-cell>
          <table:table-cell table:style-name="ce1910" office:value-type="string" calcext:value-type="string">
            <text:p>N</text:p>
          </table:table-cell>
          <table:table-cell table:style-name="ce1922" office:value-type="string" calcext:value-type="string">
            <text:p>N</text:p>
          </table:table-cell>
          <table:table-cell table:style-name="ce1931" office:value-type="string" calcext:value-type="string">
            <text:p>N</text:p>
          </table:table-cell>
          <table:table-cell table:style-name="ce1941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style-name="ce1961" office:value-type="string" calcext:value-type="string">
            <text:p>N</text:p>
          </table:table-cell>
          <table:table-cell table:style-name="ce1969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covered-table-cell table:style-name="ce1354"/>
          <table:table-cell table:style-name="ce1355" office:value-type="string" calcext:value-type="string">
            <text:p>領地</text:p>
          </table:table-cell>
          <table:table-cell table:style-name="ce1364" office:value-type="string" calcext:value-type="string">
            <text:p>N</text:p>
          </table:table-cell>
          <table:table-cell table:style-name="ce1371" office:value-type="string" calcext:value-type="string">
            <text:p>N</text:p>
          </table:table-cell>
          <table:table-cell table:style-name="ce1380" office:value-type="string" calcext:value-type="string">
            <text:p>N</text:p>
          </table:table-cell>
          <table:table-cell table:style-name="ce1392" office:value-type="string" calcext:value-type="string">
            <text:p>N</text:p>
          </table:table-cell>
          <table:table-cell table:style-name="ce1406" office:value-type="string" calcext:value-type="string">
            <text:p>N</text:p>
          </table:table-cell>
          <table:table-cell table:style-name="ce1421" office:value-type="string" calcext:value-type="string">
            <text:p>N</text:p>
          </table:table-cell>
          <table:table-cell table:style-name="ce1436" office:value-type="string" calcext:value-type="string">
            <text:p>N</text:p>
          </table:table-cell>
          <table:table-cell table:style-name="ce1451" office:value-type="string" calcext:value-type="string">
            <text:p>N</text:p>
          </table:table-cell>
          <table:table-cell table:number-columns-repeated="2" table:style-name="ce1450" office:value-type="string" calcext:value-type="string">
            <text:p>N</text:p>
          </table:table-cell>
          <table:table-cell table:style-name="ce1480" office:value-type="string" calcext:value-type="string">
            <text:p>N</text:p>
          </table:table-cell>
          <table:table-cell table:style-name="ce1494" office:value-type="string" calcext:value-type="string">
            <text:p>N</text:p>
          </table:table-cell>
          <table:table-cell table:style-name="ce1510" office:value-type="string" calcext:value-type="string">
            <text:p>N</text:p>
          </table:table-cell>
          <table:table-cell table:style-name="ce1525" office:value-type="string" calcext:value-type="string">
            <text:p>N</text:p>
          </table:table-cell>
          <table:table-cell table:style-name="ce1540" office:value-type="string" calcext:value-type="string">
            <text:p>N</text:p>
          </table:table-cell>
          <table:table-cell table:style-name="ce1555" office:value-type="string" calcext:value-type="string">
            <text:p>N</text:p>
          </table:table-cell>
          <table:table-cell table:style-name="ce1570" office:value-type="string" calcext:value-type="string">
            <text:p>N</text:p>
          </table:table-cell>
          <table:table-cell table:style-name="ce1585" office:value-type="string" calcext:value-type="string">
            <text:p>N</text:p>
          </table:table-cell>
          <table:table-cell table:style-name="ce1600" office:value-type="string" calcext:value-type="string">
            <text:p>N</text:p>
          </table:table-cell>
          <table:table-cell table:style-name="ce1608" office:value-type="string" calcext:value-type="string">
            <text:p>N</text:p>
          </table:table-cell>
          <table:table-cell table:style-name="ce1615" office:value-type="string" calcext:value-type="string">
            <text:p>Y</text:p>
          </table:table-cell>
          <table:table-cell table:style-name="ce1629" office:value-type="string" calcext:value-type="string">
            <text:p>Y</text:p>
          </table:table-cell>
          <table:table-cell table:style-name="ce1645" office:value-type="string" calcext:value-type="string">
            <text:p>Y</text:p>
          </table:table-cell>
          <table:table-cell table:style-name="ce1660" office:value-type="string" calcext:value-type="string">
            <text:p>Y</text:p>
          </table:table-cell>
          <table:table-cell table:style-name="ce1675" office:value-type="string" calcext:value-type="string">
            <text:p>Y</text:p>
          </table:table-cell>
          <table:table-cell table:style-name="ce1689" office:value-type="string" calcext:value-type="string">
            <text:p>Y</text:p>
          </table:table-cell>
          <table:table-cell table:style-name="ce1703" office:value-type="string" calcext:value-type="string">
            <text:p>Y</text:p>
          </table:table-cell>
          <table:table-cell table:style-name="ce1717" office:value-type="string" calcext:value-type="string">
            <text:p>Y</text:p>
          </table:table-cell>
          <table:table-cell table:style-name="ce1731" office:value-type="string" calcext:value-type="string">
            <text:p>Y</text:p>
          </table:table-cell>
          <table:table-cell table:style-name="ce1739" office:value-type="string" calcext:value-type="string">
            <text:p>Y</text:p>
          </table:table-cell>
          <table:table-cell table:style-name="ce1746" office:value-type="string" calcext:value-type="string">
            <text:p>N</text:p>
          </table:table-cell>
          <table:table-cell table:style-name="ce1760" office:value-type="string" calcext:value-type="string">
            <text:p>N</text:p>
          </table:table-cell>
          <table:table-cell table:style-name="ce1776" office:value-type="string" calcext:value-type="string">
            <text:p>N</text:p>
          </table:table-cell>
          <table:table-cell table:style-name="ce1791" office:value-type="string" calcext:value-type="string">
            <text:p>N</text:p>
          </table:table-cell>
          <table:table-cell table:style-name="ce1806" office:value-type="string" calcext:value-type="string">
            <text:p>N</text:p>
          </table:table-cell>
          <table:table-cell table:style-name="ce1820" office:value-type="string" calcext:value-type="string">
            <text:p>N</text:p>
          </table:table-cell>
          <table:table-cell table:style-name="ce1834" office:value-type="string" calcext:value-type="string">
            <text:p>N</text:p>
          </table:table-cell>
          <table:table-cell table:style-name="ce1847" office:value-type="string" calcext:value-type="string">
            <text:p>N</text:p>
          </table:table-cell>
          <table:table-cell table:style-name="ce1860" office:value-type="string" calcext:value-type="string">
            <text:p>N</text:p>
          </table:table-cell>
          <table:table-cell table:style-name="ce1867" office:value-type="string" calcext:value-type="string">
            <text:p>N</text:p>
          </table:table-cell>
          <table:table-cell table:style-name="ce1845" office:value-type="string" calcext:value-type="string">
            <text:p>N</text:p>
          </table:table-cell>
          <table:table-cell table:style-name="ce1885" office:value-type="string" calcext:value-type="string">
            <text:p>N</text:p>
          </table:table-cell>
          <table:table-cell table:style-name="ce1898" office:value-type="string" calcext:value-type="string">
            <text:p>N</text:p>
          </table:table-cell>
          <table:table-cell table:style-name="ce1910" office:value-type="string" calcext:value-type="string">
            <text:p>N</text:p>
          </table:table-cell>
          <table:table-cell table:style-name="ce1922" office:value-type="string" calcext:value-type="string">
            <text:p>N</text:p>
          </table:table-cell>
          <table:table-cell table:style-name="ce1931" office:value-type="string" calcext:value-type="string">
            <text:p>N</text:p>
          </table:table-cell>
          <table:table-cell table:style-name="ce1941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style-name="ce1961" office:value-type="string" calcext:value-type="string">
            <text:p>N</text:p>
          </table:table-cell>
          <table:table-cell table:style-name="ce1969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covered-table-cell table:style-name="ce1354"/>
          <table:table-cell table:style-name="ce1357" office:value-type="string" calcext:value-type="string">
            <text:p>陣地</text:p>
          </table:table-cell>
          <table:table-cell table:style-name="ce1365" office:value-type="string" calcext:value-type="string">
            <text:p>N</text:p>
          </table:table-cell>
          <table:table-cell table:style-name="ce1372" office:value-type="string" calcext:value-type="string">
            <text:p>N</text:p>
          </table:table-cell>
          <table:table-cell table:style-name="ce1381" office:value-type="string" calcext:value-type="string">
            <text:p>N</text:p>
          </table:table-cell>
          <table:table-cell table:style-name="ce1393" office:value-type="string" calcext:value-type="string">
            <text:p>N</text:p>
          </table:table-cell>
          <table:table-cell table:style-name="ce1407" office:value-type="string" calcext:value-type="string">
            <text:p>N</text:p>
          </table:table-cell>
          <table:table-cell table:style-name="ce1422" office:value-type="string" calcext:value-type="string">
            <text:p>N</text:p>
          </table:table-cell>
          <table:table-cell table:style-name="ce1437" office:value-type="string" calcext:value-type="string">
            <text:p>N</text:p>
          </table:table-cell>
          <table:table-cell table:style-name="ce1452" office:value-type="string" calcext:value-type="string">
            <text:p>N</text:p>
          </table:table-cell>
          <table:table-cell table:number-columns-repeated="2" table:style-name="ce1450" office:value-type="string" calcext:value-type="string">
            <text:p>N</text:p>
          </table:table-cell>
          <table:table-cell table:style-name="ce1481" office:value-type="string" calcext:value-type="string">
            <text:p>N</text:p>
          </table:table-cell>
          <table:table-cell table:style-name="ce1495" office:value-type="string" calcext:value-type="string">
            <text:p>N</text:p>
          </table:table-cell>
          <table:table-cell table:style-name="ce1511" office:value-type="string" calcext:value-type="string">
            <text:p>N</text:p>
          </table:table-cell>
          <table:table-cell table:style-name="ce1526" office:value-type="string" calcext:value-type="string">
            <text:p>N</text:p>
          </table:table-cell>
          <table:table-cell table:style-name="ce1541" office:value-type="string" calcext:value-type="string">
            <text:p>N</text:p>
          </table:table-cell>
          <table:table-cell table:style-name="ce1556" office:value-type="string" calcext:value-type="string">
            <text:p>N</text:p>
          </table:table-cell>
          <table:table-cell table:style-name="ce1571" office:value-type="string" calcext:value-type="string">
            <text:p>N</text:p>
          </table:table-cell>
          <table:table-cell table:style-name="ce1586" office:value-type="string" calcext:value-type="string">
            <text:p>N</text:p>
          </table:table-cell>
          <table:table-cell table:style-name="ce1600" office:value-type="string" calcext:value-type="string">
            <text:p>N</text:p>
          </table:table-cell>
          <table:table-cell table:style-name="ce1608" office:value-type="string" calcext:value-type="string">
            <text:p>N</text:p>
          </table:table-cell>
          <table:table-cell table:style-name="ce1616" office:value-type="string" calcext:value-type="string">
            <text:p>N</text:p>
          </table:table-cell>
          <table:table-cell table:style-name="ce1630" office:value-type="string" calcext:value-type="string">
            <text:p>N</text:p>
          </table:table-cell>
          <table:table-cell table:style-name="ce1646" office:value-type="string" calcext:value-type="string">
            <text:p>N</text:p>
          </table:table-cell>
          <table:table-cell table:style-name="ce1661" office:value-type="string" calcext:value-type="string">
            <text:p>N</text:p>
          </table:table-cell>
          <table:table-cell table:style-name="ce1676" office:value-type="string" calcext:value-type="string">
            <text:p>N</text:p>
          </table:table-cell>
          <table:table-cell table:style-name="ce1690" office:value-type="string" calcext:value-type="string">
            <text:p>N</text:p>
          </table:table-cell>
          <table:table-cell table:style-name="ce1704" office:value-type="string" calcext:value-type="string">
            <text:p>N</text:p>
          </table:table-cell>
          <table:table-cell table:style-name="ce1718" office:value-type="string" calcext:value-type="string">
            <text:p>N</text:p>
          </table:table-cell>
          <table:table-cell table:style-name="ce1732" office:value-type="string" calcext:value-type="string">
            <text:p>N</text:p>
          </table:table-cell>
          <table:table-cell table:style-name="ce1740" office:value-type="string" calcext:value-type="string">
            <text:p>N</text:p>
          </table:table-cell>
          <table:table-cell table:style-name="ce1747" office:value-type="string" calcext:value-type="string">
            <text:p>Y</text:p>
          </table:table-cell>
          <table:table-cell table:style-name="ce1761" office:value-type="string" calcext:value-type="string">
            <text:p>Y</text:p>
          </table:table-cell>
          <table:table-cell table:style-name="ce1777" office:value-type="string" calcext:value-type="string">
            <text:p>Y</text:p>
          </table:table-cell>
          <table:table-cell table:style-name="ce1792" office:value-type="string" calcext:value-type="string">
            <text:p>Y</text:p>
          </table:table-cell>
          <table:table-cell table:style-name="ce1807" office:value-type="string" calcext:value-type="string">
            <text:p>Y</text:p>
          </table:table-cell>
          <table:table-cell table:style-name="ce1821" office:value-type="string" calcext:value-type="string">
            <text:p>Y</text:p>
          </table:table-cell>
          <table:table-cell table:style-name="ce1835" office:value-type="string" calcext:value-type="string">
            <text:p>Y</text:p>
          </table:table-cell>
          <table:table-cell table:style-name="ce1848" office:value-type="string" calcext:value-type="string">
            <text:p>Y</text:p>
          </table:table-cell>
          <table:table-cell table:style-name="ce1861" office:value-type="string" calcext:value-type="string">
            <text:p>Y</text:p>
          </table:table-cell>
          <table:table-cell table:style-name="ce1868" office:value-type="string" calcext:value-type="string">
            <text:p>Y</text:p>
          </table:table-cell>
          <table:table-cell table:style-name="ce1845" office:value-type="string" calcext:value-type="string">
            <text:p>N</text:p>
          </table:table-cell>
          <table:table-cell table:style-name="ce1885" office:value-type="string" calcext:value-type="string">
            <text:p>N</text:p>
          </table:table-cell>
          <table:table-cell table:style-name="ce1898" office:value-type="string" calcext:value-type="string">
            <text:p>N</text:p>
          </table:table-cell>
          <table:table-cell table:style-name="ce1910" office:value-type="string" calcext:value-type="string">
            <text:p>N</text:p>
          </table:table-cell>
          <table:table-cell table:style-name="ce1922" office:value-type="string" calcext:value-type="string">
            <text:p>N</text:p>
          </table:table-cell>
          <table:table-cell table:style-name="ce1931" office:value-type="string" calcext:value-type="string">
            <text:p>N</text:p>
          </table:table-cell>
          <table:table-cell table:style-name="ce1941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style-name="ce1961" office:value-type="string" calcext:value-type="string">
            <text:p>N</text:p>
          </table:table-cell>
          <table:table-cell table:style-name="ce1969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covered-table-cell table:style-name="ce1354"/>
          <table:table-cell table:style-name="ce1355" office:value-type="string" calcext:value-type="string">
            <text:p>空</text:p>
          </table:table-cell>
          <table:table-cell table:style-name="ce1364" office:value-type="string" calcext:value-type="string">
            <text:p>N</text:p>
          </table:table-cell>
          <table:table-cell table:style-name="ce1371" office:value-type="string" calcext:value-type="string">
            <text:p>N</text:p>
          </table:table-cell>
          <table:table-cell table:style-name="ce1380" office:value-type="string" calcext:value-type="string">
            <text:p>N</text:p>
          </table:table-cell>
          <table:table-cell table:style-name="ce1392" office:value-type="string" calcext:value-type="string">
            <text:p>N</text:p>
          </table:table-cell>
          <table:table-cell table:style-name="ce1408" office:value-type="string" calcext:value-type="string">
            <text:p>N</text:p>
          </table:table-cell>
          <table:table-cell table:style-name="ce1423" office:value-type="string" calcext:value-type="string">
            <text:p>N</text:p>
          </table:table-cell>
          <table:table-cell table:style-name="ce1438" office:value-type="string" calcext:value-type="string">
            <text:p>N</text:p>
          </table:table-cell>
          <table:table-cell table:style-name="ce1453" office:value-type="string" calcext:value-type="string">
            <text:p>N</text:p>
          </table:table-cell>
          <table:table-cell table:number-columns-repeated="2" table:style-name="ce1450" office:value-type="string" calcext:value-type="string">
            <text:p>N</text:p>
          </table:table-cell>
          <table:table-cell table:style-name="ce1482" office:value-type="string" calcext:value-type="string">
            <text:p>N</text:p>
          </table:table-cell>
          <table:table-cell table:style-name="ce1496" office:value-type="string" calcext:value-type="string">
            <text:p>N</text:p>
          </table:table-cell>
          <table:table-cell table:style-name="ce1512" office:value-type="string" calcext:value-type="string">
            <text:p>N</text:p>
          </table:table-cell>
          <table:table-cell table:style-name="ce1527" office:value-type="string" calcext:value-type="string">
            <text:p>N</text:p>
          </table:table-cell>
          <table:table-cell table:style-name="ce1542" office:value-type="string" calcext:value-type="string">
            <text:p>N</text:p>
          </table:table-cell>
          <table:table-cell table:style-name="ce1557" office:value-type="string" calcext:value-type="string">
            <text:p>N</text:p>
          </table:table-cell>
          <table:table-cell table:style-name="ce1572" office:value-type="string" calcext:value-type="string">
            <text:p>N</text:p>
          </table:table-cell>
          <table:table-cell table:style-name="ce1587" office:value-type="string" calcext:value-type="string">
            <text:p>N</text:p>
          </table:table-cell>
          <table:table-cell table:style-name="ce1600" office:value-type="string" calcext:value-type="string">
            <text:p>N</text:p>
          </table:table-cell>
          <table:table-cell table:style-name="ce1608" office:value-type="string" calcext:value-type="string">
            <text:p>N</text:p>
          </table:table-cell>
          <table:table-cell table:style-name="ce1617" office:value-type="string" calcext:value-type="string">
            <text:p>N</text:p>
          </table:table-cell>
          <table:table-cell table:style-name="ce1631" office:value-type="string" calcext:value-type="string">
            <text:p>N</text:p>
          </table:table-cell>
          <table:table-cell table:style-name="ce1647" office:value-type="string" calcext:value-type="string">
            <text:p>N</text:p>
          </table:table-cell>
          <table:table-cell table:style-name="ce1662" office:value-type="string" calcext:value-type="string">
            <text:p>N</text:p>
          </table:table-cell>
          <table:table-cell table:style-name="ce1677" office:value-type="string" calcext:value-type="string">
            <text:p>N</text:p>
          </table:table-cell>
          <table:table-cell table:style-name="ce1691" office:value-type="string" calcext:value-type="string">
            <text:p>N</text:p>
          </table:table-cell>
          <table:table-cell table:style-name="ce1705" office:value-type="string" calcext:value-type="string">
            <text:p>N</text:p>
          </table:table-cell>
          <table:table-cell table:style-name="ce1719" office:value-type="string" calcext:value-type="string">
            <text:p>N</text:p>
          </table:table-cell>
          <table:table-cell table:style-name="ce1732" office:value-type="string" calcext:value-type="string">
            <text:p>N</text:p>
          </table:table-cell>
          <table:table-cell table:style-name="ce1740" office:value-type="string" calcext:value-type="string">
            <text:p>N</text:p>
          </table:table-cell>
          <table:table-cell table:style-name="ce1748" office:value-type="string" calcext:value-type="string">
            <text:p>N</text:p>
          </table:table-cell>
          <table:table-cell table:style-name="ce1762" office:value-type="string" calcext:value-type="string">
            <text:p>N</text:p>
          </table:table-cell>
          <table:table-cell table:style-name="ce1778" office:value-type="string" calcext:value-type="string">
            <text:p>N</text:p>
          </table:table-cell>
          <table:table-cell table:style-name="ce1793" office:value-type="string" calcext:value-type="string">
            <text:p>N</text:p>
          </table:table-cell>
          <table:table-cell table:style-name="ce1808" office:value-type="string" calcext:value-type="string">
            <text:p>N</text:p>
          </table:table-cell>
          <table:table-cell table:style-name="ce1822" office:value-type="string" calcext:value-type="string">
            <text:p>N</text:p>
          </table:table-cell>
          <table:table-cell table:style-name="ce1836" office:value-type="string" calcext:value-type="string">
            <text:p>N</text:p>
          </table:table-cell>
          <table:table-cell table:style-name="ce1849" office:value-type="string" calcext:value-type="string">
            <text:p>N</text:p>
          </table:table-cell>
          <table:table-cell table:style-name="ce1862" office:value-type="string" calcext:value-type="string">
            <text:p>N</text:p>
          </table:table-cell>
          <table:table-cell table:style-name="ce1869" office:value-type="string" calcext:value-type="string">
            <text:p>N</text:p>
          </table:table-cell>
          <table:table-cell table:style-name="ce1875" office:value-type="string" calcext:value-type="string">
            <text:p>Y</text:p>
          </table:table-cell>
          <table:table-cell table:style-name="ce1886" office:value-type="string" calcext:value-type="string">
            <text:p>Y</text:p>
          </table:table-cell>
          <table:table-cell table:style-name="ce1899" office:value-type="string" calcext:value-type="string">
            <text:p>Y</text:p>
          </table:table-cell>
          <table:table-cell table:style-name="ce1911" office:value-type="string" calcext:value-type="string">
            <text:p>Y</text:p>
          </table:table-cell>
          <table:table-cell table:style-name="ce1923" office:value-type="string" calcext:value-type="string">
            <text:p>Y</text:p>
          </table:table-cell>
          <table:table-cell table:style-name="ce1932" office:value-type="string" calcext:value-type="string">
            <text:p>Y</text:p>
          </table:table-cell>
          <table:table-cell table:style-name="ce1942" office:value-type="string" calcext:value-type="string">
            <text:p>Y</text:p>
          </table:table-cell>
          <table:table-cell table:style-name="ce1952" office:value-type="string" calcext:value-type="string">
            <text:p>Y</text:p>
          </table:table-cell>
          <table:table-cell table:style-name="ce1962" office:value-type="string" calcext:value-type="string">
            <text:p>Y</text:p>
          </table:table-cell>
          <table:table-cell table:style-name="ce1970" office:value-type="string" calcext:value-type="string">
            <text:p>Y</text:p>
          </table:table-cell>
          <table:table-cell table:style-name="ce1978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table-cell table:style-name="ce1353" office:value-type="string" calcext:value-type="string" table:number-columns-spanned="1" table:number-rows-spanned="5">
            <text:p>プレイヤー2</text:p>
          </table:table-cell>
          <table:table-cell table:style-name="ce1355" office:value-type="string" calcext:value-type="string">
            <text:p>駒自身</text:p>
          </table:table-cell>
          <table:table-cell table:style-name="ce1366" office:value-type="string" calcext:value-type="string">
            <text:p>Y</text:p>
          </table:table-cell>
          <table:table-cell table:style-name="ce1373" office:value-type="string" calcext:value-type="string">
            <text:p>Y</text:p>
          </table:table-cell>
          <table:table-cell table:style-name="ce1382" office:value-type="string" calcext:value-type="string">
            <text:p>N</text:p>
          </table:table-cell>
          <table:table-cell table:style-name="ce1394" office:value-type="string" calcext:value-type="string">
            <text:p>N</text:p>
          </table:table-cell>
          <table:table-cell table:style-name="ce1409" office:value-type="string" calcext:value-type="string">
            <text:p>N</text:p>
          </table:table-cell>
          <table:table-cell table:style-name="ce1424" office:value-type="string" calcext:value-type="string">
            <text:p>N</text:p>
          </table:table-cell>
          <table:table-cell table:style-name="ce1439" office:value-type="string" calcext:value-type="string">
            <text:p>N</text:p>
          </table:table-cell>
          <table:table-cell table:style-name="ce1454" office:value-type="string" calcext:value-type="string">
            <text:p>N</text:p>
          </table:table-cell>
          <table:table-cell table:number-columns-repeated="2" table:style-name="ce1450" office:value-type="string" calcext:value-type="string">
            <text:p>N</text:p>
          </table:table-cell>
          <table:table-cell table:style-name="ce1483" office:value-type="string" calcext:value-type="string">
            <text:p>Y</text:p>
          </table:table-cell>
          <table:table-cell table:style-name="ce1497" office:value-type="string" calcext:value-type="string">
            <text:p>Y</text:p>
          </table:table-cell>
          <table:table-cell table:style-name="ce1513" office:value-type="string" calcext:value-type="string">
            <text:p>N</text:p>
          </table:table-cell>
          <table:table-cell table:style-name="ce1528" office:value-type="string" calcext:value-type="string">
            <text:p>N</text:p>
          </table:table-cell>
          <table:table-cell table:style-name="ce1543" office:value-type="string" calcext:value-type="string">
            <text:p>N</text:p>
          </table:table-cell>
          <table:table-cell table:style-name="ce1558" office:value-type="string" calcext:value-type="string">
            <text:p>N</text:p>
          </table:table-cell>
          <table:table-cell table:style-name="ce1573" office:value-type="string" calcext:value-type="string">
            <text:p>N</text:p>
          </table:table-cell>
          <table:table-cell table:style-name="ce1588" office:value-type="string" calcext:value-type="string">
            <text:p>N</text:p>
          </table:table-cell>
          <table:table-cell table:style-name="ce1600" office:value-type="string" calcext:value-type="string">
            <text:p>N</text:p>
          </table:table-cell>
          <table:table-cell table:style-name="ce1608" office:value-type="string" calcext:value-type="string">
            <text:p>N</text:p>
          </table:table-cell>
          <table:table-cell table:style-name="ce1618" office:value-type="string" calcext:value-type="string">
            <text:p>Y</text:p>
          </table:table-cell>
          <table:table-cell table:style-name="ce1632" office:value-type="string" calcext:value-type="string">
            <text:p>Y</text:p>
          </table:table-cell>
          <table:table-cell table:style-name="ce1648" office:value-type="string" calcext:value-type="string">
            <text:p>N</text:p>
          </table:table-cell>
          <table:table-cell table:style-name="ce1663" office:value-type="string" calcext:value-type="string">
            <text:p>N</text:p>
          </table:table-cell>
          <table:table-cell table:style-name="ce1678" office:value-type="string" calcext:value-type="string">
            <text:p>N</text:p>
          </table:table-cell>
          <table:table-cell table:style-name="ce1692" office:value-type="string" calcext:value-type="string">
            <text:p>N</text:p>
          </table:table-cell>
          <table:table-cell table:style-name="ce1706" office:value-type="string" calcext:value-type="string">
            <text:p>N</text:p>
          </table:table-cell>
          <table:table-cell table:style-name="ce1720" office:value-type="string" calcext:value-type="string">
            <text:p>N</text:p>
          </table:table-cell>
          <table:table-cell table:style-name="ce1732" office:value-type="string" calcext:value-type="string">
            <text:p>N</text:p>
          </table:table-cell>
          <table:table-cell table:style-name="ce1740" office:value-type="string" calcext:value-type="string">
            <text:p>N</text:p>
          </table:table-cell>
          <table:table-cell table:style-name="ce1749" office:value-type="string" calcext:value-type="string">
            <text:p>Y</text:p>
          </table:table-cell>
          <table:table-cell table:style-name="ce1763" office:value-type="string" calcext:value-type="string">
            <text:p>Y</text:p>
          </table:table-cell>
          <table:table-cell table:style-name="ce1779" office:value-type="string" calcext:value-type="string">
            <text:p>N</text:p>
          </table:table-cell>
          <table:table-cell table:style-name="ce1794" office:value-type="string" calcext:value-type="string">
            <text:p>N</text:p>
          </table:table-cell>
          <table:table-cell table:style-name="ce1809" office:value-type="string" calcext:value-type="string">
            <text:p>N</text:p>
          </table:table-cell>
          <table:table-cell table:style-name="ce1823" office:value-type="string" calcext:value-type="string">
            <text:p>N</text:p>
          </table:table-cell>
          <table:table-cell table:style-name="ce1837" office:value-type="string" calcext:value-type="string">
            <text:p>N</text:p>
          </table:table-cell>
          <table:table-cell table:style-name="ce1850" office:value-type="string" calcext:value-type="string">
            <text:p>N</text:p>
          </table:table-cell>
          <table:table-cell table:style-name="ce1862" office:value-type="string" calcext:value-type="string">
            <text:p>N</text:p>
          </table:table-cell>
          <table:table-cell table:style-name="ce1869" office:value-type="string" calcext:value-type="string">
            <text:p>N</text:p>
          </table:table-cell>
          <table:table-cell table:style-name="ce1876" office:value-type="string" calcext:value-type="string">
            <text:p>Y</text:p>
          </table:table-cell>
          <table:table-cell table:style-name="ce1887" office:value-type="string" calcext:value-type="string">
            <text:p>Y</text:p>
          </table:table-cell>
          <table:table-cell table:style-name="ce1900" office:value-type="string" calcext:value-type="string">
            <text:p>N</text:p>
          </table:table-cell>
          <table:table-cell table:style-name="ce1912" office:value-type="string" calcext:value-type="string">
            <text:p>N</text:p>
          </table:table-cell>
          <table:table-cell table:style-name="ce1924" office:value-type="string" calcext:value-type="string">
            <text:p>N</text:p>
          </table:table-cell>
          <table:table-cell table:style-name="ce1933" office:value-type="string" calcext:value-type="string">
            <text:p>N</text:p>
          </table:table-cell>
          <table:table-cell table:style-name="ce1943" office:value-type="string" calcext:value-type="string">
            <text:p>N</text:p>
          </table:table-cell>
          <table:table-cell table:style-name="ce1953" office:value-type="string" calcext:value-type="string">
            <text:p>N</text:p>
          </table:table-cell>
          <table:table-cell table:style-name="ce1963" office:value-type="string" calcext:value-type="string">
            <text:p>N</text:p>
          </table:table-cell>
          <table:table-cell table:style-name="ce1971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covered-table-cell table:style-name="ce1354"/>
          <table:table-cell table:style-name="ce1358" office:value-type="string" calcext:value-type="string">
            <text:p>領土</text:p>
          </table:table-cell>
          <table:table-cell table:style-name="ce1364" office:value-type="string" calcext:value-type="string">
            <text:p>N</text:p>
          </table:table-cell>
          <table:table-cell table:style-name="ce1374" office:value-type="string" calcext:value-type="string">
            <text:p>N</text:p>
          </table:table-cell>
          <table:table-cell table:style-name="ce1383" office:value-type="string" calcext:value-type="string">
            <text:p>Y</text:p>
          </table:table-cell>
          <table:table-cell table:style-name="ce1395" office:value-type="string" calcext:value-type="string">
            <text:p>Y</text:p>
          </table:table-cell>
          <table:table-cell table:style-name="ce1410" office:value-type="string" calcext:value-type="string">
            <text:p>N</text:p>
          </table:table-cell>
          <table:table-cell table:style-name="ce1425" office:value-type="string" calcext:value-type="string">
            <text:p>N</text:p>
          </table:table-cell>
          <table:table-cell table:style-name="ce1440" office:value-type="string" calcext:value-type="string">
            <text:p>N</text:p>
          </table:table-cell>
          <table:table-cell table:style-name="ce1455" office:value-type="string" calcext:value-type="string">
            <text:p>N</text:p>
          </table:table-cell>
          <table:table-cell table:number-columns-repeated="2" table:style-name="ce1450" office:value-type="string" calcext:value-type="string">
            <text:p>N</text:p>
          </table:table-cell>
          <table:table-cell table:style-name="ce1484" office:value-type="string" calcext:value-type="string">
            <text:p>N</text:p>
          </table:table-cell>
          <table:table-cell table:style-name="ce1498" office:value-type="string" calcext:value-type="string">
            <text:p>N</text:p>
          </table:table-cell>
          <table:table-cell table:style-name="ce1514" office:value-type="string" calcext:value-type="string">
            <text:p>Y</text:p>
          </table:table-cell>
          <table:table-cell table:style-name="ce1529" office:value-type="string" calcext:value-type="string">
            <text:p>Y</text:p>
          </table:table-cell>
          <table:table-cell table:style-name="ce1544" office:value-type="string" calcext:value-type="string">
            <text:p>N</text:p>
          </table:table-cell>
          <table:table-cell table:style-name="ce1559" office:value-type="string" calcext:value-type="string">
            <text:p>N</text:p>
          </table:table-cell>
          <table:table-cell table:style-name="ce1574" office:value-type="string" calcext:value-type="string">
            <text:p>N</text:p>
          </table:table-cell>
          <table:table-cell table:style-name="ce1589" office:value-type="string" calcext:value-type="string">
            <text:p>N</text:p>
          </table:table-cell>
          <table:table-cell table:style-name="ce1600" office:value-type="string" calcext:value-type="string">
            <text:p>N</text:p>
          </table:table-cell>
          <table:table-cell table:style-name="ce1608" office:value-type="string" calcext:value-type="string">
            <text:p>N</text:p>
          </table:table-cell>
          <table:table-cell table:style-name="ce1619" office:value-type="string" calcext:value-type="string">
            <text:p>N</text:p>
          </table:table-cell>
          <table:table-cell table:style-name="ce1633" office:value-type="string" calcext:value-type="string">
            <text:p>N</text:p>
          </table:table-cell>
          <table:table-cell table:style-name="ce1649" office:value-type="string" calcext:value-type="string">
            <text:p>Y</text:p>
          </table:table-cell>
          <table:table-cell table:style-name="ce1664" office:value-type="string" calcext:value-type="string">
            <text:p>Y</text:p>
          </table:table-cell>
          <table:table-cell table:style-name="ce1679" office:value-type="string" calcext:value-type="string">
            <text:p>N</text:p>
          </table:table-cell>
          <table:table-cell table:style-name="ce1693" office:value-type="string" calcext:value-type="string">
            <text:p>N</text:p>
          </table:table-cell>
          <table:table-cell table:style-name="ce1707" office:value-type="string" calcext:value-type="string">
            <text:p>N</text:p>
          </table:table-cell>
          <table:table-cell table:style-name="ce1721" office:value-type="string" calcext:value-type="string">
            <text:p>N</text:p>
          </table:table-cell>
          <table:table-cell table:style-name="ce1732" office:value-type="string" calcext:value-type="string">
            <text:p>N</text:p>
          </table:table-cell>
          <table:table-cell table:style-name="ce1740" office:value-type="string" calcext:value-type="string">
            <text:p>N</text:p>
          </table:table-cell>
          <table:table-cell table:style-name="ce1750" office:value-type="string" calcext:value-type="string">
            <text:p>N</text:p>
          </table:table-cell>
          <table:table-cell table:style-name="ce1764" office:value-type="string" calcext:value-type="string">
            <text:p>N</text:p>
          </table:table-cell>
          <table:table-cell table:style-name="ce1780" office:value-type="string" calcext:value-type="string">
            <text:p>Y</text:p>
          </table:table-cell>
          <table:table-cell table:style-name="ce1795" office:value-type="string" calcext:value-type="string">
            <text:p>Y</text:p>
          </table:table-cell>
          <table:table-cell table:style-name="ce1810" office:value-type="string" calcext:value-type="string">
            <text:p>N</text:p>
          </table:table-cell>
          <table:table-cell table:style-name="ce1824" office:value-type="string" calcext:value-type="string">
            <text:p>N</text:p>
          </table:table-cell>
          <table:table-cell table:style-name="ce1838" office:value-type="string" calcext:value-type="string">
            <text:p>N</text:p>
          </table:table-cell>
          <table:table-cell table:style-name="ce1851" office:value-type="string" calcext:value-type="string">
            <text:p>N</text:p>
          </table:table-cell>
          <table:table-cell table:style-name="ce1862" office:value-type="string" calcext:value-type="string">
            <text:p>N</text:p>
          </table:table-cell>
          <table:table-cell table:style-name="ce1869" office:value-type="string" calcext:value-type="string">
            <text:p>N</text:p>
          </table:table-cell>
          <table:table-cell table:style-name="ce1877" office:value-type="string" calcext:value-type="string">
            <text:p>N</text:p>
          </table:table-cell>
          <table:table-cell table:style-name="ce1888" office:value-type="string" calcext:value-type="string">
            <text:p>N</text:p>
          </table:table-cell>
          <table:table-cell table:style-name="ce1901" office:value-type="string" calcext:value-type="string">
            <text:p>Y</text:p>
          </table:table-cell>
          <table:table-cell table:style-name="ce1913" office:value-type="string" calcext:value-type="string">
            <text:p>Y</text:p>
          </table:table-cell>
          <table:table-cell table:style-name="ce1925" office:value-type="string" calcext:value-type="string">
            <text:p>N</text:p>
          </table:table-cell>
          <table:table-cell table:style-name="ce1934" office:value-type="string" calcext:value-type="string">
            <text:p>N</text:p>
          </table:table-cell>
          <table:table-cell table:style-name="ce1944" office:value-type="string" calcext:value-type="string">
            <text:p>N</text:p>
          </table:table-cell>
          <table:table-cell table:style-name="ce1954" office:value-type="string" calcext:value-type="string">
            <text:p>N</text:p>
          </table:table-cell>
          <table:table-cell table:style-name="ce1963" office:value-type="string" calcext:value-type="string">
            <text:p>N</text:p>
          </table:table-cell>
          <table:table-cell table:style-name="ce1971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covered-table-cell table:style-name="ce1354"/>
          <table:table-cell table:style-name="ce1359" office:value-type="string" calcext:value-type="string">
            <text:p>領地</text:p>
          </table:table-cell>
          <table:table-cell table:style-name="ce1364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1384" office:value-type="string" calcext:value-type="string">
            <text:p>N</text:p>
          </table:table-cell>
          <table:table-cell table:style-name="ce1396" office:value-type="string" calcext:value-type="string">
            <text:p>N</text:p>
          </table:table-cell>
          <table:table-cell table:style-name="ce1411" office:value-type="string" calcext:value-type="string">
            <text:p>Y</text:p>
          </table:table-cell>
          <table:table-cell table:style-name="ce1426" office:value-type="string" calcext:value-type="string">
            <text:p>Y</text:p>
          </table:table-cell>
          <table:table-cell table:style-name="ce1441" office:value-type="string" calcext:value-type="string">
            <text:p>N</text:p>
          </table:table-cell>
          <table:table-cell table:style-name="ce1456" office:value-type="string" calcext:value-type="string">
            <text:p>N</text:p>
          </table:table-cell>
          <table:table-cell table:number-columns-repeated="2" table:style-name="ce1450" office:value-type="string" calcext:value-type="string">
            <text:p>N</text:p>
          </table:table-cell>
          <table:table-cell table:style-name="ce1484" office:value-type="string" calcext:value-type="string">
            <text:p>N</text:p>
          </table:table-cell>
          <table:table-cell table:style-name="ce1499" office:value-type="string" calcext:value-type="string">
            <text:p>N</text:p>
          </table:table-cell>
          <table:table-cell table:style-name="ce1515" office:value-type="string" calcext:value-type="string">
            <text:p>N</text:p>
          </table:table-cell>
          <table:table-cell table:style-name="ce1530" office:value-type="string" calcext:value-type="string">
            <text:p>N</text:p>
          </table:table-cell>
          <table:table-cell table:style-name="ce1545" office:value-type="string" calcext:value-type="string">
            <text:p>Y</text:p>
          </table:table-cell>
          <table:table-cell table:style-name="ce1560" office:value-type="string" calcext:value-type="string">
            <text:p>Y</text:p>
          </table:table-cell>
          <table:table-cell table:style-name="ce1575" office:value-type="string" calcext:value-type="string">
            <text:p>N</text:p>
          </table:table-cell>
          <table:table-cell table:style-name="ce1590" office:value-type="string" calcext:value-type="string">
            <text:p>N</text:p>
          </table:table-cell>
          <table:table-cell table:style-name="ce1600" office:value-type="string" calcext:value-type="string">
            <text:p>N</text:p>
          </table:table-cell>
          <table:table-cell table:style-name="ce1608" office:value-type="string" calcext:value-type="string">
            <text:p>N</text:p>
          </table:table-cell>
          <table:table-cell table:style-name="ce1619" office:value-type="string" calcext:value-type="string">
            <text:p>N</text:p>
          </table:table-cell>
          <table:table-cell table:style-name="ce1634" office:value-type="string" calcext:value-type="string">
            <text:p>N</text:p>
          </table:table-cell>
          <table:table-cell table:style-name="ce1650" office:value-type="string" calcext:value-type="string">
            <text:p>N</text:p>
          </table:table-cell>
          <table:table-cell table:style-name="ce1665" office:value-type="string" calcext:value-type="string">
            <text:p>N</text:p>
          </table:table-cell>
          <table:table-cell table:style-name="ce1680" office:value-type="string" calcext:value-type="string">
            <text:p>Y</text:p>
          </table:table-cell>
          <table:table-cell table:style-name="ce1694" office:value-type="string" calcext:value-type="string">
            <text:p>Y</text:p>
          </table:table-cell>
          <table:table-cell table:style-name="ce1708" office:value-type="string" calcext:value-type="string">
            <text:p>N</text:p>
          </table:table-cell>
          <table:table-cell table:style-name="ce1722" office:value-type="string" calcext:value-type="string">
            <text:p>N</text:p>
          </table:table-cell>
          <table:table-cell table:style-name="ce1732" office:value-type="string" calcext:value-type="string">
            <text:p>N</text:p>
          </table:table-cell>
          <table:table-cell table:style-name="ce1740" office:value-type="string" calcext:value-type="string">
            <text:p>N</text:p>
          </table:table-cell>
          <table:table-cell table:style-name="ce1750" office:value-type="string" calcext:value-type="string">
            <text:p>N</text:p>
          </table:table-cell>
          <table:table-cell table:style-name="ce1765" office:value-type="string" calcext:value-type="string">
            <text:p>N</text:p>
          </table:table-cell>
          <table:table-cell table:style-name="ce1781" office:value-type="string" calcext:value-type="string">
            <text:p>N</text:p>
          </table:table-cell>
          <table:table-cell table:style-name="ce1796" office:value-type="string" calcext:value-type="string">
            <text:p>N</text:p>
          </table:table-cell>
          <table:table-cell table:style-name="ce1811" office:value-type="string" calcext:value-type="string">
            <text:p>Y</text:p>
          </table:table-cell>
          <table:table-cell table:style-name="ce1825" office:value-type="string" calcext:value-type="string">
            <text:p>Y</text:p>
          </table:table-cell>
          <table:table-cell table:style-name="ce1839" office:value-type="string" calcext:value-type="string">
            <text:p>N</text:p>
          </table:table-cell>
          <table:table-cell table:style-name="ce1852" office:value-type="string" calcext:value-type="string">
            <text:p>N</text:p>
          </table:table-cell>
          <table:table-cell table:style-name="ce1862" office:value-type="string" calcext:value-type="string">
            <text:p>N</text:p>
          </table:table-cell>
          <table:table-cell table:style-name="ce1869" office:value-type="string" calcext:value-type="string">
            <text:p>N</text:p>
          </table:table-cell>
          <table:table-cell table:style-name="ce1877" office:value-type="string" calcext:value-type="string">
            <text:p>N</text:p>
          </table:table-cell>
          <table:table-cell table:style-name="ce1889" office:value-type="string" calcext:value-type="string">
            <text:p>N</text:p>
          </table:table-cell>
          <table:table-cell table:style-name="ce1902" office:value-type="string" calcext:value-type="string">
            <text:p>N</text:p>
          </table:table-cell>
          <table:table-cell table:style-name="ce1914" office:value-type="string" calcext:value-type="string">
            <text:p>N</text:p>
          </table:table-cell>
          <table:table-cell table:style-name="ce1926" office:value-type="string" calcext:value-type="string">
            <text:p>Y</text:p>
          </table:table-cell>
          <table:table-cell table:style-name="ce1935" office:value-type="string" calcext:value-type="string">
            <text:p>Y</text:p>
          </table:table-cell>
          <table:table-cell table:style-name="ce1945" office:value-type="string" calcext:value-type="string">
            <text:p>N</text:p>
          </table:table-cell>
          <table:table-cell table:style-name="ce1955" office:value-type="string" calcext:value-type="string">
            <text:p>N</text:p>
          </table:table-cell>
          <table:table-cell table:style-name="ce1963" office:value-type="string" calcext:value-type="string">
            <text:p>N</text:p>
          </table:table-cell>
          <table:table-cell table:style-name="ce1971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covered-table-cell table:style-name="ce1354"/>
          <table:table-cell table:style-name="ce1360" office:value-type="string" calcext:value-type="string">
            <text:p>陣地</text:p>
          </table:table-cell>
          <table:table-cell table:style-name="ce1364" office:value-type="string" calcext:value-type="string">
            <text:p>N</text:p>
          </table:table-cell>
          <table:table-cell table:style-name="ce1376" office:value-type="string" calcext:value-type="string">
            <text:p>N</text:p>
          </table:table-cell>
          <table:table-cell table:style-name="ce1385" office:value-type="string" calcext:value-type="string">
            <text:p>N</text:p>
          </table:table-cell>
          <table:table-cell table:style-name="ce1397" office:value-type="string" calcext:value-type="string">
            <text:p>N</text:p>
          </table:table-cell>
          <table:table-cell table:style-name="ce1412" office:value-type="string" calcext:value-type="string">
            <text:p>N</text:p>
          </table:table-cell>
          <table:table-cell table:style-name="ce1427" office:value-type="string" calcext:value-type="string">
            <text:p>N</text:p>
          </table:table-cell>
          <table:table-cell table:style-name="ce1442" office:value-type="string" calcext:value-type="string">
            <text:p>Y</text:p>
          </table:table-cell>
          <table:table-cell table:style-name="ce1457" office:value-type="string" calcext:value-type="string">
            <text:p>Y</text:p>
          </table:table-cell>
          <table:table-cell table:number-columns-repeated="2" table:style-name="ce1450" office:value-type="string" calcext:value-type="string">
            <text:p>N</text:p>
          </table:table-cell>
          <table:table-cell table:style-name="ce1484" office:value-type="string" calcext:value-type="string">
            <text:p>N</text:p>
          </table:table-cell>
          <table:table-cell table:style-name="ce1500" office:value-type="string" calcext:value-type="string">
            <text:p>N</text:p>
          </table:table-cell>
          <table:table-cell table:style-name="ce1516" office:value-type="string" calcext:value-type="string">
            <text:p>N</text:p>
          </table:table-cell>
          <table:table-cell table:style-name="ce1531" office:value-type="string" calcext:value-type="string">
            <text:p>N</text:p>
          </table:table-cell>
          <table:table-cell table:style-name="ce1546" office:value-type="string" calcext:value-type="string">
            <text:p>N</text:p>
          </table:table-cell>
          <table:table-cell table:style-name="ce1561" office:value-type="string" calcext:value-type="string">
            <text:p>N</text:p>
          </table:table-cell>
          <table:table-cell table:style-name="ce1576" office:value-type="string" calcext:value-type="string">
            <text:p>Y</text:p>
          </table:table-cell>
          <table:table-cell table:style-name="ce1591" office:value-type="string" calcext:value-type="string">
            <text:p>Y</text:p>
          </table:table-cell>
          <table:table-cell table:style-name="ce1600" office:value-type="string" calcext:value-type="string">
            <text:p>N</text:p>
          </table:table-cell>
          <table:table-cell table:style-name="ce1608" office:value-type="string" calcext:value-type="string">
            <text:p>N</text:p>
          </table:table-cell>
          <table:table-cell table:style-name="ce1619" office:value-type="string" calcext:value-type="string">
            <text:p>N</text:p>
          </table:table-cell>
          <table:table-cell table:style-name="ce1635" office:value-type="string" calcext:value-type="string">
            <text:p>N</text:p>
          </table:table-cell>
          <table:table-cell table:style-name="ce1651" office:value-type="string" calcext:value-type="string">
            <text:p>N</text:p>
          </table:table-cell>
          <table:table-cell table:style-name="ce1666" office:value-type="string" calcext:value-type="string">
            <text:p>N</text:p>
          </table:table-cell>
          <table:table-cell table:style-name="ce1681" office:value-type="string" calcext:value-type="string">
            <text:p>N</text:p>
          </table:table-cell>
          <table:table-cell table:style-name="ce1695" office:value-type="string" calcext:value-type="string">
            <text:p>N</text:p>
          </table:table-cell>
          <table:table-cell table:style-name="ce1709" office:value-type="string" calcext:value-type="string">
            <text:p>Y</text:p>
          </table:table-cell>
          <table:table-cell table:style-name="ce1723" office:value-type="string" calcext:value-type="string">
            <text:p>Y</text:p>
          </table:table-cell>
          <table:table-cell table:style-name="ce1732" office:value-type="string" calcext:value-type="string">
            <text:p>N</text:p>
          </table:table-cell>
          <table:table-cell table:style-name="ce1740" office:value-type="string" calcext:value-type="string">
            <text:p>N</text:p>
          </table:table-cell>
          <table:table-cell table:style-name="ce1750" office:value-type="string" calcext:value-type="string">
            <text:p>N</text:p>
          </table:table-cell>
          <table:table-cell table:style-name="ce1766" office:value-type="string" calcext:value-type="string">
            <text:p>N</text:p>
          </table:table-cell>
          <table:table-cell table:style-name="ce1782" office:value-type="string" calcext:value-type="string">
            <text:p>N</text:p>
          </table:table-cell>
          <table:table-cell table:style-name="ce1797" office:value-type="string" calcext:value-type="string">
            <text:p>N</text:p>
          </table:table-cell>
          <table:table-cell table:style-name="ce1812" office:value-type="string" calcext:value-type="string">
            <text:p>N</text:p>
          </table:table-cell>
          <table:table-cell table:style-name="ce1826" office:value-type="string" calcext:value-type="string">
            <text:p>N</text:p>
          </table:table-cell>
          <table:table-cell table:style-name="ce1840" office:value-type="string" calcext:value-type="string">
            <text:p>Y</text:p>
          </table:table-cell>
          <table:table-cell table:style-name="ce1853" office:value-type="string" calcext:value-type="string">
            <text:p>Y</text:p>
          </table:table-cell>
          <table:table-cell table:style-name="ce1862" office:value-type="string" calcext:value-type="string">
            <text:p>N</text:p>
          </table:table-cell>
          <table:table-cell table:style-name="ce1869" office:value-type="string" calcext:value-type="string">
            <text:p>N</text:p>
          </table:table-cell>
          <table:table-cell table:style-name="ce1877" office:value-type="string" calcext:value-type="string">
            <text:p>N</text:p>
          </table:table-cell>
          <table:table-cell table:style-name="ce1890" office:value-type="string" calcext:value-type="string">
            <text:p>N</text:p>
          </table:table-cell>
          <table:table-cell table:style-name="ce1903" office:value-type="string" calcext:value-type="string">
            <text:p>N</text:p>
          </table:table-cell>
          <table:table-cell table:style-name="ce1915" office:value-type="string" calcext:value-type="string">
            <text:p>N</text:p>
          </table:table-cell>
          <table:table-cell table:style-name="ce1927" office:value-type="string" calcext:value-type="string">
            <text:p>N</text:p>
          </table:table-cell>
          <table:table-cell table:style-name="ce1936" office:value-type="string" calcext:value-type="string">
            <text:p>N</text:p>
          </table:table-cell>
          <table:table-cell table:style-name="ce1946" office:value-type="string" calcext:value-type="string">
            <text:p>Y</text:p>
          </table:table-cell>
          <table:table-cell table:style-name="ce1956" office:value-type="string" calcext:value-type="string">
            <text:p>Y</text:p>
          </table:table-cell>
          <table:table-cell table:style-name="ce1963" office:value-type="string" calcext:value-type="string">
            <text:p>N</text:p>
          </table:table-cell>
          <table:table-cell table:style-name="ce1971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number-columns-repeated="2" table:style-name="ce1347"/>
          <table:table-cell table:style-name="ce1355" office:value-type="string" calcext:value-type="string">
            <text:p>空</text:p>
          </table:table-cell>
          <table:table-cell table:style-name="ce1367" office:value-type="string" calcext:value-type="string">
            <text:p>N</text:p>
          </table:table-cell>
          <table:table-cell table:style-name="ce1377" office:value-type="string" calcext:value-type="string">
            <text:p>N</text:p>
          </table:table-cell>
          <table:table-cell table:style-name="ce1386" office:value-type="string" calcext:value-type="string">
            <text:p>N</text:p>
          </table:table-cell>
          <table:table-cell table:style-name="ce1398" office:value-type="string" calcext:value-type="string">
            <text:p>N</text:p>
          </table:table-cell>
          <table:table-cell table:style-name="ce1413" office:value-type="string" calcext:value-type="string">
            <text:p>N</text:p>
          </table:table-cell>
          <table:table-cell table:style-name="ce1428" office:value-type="string" calcext:value-type="string">
            <text:p>N</text:p>
          </table:table-cell>
          <table:table-cell table:style-name="ce1443" office:value-type="string" calcext:value-type="string">
            <text:p>N</text:p>
          </table:table-cell>
          <table:table-cell table:style-name="ce1458" office:value-type="string" calcext:value-type="string">
            <text:p>N</text:p>
          </table:table-cell>
          <table:table-cell table:number-columns-repeated="2" table:style-name="ce1466" office:value-type="string" calcext:value-type="string">
            <text:p>Y</text:p>
          </table:table-cell>
          <table:table-cell table:style-name="ce1485" office:value-type="string" calcext:value-type="string">
            <text:p>N</text:p>
          </table:table-cell>
          <table:table-cell table:style-name="ce1501" office:value-type="string" calcext:value-type="string">
            <text:p>N</text:p>
          </table:table-cell>
          <table:table-cell table:style-name="ce1517" office:value-type="string" calcext:value-type="string">
            <text:p>N</text:p>
          </table:table-cell>
          <table:table-cell table:style-name="ce1532" office:value-type="string" calcext:value-type="string">
            <text:p>N</text:p>
          </table:table-cell>
          <table:table-cell table:style-name="ce1547" office:value-type="string" calcext:value-type="string">
            <text:p>N</text:p>
          </table:table-cell>
          <table:table-cell table:style-name="ce1562" office:value-type="string" calcext:value-type="string">
            <text:p>N</text:p>
          </table:table-cell>
          <table:table-cell table:style-name="ce1577" office:value-type="string" calcext:value-type="string">
            <text:p>N</text:p>
          </table:table-cell>
          <table:table-cell table:style-name="ce1592" office:value-type="string" calcext:value-type="string">
            <text:p>N</text:p>
          </table:table-cell>
          <table:table-cell table:number-columns-repeated="2" table:style-name="ce1601" office:value-type="string" calcext:value-type="string">
            <text:p>Y</text:p>
          </table:table-cell>
          <table:table-cell table:style-name="ce1620" office:value-type="string" calcext:value-type="string">
            <text:p>N</text:p>
          </table:table-cell>
          <table:table-cell table:style-name="ce1636" office:value-type="string" calcext:value-type="string">
            <text:p>N</text:p>
          </table:table-cell>
          <table:table-cell table:style-name="ce1652" office:value-type="string" calcext:value-type="string">
            <text:p>N</text:p>
          </table:table-cell>
          <table:table-cell table:style-name="ce1667" office:value-type="string" calcext:value-type="string">
            <text:p>N</text:p>
          </table:table-cell>
          <table:table-cell table:style-name="ce1682" office:value-type="string" calcext:value-type="string">
            <text:p>N</text:p>
          </table:table-cell>
          <table:table-cell table:style-name="ce1696" office:value-type="string" calcext:value-type="string">
            <text:p>N</text:p>
          </table:table-cell>
          <table:table-cell table:style-name="ce1710" office:value-type="string" calcext:value-type="string">
            <text:p>N</text:p>
          </table:table-cell>
          <table:table-cell table:style-name="ce1724" office:value-type="string" calcext:value-type="string">
            <text:p>N</text:p>
          </table:table-cell>
          <table:table-cell table:style-name="ce1733" office:value-type="string" calcext:value-type="string">
            <text:p>Y</text:p>
          </table:table-cell>
          <table:table-cell table:style-name="ce1741" office:value-type="string" calcext:value-type="string">
            <text:p>Y</text:p>
          </table:table-cell>
          <table:table-cell table:style-name="ce1751" office:value-type="string" calcext:value-type="string">
            <text:p>N</text:p>
          </table:table-cell>
          <table:table-cell table:style-name="ce1767" office:value-type="string" calcext:value-type="string">
            <text:p>N</text:p>
          </table:table-cell>
          <table:table-cell table:style-name="ce1783" office:value-type="string" calcext:value-type="string">
            <text:p>N</text:p>
          </table:table-cell>
          <table:table-cell table:style-name="ce1798" office:value-type="string" calcext:value-type="string">
            <text:p>N</text:p>
          </table:table-cell>
          <table:table-cell table:style-name="ce1813" office:value-type="string" calcext:value-type="string">
            <text:p>N</text:p>
          </table:table-cell>
          <table:table-cell table:style-name="ce1827" office:value-type="string" calcext:value-type="string">
            <text:p>N</text:p>
          </table:table-cell>
          <table:table-cell table:style-name="ce1841" office:value-type="string" calcext:value-type="string">
            <text:p>N</text:p>
          </table:table-cell>
          <table:table-cell table:style-name="ce1854" office:value-type="string" calcext:value-type="string">
            <text:p>N</text:p>
          </table:table-cell>
          <table:table-cell table:style-name="ce1863" office:value-type="string" calcext:value-type="string">
            <text:p>Y</text:p>
          </table:table-cell>
          <table:table-cell table:style-name="ce1870" office:value-type="string" calcext:value-type="string">
            <text:p>Y</text:p>
          </table:table-cell>
          <table:table-cell table:style-name="ce1878" office:value-type="string" calcext:value-type="string">
            <text:p>N</text:p>
          </table:table-cell>
          <table:table-cell table:style-name="ce1891" office:value-type="string" calcext:value-type="string">
            <text:p>N</text:p>
          </table:table-cell>
          <table:table-cell table:style-name="ce1904" office:value-type="string" calcext:value-type="string">
            <text:p>N</text:p>
          </table:table-cell>
          <table:table-cell table:style-name="ce1916" office:value-type="string" calcext:value-type="string">
            <text:p>N</text:p>
          </table:table-cell>
          <table:table-cell table:style-name="ce1928" office:value-type="string" calcext:value-type="string">
            <text:p>N</text:p>
          </table:table-cell>
          <table:table-cell table:style-name="ce1937" office:value-type="string" calcext:value-type="string">
            <text:p>N</text:p>
          </table:table-cell>
          <table:table-cell table:style-name="ce1947" office:value-type="string" calcext:value-type="string">
            <text:p>N</text:p>
          </table:table-cell>
          <table:table-cell table:style-name="ce1957" office:value-type="string" calcext:value-type="string">
            <text:p>N</text:p>
          </table:table-cell>
          <table:table-cell table:style-name="ce1964" office:value-type="string" calcext:value-type="string">
            <text:p>Y</text:p>
          </table:table-cell>
          <table:table-cell table:style-name="ce1972" office:value-type="string" calcext:value-type="string">
            <text:p>Y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table-cell table:style-name="ce1348" office:value-type="string" calcext:value-type="string">
            <text:p>ターン</text:p>
          </table:table-cell>
          <table:table-cell table:style-name="ce1348"/>
          <table:table-cell table:style-name="ce1355" office:value-type="string" calcext:value-type="string">
            <text:p>プレイヤー</text:p>
          </table:table-cell>
          <table:table-cell table:style-name="ce1368" office:value-type="float" office:value="1" calcext:value-type="float">
            <text:p>1</text:p>
          </table:table-cell>
          <table:table-cell table:style-name="ce1378" office:value-type="float" office:value="2" calcext:value-type="float">
            <text:p>2</text:p>
          </table:table-cell>
          <table:table-cell table:style-name="ce1387" office:value-type="float" office:value="1" calcext:value-type="float">
            <text:p>1</text:p>
          </table:table-cell>
          <table:table-cell table:style-name="ce1399" office:value-type="float" office:value="2" calcext:value-type="float">
            <text:p>2</text:p>
          </table:table-cell>
          <table:table-cell table:style-name="ce1414" office:value-type="float" office:value="1" calcext:value-type="float">
            <text:p>1</text:p>
          </table:table-cell>
          <table:table-cell table:style-name="ce1429" office:value-type="float" office:value="2" calcext:value-type="float">
            <text:p>2</text:p>
          </table:table-cell>
          <table:table-cell table:style-name="ce1444" office:value-type="float" office:value="1" calcext:value-type="float">
            <text:p>1</text:p>
          </table:table-cell>
          <table:table-cell table:style-name="ce1459" office:value-type="float" office:value="2" calcext:value-type="float">
            <text:p>2</text:p>
          </table:table-cell>
          <table:table-cell table:style-name="ce1459" office:value-type="float" office:value="1" calcext:value-type="float">
            <text:p>1</text:p>
          </table:table-cell>
          <table:table-cell table:style-name="ce1459" office:value-type="float" office:value="2" calcext:value-type="float">
            <text:p>2</text:p>
          </table:table-cell>
          <table:table-cell table:style-name="ce1486" office:value-type="float" office:value="1" calcext:value-type="float">
            <text:p>1</text:p>
          </table:table-cell>
          <table:table-cell table:style-name="ce1502" office:value-type="float" office:value="2" calcext:value-type="float">
            <text:p>2</text:p>
          </table:table-cell>
          <table:table-cell table:style-name="ce1518" office:value-type="float" office:value="1" calcext:value-type="float">
            <text:p>1</text:p>
          </table:table-cell>
          <table:table-cell table:style-name="ce1533" office:value-type="float" office:value="2" calcext:value-type="float">
            <text:p>2</text:p>
          </table:table-cell>
          <table:table-cell table:style-name="ce1548" office:value-type="float" office:value="1" calcext:value-type="float">
            <text:p>1</text:p>
          </table:table-cell>
          <table:table-cell table:style-name="ce1563" office:value-type="float" office:value="2" calcext:value-type="float">
            <text:p>2</text:p>
          </table:table-cell>
          <table:table-cell table:style-name="ce1578" office:value-type="float" office:value="1" calcext:value-type="float">
            <text:p>1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float" office:value="2" calcext:value-type="float">
            <text:p>2</text:p>
          </table:table-cell>
          <table:table-cell table:style-name="ce1621" office:value-type="float" office:value="1" calcext:value-type="float">
            <text:p>1</text:p>
          </table:table-cell>
          <table:table-cell table:style-name="ce1637" office:value-type="float" office:value="2" calcext:value-type="float">
            <text:p>2</text:p>
          </table:table-cell>
          <table:table-cell table:style-name="ce1653" office:value-type="float" office:value="1" calcext:value-type="float">
            <text:p>1</text:p>
          </table:table-cell>
          <table:table-cell table:style-name="ce1668" office:value-type="float" office:value="2" calcext:value-type="float">
            <text:p>2</text:p>
          </table:table-cell>
          <table:table-cell table:style-name="ce1683" office:value-type="float" office:value="1" calcext:value-type="float">
            <text:p>1</text:p>
          </table:table-cell>
          <table:table-cell table:style-name="ce1697" office:value-type="float" office:value="2" calcext:value-type="float">
            <text:p>2</text:p>
          </table:table-cell>
          <table:table-cell table:style-name="ce1711" office:value-type="float" office:value="1" calcext:value-type="float">
            <text:p>1</text:p>
          </table:table-cell>
          <table:table-cell table:style-name="ce1725" office:value-type="float" office:value="2" calcext:value-type="float">
            <text:p>2</text:p>
          </table:table-cell>
          <table:table-cell table:style-name="ce1725" office:value-type="float" office:value="1" calcext:value-type="float">
            <text:p>1</text:p>
          </table:table-cell>
          <table:table-cell table:style-name="ce1725" office:value-type="float" office:value="2" calcext:value-type="float">
            <text:p>2</text:p>
          </table:table-cell>
          <table:table-cell table:style-name="ce1752" office:value-type="float" office:value="1" calcext:value-type="float">
            <text:p>1</text:p>
          </table:table-cell>
          <table:table-cell table:style-name="ce1768" office:value-type="float" office:value="2" calcext:value-type="float">
            <text:p>2</text:p>
          </table:table-cell>
          <table:table-cell table:style-name="ce1784" office:value-type="float" office:value="1" calcext:value-type="float">
            <text:p>1</text:p>
          </table:table-cell>
          <table:table-cell table:style-name="ce1799" office:value-type="float" office:value="2" calcext:value-type="float">
            <text:p>2</text:p>
          </table:table-cell>
          <table:table-cell table:style-name="ce1814" office:value-type="float" office:value="1" calcext:value-type="float">
            <text:p>1</text:p>
          </table:table-cell>
          <table:table-cell table:style-name="ce1828" office:value-type="float" office:value="2" calcext:value-type="float">
            <text:p>2</text:p>
          </table:table-cell>
          <table:table-cell table:style-name="ce1842" office:value-type="float" office:value="1" calcext:value-type="float">
            <text:p>1</text:p>
          </table:table-cell>
          <table:table-cell table:style-name="ce1855" office:value-type="float" office:value="2" calcext:value-type="float">
            <text:p>2</text:p>
          </table:table-cell>
          <table:table-cell table:style-name="ce1855" office:value-type="float" office:value="1" calcext:value-type="float">
            <text:p>1</text:p>
          </table:table-cell>
          <table:table-cell table:style-name="ce1855" office:value-type="float" office:value="2" calcext:value-type="float">
            <text:p>2</text:p>
          </table:table-cell>
          <table:table-cell table:style-name="ce1879" office:value-type="float" office:value="1" calcext:value-type="float">
            <text:p>1</text:p>
          </table:table-cell>
          <table:table-cell table:style-name="ce1892" office:value-type="float" office:value="2" calcext:value-type="float">
            <text:p>2</text:p>
          </table:table-cell>
          <table:table-cell table:style-name="ce1905" office:value-type="float" office:value="1" calcext:value-type="float">
            <text:p>1</text:p>
          </table:table-cell>
          <table:table-cell table:style-name="ce1917" office:value-type="float" office:value="2" calcext:value-type="float">
            <text:p>2</text:p>
          </table:table-cell>
          <table:table-cell table:style-name="ce1929" office:value-type="float" office:value="1" calcext:value-type="float">
            <text:p>1</text:p>
          </table:table-cell>
          <table:table-cell table:style-name="ce1938" office:value-type="float" office:value="2" calcext:value-type="float">
            <text:p>2</text:p>
          </table:table-cell>
          <table:table-cell table:style-name="ce1948" office:value-type="float" office:value="1" calcext:value-type="float">
            <text:p>1</text:p>
          </table:table-cell>
          <table:table-cell table:style-name="ce1958" office:value-type="float" office:value="2" calcext:value-type="float">
            <text:p>2</text:p>
          </table:table-cell>
          <table:table-cell table:style-name="ce1958" office:value-type="float" office:value="1" calcext:value-type="float">
            <text:p>1</text:p>
          </table:table-cell>
          <table:table-cell table:style-name="ce1958" office:value-type="float" office:value="2" calcext:value-type="float">
            <text:p>2</text:p>
          </table:table-cell>
          <table:table-cell table:style-name="ce1979"/>
          <table:table-cell table:number-columns-repeated="968"/>
        </table:table-row>
        <table:table-row table:style-name="ro1">
          <table:table-cell table:style-name="ce1335"/>
          <table:table-cell table:style-name="ce1341" office:value-type="string" calcext:value-type="string" table:number-columns-spanned="1" table:number-rows-spanned="4">
            <text:p>結果</text:p>
          </table:table-cell>
          <table:table-cell table:style-name="ce1349" office:value-type="string" calcext:value-type="string">
            <text:p>配置</text:p>
          </table:table-cell>
          <table:table-cell table:style-name="ce1349"/>
          <table:table-cell table:style-name="ce1361" office:value-type="string" calcext:value-type="string">
            <text:p>配置可</text:p>
          </table:table-cell>
          <table:table-cell table:style-name="ce1369" office:value-type="string" calcext:value-type="string">
            <text:p>-</text:p>
          </table:table-cell>
          <table:table-cell table:style-name="ce1379" office:value-type="string" calcext:value-type="string">
            <text:p>-</text:p>
          </table:table-cell>
          <table:table-cell table:style-name="ce1388" office:value-type="string" calcext:value-type="string">
            <text:p>N</text:p>
          </table:table-cell>
          <table:table-cell table:style-name="ce1400" office:value-type="string" calcext:value-type="string">
            <text:p>N</text:p>
          </table:table-cell>
          <table:table-cell table:style-name="ce1415" office:value-type="string" calcext:value-type="string">
            <text:p>N</text:p>
          </table:table-cell>
          <table:table-cell table:style-name="ce1430" office:value-type="string" calcext:value-type="string">
            <text:p>N</text:p>
          </table:table-cell>
          <table:table-cell table:style-name="ce1445" office:value-type="string" calcext:value-type="string">
            <text:p>N</text:p>
          </table:table-cell>
          <table:table-cell table:style-name="ce1460" office:value-type="string" calcext:value-type="string">
            <text:p>N</text:p>
          </table:table-cell>
          <table:table-cell table:style-name="ce1467" office:value-type="string" calcext:value-type="string">
            <text:p>N</text:p>
          </table:table-cell>
          <table:table-cell table:style-name="ce1473" office:value-type="string" calcext:value-type="string">
            <text:p>N</text:p>
          </table:table-cell>
          <table:table-cell table:style-name="ce1487" office:value-type="string" calcext:value-type="string">
            <text:p>N</text:p>
          </table:table-cell>
          <table:table-cell table:style-name="ce1503" office:value-type="string" calcext:value-type="string">
            <text:p>N</text:p>
          </table:table-cell>
          <table:table-cell table:style-name="ce1519" office:value-type="string" calcext:value-type="string">
            <text:p>N</text:p>
          </table:table-cell>
          <table:table-cell table:style-name="ce1534" office:value-type="string" calcext:value-type="string">
            <text:p>N</text:p>
          </table:table-cell>
          <table:table-cell table:style-name="ce1549" office:value-type="string" calcext:value-type="string">
            <text:p>N</text:p>
          </table:table-cell>
          <table:table-cell table:style-name="ce1564" office:value-type="string" calcext:value-type="string">
            <text:p>N</text:p>
          </table:table-cell>
          <table:table-cell table:style-name="ce1579" office:value-type="string" calcext:value-type="string">
            <text:p>N</text:p>
          </table:table-cell>
          <table:table-cell table:style-name="ce1594" office:value-type="string" calcext:value-type="string">
            <text:p>N</text:p>
          </table:table-cell>
          <table:table-cell table:style-name="ce1602" office:value-type="string" calcext:value-type="string">
            <text:p>N</text:p>
          </table:table-cell>
          <table:table-cell table:style-name="ce1609" office:value-type="string" calcext:value-type="string">
            <text:p>N</text:p>
          </table:table-cell>
          <table:table-cell table:style-name="ce1622" office:value-type="string" calcext:value-type="string">
            <text:p>N</text:p>
          </table:table-cell>
          <table:table-cell table:style-name="ce1638" office:value-type="string" calcext:value-type="string">
            <text:p>N</text:p>
          </table:table-cell>
          <table:table-cell table:style-name="ce1654" office:value-type="string" calcext:value-type="string">
            <text:p>N</text:p>
          </table:table-cell>
          <table:table-cell table:style-name="ce1669" office:value-type="string" calcext:value-type="string">
            <text:p>N</text:p>
          </table:table-cell>
          <table:table-cell table:style-name="ce1684" office:value-type="string" calcext:value-type="string">
            <text:p>Y</text:p>
          </table:table-cell>
          <table:table-cell table:style-name="ce1698" office:value-type="string" calcext:value-type="string">
            <text:p>Y</text:p>
          </table:table-cell>
          <table:table-cell table:style-name="ce1712" office:value-type="string" calcext:value-type="string">
            <text:p>Y</text:p>
          </table:table-cell>
          <table:table-cell table:style-name="ce1726" office:value-type="string" calcext:value-type="string">
            <text:p>Y</text:p>
          </table:table-cell>
          <table:table-cell table:style-name="ce1734" office:value-type="string" calcext:value-type="string">
            <text:p>Y</text:p>
          </table:table-cell>
          <table:table-cell table:style-name="ce1734" office:value-type="string" calcext:value-type="string">
            <text:p>N</text:p>
          </table:table-cell>
          <table:table-cell table:style-name="ce1753" office:value-type="string" calcext:value-type="string">
            <text:p>N</text:p>
          </table:table-cell>
          <table:table-cell table:style-name="ce1769" office:value-type="string" calcext:value-type="string">
            <text:p>N</text:p>
          </table:table-cell>
          <table:table-cell table:style-name="ce1785" office:value-type="string" calcext:value-type="string">
            <text:p>N</text:p>
          </table:table-cell>
          <table:table-cell table:style-name="ce1800" office:value-type="string" calcext:value-type="string">
            <text:p>N</text:p>
          </table:table-cell>
          <table:table-cell table:style-name="ce1815" office:value-type="string" calcext:value-type="string">
            <text:p>Y</text:p>
          </table:table-cell>
          <table:table-cell table:style-name="ce1829" office:value-type="string" calcext:value-type="string">
            <text:p>Y</text:p>
          </table:table-cell>
          <table:table-cell table:style-name="ce1843" office:value-type="string" calcext:value-type="string">
            <text:p>-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string" calcext:value-type="string">
            <text:p>Y</text:p>
          </table:table-cell>
          <table:table-cell table:style-name="ce1871" office:value-type="string" calcext:value-type="string">
            <text:p>N</text:p>
          </table:table-cell>
          <table:table-cell table:style-name="ce1880" office:value-type="string" calcext:value-type="string">
            <text:p>N</text:p>
          </table:table-cell>
          <table:table-cell table:style-name="ce1893" office:value-type="string" calcext:value-type="string">
            <text:p>N</text:p>
          </table:table-cell>
          <table:table-cell table:style-name="ce1906" office:value-type="string" calcext:value-type="string">
            <text:p>N</text:p>
          </table:table-cell>
          <table:table-cell table:style-name="ce1918" office:value-type="string" calcext:value-type="string">
            <text:p>N</text:p>
          </table:table-cell>
          <table:table-cell table:style-name="ce1856" office:value-type="string" calcext:value-type="string">
            <text:p>N</text:p>
          </table:table-cell>
          <table:table-cell table:style-name="ce1856" office:value-type="string" calcext:value-type="string">
            <text:p>Y</text:p>
          </table:table-cell>
          <table:table-cell table:style-name="ce1949" office:value-type="string" calcext:value-type="string">
            <text:p>N</text:p>
          </table:table-cell>
          <table:table-cell table:style-name="ce1949" office:value-type="string" calcext:value-type="string">
            <text:p>Y</text:p>
          </table:table-cell>
          <table:table-cell table:style-name="ce1965" office:value-type="string" calcext:value-type="string">
            <text:p>N</text:p>
          </table:table-cell>
          <table:table-cell table:style-name="ce1973" office:value-type="string" calcext:value-type="string">
            <text:p>N</text:p>
          </table:table-cell>
          <table:table-cell table:style-name="ce1980"/>
          <table:table-cell table:number-columns-repeated="968"/>
        </table:table-row>
        <table:table-row table:style-name="ro1">
          <table:table-cell table:style-name="ce1335"/>
          <table:covered-table-cell table:style-name="ce1342"/>
          <table:table-cell table:style-name="ce1350" office:value-type="string" calcext:value-type="string" table:number-columns-spanned="1" table:number-rows-spanned="3">
            <text:p>ポップアップ</text:p>
          </table:table-cell>
          <table:table-cell table:style-name="ce1349"/>
          <table:table-cell table:style-name="ce1361" office:value-type="string" calcext:value-type="string">
            <text:p>駒の上不可</text:p>
          </table:table-cell>
          <table:table-cell table:style-name="ce1369" office:value-type="string" calcext:value-type="string">
            <text:p>-</text:p>
          </table:table-cell>
          <table:table-cell table:style-name="ce1379" office:value-type="string" calcext:value-type="string">
            <text:p>-</text:p>
          </table:table-cell>
          <table:table-cell table:style-name="ce1389" office:value-type="string" calcext:value-type="string">
            <text:p>Y</text:p>
          </table:table-cell>
          <table:table-cell table:style-name="ce1401" office:value-type="string" calcext:value-type="string">
            <text:p>Y</text:p>
          </table:table-cell>
          <table:table-cell table:style-name="ce1416" office:value-type="string" calcext:value-type="string">
            <text:p>Y</text:p>
          </table:table-cell>
          <table:table-cell table:style-name="ce1431" office:value-type="string" calcext:value-type="string">
            <text:p>Y</text:p>
          </table:table-cell>
          <table:table-cell table:style-name="ce1446" office:value-type="string" calcext:value-type="string">
            <text:p>Y</text:p>
          </table:table-cell>
          <table:table-cell table:style-name="ce1461" office:value-type="string" calcext:value-type="string">
            <text:p>Y</text:p>
          </table:table-cell>
          <table:table-cell table:style-name="ce1468" office:value-type="string" calcext:value-type="string">
            <text:p>Y</text:p>
          </table:table-cell>
          <table:table-cell table:style-name="ce1474" office:value-type="string" calcext:value-type="string">
            <text:p>Y</text:p>
          </table:table-cell>
          <table:table-cell table:style-name="ce1488" office:value-type="string" calcext:value-type="string">
            <text:p>Y</text:p>
          </table:table-cell>
          <table:table-cell table:style-name="ce1504" office:value-type="string" calcext:value-type="string">
            <text:p>Y</text:p>
          </table:table-cell>
          <table:table-cell table:style-name="ce1519" office:value-type="string" calcext:value-type="string">
            <text:p>N</text:p>
          </table:table-cell>
          <table:table-cell table:style-name="ce1534" office:value-type="string" calcext:value-type="string">
            <text:p>N</text:p>
          </table:table-cell>
          <table:table-cell table:style-name="ce1549" office:value-type="string" calcext:value-type="string">
            <text:p>N</text:p>
          </table:table-cell>
          <table:table-cell table:style-name="ce1564" office:value-type="string" calcext:value-type="string">
            <text:p>N</text:p>
          </table:table-cell>
          <table:table-cell table:style-name="ce1579" office:value-type="string" calcext:value-type="string">
            <text:p>N</text:p>
          </table:table-cell>
          <table:table-cell table:style-name="ce1594" office:value-type="string" calcext:value-type="string">
            <text:p>N</text:p>
          </table:table-cell>
          <table:table-cell table:style-name="ce1602" office:value-type="string" calcext:value-type="string">
            <text:p>N</text:p>
          </table:table-cell>
          <table:table-cell table:style-name="ce1609" office:value-type="string" calcext:value-type="string">
            <text:p>N</text:p>
          </table:table-cell>
          <table:table-cell table:style-name="ce1623" office:value-type="string" calcext:value-type="string">
            <text:p>Y</text:p>
          </table:table-cell>
          <table:table-cell table:style-name="ce1639" office:value-type="string" calcext:value-type="string">
            <text:p>Y</text:p>
          </table:table-cell>
          <table:table-cell table:style-name="ce1654" office:value-type="string" calcext:value-type="string">
            <text:p>N</text:p>
          </table:table-cell>
          <table:table-cell table:style-name="ce1669" office:value-type="string" calcext:value-type="string">
            <text:p>N</text:p>
          </table:table-cell>
          <table:table-cell table:style-name="ce1685" office:value-type="string" calcext:value-type="string">
            <text:p>N</text:p>
          </table:table-cell>
          <table:table-cell table:style-name="ce1699" office:value-type="string" calcext:value-type="string">
            <text:p>N</text:p>
          </table:table-cell>
          <table:table-cell table:style-name="ce1713" office:value-type="string" calcext:value-type="string">
            <text:p>N</text:p>
          </table:table-cell>
          <table:table-cell table:style-name="ce1727" office:value-type="string" calcext:value-type="string">
            <text:p>N</text:p>
          </table:table-cell>
          <table:table-cell table:style-name="ce1735" office:value-type="string" calcext:value-type="string">
            <text:p>N</text:p>
          </table:table-cell>
          <table:table-cell table:style-name="ce1742" office:value-type="string" calcext:value-type="string">
            <text:p>N</text:p>
          </table:table-cell>
          <table:table-cell table:style-name="ce1754" office:value-type="string" calcext:value-type="string">
            <text:p>Y</text:p>
          </table:table-cell>
          <table:table-cell table:style-name="ce1770" office:value-type="string" calcext:value-type="string">
            <text:p>Y</text:p>
          </table:table-cell>
          <table:table-cell table:style-name="ce1785" office:value-type="string" calcext:value-type="string">
            <text:p>N</text:p>
          </table:table-cell>
          <table:table-cell table:style-name="ce1800" office:value-type="string" calcext:value-type="string">
            <text:p>N</text:p>
          </table:table-cell>
          <table:table-cell table:style-name="ce1816" office:value-type="string" calcext:value-type="string">
            <text:p>N</text:p>
          </table:table-cell>
          <table:table-cell table:style-name="ce1830" office:value-type="string" calcext:value-type="string">
            <text:p>N</text:p>
          </table:table-cell>
          <table:table-cell table:style-name="ce1843" office:value-type="string" calcext:value-type="string">
            <text:p>-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string" calcext:value-type="string">
            <text:p>N</text:p>
          </table:table-cell>
          <table:table-cell table:style-name="ce1871" office:value-type="string" calcext:value-type="string">
            <text:p>N</text:p>
          </table:table-cell>
          <table:table-cell table:style-name="ce1881" office:value-type="string" calcext:value-type="string">
            <text:p>Y</text:p>
          </table:table-cell>
          <table:table-cell table:style-name="ce1894" office:value-type="string" calcext:value-type="string">
            <text:p>Y</text:p>
          </table:table-cell>
          <table:table-cell table:style-name="ce1906" office:value-type="string" calcext:value-type="string">
            <text:p>N</text:p>
          </table:table-cell>
          <table:table-cell table:style-name="ce1918" office:value-type="string" calcext:value-type="string">
            <text:p>N</text:p>
          </table:table-cell>
          <table:table-cell table:style-name="ce1856" office:value-type="string" calcext:value-type="string">
            <text:p>N</text:p>
          </table:table-cell>
          <table:table-cell table:style-name="ce1939" office:value-type="string" calcext:value-type="string">
            <text:p>N</text:p>
          </table:table-cell>
          <table:table-cell table:style-name="ce1949" office:value-type="string" calcext:value-type="string">
            <text:p>N</text:p>
          </table:table-cell>
          <table:table-cell table:style-name="ce1959" office:value-type="string" calcext:value-type="string">
            <text:p>N</text:p>
          </table:table-cell>
          <table:table-cell table:style-name="ce1965" office:value-type="string" calcext:value-type="string">
            <text:p>N</text:p>
          </table:table-cell>
          <table:table-cell table:style-name="ce1973" office:value-type="string" calcext:value-type="string">
            <text:p>N</text:p>
          </table:table-cell>
          <table:table-cell table:style-name="ce1980"/>
          <table:table-cell table:number-columns-repeated="968"/>
        </table:table-row>
        <table:table-row table:style-name="ro1">
          <table:table-cell table:style-name="ce1335"/>
          <table:covered-table-cell table:style-name="ce1342"/>
          <table:covered-table-cell table:style-name="ce1351"/>
          <table:table-cell table:style-name="ce1349"/>
          <table:table-cell table:style-name="ce1361" office:value-type="string" calcext:value-type="string">
            <text:p>領土上不可</text:p>
          </table:table-cell>
          <table:table-cell table:style-name="ce1369" office:value-type="string" calcext:value-type="string">
            <text:p>-</text:p>
          </table:table-cell>
          <table:table-cell table:style-name="ce1379" office:value-type="string" calcext:value-type="string">
            <text:p>-</text:p>
          </table:table-cell>
          <table:table-cell table:style-name="ce1390" office:value-type="string" calcext:value-type="string">
            <text:p>N</text:p>
          </table:table-cell>
          <table:table-cell table:style-name="ce1402" office:value-type="string" calcext:value-type="string">
            <text:p>N</text:p>
          </table:table-cell>
          <table:table-cell table:style-name="ce1417" office:value-type="string" calcext:value-type="string">
            <text:p>N</text:p>
          </table:table-cell>
          <table:table-cell table:style-name="ce1432" office:value-type="string" calcext:value-type="string">
            <text:p>N</text:p>
          </table:table-cell>
          <table:table-cell table:style-name="ce1447" office:value-type="string" calcext:value-type="string">
            <text:p>N</text:p>
          </table:table-cell>
          <table:table-cell table:style-name="ce1462" office:value-type="string" calcext:value-type="string">
            <text:p>N</text:p>
          </table:table-cell>
          <table:table-cell table:style-name="ce1469" office:value-type="string" calcext:value-type="string">
            <text:p>N</text:p>
          </table:table-cell>
          <table:table-cell table:style-name="ce1475" office:value-type="string" calcext:value-type="string">
            <text:p>N</text:p>
          </table:table-cell>
          <table:table-cell table:style-name="ce1489" office:value-type="string" calcext:value-type="string">
            <text:p>N</text:p>
          </table:table-cell>
          <table:table-cell table:style-name="ce1505" office:value-type="string" calcext:value-type="string">
            <text:p>N</text:p>
          </table:table-cell>
          <table:table-cell table:style-name="ce1520" office:value-type="string" calcext:value-type="string">
            <text:p>Y</text:p>
          </table:table-cell>
          <table:table-cell table:style-name="ce1535" office:value-type="string" calcext:value-type="string">
            <text:p>Y</text:p>
          </table:table-cell>
          <table:table-cell table:style-name="ce1550" office:value-type="string" calcext:value-type="string">
            <text:p>Y</text:p>
          </table:table-cell>
          <table:table-cell table:style-name="ce1565" office:value-type="string" calcext:value-type="string">
            <text:p>Y</text:p>
          </table:table-cell>
          <table:table-cell table:style-name="ce1580" office:value-type="string" calcext:value-type="string">
            <text:p>Y</text:p>
          </table:table-cell>
          <table:table-cell table:style-name="ce1595" office:value-type="string" calcext:value-type="string">
            <text:p>Y</text:p>
          </table:table-cell>
          <table:table-cell table:style-name="ce1603" office:value-type="string" calcext:value-type="string">
            <text:p>Y</text:p>
          </table:table-cell>
          <table:table-cell table:style-name="ce1610" office:value-type="string" calcext:value-type="string">
            <text:p>Y</text:p>
          </table:table-cell>
          <table:table-cell table:style-name="ce1624" office:value-type="string" calcext:value-type="string">
            <text:p>N</text:p>
          </table:table-cell>
          <table:table-cell table:style-name="ce1640" office:value-type="string" calcext:value-type="string">
            <text:p>N</text:p>
          </table:table-cell>
          <table:table-cell table:style-name="ce1655" office:value-type="string" calcext:value-type="string">
            <text:p>Y</text:p>
          </table:table-cell>
          <table:table-cell table:style-name="ce1670" office:value-type="string" calcext:value-type="string">
            <text:p>Y</text:p>
          </table:table-cell>
          <table:table-cell table:style-name="ce1685" office:value-type="string" calcext:value-type="string">
            <text:p>N</text:p>
          </table:table-cell>
          <table:table-cell table:style-name="ce1699" office:value-type="string" calcext:value-type="string">
            <text:p>N</text:p>
          </table:table-cell>
          <table:table-cell table:style-name="ce1713" office:value-type="string" calcext:value-type="string">
            <text:p>N</text:p>
          </table:table-cell>
          <table:table-cell table:style-name="ce1727" office:value-type="string" calcext:value-type="string">
            <text:p>N</text:p>
          </table:table-cell>
          <table:table-cell table:style-name="ce1735" office:value-type="string" calcext:value-type="string">
            <text:p>N</text:p>
          </table:table-cell>
          <table:table-cell table:style-name="ce1742" office:value-type="string" calcext:value-type="string">
            <text:p>N</text:p>
          </table:table-cell>
          <table:table-cell table:style-name="ce1755" office:value-type="string" calcext:value-type="string">
            <text:p>N</text:p>
          </table:table-cell>
          <table:table-cell table:style-name="ce1771" office:value-type="string" calcext:value-type="string">
            <text:p>N</text:p>
          </table:table-cell>
          <table:table-cell table:style-name="ce1786" office:value-type="string" calcext:value-type="string">
            <text:p>Y</text:p>
          </table:table-cell>
          <table:table-cell table:style-name="ce1801" office:value-type="string" calcext:value-type="string">
            <text:p>Y</text:p>
          </table:table-cell>
          <table:table-cell table:style-name="ce1816" office:value-type="string" calcext:value-type="string">
            <text:p>N</text:p>
          </table:table-cell>
          <table:table-cell table:style-name="ce1830" office:value-type="string" calcext:value-type="string">
            <text:p>N</text:p>
          </table:table-cell>
          <table:table-cell table:style-name="ce1843" office:value-type="string" calcext:value-type="string">
            <text:p>-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string" calcext:value-type="string">
            <text:p>N</text:p>
          </table:table-cell>
          <table:table-cell table:style-name="ce1872" office:value-type="string" calcext:value-type="string">
            <text:p>N</text:p>
          </table:table-cell>
          <table:table-cell table:style-name="ce1882" office:value-type="string" calcext:value-type="string">
            <text:p>N</text:p>
          </table:table-cell>
          <table:table-cell table:style-name="ce1895" office:value-type="string" calcext:value-type="string">
            <text:p>N</text:p>
          </table:table-cell>
          <table:table-cell table:style-name="ce1907" office:value-type="string" calcext:value-type="string">
            <text:p>Y</text:p>
          </table:table-cell>
          <table:table-cell table:style-name="ce1919" office:value-type="string" calcext:value-type="string">
            <text:p>Y</text:p>
          </table:table-cell>
          <table:table-cell table:style-name="ce1856" office:value-type="string" calcext:value-type="string">
            <text:p>N</text:p>
          </table:table-cell>
          <table:table-cell table:style-name="ce1939" office:value-type="string" calcext:value-type="string">
            <text:p>N</text:p>
          </table:table-cell>
          <table:table-cell table:style-name="ce1949" office:value-type="string" calcext:value-type="string">
            <text:p>N</text:p>
          </table:table-cell>
          <table:table-cell table:style-name="ce1959" office:value-type="string" calcext:value-type="string">
            <text:p>N</text:p>
          </table:table-cell>
          <table:table-cell table:style-name="ce1966" office:value-type="string" calcext:value-type="string">
            <text:p>N</text:p>
          </table:table-cell>
          <table:table-cell table:style-name="ce1974" office:value-type="string" calcext:value-type="string">
            <text:p>N</text:p>
          </table:table-cell>
          <table:table-cell table:style-name="ce1980"/>
          <table:table-cell table:number-columns-repeated="968"/>
        </table:table-row>
        <table:table-row table:style-name="ro1">
          <table:table-cell table:style-name="ce1335"/>
          <table:covered-table-cell table:style-name="ce1342"/>
          <table:covered-table-cell table:style-name="ce1351"/>
          <table:table-cell table:style-name="ce1349"/>
          <table:table-cell table:style-name="ce1361" office:value-type="string" calcext:value-type="string">
            <text:p>領地外不可</text:p>
          </table:table-cell>
          <table:table-cell table:style-name="ce1369" office:value-type="string" calcext:value-type="string">
            <text:p>-</text:p>
          </table:table-cell>
          <table:table-cell table:style-name="ce1379" office:value-type="string" calcext:value-type="string">
            <text:p>-</text:p>
          </table:table-cell>
          <table:table-cell table:style-name="ce1391" office:value-type="string" calcext:value-type="string">
            <text:p>N</text:p>
          </table:table-cell>
          <table:table-cell table:style-name="ce1403" office:value-type="string" calcext:value-type="string">
            <text:p>N</text:p>
          </table:table-cell>
          <table:table-cell table:style-name="ce1418" office:value-type="string" calcext:value-type="string">
            <text:p>N</text:p>
          </table:table-cell>
          <table:table-cell table:style-name="ce1433" office:value-type="string" calcext:value-type="string">
            <text:p>N</text:p>
          </table:table-cell>
          <table:table-cell table:style-name="ce1448" office:value-type="string" calcext:value-type="string">
            <text:p>N</text:p>
          </table:table-cell>
          <table:table-cell table:style-name="ce1463" office:value-type="string" calcext:value-type="string">
            <text:p>N</text:p>
          </table:table-cell>
          <table:table-cell table:style-name="ce1470" office:value-type="string" calcext:value-type="string">
            <text:p>N</text:p>
          </table:table-cell>
          <table:table-cell table:style-name="ce1476" office:value-type="string" calcext:value-type="string">
            <text:p>N</text:p>
          </table:table-cell>
          <table:table-cell table:style-name="ce1490" office:value-type="string" calcext:value-type="string">
            <text:p>N</text:p>
          </table:table-cell>
          <table:table-cell table:style-name="ce1506" office:value-type="string" calcext:value-type="string">
            <text:p>N</text:p>
          </table:table-cell>
          <table:table-cell table:style-name="ce1521" office:value-type="string" calcext:value-type="string">
            <text:p>N</text:p>
          </table:table-cell>
          <table:table-cell table:style-name="ce1536" office:value-type="string" calcext:value-type="string">
            <text:p>N</text:p>
          </table:table-cell>
          <table:table-cell table:style-name="ce1551" office:value-type="string" calcext:value-type="string">
            <text:p>N</text:p>
          </table:table-cell>
          <table:table-cell table:style-name="ce1566" office:value-type="string" calcext:value-type="string">
            <text:p>N</text:p>
          </table:table-cell>
          <table:table-cell table:style-name="ce1581" office:value-type="string" calcext:value-type="string">
            <text:p>N</text:p>
          </table:table-cell>
          <table:table-cell table:style-name="ce1596" office:value-type="string" calcext:value-type="string">
            <text:p>N</text:p>
          </table:table-cell>
          <table:table-cell table:style-name="ce1604" office:value-type="string" calcext:value-type="string">
            <text:p>N</text:p>
          </table:table-cell>
          <table:table-cell table:style-name="ce1611" office:value-type="string" calcext:value-type="string">
            <text:p>N</text:p>
          </table:table-cell>
          <table:table-cell table:style-name="ce1625" office:value-type="string" calcext:value-type="string">
            <text:p>N</text:p>
          </table:table-cell>
          <table:table-cell table:style-name="ce1641" office:value-type="string" calcext:value-type="string">
            <text:p>N</text:p>
          </table:table-cell>
          <table:table-cell table:style-name="ce1656" office:value-type="string" calcext:value-type="string">
            <text:p>N</text:p>
          </table:table-cell>
          <table:table-cell table:style-name="ce1671" office:value-type="string" calcext:value-type="string">
            <text:p>N</text:p>
          </table:table-cell>
          <table:table-cell table:style-name="ce1685" office:value-type="string" calcext:value-type="string">
            <text:p>N</text:p>
          </table:table-cell>
          <table:table-cell table:style-name="ce1699" office:value-type="string" calcext:value-type="string">
            <text:p>N</text:p>
          </table:table-cell>
          <table:table-cell table:style-name="ce1713" office:value-type="string" calcext:value-type="string">
            <text:p>N</text:p>
          </table:table-cell>
          <table:table-cell table:style-name="ce1727" office:value-type="string" calcext:value-type="string">
            <text:p>N</text:p>
          </table:table-cell>
          <table:table-cell table:style-name="ce1735" office:value-type="string" calcext:value-type="string">
            <text:p>N</text:p>
          </table:table-cell>
          <table:table-cell table:style-name="ce1742" office:value-type="string" calcext:value-type="string">
            <text:p>Y</text:p>
          </table:table-cell>
          <table:table-cell table:style-name="ce1756" office:value-type="string" calcext:value-type="string">
            <text:p>N</text:p>
          </table:table-cell>
          <table:table-cell table:style-name="ce1772" office:value-type="string" calcext:value-type="string">
            <text:p>N</text:p>
          </table:table-cell>
          <table:table-cell table:style-name="ce1787" office:value-type="string" calcext:value-type="string">
            <text:p>N</text:p>
          </table:table-cell>
          <table:table-cell table:style-name="ce1802" office:value-type="string" calcext:value-type="string">
            <text:p>N</text:p>
          </table:table-cell>
          <table:table-cell table:style-name="ce1816" office:value-type="string" calcext:value-type="string">
            <text:p>N</text:p>
          </table:table-cell>
          <table:table-cell table:style-name="ce1830" office:value-type="string" calcext:value-type="string">
            <text:p>N</text:p>
          </table:table-cell>
          <table:table-cell table:style-name="ce1843" office:value-type="string" calcext:value-type="string">
            <text:p>-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string" calcext:value-type="string">
            <text:p>N</text:p>
          </table:table-cell>
          <table:table-cell table:style-name="ce1873" office:value-type="string" calcext:value-type="string">
            <text:p>Y</text:p>
          </table:table-cell>
          <table:table-cell table:style-name="ce1883" office:value-type="string" calcext:value-type="string">
            <text:p>N</text:p>
          </table:table-cell>
          <table:table-cell table:style-name="ce1896" office:value-type="string" calcext:value-type="string">
            <text:p>N</text:p>
          </table:table-cell>
          <table:table-cell table:style-name="ce1908" office:value-type="string" calcext:value-type="string">
            <text:p>N</text:p>
          </table:table-cell>
          <table:table-cell table:style-name="ce1920" office:value-type="string" calcext:value-type="string">
            <text:p>N</text:p>
          </table:table-cell>
          <table:table-cell table:style-name="ce1856" office:value-type="string" calcext:value-type="string">
            <text:p>Y</text:p>
          </table:table-cell>
          <table:table-cell table:style-name="ce1939" office:value-type="string" calcext:value-type="string">
            <text:p>N</text:p>
          </table:table-cell>
          <table:table-cell table:style-name="ce1949" office:value-type="string" calcext:value-type="string">
            <text:p>Y</text:p>
          </table:table-cell>
          <table:table-cell table:style-name="ce1959" office:value-type="string" calcext:value-type="string">
            <text:p>N</text:p>
          </table:table-cell>
          <table:table-cell table:style-name="ce1967" office:value-type="string" calcext:value-type="string">
            <text:p>Y</text:p>
          </table:table-cell>
          <table:table-cell table:style-name="ce1975" office:value-type="string" calcext:value-type="string">
            <text:p>Y</text:p>
          </table:table-cell>
          <table:table-cell table:style-name="ce1980"/>
          <table:table-cell table:number-columns-repeated="96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状態一覧.A16:状態一覧.E19 状態一覧.BE5:状態一覧.AMJ14 状態一覧.BE15:状態一覧.AMJ15 状態一覧.BE4:状態一覧.AMJ4 状態一覧.BD16:状態一覧.AMJ16 状態一覧.BE3:状態一覧.AMJ3 状態一覧.A2:状態一覧.A2 状態一覧.BE2:状態一覧.AMJ2 状態一覧.A3:状態一覧.E3 状態一覧.A1:状態一覧.AMJ1 状態一覧.A5:状態一覧.A19 状態一覧.BD17:状態一覧.AMJ17 状態一覧.BD18:状態一覧.AMJ19 状態一覧.A20:状態一覧.AMJ1048576 状態一覧.A4:状態一覧.M4">
            <calcext:condition calcext:apply-style-name="Good" calcext:value="=&quot;Y&quot;" calcext:base-cell-address="点数計算.A1"/>
            <calcext:condition calcext:apply-style-name="Bad" calcext:value="=&quot;N&quot;" calcext:base-cell-address="点数計算.A1"/>
          </calcext:conditional-format>
          <calcext:conditional-format calcext:target-range-address="状態一覧.T4:状態一覧.T4">
            <calcext:condition calcext:apply-style-name="Good" calcext:value="=&quot;Y&quot;" calcext:base-cell-address="点数計算.T4"/>
            <calcext:condition calcext:apply-style-name="Bad" calcext:value="=&quot;N&quot;" calcext:base-cell-address="点数計算.T4"/>
          </calcext:conditional-format>
          <calcext:conditional-format calcext:target-range-address="状態一覧.U4:状態一覧.U4">
            <calcext:condition calcext:apply-style-name="Good" calcext:value="=&quot;Y&quot;" calcext:base-cell-address="点数計算.U4"/>
            <calcext:condition calcext:apply-style-name="Bad" calcext:value="=&quot;N&quot;" calcext:base-cell-address="点数計算.U4"/>
          </calcext:conditional-format>
          <calcext:conditional-format calcext:target-range-address="状態一覧.V4:状態一覧.V4">
            <calcext:condition calcext:apply-style-name="Good" calcext:value="=&quot;Y&quot;" calcext:base-cell-address="点数計算.V4"/>
            <calcext:condition calcext:apply-style-name="Bad" calcext:value="=&quot;N&quot;" calcext:base-cell-address="点数計算.V4"/>
          </calcext:conditional-format>
          <calcext:conditional-format calcext:target-range-address="状態一覧.U6:状態一覧.U7 状態一覧.U9:状態一覧.U13">
            <calcext:condition calcext:apply-style-name="Good" calcext:value="=&quot;Y&quot;" calcext:base-cell-address="点数計算.U6"/>
            <calcext:condition calcext:apply-style-name="Bad" calcext:value="=&quot;N&quot;" calcext:base-cell-address="点数計算.U6"/>
          </calcext:conditional-format>
          <calcext:conditional-format calcext:target-range-address="状態一覧.T6:状態一覧.T7 状態一覧.T9:状態一覧.T13">
            <calcext:condition calcext:apply-style-name="Good" calcext:value="=&quot;Y&quot;" calcext:base-cell-address="点数計算.T6"/>
            <calcext:condition calcext:apply-style-name="Bad" calcext:value="=&quot;N&quot;" calcext:base-cell-address="点数計算.T6"/>
          </calcext:conditional-format>
          <calcext:conditional-format calcext:target-range-address="状態一覧.W7:状態一覧.W7 状態一覧.W9:状態一覧.W13 状態一覧.W6:状態一覧.W6">
            <calcext:condition calcext:apply-style-name="Good" calcext:value="=&quot;Y&quot;" calcext:base-cell-address="点数計算.W6"/>
            <calcext:condition calcext:apply-style-name="Bad" calcext:value="=&quot;N&quot;" calcext:base-cell-address="点数計算.W6"/>
          </calcext:conditional-format>
          <calcext:conditional-format calcext:target-range-address="状態一覧.V6:状態一覧.V7 状態一覧.V9:状態一覧.V13">
            <calcext:condition calcext:apply-style-name="Good" calcext:value="=&quot;Y&quot;" calcext:base-cell-address="点数計算.V6"/>
            <calcext:condition calcext:apply-style-name="Bad" calcext:value="=&quot;N&quot;" calcext:base-cell-address="点数計算.V6"/>
          </calcext:conditional-format>
          <calcext:conditional-format calcext:target-range-address="状態一覧.B2:状態一覧.BD2">
            <calcext:condition calcext:apply-style-name="Good" calcext:value="=&quot;Y&quot;" calcext:base-cell-address="点数計算.B2"/>
            <calcext:condition calcext:apply-style-name="Bad" calcext:value="=&quot;N&quot;" calcext:base-cell-address="点数計算.B2"/>
          </calcext:conditional-format>
          <calcext:conditional-format calcext:target-range-address="状態一覧.F3:状態一覧.BD3">
            <calcext:condition calcext:apply-style-name="Good" calcext:value="=&quot;Y&quot;" calcext:base-cell-address="点数計算.F3"/>
            <calcext:condition calcext:apply-style-name="Bad" calcext:value="=&quot;N&quot;" calcext:base-cell-address="点数計算.F3"/>
          </calcext:conditional-format>
          <calcext:conditional-format calcext:target-range-address="状態一覧.AQ4:状態一覧.AQ4">
            <calcext:condition calcext:apply-style-name="Good" calcext:value="=&quot;Y&quot;" calcext:base-cell-address="点数計算.AQ4"/>
            <calcext:condition calcext:apply-style-name="Bad" calcext:value="=&quot;N&quot;" calcext:base-cell-address="点数計算.AQ4"/>
          </calcext:conditional-format>
          <calcext:conditional-format calcext:target-range-address="状態一覧.AA4:状態一覧.AA4">
            <calcext:condition calcext:apply-style-name="Good" calcext:value="=&quot;Y&quot;" calcext:base-cell-address="点数計算.AA4"/>
            <calcext:condition calcext:apply-style-name="Bad" calcext:value="=&quot;N&quot;" calcext:base-cell-address="点数計算.AA4"/>
          </calcext:conditional-format>
          <calcext:conditional-format calcext:target-range-address="状態一覧.AB4:状態一覧.AB4">
            <calcext:condition calcext:apply-style-name="Good" calcext:value="=&quot;Y&quot;" calcext:base-cell-address="点数計算.AB4"/>
            <calcext:condition calcext:apply-style-name="Bad" calcext:value="=&quot;N&quot;" calcext:base-cell-address="点数計算.AB4"/>
          </calcext:conditional-format>
          <calcext:conditional-format calcext:target-range-address="状態一覧.AC4:状態一覧.AC4">
            <calcext:condition calcext:apply-style-name="Good" calcext:value="=&quot;Y&quot;" calcext:base-cell-address="点数計算.AC4"/>
            <calcext:condition calcext:apply-style-name="Bad" calcext:value="=&quot;N&quot;" calcext:base-cell-address="点数計算.AC4"/>
          </calcext:conditional-format>
          <calcext:conditional-format calcext:target-range-address="状態一覧.AD4:状態一覧.AD4">
            <calcext:condition calcext:apply-style-name="Good" calcext:value="=&quot;Y&quot;" calcext:base-cell-address="点数計算.AD4"/>
            <calcext:condition calcext:apply-style-name="Bad" calcext:value="=&quot;N&quot;" calcext:base-cell-address="点数計算.AD4"/>
          </calcext:conditional-format>
          <calcext:conditional-format calcext:target-range-address="状態一覧.AE4:状態一覧.AE4">
            <calcext:condition calcext:apply-style-name="Good" calcext:value="=&quot;Y&quot;" calcext:base-cell-address="点数計算.AE4"/>
            <calcext:condition calcext:apply-style-name="Bad" calcext:value="=&quot;N&quot;" calcext:base-cell-address="点数計算.AE4"/>
          </calcext:conditional-format>
          <calcext:conditional-format calcext:target-range-address="状態一覧.AF4:状態一覧.AF4">
            <calcext:condition calcext:apply-style-name="Good" calcext:value="=&quot;Y&quot;" calcext:base-cell-address="点数計算.AF4"/>
            <calcext:condition calcext:apply-style-name="Bad" calcext:value="=&quot;N&quot;" calcext:base-cell-address="点数計算.AF4"/>
          </calcext:conditional-format>
          <calcext:conditional-format calcext:target-range-address="状態一覧.AG4:状態一覧.AG4">
            <calcext:condition calcext:apply-style-name="Good" calcext:value="=&quot;Y&quot;" calcext:base-cell-address="点数計算.AG4"/>
            <calcext:condition calcext:apply-style-name="Bad" calcext:value="=&quot;N&quot;" calcext:base-cell-address="点数計算.AG4"/>
          </calcext:conditional-format>
          <calcext:conditional-format calcext:target-range-address="状態一覧.AK4:状態一覧.AK4">
            <calcext:condition calcext:apply-style-name="Good" calcext:value="=&quot;Y&quot;" calcext:base-cell-address="点数計算.AK4"/>
            <calcext:condition calcext:apply-style-name="Bad" calcext:value="=&quot;N&quot;" calcext:base-cell-address="点数計算.AK4"/>
          </calcext:conditional-format>
          <calcext:conditional-format calcext:target-range-address="状態一覧.AL4:状態一覧.AL4">
            <calcext:condition calcext:apply-style-name="Good" calcext:value="=&quot;Y&quot;" calcext:base-cell-address="点数計算.AL4"/>
            <calcext:condition calcext:apply-style-name="Bad" calcext:value="=&quot;N&quot;" calcext:base-cell-address="点数計算.AL4"/>
          </calcext:conditional-format>
          <calcext:conditional-format calcext:target-range-address="状態一覧.AM4:状態一覧.AM4">
            <calcext:condition calcext:apply-style-name="Good" calcext:value="=&quot;Y&quot;" calcext:base-cell-address="点数計算.AM4"/>
            <calcext:condition calcext:apply-style-name="Bad" calcext:value="=&quot;N&quot;" calcext:base-cell-address="点数計算.AM4"/>
          </calcext:conditional-format>
          <calcext:conditional-format calcext:target-range-address="状態一覧.AN4:状態一覧.AN4">
            <calcext:condition calcext:apply-style-name="Good" calcext:value="=&quot;Y&quot;" calcext:base-cell-address="点数計算.AN4"/>
            <calcext:condition calcext:apply-style-name="Bad" calcext:value="=&quot;N&quot;" calcext:base-cell-address="点数計算.AN4"/>
          </calcext:conditional-format>
          <calcext:conditional-format calcext:target-range-address="状態一覧.AO4:状態一覧.AO4">
            <calcext:condition calcext:apply-style-name="Good" calcext:value="=&quot;Y&quot;" calcext:base-cell-address="点数計算.AO4"/>
            <calcext:condition calcext:apply-style-name="Bad" calcext:value="=&quot;N&quot;" calcext:base-cell-address="点数計算.AO4"/>
          </calcext:conditional-format>
          <calcext:conditional-format calcext:target-range-address="状態一覧.AP4:状態一覧.AP4">
            <calcext:condition calcext:apply-style-name="Good" calcext:value="=&quot;Y&quot;" calcext:base-cell-address="点数計算.AP4"/>
            <calcext:condition calcext:apply-style-name="Bad" calcext:value="=&quot;N&quot;" calcext:base-cell-address="点数計算.AP4"/>
          </calcext:conditional-format>
          <calcext:conditional-format calcext:target-range-address="状態一覧.W4:状態一覧.W4">
            <calcext:condition calcext:apply-style-name="Good" calcext:value="=&quot;Y&quot;" calcext:base-cell-address="点数計算.W4"/>
            <calcext:condition calcext:apply-style-name="Bad" calcext:value="=&quot;N&quot;" calcext:base-cell-address="点数計算.W4"/>
          </calcext:conditional-format>
          <calcext:conditional-format calcext:target-range-address="状態一覧.AC6:状態一覧.AC7 状態一覧.AC9:状態一覧.AC13">
            <calcext:condition calcext:apply-style-name="Good" calcext:value="=&quot;Y&quot;" calcext:base-cell-address="点数計算.AC6"/>
            <calcext:condition calcext:apply-style-name="Bad" calcext:value="=&quot;N&quot;" calcext:base-cell-address="点数計算.AC6"/>
          </calcext:conditional-format>
          <calcext:conditional-format calcext:target-range-address="状態一覧.AB6:状態一覧.AB7 状態一覧.AB9:状態一覧.AB13">
            <calcext:condition calcext:apply-style-name="Good" calcext:value="=&quot;Y&quot;" calcext:base-cell-address="点数計算.AB6"/>
            <calcext:condition calcext:apply-style-name="Bad" calcext:value="=&quot;N&quot;" calcext:base-cell-address="点数計算.AB6"/>
          </calcext:conditional-format>
          <calcext:conditional-format calcext:target-range-address="状態一覧.AE6:状態一覧.AE7 状態一覧.AE9:状態一覧.AE13">
            <calcext:condition calcext:apply-style-name="Good" calcext:value="=&quot;Y&quot;" calcext:base-cell-address="点数計算.AE6"/>
            <calcext:condition calcext:apply-style-name="Bad" calcext:value="=&quot;N&quot;" calcext:base-cell-address="点数計算.AE6"/>
          </calcext:conditional-format>
          <calcext:conditional-format calcext:target-range-address="状態一覧.AD16:状態一覧.AD16 状態一覧.AD6:状態一覧.AD7 状態一覧.AD9:状態一覧.AD13">
            <calcext:condition calcext:apply-style-name="Good" calcext:value="=&quot;Y&quot;" calcext:base-cell-address="点数計算.AD6"/>
            <calcext:condition calcext:apply-style-name="Bad" calcext:value="=&quot;N&quot;" calcext:base-cell-address="点数計算.AD6"/>
          </calcext:conditional-format>
          <calcext:conditional-format calcext:target-range-address="状態一覧.AG6:状態一覧.AG7 状態一覧.AG9:状態一覧.AG13">
            <calcext:condition calcext:apply-style-name="Good" calcext:value="=&quot;Y&quot;" calcext:base-cell-address="点数計算.AG6"/>
            <calcext:condition calcext:apply-style-name="Bad" calcext:value="=&quot;N&quot;" calcext:base-cell-address="点数計算.AG6"/>
          </calcext:conditional-format>
          <calcext:conditional-format calcext:target-range-address="状態一覧.AF6:状態一覧.AF7 状態一覧.AF9:状態一覧.AF13">
            <calcext:condition calcext:apply-style-name="Good" calcext:value="=&quot;Y&quot;" calcext:base-cell-address="点数計算.AF6"/>
            <calcext:condition calcext:apply-style-name="Bad" calcext:value="=&quot;N&quot;" calcext:base-cell-address="点数計算.AF6"/>
          </calcext:conditional-format>
          <calcext:conditional-format calcext:target-range-address="状態一覧.AM6:状態一覧.AM7 状態一覧.AM10:状態一覧.AM13">
            <calcext:condition calcext:apply-style-name="Good" calcext:value="=&quot;Y&quot;" calcext:base-cell-address="点数計算.AM6"/>
            <calcext:condition calcext:apply-style-name="Bad" calcext:value="=&quot;N&quot;" calcext:base-cell-address="点数計算.AM6"/>
          </calcext:conditional-format>
          <calcext:conditional-format calcext:target-range-address="状態一覧.AL6:状態一覧.AL7 状態一覧.AL10:状態一覧.AL13">
            <calcext:condition calcext:apply-style-name="Good" calcext:value="=&quot;Y&quot;" calcext:base-cell-address="点数計算.AL6"/>
            <calcext:condition calcext:apply-style-name="Bad" calcext:value="=&quot;N&quot;" calcext:base-cell-address="点数計算.AL6"/>
          </calcext:conditional-format>
          <calcext:conditional-format calcext:target-range-address="状態一覧.AO16:状態一覧.AO16 状態一覧.AO6:状態一覧.AO7 状態一覧.AO10:状態一覧.AO13">
            <calcext:condition calcext:apply-style-name="Good" calcext:value="=&quot;Y&quot;" calcext:base-cell-address="点数計算.AO6"/>
            <calcext:condition calcext:apply-style-name="Bad" calcext:value="=&quot;N&quot;" calcext:base-cell-address="点数計算.AO6"/>
          </calcext:conditional-format>
          <calcext:conditional-format calcext:target-range-address="状態一覧.AN16:状態一覧.AN16 状態一覧.AN6:状態一覧.AN7 状態一覧.AN10:状態一覧.AN13">
            <calcext:condition calcext:apply-style-name="Good" calcext:value="=&quot;Y&quot;" calcext:base-cell-address="点数計算.AN6"/>
            <calcext:condition calcext:apply-style-name="Bad" calcext:value="=&quot;N&quot;" calcext:base-cell-address="点数計算.AN6"/>
          </calcext:conditional-format>
          <calcext:conditional-format calcext:target-range-address="状態一覧.BD4:状態一覧.BD4">
            <calcext:condition calcext:apply-style-name="Good" calcext:value="=&quot;Y&quot;" calcext:base-cell-address="点数計算.BD4"/>
            <calcext:condition calcext:apply-style-name="Bad" calcext:value="=&quot;N&quot;" calcext:base-cell-address="点数計算.BD4"/>
          </calcext:conditional-format>
          <calcext:conditional-format calcext:target-range-address="状態一覧.R18:状態一覧.R18">
            <calcext:condition calcext:apply-style-name="Good" calcext:value="=&quot;Y&quot;" calcext:base-cell-address="点数計算.R18"/>
            <calcext:condition calcext:apply-style-name="Bad" calcext:value="=&quot;N&quot;" calcext:base-cell-address="点数計算.R18"/>
            <calcext:condition calcext:apply-style-name="無題1" calcext:value="=&quot;-&quot;" calcext:base-cell-address="点数計算.R18"/>
          </calcext:conditional-format>
          <calcext:conditional-format calcext:target-range-address="状態一覧.AP16:状態一覧.AP19">
            <calcext:condition calcext:apply-style-name="Good" calcext:value="=&quot;Y&quot;" calcext:base-cell-address="点数計算.AP16"/>
            <calcext:condition calcext:apply-style-name="Bad" calcext:value="=&quot;N&quot;" calcext:base-cell-address="点数計算.AP16"/>
            <calcext:condition calcext:apply-style-name="無題1" calcext:value="=&quot;-&quot;" calcext:base-cell-address="点数計算.AP16"/>
          </calcext:conditional-format>
          <calcext:conditional-format calcext:target-range-address="状態一覧.AQ16:状態一覧.AR19 状態一覧.AX17:状態一覧.AX19 状態一覧.AX16:状態一覧.AY16">
            <calcext:condition calcext:apply-style-name="Good" calcext:value="=&quot;Y&quot;" calcext:base-cell-address="点数計算.AQ16"/>
            <calcext:condition calcext:apply-style-name="Bad" calcext:value="=&quot;N&quot;" calcext:base-cell-address="点数計算.AQ16"/>
            <calcext:condition calcext:apply-style-name="無題1" calcext:value="=&quot;-&quot;" calcext:base-cell-address="点数計算.AQ16"/>
          </calcext:conditional-format>
          <calcext:conditional-format calcext:target-range-address="状態一覧.AO17:状態一覧.AO19">
            <calcext:condition calcext:apply-style-name="Good" calcext:value="=&quot;Y&quot;" calcext:base-cell-address="点数計算.AO17"/>
            <calcext:condition calcext:apply-style-name="Bad" calcext:value="=&quot;N&quot;" calcext:base-cell-address="点数計算.AO17"/>
          </calcext:conditional-format>
          <calcext:conditional-format calcext:target-range-address="状態一覧.AN17:状態一覧.AN19">
            <calcext:condition calcext:apply-style-name="Good" calcext:value="=&quot;Y&quot;" calcext:base-cell-address="点数計算.AN17"/>
            <calcext:condition calcext:apply-style-name="Bad" calcext:value="=&quot;N&quot;" calcext:base-cell-address="点数計算.AN17"/>
          </calcext:conditional-format>
          <calcext:conditional-format calcext:target-range-address="状態一覧.H17:状態一覧.H17">
            <calcext:condition calcext:apply-style-name="Good" calcext:value="=&quot;Y&quot;" calcext:base-cell-address="点数計算.H17"/>
            <calcext:condition calcext:apply-style-name="Bad" calcext:value="=&quot;N&quot;" calcext:base-cell-address="点数計算.H17"/>
            <calcext:condition calcext:apply-style-name="無題1" calcext:value="=&quot;-&quot;" calcext:base-cell-address="点数計算.H17"/>
          </calcext:conditional-format>
          <calcext:conditional-format calcext:target-range-address="状態一覧.H16:状態一覧.H16">
            <calcext:condition calcext:apply-style-name="Good" calcext:value="=&quot;Y&quot;" calcext:base-cell-address="点数計算.H16"/>
            <calcext:condition calcext:apply-style-name="Bad" calcext:value="=&quot;N&quot;" calcext:base-cell-address="点数計算.H16"/>
          </calcext:conditional-format>
          <calcext:conditional-format calcext:target-range-address="状態一覧.F16:状態一覧.F19">
            <calcext:condition calcext:apply-style-name="Good" calcext:value="=&quot;Y&quot;" calcext:base-cell-address="点数計算.F16"/>
            <calcext:condition calcext:apply-style-name="Bad" calcext:value="=&quot;N&quot;" calcext:base-cell-address="点数計算.F16"/>
            <calcext:condition calcext:apply-style-name="無題1" calcext:value="=&quot;-&quot;" calcext:base-cell-address="点数計算.F16"/>
          </calcext:conditional-format>
          <calcext:conditional-format calcext:target-range-address="状態一覧.U6:状態一覧.U7 状態一覧.U9:状態一覧.U13">
            <calcext:condition calcext:apply-style-name="Good" calcext:value="=&quot;Y&quot;" calcext:base-cell-address="点数計算.U6"/>
            <calcext:condition calcext:apply-style-name="Bad" calcext:value="=&quot;N&quot;" calcext:base-cell-address="点数計算.U6"/>
          </calcext:conditional-format>
          <calcext:conditional-format calcext:target-range-address="状態一覧.T6:状態一覧.T7 状態一覧.T9:状態一覧.T13">
            <calcext:condition calcext:apply-style-name="Good" calcext:value="=&quot;Y&quot;" calcext:base-cell-address="点数計算.T6"/>
            <calcext:condition calcext:apply-style-name="Bad" calcext:value="=&quot;N&quot;" calcext:base-cell-address="点数計算.T6"/>
          </calcext:conditional-format>
          <calcext:conditional-format calcext:target-range-address="状態一覧.W7:状態一覧.W7 状態一覧.W9:状態一覧.W13 状態一覧.W6:状態一覧.W6">
            <calcext:condition calcext:apply-style-name="Good" calcext:value="=&quot;Y&quot;" calcext:base-cell-address="点数計算.W6"/>
            <calcext:condition calcext:apply-style-name="Bad" calcext:value="=&quot;N&quot;" calcext:base-cell-address="点数計算.W6"/>
          </calcext:conditional-format>
          <calcext:conditional-format calcext:target-range-address="状態一覧.V6:状態一覧.V7 状態一覧.V9:状態一覧.V13">
            <calcext:condition calcext:apply-style-name="Good" calcext:value="=&quot;Y&quot;" calcext:base-cell-address="点数計算.V6"/>
            <calcext:condition calcext:apply-style-name="Bad" calcext:value="=&quot;N&quot;" calcext:base-cell-address="点数計算.V6"/>
          </calcext:conditional-format>
          <calcext:conditional-format calcext:target-range-address="状態一覧.AC6:状態一覧.AC7 状態一覧.AC9:状態一覧.AC13">
            <calcext:condition calcext:apply-style-name="Good" calcext:value="=&quot;Y&quot;" calcext:base-cell-address="点数計算.AC6"/>
            <calcext:condition calcext:apply-style-name="Bad" calcext:value="=&quot;N&quot;" calcext:base-cell-address="点数計算.AC6"/>
          </calcext:conditional-format>
          <calcext:conditional-format calcext:target-range-address="状態一覧.AB6:状態一覧.AB7 状態一覧.AB9:状態一覧.AB13">
            <calcext:condition calcext:apply-style-name="Good" calcext:value="=&quot;Y&quot;" calcext:base-cell-address="点数計算.AB6"/>
            <calcext:condition calcext:apply-style-name="Bad" calcext:value="=&quot;N&quot;" calcext:base-cell-address="点数計算.AB6"/>
          </calcext:conditional-format>
          <calcext:conditional-format calcext:target-range-address="状態一覧.AE6:状態一覧.AE7 状態一覧.AE9:状態一覧.AE13">
            <calcext:condition calcext:apply-style-name="Good" calcext:value="=&quot;Y&quot;" calcext:base-cell-address="点数計算.AE6"/>
            <calcext:condition calcext:apply-style-name="Bad" calcext:value="=&quot;N&quot;" calcext:base-cell-address="点数計算.AE6"/>
          </calcext:conditional-format>
          <calcext:conditional-format calcext:target-range-address="状態一覧.AD6:状態一覧.AD7 状態一覧.AD9:状態一覧.AD13">
            <calcext:condition calcext:apply-style-name="Good" calcext:value="=&quot;Y&quot;" calcext:base-cell-address="点数計算.AD6"/>
            <calcext:condition calcext:apply-style-name="Bad" calcext:value="=&quot;N&quot;" calcext:base-cell-address="点数計算.AD6"/>
          </calcext:conditional-format>
          <calcext:conditional-format calcext:target-range-address="状態一覧.AG6:状態一覧.AG7 状態一覧.AG9:状態一覧.AG13">
            <calcext:condition calcext:apply-style-name="Good" calcext:value="=&quot;Y&quot;" calcext:base-cell-address="点数計算.AG6"/>
            <calcext:condition calcext:apply-style-name="Bad" calcext:value="=&quot;N&quot;" calcext:base-cell-address="点数計算.AG6"/>
          </calcext:conditional-format>
          <calcext:conditional-format calcext:target-range-address="状態一覧.AF6:状態一覧.AF7 状態一覧.AF9:状態一覧.AF13">
            <calcext:condition calcext:apply-style-name="Good" calcext:value="=&quot;Y&quot;" calcext:base-cell-address="点数計算.AF6"/>
            <calcext:condition calcext:apply-style-name="Bad" calcext:value="=&quot;N&quot;" calcext:base-cell-address="点数計算.AF6"/>
          </calcext:conditional-format>
          <calcext:conditional-format calcext:target-range-address="状態一覧.AM6:状態一覧.AM7 状態一覧.AM10:状態一覧.AM13">
            <calcext:condition calcext:apply-style-name="Good" calcext:value="=&quot;Y&quot;" calcext:base-cell-address="点数計算.AM6"/>
            <calcext:condition calcext:apply-style-name="Bad" calcext:value="=&quot;N&quot;" calcext:base-cell-address="点数計算.AM6"/>
          </calcext:conditional-format>
          <calcext:conditional-format calcext:target-range-address="状態一覧.AL6:状態一覧.AL7 状態一覧.AL10:状態一覧.AL13">
            <calcext:condition calcext:apply-style-name="Good" calcext:value="=&quot;Y&quot;" calcext:base-cell-address="点数計算.AL6"/>
            <calcext:condition calcext:apply-style-name="Bad" calcext:value="=&quot;N&quot;" calcext:base-cell-address="点数計算.AL6"/>
          </calcext:conditional-format>
          <calcext:conditional-format calcext:target-range-address="状態一覧.AO6:状態一覧.AO7 状態一覧.AO10:状態一覧.AO13">
            <calcext:condition calcext:apply-style-name="Good" calcext:value="=&quot;Y&quot;" calcext:base-cell-address="点数計算.AO6"/>
            <calcext:condition calcext:apply-style-name="Bad" calcext:value="=&quot;N&quot;" calcext:base-cell-address="点数計算.AO6"/>
          </calcext:conditional-format>
          <calcext:conditional-format calcext:target-range-address="状態一覧.AN6:状態一覧.AN7 状態一覧.AN10:状態一覧.AN13">
            <calcext:condition calcext:apply-style-name="Good" calcext:value="=&quot;Y&quot;" calcext:base-cell-address="点数計算.AN6"/>
            <calcext:condition calcext:apply-style-name="Bad" calcext:value="=&quot;N&quot;" calcext:base-cell-address="点数計算.AN6"/>
          </calcext:conditional-format>
          <calcext:conditional-format calcext:target-range-address="状態一覧.B14:状態一覧.E15 状態一覧.BD15:状態一覧.BD15 状態一覧.B5:状態一覧.C13 状態一覧.E5:状態一覧.E5 状態一覧.E9:状態一覧.E10 状態一覧.E7:状態一覧.E7">
            <calcext:condition calcext:apply-style-name="Good" calcext:value="=&quot;Y&quot;" calcext:base-cell-address="点数計算.B5"/>
            <calcext:condition calcext:apply-style-name="Bad" calcext:value="=&quot;N&quot;" calcext:base-cell-address="点数計算.B5"/>
          </calcext:conditional-format>
          <calcext:conditional-format calcext:target-range-address="状態一覧.F11:状態一覧.F13 状態一覧.F9:状態一覧.F9 状態一覧.F5:状態一覧.F7">
            <calcext:condition calcext:apply-style-name="Good" calcext:value="=&quot;Y&quot;" calcext:base-cell-address="点数計算.F5"/>
            <calcext:condition calcext:apply-style-name="Bad" calcext:value="=&quot;N&quot;" calcext:base-cell-address="点数計算.F5"/>
          </calcext:conditional-format>
          <calcext:conditional-format calcext:target-range-address="状態一覧.J11:状態一覧.J11">
            <calcext:condition calcext:apply-style-name="Good" calcext:value="=&quot;Y&quot;" calcext:base-cell-address="点数計算.J11"/>
            <calcext:condition calcext:apply-style-name="Bad" calcext:value="=&quot;N&quot;" calcext:base-cell-address="点数計算.J11"/>
          </calcext:conditional-format>
          <calcext:conditional-format calcext:target-range-address="状態一覧.L11:状態一覧.L11">
            <calcext:condition calcext:apply-style-name="Good" calcext:value="=&quot;Y&quot;" calcext:base-cell-address="点数計算.L11"/>
            <calcext:condition calcext:apply-style-name="Bad" calcext:value="=&quot;N&quot;" calcext:base-cell-address="点数計算.L11"/>
          </calcext:conditional-format>
          <calcext:conditional-format calcext:target-range-address="状態一覧.BD10:状態一覧.BD14 状態一覧.BD5:状態一覧.BD8">
            <calcext:condition calcext:apply-style-name="Good" calcext:value="=&quot;Y&quot;" calcext:base-cell-address="点数計算.BD5"/>
            <calcext:condition calcext:apply-style-name="Bad" calcext:value="=&quot;N&quot;" calcext:base-cell-address="点数計算.BD5"/>
          </calcext:conditional-format>
          <calcext:conditional-format calcext:target-range-address="状態一覧.F10:状態一覧.F10">
            <calcext:condition calcext:apply-style-name="Good" calcext:value="=&quot;Y&quot;" calcext:base-cell-address="点数計算.F10"/>
            <calcext:condition calcext:apply-style-name="Bad" calcext:value="=&quot;N&quot;" calcext:base-cell-address="点数計算.F10"/>
          </calcext:conditional-format>
          <calcext:conditional-format calcext:target-range-address="状態一覧.G13:状態一覧.G13">
            <calcext:condition calcext:apply-style-name="Good" calcext:value="=&quot;Y&quot;" calcext:base-cell-address="点数計算.G13"/>
            <calcext:condition calcext:apply-style-name="Bad" calcext:value="=&quot;N&quot;" calcext:base-cell-address="点数計算.G13"/>
          </calcext:conditional-format>
          <calcext:conditional-format calcext:target-range-address="状態一覧.H13:状態一覧.H13">
            <calcext:condition calcext:apply-style-name="Good" calcext:value="=&quot;Y&quot;" calcext:base-cell-address="点数計算.H13"/>
            <calcext:condition calcext:apply-style-name="Bad" calcext:value="=&quot;N&quot;" calcext:base-cell-address="点数計算.H13"/>
          </calcext:conditional-format>
          <calcext:conditional-format calcext:target-range-address="状態一覧.G12:状態一覧.G12">
            <calcext:condition calcext:apply-style-name="Good" calcext:value="=&quot;Y&quot;" calcext:base-cell-address="点数計算.G12"/>
            <calcext:condition calcext:apply-style-name="Bad" calcext:value="=&quot;N&quot;" calcext:base-cell-address="点数計算.G12"/>
          </calcext:conditional-format>
          <calcext:conditional-format calcext:target-range-address="状態一覧.H10:状態一覧.H10">
            <calcext:condition calcext:apply-style-name="Good" calcext:value="=&quot;Y&quot;" calcext:base-cell-address="点数計算.H10"/>
            <calcext:condition calcext:apply-style-name="Bad" calcext:value="=&quot;N&quot;" calcext:base-cell-address="点数計算.H10"/>
          </calcext:conditional-format>
          <calcext:conditional-format calcext:target-range-address="状態一覧.I10:状態一覧.I10">
            <calcext:condition calcext:apply-style-name="Good" calcext:value="=&quot;Y&quot;" calcext:base-cell-address="点数計算.I10"/>
            <calcext:condition calcext:apply-style-name="Bad" calcext:value="=&quot;N&quot;" calcext:base-cell-address="点数計算.I10"/>
          </calcext:conditional-format>
          <calcext:conditional-format calcext:target-range-address="状態一覧.I12:状態一覧.I12">
            <calcext:condition calcext:apply-style-name="Good" calcext:value="=&quot;Y&quot;" calcext:base-cell-address="点数計算.I12"/>
            <calcext:condition calcext:apply-style-name="Bad" calcext:value="=&quot;N&quot;" calcext:base-cell-address="点数計算.I12"/>
          </calcext:conditional-format>
          <calcext:conditional-format calcext:target-range-address="状態一覧.G9:状態一覧.G9 状態一覧.G5:状態一覧.G7">
            <calcext:condition calcext:apply-style-name="Good" calcext:value="=&quot;Y&quot;" calcext:base-cell-address="点数計算.G5"/>
            <calcext:condition calcext:apply-style-name="Bad" calcext:value="=&quot;N&quot;" calcext:base-cell-address="点数計算.G5"/>
          </calcext:conditional-format>
          <calcext:conditional-format calcext:target-range-address="状態一覧.H9:状態一覧.H9 状態一覧.H5:状態一覧.H7">
            <calcext:condition calcext:apply-style-name="Good" calcext:value="=&quot;Y&quot;" calcext:base-cell-address="点数計算.H5"/>
            <calcext:condition calcext:apply-style-name="Bad" calcext:value="=&quot;N&quot;" calcext:base-cell-address="点数計算.H5"/>
          </calcext:conditional-format>
          <calcext:conditional-format calcext:target-range-address="状態一覧.I9:状態一覧.I9 状態一覧.I5:状態一覧.I7">
            <calcext:condition calcext:apply-style-name="Good" calcext:value="=&quot;Y&quot;" calcext:base-cell-address="点数計算.I5"/>
            <calcext:condition calcext:apply-style-name="Bad" calcext:value="=&quot;N&quot;" calcext:base-cell-address="点数計算.I5"/>
          </calcext:conditional-format>
          <calcext:conditional-format calcext:target-range-address="状態一覧.P5:状態一覧.P5">
            <calcext:condition calcext:apply-style-name="Good" calcext:value="=&quot;Y&quot;" calcext:base-cell-address="点数計算.P5"/>
            <calcext:condition calcext:apply-style-name="Bad" calcext:value="=&quot;N&quot;" calcext:base-cell-address="点数計算.P5"/>
          </calcext:conditional-format>
          <calcext:conditional-format calcext:target-range-address="状態一覧.Q5:状態一覧.Q5">
            <calcext:condition calcext:apply-style-name="Good" calcext:value="=&quot;Y&quot;" calcext:base-cell-address="点数計算.Q5"/>
            <calcext:condition calcext:apply-style-name="Bad" calcext:value="=&quot;N&quot;" calcext:base-cell-address="点数計算.Q5"/>
          </calcext:conditional-format>
          <calcext:conditional-format calcext:target-range-address="状態一覧.R5:状態一覧.R5">
            <calcext:condition calcext:apply-style-name="Good" calcext:value="=&quot;Y&quot;" calcext:base-cell-address="点数計算.R5"/>
            <calcext:condition calcext:apply-style-name="Bad" calcext:value="=&quot;N&quot;" calcext:base-cell-address="点数計算.R5"/>
          </calcext:conditional-format>
          <calcext:conditional-format calcext:target-range-address="状態一覧.S5:状態一覧.S5">
            <calcext:condition calcext:apply-style-name="Good" calcext:value="=&quot;Y&quot;" calcext:base-cell-address="点数計算.S5"/>
            <calcext:condition calcext:apply-style-name="Bad" calcext:value="=&quot;N&quot;" calcext:base-cell-address="点数計算.S5"/>
          </calcext:conditional-format>
          <calcext:conditional-format calcext:target-range-address="状態一覧.T5:状態一覧.T5">
            <calcext:condition calcext:apply-style-name="Good" calcext:value="=&quot;Y&quot;" calcext:base-cell-address="点数計算.T5"/>
            <calcext:condition calcext:apply-style-name="Bad" calcext:value="=&quot;N&quot;" calcext:base-cell-address="点数計算.T5"/>
          </calcext:conditional-format>
          <calcext:conditional-format calcext:target-range-address="状態一覧.U5:状態一覧.U5">
            <calcext:condition calcext:apply-style-name="Good" calcext:value="=&quot;Y&quot;" calcext:base-cell-address="点数計算.U5"/>
            <calcext:condition calcext:apply-style-name="Bad" calcext:value="=&quot;N&quot;" calcext:base-cell-address="点数計算.U5"/>
          </calcext:conditional-format>
          <calcext:conditional-format calcext:target-range-address="状態一覧.V5:状態一覧.V5">
            <calcext:condition calcext:apply-style-name="Good" calcext:value="=&quot;Y&quot;" calcext:base-cell-address="点数計算.V5"/>
            <calcext:condition calcext:apply-style-name="Bad" calcext:value="=&quot;N&quot;" calcext:base-cell-address="点数計算.V5"/>
          </calcext:conditional-format>
          <calcext:conditional-format calcext:target-range-address="状態一覧.W5:状態一覧.W5">
            <calcext:condition calcext:apply-style-name="Good" calcext:value="=&quot;Y&quot;" calcext:base-cell-address="点数計算.W5"/>
            <calcext:condition calcext:apply-style-name="Bad" calcext:value="=&quot;N&quot;" calcext:base-cell-address="点数計算.W5"/>
          </calcext:conditional-format>
          <calcext:conditional-format calcext:target-range-address="状態一覧.T7:状態一覧.T7">
            <calcext:condition calcext:apply-style-name="Good" calcext:value="=&quot;Y&quot;" calcext:base-cell-address="点数計算.T7"/>
            <calcext:condition calcext:apply-style-name="Bad" calcext:value="=&quot;N&quot;" calcext:base-cell-address="点数計算.T7"/>
          </calcext:conditional-format>
          <calcext:conditional-format calcext:target-range-address="状態一覧.U7:状態一覧.U7">
            <calcext:condition calcext:apply-style-name="Good" calcext:value="=&quot;Y&quot;" calcext:base-cell-address="点数計算.U7"/>
            <calcext:condition calcext:apply-style-name="Bad" calcext:value="=&quot;N&quot;" calcext:base-cell-address="点数計算.U7"/>
          </calcext:conditional-format>
          <calcext:conditional-format calcext:target-range-address="状態一覧.V7:状態一覧.V7">
            <calcext:condition calcext:apply-style-name="Good" calcext:value="=&quot;Y&quot;" calcext:base-cell-address="点数計算.V7"/>
            <calcext:condition calcext:apply-style-name="Bad" calcext:value="=&quot;N&quot;" calcext:base-cell-address="点数計算.V7"/>
          </calcext:conditional-format>
          <calcext:conditional-format calcext:target-range-address="状態一覧.J7:状態一覧.J7">
            <calcext:condition calcext:apply-style-name="Good" calcext:value="=&quot;Y&quot;" calcext:base-cell-address="点数計算.J7"/>
            <calcext:condition calcext:apply-style-name="Bad" calcext:value="=&quot;N&quot;" calcext:base-cell-address="点数計算.J7"/>
          </calcext:conditional-format>
          <calcext:conditional-format calcext:target-range-address="状態一覧.K7:状態一覧.K7">
            <calcext:condition calcext:apply-style-name="Good" calcext:value="=&quot;Y&quot;" calcext:base-cell-address="点数計算.K7"/>
            <calcext:condition calcext:apply-style-name="Bad" calcext:value="=&quot;N&quot;" calcext:base-cell-address="点数計算.K7"/>
          </calcext:conditional-format>
          <calcext:conditional-format calcext:target-range-address="状態一覧.L7:状態一覧.L7">
            <calcext:condition calcext:apply-style-name="Good" calcext:value="=&quot;Y&quot;" calcext:base-cell-address="点数計算.L7"/>
            <calcext:condition calcext:apply-style-name="Bad" calcext:value="=&quot;N&quot;" calcext:base-cell-address="点数計算.L7"/>
          </calcext:conditional-format>
          <calcext:conditional-format calcext:target-range-address="状態一覧.M7:状態一覧.M7">
            <calcext:condition calcext:apply-style-name="Good" calcext:value="=&quot;Y&quot;" calcext:base-cell-address="点数計算.M7"/>
            <calcext:condition calcext:apply-style-name="Bad" calcext:value="=&quot;N&quot;" calcext:base-cell-address="点数計算.M7"/>
          </calcext:conditional-format>
          <calcext:conditional-format calcext:target-range-address="状態一覧.J9:状態一覧.J9">
            <calcext:condition calcext:apply-style-name="Good" calcext:value="=&quot;Y&quot;" calcext:base-cell-address="点数計算.J9"/>
            <calcext:condition calcext:apply-style-name="Bad" calcext:value="=&quot;N&quot;" calcext:base-cell-address="点数計算.J9"/>
          </calcext:conditional-format>
          <calcext:conditional-format calcext:target-range-address="状態一覧.K9:状態一覧.K9">
            <calcext:condition calcext:apply-style-name="Good" calcext:value="=&quot;Y&quot;" calcext:base-cell-address="点数計算.K9"/>
            <calcext:condition calcext:apply-style-name="Bad" calcext:value="=&quot;N&quot;" calcext:base-cell-address="点数計算.K9"/>
          </calcext:conditional-format>
          <calcext:conditional-format calcext:target-range-address="状態一覧.L9:状態一覧.L9">
            <calcext:condition calcext:apply-style-name="Good" calcext:value="=&quot;Y&quot;" calcext:base-cell-address="点数計算.L9"/>
            <calcext:condition calcext:apply-style-name="Bad" calcext:value="=&quot;N&quot;" calcext:base-cell-address="点数計算.L9"/>
          </calcext:conditional-format>
          <calcext:conditional-format calcext:target-range-address="状態一覧.M9:状態一覧.M9">
            <calcext:condition calcext:apply-style-name="Good" calcext:value="=&quot;Y&quot;" calcext:base-cell-address="点数計算.M9"/>
            <calcext:condition calcext:apply-style-name="Bad" calcext:value="=&quot;N&quot;" calcext:base-cell-address="点数計算.M9"/>
          </calcext:conditional-format>
          <calcext:conditional-format calcext:target-range-address="状態一覧.P9:状態一覧.P9">
            <calcext:condition calcext:apply-style-name="Good" calcext:value="=&quot;Y&quot;" calcext:base-cell-address="点数計算.P9"/>
            <calcext:condition calcext:apply-style-name="Bad" calcext:value="=&quot;N&quot;" calcext:base-cell-address="点数計算.P9"/>
          </calcext:conditional-format>
          <calcext:conditional-format calcext:target-range-address="状態一覧.Q9:状態一覧.Q9">
            <calcext:condition calcext:apply-style-name="Good" calcext:value="=&quot;Y&quot;" calcext:base-cell-address="点数計算.Q9"/>
            <calcext:condition calcext:apply-style-name="Bad" calcext:value="=&quot;N&quot;" calcext:base-cell-address="点数計算.Q9"/>
          </calcext:conditional-format>
          <calcext:conditional-format calcext:target-range-address="状態一覧.R9:状態一覧.R9">
            <calcext:condition calcext:apply-style-name="Good" calcext:value="=&quot;Y&quot;" calcext:base-cell-address="点数計算.R9"/>
            <calcext:condition calcext:apply-style-name="Bad" calcext:value="=&quot;N&quot;" calcext:base-cell-address="点数計算.R9"/>
          </calcext:conditional-format>
          <calcext:conditional-format calcext:target-range-address="状態一覧.S9:状態一覧.S9">
            <calcext:condition calcext:apply-style-name="Good" calcext:value="=&quot;Y&quot;" calcext:base-cell-address="点数計算.S9"/>
            <calcext:condition calcext:apply-style-name="Bad" calcext:value="=&quot;N&quot;" calcext:base-cell-address="点数計算.S9"/>
          </calcext:conditional-format>
          <calcext:conditional-format calcext:target-range-address="状態一覧.J11:状態一覧.J11">
            <calcext:condition calcext:apply-style-name="Good" calcext:value="=&quot;Y&quot;" calcext:base-cell-address="点数計算.J11"/>
            <calcext:condition calcext:apply-style-name="Bad" calcext:value="=&quot;N&quot;" calcext:base-cell-address="点数計算.J11"/>
          </calcext:conditional-format>
          <calcext:conditional-format calcext:target-range-address="状態一覧.K10:状態一覧.K10">
            <calcext:condition calcext:apply-style-name="Good" calcext:value="=&quot;Y&quot;" calcext:base-cell-address="点数計算.K10"/>
            <calcext:condition calcext:apply-style-name="Bad" calcext:value="=&quot;N&quot;" calcext:base-cell-address="点数計算.K10"/>
          </calcext:conditional-format>
          <calcext:conditional-format calcext:target-range-address="状態一覧.L10:状態一覧.L10">
            <calcext:condition calcext:apply-style-name="Good" calcext:value="=&quot;Y&quot;" calcext:base-cell-address="点数計算.L10"/>
            <calcext:condition calcext:apply-style-name="Bad" calcext:value="=&quot;N&quot;" calcext:base-cell-address="点数計算.L10"/>
          </calcext:conditional-format>
          <calcext:conditional-format calcext:target-range-address="状態一覧.L11:状態一覧.L11">
            <calcext:condition calcext:apply-style-name="Good" calcext:value="=&quot;Y&quot;" calcext:base-cell-address="点数計算.L11"/>
            <calcext:condition calcext:apply-style-name="Bad" calcext:value="=&quot;N&quot;" calcext:base-cell-address="点数計算.L11"/>
          </calcext:conditional-format>
          <calcext:conditional-format calcext:target-range-address="状態一覧.M10:状態一覧.M10">
            <calcext:condition calcext:apply-style-name="Good" calcext:value="=&quot;Y&quot;" calcext:base-cell-address="点数計算.M10"/>
            <calcext:condition calcext:apply-style-name="Bad" calcext:value="=&quot;N&quot;" calcext:base-cell-address="点数計算.M10"/>
          </calcext:conditional-format>
          <calcext:conditional-format calcext:target-range-address="状態一覧.M11:状態一覧.M11">
            <calcext:condition calcext:apply-style-name="Good" calcext:value="=&quot;Y&quot;" calcext:base-cell-address="点数計算.M11"/>
            <calcext:condition calcext:apply-style-name="Bad" calcext:value="=&quot;N&quot;" calcext:base-cell-address="点数計算.M11"/>
          </calcext:conditional-format>
          <calcext:conditional-format calcext:target-range-address="状態一覧.N14:状態一覧.O14">
            <calcext:condition calcext:apply-style-name="Good" calcext:value="=&quot;Y&quot;" calcext:base-cell-address="点数計算.N14"/>
            <calcext:condition calcext:apply-style-name="Bad" calcext:value="=&quot;N&quot;" calcext:base-cell-address="点数計算.N14"/>
            <calcext:condition calcext:apply-style-name="無題1" calcext:value="=&quot;-&quot;" calcext:base-cell-address="点数計算.N14"/>
          </calcext:conditional-format>
          <calcext:conditional-format calcext:target-range-address="状態一覧.F15:状態一覧.F15">
            <calcext:condition calcext:apply-style-name="Good" calcext:value="=&quot;Y&quot;" calcext:base-cell-address="点数計算.F15"/>
            <calcext:condition calcext:apply-style-name="Bad" calcext:value="=&quot;N&quot;" calcext:base-cell-address="点数計算.F15"/>
          </calcext:conditional-format>
          <calcext:conditional-format calcext:target-range-address="状態一覧.G15:状態一覧.G15">
            <calcext:condition calcext:apply-style-name="Good" calcext:value="=&quot;Y&quot;" calcext:base-cell-address="点数計算.G15"/>
            <calcext:condition calcext:apply-style-name="Bad" calcext:value="=&quot;N&quot;" calcext:base-cell-address="点数計算.G15"/>
          </calcext:conditional-format>
          <calcext:conditional-format calcext:target-range-address="状態一覧.H15:状態一覧.H15">
            <calcext:condition calcext:apply-style-name="Good" calcext:value="=&quot;Y&quot;" calcext:base-cell-address="点数計算.H15"/>
            <calcext:condition calcext:apply-style-name="Bad" calcext:value="=&quot;N&quot;" calcext:base-cell-address="点数計算.H15"/>
          </calcext:conditional-format>
          <calcext:conditional-format calcext:target-range-address="状態一覧.I15:状態一覧.I15">
            <calcext:condition calcext:apply-style-name="Good" calcext:value="=&quot;Y&quot;" calcext:base-cell-address="点数計算.I15"/>
            <calcext:condition calcext:apply-style-name="Bad" calcext:value="=&quot;N&quot;" calcext:base-cell-address="点数計算.I15"/>
          </calcext:conditional-format>
          <calcext:conditional-format calcext:target-range-address="状態一覧.J15:状態一覧.J15">
            <calcext:condition calcext:apply-style-name="Good" calcext:value="=&quot;Y&quot;" calcext:base-cell-address="点数計算.J15"/>
            <calcext:condition calcext:apply-style-name="Bad" calcext:value="=&quot;N&quot;" calcext:base-cell-address="点数計算.J15"/>
          </calcext:conditional-format>
          <calcext:conditional-format calcext:target-range-address="状態一覧.K15:状態一覧.K15">
            <calcext:condition calcext:apply-style-name="Good" calcext:value="=&quot;Y&quot;" calcext:base-cell-address="点数計算.K15"/>
            <calcext:condition calcext:apply-style-name="Bad" calcext:value="=&quot;N&quot;" calcext:base-cell-address="点数計算.K15"/>
          </calcext:conditional-format>
          <calcext:conditional-format calcext:target-range-address="状態一覧.L15:状態一覧.L15">
            <calcext:condition calcext:apply-style-name="Good" calcext:value="=&quot;Y&quot;" calcext:base-cell-address="点数計算.L15"/>
            <calcext:condition calcext:apply-style-name="Bad" calcext:value="=&quot;N&quot;" calcext:base-cell-address="点数計算.L15"/>
          </calcext:conditional-format>
          <calcext:conditional-format calcext:target-range-address="状態一覧.M15:状態一覧.O15">
            <calcext:condition calcext:apply-style-name="Good" calcext:value="=&quot;Y&quot;" calcext:base-cell-address="点数計算.M15"/>
            <calcext:condition calcext:apply-style-name="Bad" calcext:value="=&quot;N&quot;" calcext:base-cell-address="点数計算.M15"/>
          </calcext:conditional-format>
          <calcext:conditional-format calcext:target-range-address="状態一覧.G10:状態一覧.G10">
            <calcext:condition calcext:apply-style-name="Good" calcext:value="=&quot;Y&quot;" calcext:base-cell-address="点数計算.G10"/>
            <calcext:condition calcext:apply-style-name="Bad" calcext:value="=&quot;N&quot;" calcext:base-cell-address="点数計算.G10"/>
          </calcext:conditional-format>
          <calcext:conditional-format calcext:target-range-address="状態一覧.G11:状態一覧.G11">
            <calcext:condition calcext:apply-style-name="Good" calcext:value="=&quot;Y&quot;" calcext:base-cell-address="点数計算.G11"/>
            <calcext:condition calcext:apply-style-name="Bad" calcext:value="=&quot;N&quot;" calcext:base-cell-address="点数計算.G11"/>
          </calcext:conditional-format>
          <calcext:conditional-format calcext:target-range-address="状態一覧.H11:状態一覧.H11">
            <calcext:condition calcext:apply-style-name="Good" calcext:value="=&quot;Y&quot;" calcext:base-cell-address="点数計算.H11"/>
            <calcext:condition calcext:apply-style-name="Bad" calcext:value="=&quot;N&quot;" calcext:base-cell-address="点数計算.H11"/>
          </calcext:conditional-format>
          <calcext:conditional-format calcext:target-range-address="状態一覧.I11:状態一覧.I11">
            <calcext:condition calcext:apply-style-name="Good" calcext:value="=&quot;Y&quot;" calcext:base-cell-address="点数計算.I11"/>
            <calcext:condition calcext:apply-style-name="Bad" calcext:value="=&quot;N&quot;" calcext:base-cell-address="点数計算.I11"/>
          </calcext:conditional-format>
          <calcext:conditional-format calcext:target-range-address="状態一覧.H12:状態一覧.H12">
            <calcext:condition calcext:apply-style-name="Good" calcext:value="=&quot;Y&quot;" calcext:base-cell-address="点数計算.H12"/>
            <calcext:condition calcext:apply-style-name="Bad" calcext:value="=&quot;N&quot;" calcext:base-cell-address="点数計算.H12"/>
          </calcext:conditional-format>
          <calcext:conditional-format calcext:target-range-address="状態一覧.I13:状態一覧.I13">
            <calcext:condition calcext:apply-style-name="Good" calcext:value="=&quot;Y&quot;" calcext:base-cell-address="点数計算.I13"/>
            <calcext:condition calcext:apply-style-name="Bad" calcext:value="=&quot;N&quot;" calcext:base-cell-address="点数計算.I13"/>
          </calcext:conditional-format>
          <calcext:conditional-format calcext:target-range-address="状態一覧.J13:状態一覧.J13">
            <calcext:condition calcext:apply-style-name="Good" calcext:value="=&quot;Y&quot;" calcext:base-cell-address="点数計算.J13"/>
            <calcext:condition calcext:apply-style-name="Bad" calcext:value="=&quot;N&quot;" calcext:base-cell-address="点数計算.J13"/>
          </calcext:conditional-format>
          <calcext:conditional-format calcext:target-range-address="状態一覧.J12:状態一覧.J12">
            <calcext:condition calcext:apply-style-name="Good" calcext:value="=&quot;Y&quot;" calcext:base-cell-address="点数計算.J12"/>
            <calcext:condition calcext:apply-style-name="Bad" calcext:value="=&quot;N&quot;" calcext:base-cell-address="点数計算.J12"/>
          </calcext:conditional-format>
          <calcext:conditional-format calcext:target-range-address="状態一覧.L12:状態一覧.L12">
            <calcext:condition calcext:apply-style-name="Good" calcext:value="=&quot;Y&quot;" calcext:base-cell-address="点数計算.L12"/>
            <calcext:condition calcext:apply-style-name="Bad" calcext:value="=&quot;N&quot;" calcext:base-cell-address="点数計算.L12"/>
          </calcext:conditional-format>
          <calcext:conditional-format calcext:target-range-address="状態一覧.M12:状態一覧.M12">
            <calcext:condition calcext:apply-style-name="Good" calcext:value="=&quot;Y&quot;" calcext:base-cell-address="点数計算.M12"/>
            <calcext:condition calcext:apply-style-name="Bad" calcext:value="=&quot;N&quot;" calcext:base-cell-address="点数計算.M12"/>
          </calcext:conditional-format>
          <calcext:conditional-format calcext:target-range-address="状態一覧.K12:状態一覧.K12">
            <calcext:condition calcext:apply-style-name="Good" calcext:value="=&quot;Y&quot;" calcext:base-cell-address="点数計算.K12"/>
            <calcext:condition calcext:apply-style-name="Bad" calcext:value="=&quot;N&quot;" calcext:base-cell-address="点数計算.K12"/>
          </calcext:conditional-format>
          <calcext:conditional-format calcext:target-range-address="状態一覧.K13:状態一覧.K13">
            <calcext:condition calcext:apply-style-name="Good" calcext:value="=&quot;Y&quot;" calcext:base-cell-address="点数計算.K13"/>
            <calcext:condition calcext:apply-style-name="Bad" calcext:value="=&quot;N&quot;" calcext:base-cell-address="点数計算.K13"/>
          </calcext:conditional-format>
          <calcext:conditional-format calcext:target-range-address="状態一覧.L13:状態一覧.L13">
            <calcext:condition calcext:apply-style-name="Good" calcext:value="=&quot;Y&quot;" calcext:base-cell-address="点数計算.L13"/>
            <calcext:condition calcext:apply-style-name="Bad" calcext:value="=&quot;N&quot;" calcext:base-cell-address="点数計算.L13"/>
          </calcext:conditional-format>
          <calcext:conditional-format calcext:target-range-address="状態一覧.M13:状態一覧.M13">
            <calcext:condition calcext:apply-style-name="Good" calcext:value="=&quot;Y&quot;" calcext:base-cell-address="点数計算.M13"/>
            <calcext:condition calcext:apply-style-name="Bad" calcext:value="=&quot;N&quot;" calcext:base-cell-address="点数計算.M13"/>
          </calcext:conditional-format>
          <calcext:conditional-format calcext:target-range-address="状態一覧.J10:状態一覧.J10">
            <calcext:condition calcext:apply-style-name="Good" calcext:value="=&quot;Y&quot;" calcext:base-cell-address="点数計算.J10"/>
            <calcext:condition calcext:apply-style-name="Bad" calcext:value="=&quot;N&quot;" calcext:base-cell-address="点数計算.J10"/>
          </calcext:conditional-format>
          <calcext:conditional-format calcext:target-range-address="状態一覧.K11:状態一覧.K11">
            <calcext:condition calcext:apply-style-name="Good" calcext:value="=&quot;Y&quot;" calcext:base-cell-address="点数計算.K11"/>
            <calcext:condition calcext:apply-style-name="Bad" calcext:value="=&quot;N&quot;" calcext:base-cell-address="点数計算.K11"/>
          </calcext:conditional-format>
          <calcext:conditional-format calcext:target-range-address="状態一覧.P11:状態一覧.P13">
            <calcext:condition calcext:apply-style-name="Good" calcext:value="=&quot;Y&quot;" calcext:base-cell-address="点数計算.P11"/>
            <calcext:condition calcext:apply-style-name="Bad" calcext:value="=&quot;N&quot;" calcext:base-cell-address="点数計算.P11"/>
          </calcext:conditional-format>
          <calcext:conditional-format calcext:target-range-address="状態一覧.T11:状態一覧.T11">
            <calcext:condition calcext:apply-style-name="Good" calcext:value="=&quot;Y&quot;" calcext:base-cell-address="点数計算.T11"/>
            <calcext:condition calcext:apply-style-name="Bad" calcext:value="=&quot;N&quot;" calcext:base-cell-address="点数計算.T11"/>
          </calcext:conditional-format>
          <calcext:conditional-format calcext:target-range-address="状態一覧.V11:状態一覧.V11">
            <calcext:condition calcext:apply-style-name="Good" calcext:value="=&quot;Y&quot;" calcext:base-cell-address="点数計算.V11"/>
            <calcext:condition calcext:apply-style-name="Bad" calcext:value="=&quot;N&quot;" calcext:base-cell-address="点数計算.V11"/>
          </calcext:conditional-format>
          <calcext:conditional-format calcext:target-range-address="状態一覧.P10:状態一覧.P10">
            <calcext:condition calcext:apply-style-name="Good" calcext:value="=&quot;Y&quot;" calcext:base-cell-address="点数計算.P10"/>
            <calcext:condition calcext:apply-style-name="Bad" calcext:value="=&quot;N&quot;" calcext:base-cell-address="点数計算.P10"/>
          </calcext:conditional-format>
          <calcext:conditional-format calcext:target-range-address="状態一覧.Q13:状態一覧.Q13">
            <calcext:condition calcext:apply-style-name="Good" calcext:value="=&quot;Y&quot;" calcext:base-cell-address="点数計算.Q13"/>
            <calcext:condition calcext:apply-style-name="Bad" calcext:value="=&quot;N&quot;" calcext:base-cell-address="点数計算.Q13"/>
          </calcext:conditional-format>
          <calcext:conditional-format calcext:target-range-address="状態一覧.R13:状態一覧.R13">
            <calcext:condition calcext:apply-style-name="Good" calcext:value="=&quot;Y&quot;" calcext:base-cell-address="点数計算.R13"/>
            <calcext:condition calcext:apply-style-name="Bad" calcext:value="=&quot;N&quot;" calcext:base-cell-address="点数計算.R13"/>
          </calcext:conditional-format>
          <calcext:conditional-format calcext:target-range-address="状態一覧.Q12:状態一覧.Q12">
            <calcext:condition calcext:apply-style-name="Good" calcext:value="=&quot;Y&quot;" calcext:base-cell-address="点数計算.Q12"/>
            <calcext:condition calcext:apply-style-name="Bad" calcext:value="=&quot;N&quot;" calcext:base-cell-address="点数計算.Q12"/>
          </calcext:conditional-format>
          <calcext:conditional-format calcext:target-range-address="状態一覧.R10:状態一覧.R10">
            <calcext:condition calcext:apply-style-name="Good" calcext:value="=&quot;Y&quot;" calcext:base-cell-address="点数計算.R10"/>
            <calcext:condition calcext:apply-style-name="Bad" calcext:value="=&quot;N&quot;" calcext:base-cell-address="点数計算.R10"/>
          </calcext:conditional-format>
          <calcext:conditional-format calcext:target-range-address="状態一覧.S10:状態一覧.S10">
            <calcext:condition calcext:apply-style-name="Good" calcext:value="=&quot;Y&quot;" calcext:base-cell-address="点数計算.S10"/>
            <calcext:condition calcext:apply-style-name="Bad" calcext:value="=&quot;N&quot;" calcext:base-cell-address="点数計算.S10"/>
          </calcext:conditional-format>
          <calcext:conditional-format calcext:target-range-address="状態一覧.S12:状態一覧.S12">
            <calcext:condition calcext:apply-style-name="Good" calcext:value="=&quot;Y&quot;" calcext:base-cell-address="点数計算.S12"/>
            <calcext:condition calcext:apply-style-name="Bad" calcext:value="=&quot;N&quot;" calcext:base-cell-address="点数計算.S12"/>
          </calcext:conditional-format>
          <calcext:conditional-format calcext:target-range-address="状態一覧.T11:状態一覧.T11">
            <calcext:condition calcext:apply-style-name="Good" calcext:value="=&quot;Y&quot;" calcext:base-cell-address="点数計算.T11"/>
            <calcext:condition calcext:apply-style-name="Bad" calcext:value="=&quot;N&quot;" calcext:base-cell-address="点数計算.T11"/>
          </calcext:conditional-format>
          <calcext:conditional-format calcext:target-range-address="状態一覧.U10:状態一覧.U10">
            <calcext:condition calcext:apply-style-name="Good" calcext:value="=&quot;Y&quot;" calcext:base-cell-address="点数計算.U10"/>
            <calcext:condition calcext:apply-style-name="Bad" calcext:value="=&quot;N&quot;" calcext:base-cell-address="点数計算.U10"/>
          </calcext:conditional-format>
          <calcext:conditional-format calcext:target-range-address="状態一覧.V10:状態一覧.V10">
            <calcext:condition calcext:apply-style-name="Good" calcext:value="=&quot;Y&quot;" calcext:base-cell-address="点数計算.V10"/>
            <calcext:condition calcext:apply-style-name="Bad" calcext:value="=&quot;N&quot;" calcext:base-cell-address="点数計算.V10"/>
          </calcext:conditional-format>
          <calcext:conditional-format calcext:target-range-address="状態一覧.V11:状態一覧.V11">
            <calcext:condition calcext:apply-style-name="Good" calcext:value="=&quot;Y&quot;" calcext:base-cell-address="点数計算.V11"/>
            <calcext:condition calcext:apply-style-name="Bad" calcext:value="=&quot;N&quot;" calcext:base-cell-address="点数計算.V11"/>
          </calcext:conditional-format>
          <calcext:conditional-format calcext:target-range-address="状態一覧.W10:状態一覧.W10">
            <calcext:condition calcext:apply-style-name="Good" calcext:value="=&quot;Y&quot;" calcext:base-cell-address="点数計算.W10"/>
            <calcext:condition calcext:apply-style-name="Bad" calcext:value="=&quot;N&quot;" calcext:base-cell-address="点数計算.W10"/>
          </calcext:conditional-format>
          <calcext:conditional-format calcext:target-range-address="状態一覧.W11:状態一覧.W11">
            <calcext:condition calcext:apply-style-name="Good" calcext:value="=&quot;Y&quot;" calcext:base-cell-address="点数計算.W11"/>
            <calcext:condition calcext:apply-style-name="Bad" calcext:value="=&quot;N&quot;" calcext:base-cell-address="点数計算.W11"/>
          </calcext:conditional-format>
          <calcext:conditional-format calcext:target-range-address="状態一覧.Q10:状態一覧.Q10">
            <calcext:condition calcext:apply-style-name="Good" calcext:value="=&quot;Y&quot;" calcext:base-cell-address="点数計算.Q10"/>
            <calcext:condition calcext:apply-style-name="Bad" calcext:value="=&quot;N&quot;" calcext:base-cell-address="点数計算.Q10"/>
          </calcext:conditional-format>
          <calcext:conditional-format calcext:target-range-address="状態一覧.Q11:状態一覧.Q11">
            <calcext:condition calcext:apply-style-name="Good" calcext:value="=&quot;Y&quot;" calcext:base-cell-address="点数計算.Q11"/>
            <calcext:condition calcext:apply-style-name="Bad" calcext:value="=&quot;N&quot;" calcext:base-cell-address="点数計算.Q11"/>
          </calcext:conditional-format>
          <calcext:conditional-format calcext:target-range-address="状態一覧.R11:状態一覧.R11">
            <calcext:condition calcext:apply-style-name="Good" calcext:value="=&quot;Y&quot;" calcext:base-cell-address="点数計算.R11"/>
            <calcext:condition calcext:apply-style-name="Bad" calcext:value="=&quot;N&quot;" calcext:base-cell-address="点数計算.R11"/>
          </calcext:conditional-format>
          <calcext:conditional-format calcext:target-range-address="状態一覧.S11:状態一覧.S11">
            <calcext:condition calcext:apply-style-name="Good" calcext:value="=&quot;Y&quot;" calcext:base-cell-address="点数計算.S11"/>
            <calcext:condition calcext:apply-style-name="Bad" calcext:value="=&quot;N&quot;" calcext:base-cell-address="点数計算.S11"/>
          </calcext:conditional-format>
          <calcext:conditional-format calcext:target-range-address="状態一覧.R12:状態一覧.R12">
            <calcext:condition calcext:apply-style-name="Good" calcext:value="=&quot;Y&quot;" calcext:base-cell-address="点数計算.R12"/>
            <calcext:condition calcext:apply-style-name="Bad" calcext:value="=&quot;N&quot;" calcext:base-cell-address="点数計算.R12"/>
          </calcext:conditional-format>
          <calcext:conditional-format calcext:target-range-address="状態一覧.S13:状態一覧.S13">
            <calcext:condition calcext:apply-style-name="Good" calcext:value="=&quot;Y&quot;" calcext:base-cell-address="点数計算.S13"/>
            <calcext:condition calcext:apply-style-name="Bad" calcext:value="=&quot;N&quot;" calcext:base-cell-address="点数計算.S13"/>
          </calcext:conditional-format>
          <calcext:conditional-format calcext:target-range-address="状態一覧.T13:状態一覧.T13">
            <calcext:condition calcext:apply-style-name="Good" calcext:value="=&quot;Y&quot;" calcext:base-cell-address="点数計算.T13"/>
            <calcext:condition calcext:apply-style-name="Bad" calcext:value="=&quot;N&quot;" calcext:base-cell-address="点数計算.T13"/>
          </calcext:conditional-format>
          <calcext:conditional-format calcext:target-range-address="状態一覧.T12:状態一覧.T12">
            <calcext:condition calcext:apply-style-name="Good" calcext:value="=&quot;Y&quot;" calcext:base-cell-address="点数計算.T12"/>
            <calcext:condition calcext:apply-style-name="Bad" calcext:value="=&quot;N&quot;" calcext:base-cell-address="点数計算.T12"/>
          </calcext:conditional-format>
          <calcext:conditional-format calcext:target-range-address="状態一覧.V12:状態一覧.V12">
            <calcext:condition calcext:apply-style-name="Good" calcext:value="=&quot;Y&quot;" calcext:base-cell-address="点数計算.V12"/>
            <calcext:condition calcext:apply-style-name="Bad" calcext:value="=&quot;N&quot;" calcext:base-cell-address="点数計算.V12"/>
          </calcext:conditional-format>
          <calcext:conditional-format calcext:target-range-address="状態一覧.W12:状態一覧.W12">
            <calcext:condition calcext:apply-style-name="Good" calcext:value="=&quot;Y&quot;" calcext:base-cell-address="点数計算.W12"/>
            <calcext:condition calcext:apply-style-name="Bad" calcext:value="=&quot;N&quot;" calcext:base-cell-address="点数計算.W12"/>
          </calcext:conditional-format>
          <calcext:conditional-format calcext:target-range-address="状態一覧.U12:状態一覧.U12">
            <calcext:condition calcext:apply-style-name="Good" calcext:value="=&quot;Y&quot;" calcext:base-cell-address="点数計算.U12"/>
            <calcext:condition calcext:apply-style-name="Bad" calcext:value="=&quot;N&quot;" calcext:base-cell-address="点数計算.U12"/>
          </calcext:conditional-format>
          <calcext:conditional-format calcext:target-range-address="状態一覧.U13:状態一覧.U13">
            <calcext:condition calcext:apply-style-name="Good" calcext:value="=&quot;Y&quot;" calcext:base-cell-address="点数計算.U13"/>
            <calcext:condition calcext:apply-style-name="Bad" calcext:value="=&quot;N&quot;" calcext:base-cell-address="点数計算.U13"/>
          </calcext:conditional-format>
          <calcext:conditional-format calcext:target-range-address="状態一覧.V13:状態一覧.V13">
            <calcext:condition calcext:apply-style-name="Good" calcext:value="=&quot;Y&quot;" calcext:base-cell-address="点数計算.V13"/>
            <calcext:condition calcext:apply-style-name="Bad" calcext:value="=&quot;N&quot;" calcext:base-cell-address="点数計算.V13"/>
          </calcext:conditional-format>
          <calcext:conditional-format calcext:target-range-address="状態一覧.W13:状態一覧.W13">
            <calcext:condition calcext:apply-style-name="Good" calcext:value="=&quot;Y&quot;" calcext:base-cell-address="点数計算.W13"/>
            <calcext:condition calcext:apply-style-name="Bad" calcext:value="=&quot;N&quot;" calcext:base-cell-address="点数計算.W13"/>
          </calcext:conditional-format>
          <calcext:conditional-format calcext:target-range-address="状態一覧.T10:状態一覧.T10">
            <calcext:condition calcext:apply-style-name="Good" calcext:value="=&quot;Y&quot;" calcext:base-cell-address="点数計算.T10"/>
            <calcext:condition calcext:apply-style-name="Bad" calcext:value="=&quot;N&quot;" calcext:base-cell-address="点数計算.T10"/>
          </calcext:conditional-format>
          <calcext:conditional-format calcext:target-range-address="状態一覧.U11:状態一覧.U11">
            <calcext:condition calcext:apply-style-name="Good" calcext:value="=&quot;Y&quot;" calcext:base-cell-address="点数計算.U11"/>
            <calcext:condition calcext:apply-style-name="Bad" calcext:value="=&quot;N&quot;" calcext:base-cell-address="点数計算.U11"/>
          </calcext:conditional-format>
          <calcext:conditional-format calcext:target-range-address="状態一覧.J5:状態一覧.J5">
            <calcext:condition calcext:apply-style-name="Good" calcext:value="=&quot;Y&quot;" calcext:base-cell-address="点数計算.J5"/>
            <calcext:condition calcext:apply-style-name="Bad" calcext:value="=&quot;N&quot;" calcext:base-cell-address="点数計算.J5"/>
          </calcext:conditional-format>
          <calcext:conditional-format calcext:target-range-address="状態一覧.K5:状態一覧.K5">
            <calcext:condition calcext:apply-style-name="Good" calcext:value="=&quot;Y&quot;" calcext:base-cell-address="点数計算.K5"/>
            <calcext:condition calcext:apply-style-name="Bad" calcext:value="=&quot;N&quot;" calcext:base-cell-address="点数計算.K5"/>
          </calcext:conditional-format>
          <calcext:conditional-format calcext:target-range-address="状態一覧.L5:状態一覧.L5">
            <calcext:condition calcext:apply-style-name="Good" calcext:value="=&quot;Y&quot;" calcext:base-cell-address="点数計算.L5"/>
            <calcext:condition calcext:apply-style-name="Bad" calcext:value="=&quot;N&quot;" calcext:base-cell-address="点数計算.L5"/>
          </calcext:conditional-format>
          <calcext:conditional-format calcext:target-range-address="状態一覧.J6:状態一覧.J6">
            <calcext:condition calcext:apply-style-name="Good" calcext:value="=&quot;Y&quot;" calcext:base-cell-address="点数計算.J6"/>
            <calcext:condition calcext:apply-style-name="Bad" calcext:value="=&quot;N&quot;" calcext:base-cell-address="点数計算.J6"/>
          </calcext:conditional-format>
          <calcext:conditional-format calcext:target-range-address="状態一覧.K6:状態一覧.K6">
            <calcext:condition calcext:apply-style-name="Good" calcext:value="=&quot;Y&quot;" calcext:base-cell-address="点数計算.K6"/>
            <calcext:condition calcext:apply-style-name="Bad" calcext:value="=&quot;N&quot;" calcext:base-cell-address="点数計算.K6"/>
          </calcext:conditional-format>
          <calcext:conditional-format calcext:target-range-address="状態一覧.L6:状態一覧.L6">
            <calcext:condition calcext:apply-style-name="Good" calcext:value="=&quot;Y&quot;" calcext:base-cell-address="点数計算.L6"/>
            <calcext:condition calcext:apply-style-name="Bad" calcext:value="=&quot;N&quot;" calcext:base-cell-address="点数計算.L6"/>
          </calcext:conditional-format>
          <calcext:conditional-format calcext:target-range-address="状態一覧.M6:状態一覧.O6 状態一覧.N7:状態一覧.O13">
            <calcext:condition calcext:apply-style-name="Good" calcext:value="=&quot;Y&quot;" calcext:base-cell-address="点数計算.M6"/>
            <calcext:condition calcext:apply-style-name="Bad" calcext:value="=&quot;N&quot;" calcext:base-cell-address="点数計算.M6"/>
          </calcext:conditional-format>
          <calcext:conditional-format calcext:target-range-address="状態一覧.P7:状態一覧.P7">
            <calcext:condition calcext:apply-style-name="Good" calcext:value="=&quot;Y&quot;" calcext:base-cell-address="点数計算.P7"/>
            <calcext:condition calcext:apply-style-name="Bad" calcext:value="=&quot;N&quot;" calcext:base-cell-address="点数計算.P7"/>
          </calcext:conditional-format>
          <calcext:conditional-format calcext:target-range-address="状態一覧.Q7:状態一覧.Q7">
            <calcext:condition calcext:apply-style-name="Good" calcext:value="=&quot;Y&quot;" calcext:base-cell-address="点数計算.Q7"/>
            <calcext:condition calcext:apply-style-name="Bad" calcext:value="=&quot;N&quot;" calcext:base-cell-address="点数計算.Q7"/>
          </calcext:conditional-format>
          <calcext:conditional-format calcext:target-range-address="状態一覧.R7:状態一覧.R7">
            <calcext:condition calcext:apply-style-name="Good" calcext:value="=&quot;Y&quot;" calcext:base-cell-address="点数計算.R7"/>
            <calcext:condition calcext:apply-style-name="Bad" calcext:value="=&quot;N&quot;" calcext:base-cell-address="点数計算.R7"/>
          </calcext:conditional-format>
          <calcext:conditional-format calcext:target-range-address="状態一覧.S7:状態一覧.S7">
            <calcext:condition calcext:apply-style-name="Good" calcext:value="=&quot;Y&quot;" calcext:base-cell-address="点数計算.S7"/>
            <calcext:condition calcext:apply-style-name="Bad" calcext:value="=&quot;N&quot;" calcext:base-cell-address="点数計算.S7"/>
          </calcext:conditional-format>
          <calcext:conditional-format calcext:target-range-address="状態一覧.T9:状態一覧.T9">
            <calcext:condition calcext:apply-style-name="Good" calcext:value="=&quot;Y&quot;" calcext:base-cell-address="点数計算.T9"/>
            <calcext:condition calcext:apply-style-name="Bad" calcext:value="=&quot;N&quot;" calcext:base-cell-address="点数計算.T9"/>
          </calcext:conditional-format>
          <calcext:conditional-format calcext:target-range-address="状態一覧.U9:状態一覧.U9">
            <calcext:condition calcext:apply-style-name="Good" calcext:value="=&quot;Y&quot;" calcext:base-cell-address="点数計算.U9"/>
            <calcext:condition calcext:apply-style-name="Bad" calcext:value="=&quot;N&quot;" calcext:base-cell-address="点数計算.U9"/>
          </calcext:conditional-format>
          <calcext:conditional-format calcext:target-range-address="状態一覧.V9:状態一覧.V9">
            <calcext:condition calcext:apply-style-name="Good" calcext:value="=&quot;Y&quot;" calcext:base-cell-address="点数計算.V9"/>
            <calcext:condition calcext:apply-style-name="Bad" calcext:value="=&quot;N&quot;" calcext:base-cell-address="点数計算.V9"/>
          </calcext:conditional-format>
          <calcext:conditional-format calcext:target-range-address="状態一覧.W9:状態一覧.W9">
            <calcext:condition calcext:apply-style-name="Good" calcext:value="=&quot;Y&quot;" calcext:base-cell-address="点数計算.W9"/>
            <calcext:condition calcext:apply-style-name="Bad" calcext:value="=&quot;N&quot;" calcext:base-cell-address="点数計算.W9"/>
          </calcext:conditional-format>
          <calcext:conditional-format calcext:target-range-address="状態一覧.P6:状態一覧.P6">
            <calcext:condition calcext:apply-style-name="Good" calcext:value="=&quot;Y&quot;" calcext:base-cell-address="点数計算.P6"/>
            <calcext:condition calcext:apply-style-name="Bad" calcext:value="=&quot;N&quot;" calcext:base-cell-address="点数計算.P6"/>
          </calcext:conditional-format>
          <calcext:conditional-format calcext:target-range-address="状態一覧.Q6:状態一覧.Q6">
            <calcext:condition calcext:apply-style-name="Good" calcext:value="=&quot;Y&quot;" calcext:base-cell-address="点数計算.Q6"/>
            <calcext:condition calcext:apply-style-name="Bad" calcext:value="=&quot;N&quot;" calcext:base-cell-address="点数計算.Q6"/>
          </calcext:conditional-format>
          <calcext:conditional-format calcext:target-range-address="状態一覧.R6:状態一覧.R6">
            <calcext:condition calcext:apply-style-name="Good" calcext:value="=&quot;Y&quot;" calcext:base-cell-address="点数計算.R6"/>
            <calcext:condition calcext:apply-style-name="Bad" calcext:value="=&quot;N&quot;" calcext:base-cell-address="点数計算.R6"/>
          </calcext:conditional-format>
          <calcext:conditional-format calcext:target-range-address="状態一覧.S6:状態一覧.S6">
            <calcext:condition calcext:apply-style-name="Good" calcext:value="=&quot;Y&quot;" calcext:base-cell-address="点数計算.S6"/>
            <calcext:condition calcext:apply-style-name="Bad" calcext:value="=&quot;N&quot;" calcext:base-cell-address="点数計算.S6"/>
          </calcext:conditional-format>
          <calcext:conditional-format calcext:target-range-address="状態一覧.T6:状態一覧.T6">
            <calcext:condition calcext:apply-style-name="Good" calcext:value="=&quot;Y&quot;" calcext:base-cell-address="点数計算.T6"/>
            <calcext:condition calcext:apply-style-name="Bad" calcext:value="=&quot;N&quot;" calcext:base-cell-address="点数計算.T6"/>
          </calcext:conditional-format>
          <calcext:conditional-format calcext:target-range-address="状態一覧.U6:状態一覧.U6">
            <calcext:condition calcext:apply-style-name="Good" calcext:value="=&quot;Y&quot;" calcext:base-cell-address="点数計算.U6"/>
            <calcext:condition calcext:apply-style-name="Bad" calcext:value="=&quot;N&quot;" calcext:base-cell-address="点数計算.U6"/>
          </calcext:conditional-format>
          <calcext:conditional-format calcext:target-range-address="状態一覧.V6:状態一覧.V6">
            <calcext:condition calcext:apply-style-name="Good" calcext:value="=&quot;Y&quot;" calcext:base-cell-address="点数計算.V6"/>
            <calcext:condition calcext:apply-style-name="Bad" calcext:value="=&quot;N&quot;" calcext:base-cell-address="点数計算.V6"/>
          </calcext:conditional-format>
          <calcext:conditional-format calcext:target-range-address="状態一覧.W6:状態一覧.W6">
            <calcext:condition calcext:apply-style-name="Good" calcext:value="=&quot;Y&quot;" calcext:base-cell-address="点数計算.W6"/>
            <calcext:condition calcext:apply-style-name="Bad" calcext:value="=&quot;N&quot;" calcext:base-cell-address="点数計算.W6"/>
          </calcext:conditional-format>
          <calcext:conditional-format calcext:target-range-address="状態一覧.W7:状態一覧.W7">
            <calcext:condition calcext:apply-style-name="Good" calcext:value="=&quot;Y&quot;" calcext:base-cell-address="点数計算.W7"/>
            <calcext:condition calcext:apply-style-name="Bad" calcext:value="=&quot;N&quot;" calcext:base-cell-address="点数計算.W7"/>
          </calcext:conditional-format>
          <calcext:conditional-format calcext:target-range-address="状態一覧.Z7:状態一覧.Z7">
            <calcext:condition calcext:apply-style-name="Good" calcext:value="=&quot;Y&quot;" calcext:base-cell-address="点数計算.Z7"/>
            <calcext:condition calcext:apply-style-name="Bad" calcext:value="=&quot;N&quot;" calcext:base-cell-address="点数計算.Z7"/>
          </calcext:conditional-format>
          <calcext:conditional-format calcext:target-range-address="状態一覧.AA7:状態一覧.AA7">
            <calcext:condition calcext:apply-style-name="Good" calcext:value="=&quot;Y&quot;" calcext:base-cell-address="点数計算.AA7"/>
            <calcext:condition calcext:apply-style-name="Bad" calcext:value="=&quot;N&quot;" calcext:base-cell-address="点数計算.AA7"/>
          </calcext:conditional-format>
          <calcext:conditional-format calcext:target-range-address="状態一覧.AB7:状態一覧.AB7">
            <calcext:condition calcext:apply-style-name="Good" calcext:value="=&quot;Y&quot;" calcext:base-cell-address="点数計算.AB7"/>
            <calcext:condition calcext:apply-style-name="Bad" calcext:value="=&quot;N&quot;" calcext:base-cell-address="点数計算.AB7"/>
          </calcext:conditional-format>
          <calcext:conditional-format calcext:target-range-address="状態一覧.AC7:状態一覧.AC7">
            <calcext:condition calcext:apply-style-name="Good" calcext:value="=&quot;Y&quot;" calcext:base-cell-address="点数計算.AC7"/>
            <calcext:condition calcext:apply-style-name="Bad" calcext:value="=&quot;N&quot;" calcext:base-cell-address="点数計算.AC7"/>
          </calcext:conditional-format>
          <calcext:conditional-format calcext:target-range-address="状態一覧.AD7:状態一覧.AD7">
            <calcext:condition calcext:apply-style-name="Good" calcext:value="=&quot;Y&quot;" calcext:base-cell-address="点数計算.AD7"/>
            <calcext:condition calcext:apply-style-name="Bad" calcext:value="=&quot;N&quot;" calcext:base-cell-address="点数計算.AD7"/>
          </calcext:conditional-format>
          <calcext:conditional-format calcext:target-range-address="状態一覧.AE7:状態一覧.AE7">
            <calcext:condition calcext:apply-style-name="Good" calcext:value="=&quot;Y&quot;" calcext:base-cell-address="点数計算.AE7"/>
            <calcext:condition calcext:apply-style-name="Bad" calcext:value="=&quot;N&quot;" calcext:base-cell-address="点数計算.AE7"/>
          </calcext:conditional-format>
          <calcext:conditional-format calcext:target-range-address="状態一覧.AF7:状態一覧.AF7">
            <calcext:condition calcext:apply-style-name="Good" calcext:value="=&quot;Y&quot;" calcext:base-cell-address="点数計算.AF7"/>
            <calcext:condition calcext:apply-style-name="Bad" calcext:value="=&quot;N&quot;" calcext:base-cell-address="点数計算.AF7"/>
          </calcext:conditional-format>
          <calcext:conditional-format calcext:target-range-address="状態一覧.AG7:状態一覧.AG7">
            <calcext:condition calcext:apply-style-name="Good" calcext:value="=&quot;Y&quot;" calcext:base-cell-address="点数計算.AG7"/>
            <calcext:condition calcext:apply-style-name="Bad" calcext:value="=&quot;N&quot;" calcext:base-cell-address="点数計算.AG7"/>
          </calcext:conditional-format>
          <calcext:conditional-format calcext:target-range-address="状態一覧.BD9:状態一覧.BD9">
            <calcext:condition calcext:apply-style-name="Good" calcext:value="=&quot;Y&quot;" calcext:base-cell-address="点数計算.BD9"/>
            <calcext:condition calcext:apply-style-name="Bad" calcext:value="=&quot;N&quot;" calcext:base-cell-address="点数計算.BD9"/>
          </calcext:conditional-format>
          <calcext:conditional-format calcext:target-range-address="状態一覧.Z5:状態一覧.Z5">
            <calcext:condition calcext:apply-style-name="Good" calcext:value="=&quot;Y&quot;" calcext:base-cell-address="点数計算.Z5"/>
            <calcext:condition calcext:apply-style-name="Bad" calcext:value="=&quot;N&quot;" calcext:base-cell-address="点数計算.Z5"/>
          </calcext:conditional-format>
          <calcext:conditional-format calcext:target-range-address="状態一覧.AA5:状態一覧.AA5">
            <calcext:condition calcext:apply-style-name="Good" calcext:value="=&quot;Y&quot;" calcext:base-cell-address="点数計算.AA5"/>
            <calcext:condition calcext:apply-style-name="Bad" calcext:value="=&quot;N&quot;" calcext:base-cell-address="点数計算.AA5"/>
          </calcext:conditional-format>
          <calcext:conditional-format calcext:target-range-address="状態一覧.AB5:状態一覧.AB5">
            <calcext:condition calcext:apply-style-name="Good" calcext:value="=&quot;Y&quot;" calcext:base-cell-address="点数計算.AB5"/>
            <calcext:condition calcext:apply-style-name="Bad" calcext:value="=&quot;N&quot;" calcext:base-cell-address="点数計算.AB5"/>
          </calcext:conditional-format>
          <calcext:conditional-format calcext:target-range-address="状態一覧.AC5:状態一覧.AC5">
            <calcext:condition calcext:apply-style-name="Good" calcext:value="=&quot;Y&quot;" calcext:base-cell-address="点数計算.AC5"/>
            <calcext:condition calcext:apply-style-name="Bad" calcext:value="=&quot;N&quot;" calcext:base-cell-address="点数計算.AC5"/>
          </calcext:conditional-format>
          <calcext:conditional-format calcext:target-range-address="状態一覧.AD5:状態一覧.AD5">
            <calcext:condition calcext:apply-style-name="Good" calcext:value="=&quot;Y&quot;" calcext:base-cell-address="点数計算.AD5"/>
            <calcext:condition calcext:apply-style-name="Bad" calcext:value="=&quot;N&quot;" calcext:base-cell-address="点数計算.AD5"/>
          </calcext:conditional-format>
          <calcext:conditional-format calcext:target-range-address="状態一覧.AE5:状態一覧.AE5">
            <calcext:condition calcext:apply-style-name="Good" calcext:value="=&quot;Y&quot;" calcext:base-cell-address="点数計算.AE5"/>
            <calcext:condition calcext:apply-style-name="Bad" calcext:value="=&quot;N&quot;" calcext:base-cell-address="点数計算.AE5"/>
          </calcext:conditional-format>
          <calcext:conditional-format calcext:target-range-address="状態一覧.AF5:状態一覧.AF5">
            <calcext:condition calcext:apply-style-name="Good" calcext:value="=&quot;Y&quot;" calcext:base-cell-address="点数計算.AF5"/>
            <calcext:condition calcext:apply-style-name="Bad" calcext:value="=&quot;N&quot;" calcext:base-cell-address="点数計算.AF5"/>
          </calcext:conditional-format>
          <calcext:conditional-format calcext:target-range-address="状態一覧.AG5:状態一覧.AG5">
            <calcext:condition calcext:apply-style-name="Good" calcext:value="=&quot;Y&quot;" calcext:base-cell-address="点数計算.AG5"/>
            <calcext:condition calcext:apply-style-name="Bad" calcext:value="=&quot;N&quot;" calcext:base-cell-address="点数計算.AG5"/>
          </calcext:conditional-format>
          <calcext:conditional-format calcext:target-range-address="状態一覧.Z6:状態一覧.Z6">
            <calcext:condition calcext:apply-style-name="Good" calcext:value="=&quot;Y&quot;" calcext:base-cell-address="点数計算.Z6"/>
            <calcext:condition calcext:apply-style-name="Bad" calcext:value="=&quot;N&quot;" calcext:base-cell-address="点数計算.Z6"/>
          </calcext:conditional-format>
          <calcext:conditional-format calcext:target-range-address="状態一覧.AA6:状態一覧.AA6">
            <calcext:condition calcext:apply-style-name="Good" calcext:value="=&quot;Y&quot;" calcext:base-cell-address="点数計算.AA6"/>
            <calcext:condition calcext:apply-style-name="Bad" calcext:value="=&quot;N&quot;" calcext:base-cell-address="点数計算.AA6"/>
          </calcext:conditional-format>
          <calcext:conditional-format calcext:target-range-address="状態一覧.AB6:状態一覧.AB6">
            <calcext:condition calcext:apply-style-name="Good" calcext:value="=&quot;Y&quot;" calcext:base-cell-address="点数計算.AB6"/>
            <calcext:condition calcext:apply-style-name="Bad" calcext:value="=&quot;N&quot;" calcext:base-cell-address="点数計算.AB6"/>
          </calcext:conditional-format>
          <calcext:conditional-format calcext:target-range-address="状態一覧.AC6:状態一覧.AC6">
            <calcext:condition calcext:apply-style-name="Good" calcext:value="=&quot;Y&quot;" calcext:base-cell-address="点数計算.AC6"/>
            <calcext:condition calcext:apply-style-name="Bad" calcext:value="=&quot;N&quot;" calcext:base-cell-address="点数計算.AC6"/>
          </calcext:conditional-format>
          <calcext:conditional-format calcext:target-range-address="状態一覧.AD6:状態一覧.AD6">
            <calcext:condition calcext:apply-style-name="Good" calcext:value="=&quot;Y&quot;" calcext:base-cell-address="点数計算.AD6"/>
            <calcext:condition calcext:apply-style-name="Bad" calcext:value="=&quot;N&quot;" calcext:base-cell-address="点数計算.AD6"/>
          </calcext:conditional-format>
          <calcext:conditional-format calcext:target-range-address="状態一覧.AE6:状態一覧.AE6">
            <calcext:condition calcext:apply-style-name="Good" calcext:value="=&quot;Y&quot;" calcext:base-cell-address="点数計算.AE6"/>
            <calcext:condition calcext:apply-style-name="Bad" calcext:value="=&quot;N&quot;" calcext:base-cell-address="点数計算.AE6"/>
          </calcext:conditional-format>
          <calcext:conditional-format calcext:target-range-address="状態一覧.AF6:状態一覧.AF6">
            <calcext:condition calcext:apply-style-name="Good" calcext:value="=&quot;Y&quot;" calcext:base-cell-address="点数計算.AF6"/>
            <calcext:condition calcext:apply-style-name="Bad" calcext:value="=&quot;N&quot;" calcext:base-cell-address="点数計算.AF6"/>
          </calcext:conditional-format>
          <calcext:conditional-format calcext:target-range-address="状態一覧.AG6:状態一覧.AG6">
            <calcext:condition calcext:apply-style-name="Good" calcext:value="=&quot;Y&quot;" calcext:base-cell-address="点数計算.AG6"/>
            <calcext:condition calcext:apply-style-name="Bad" calcext:value="=&quot;N&quot;" calcext:base-cell-address="点数計算.AG6"/>
          </calcext:conditional-format>
          <calcext:conditional-format calcext:target-range-address="状態一覧.AJ5:状態一覧.AJ5">
            <calcext:condition calcext:apply-style-name="Good" calcext:value="=&quot;Y&quot;" calcext:base-cell-address="点数計算.AJ5"/>
            <calcext:condition calcext:apply-style-name="Bad" calcext:value="=&quot;N&quot;" calcext:base-cell-address="点数計算.AJ5"/>
          </calcext:conditional-format>
          <calcext:conditional-format calcext:target-range-address="状態一覧.AK5:状態一覧.AK5">
            <calcext:condition calcext:apply-style-name="Good" calcext:value="=&quot;Y&quot;" calcext:base-cell-address="点数計算.AK5"/>
            <calcext:condition calcext:apply-style-name="Bad" calcext:value="=&quot;N&quot;" calcext:base-cell-address="点数計算.AK5"/>
          </calcext:conditional-format>
          <calcext:conditional-format calcext:target-range-address="状態一覧.AL5:状態一覧.AL5">
            <calcext:condition calcext:apply-style-name="Good" calcext:value="=&quot;Y&quot;" calcext:base-cell-address="点数計算.AL5"/>
            <calcext:condition calcext:apply-style-name="Bad" calcext:value="=&quot;N&quot;" calcext:base-cell-address="点数計算.AL5"/>
          </calcext:conditional-format>
          <calcext:conditional-format calcext:target-range-address="状態一覧.AM5:状態一覧.AM5">
            <calcext:condition calcext:apply-style-name="Good" calcext:value="=&quot;Y&quot;" calcext:base-cell-address="点数計算.AM5"/>
            <calcext:condition calcext:apply-style-name="Bad" calcext:value="=&quot;N&quot;" calcext:base-cell-address="点数計算.AM5"/>
          </calcext:conditional-format>
          <calcext:conditional-format calcext:target-range-address="状態一覧.AN5:状態一覧.AN5">
            <calcext:condition calcext:apply-style-name="Good" calcext:value="=&quot;Y&quot;" calcext:base-cell-address="点数計算.AN5"/>
            <calcext:condition calcext:apply-style-name="Bad" calcext:value="=&quot;N&quot;" calcext:base-cell-address="点数計算.AN5"/>
          </calcext:conditional-format>
          <calcext:conditional-format calcext:target-range-address="状態一覧.AO5:状態一覧.AO5">
            <calcext:condition calcext:apply-style-name="Good" calcext:value="=&quot;Y&quot;" calcext:base-cell-address="点数計算.AO5"/>
            <calcext:condition calcext:apply-style-name="Bad" calcext:value="=&quot;N&quot;" calcext:base-cell-address="点数計算.AO5"/>
          </calcext:conditional-format>
          <calcext:conditional-format calcext:target-range-address="状態一覧.AP5:状態一覧.AP5">
            <calcext:condition calcext:apply-style-name="Good" calcext:value="=&quot;Y&quot;" calcext:base-cell-address="点数計算.AP5"/>
            <calcext:condition calcext:apply-style-name="Bad" calcext:value="=&quot;N&quot;" calcext:base-cell-address="点数計算.AP5"/>
          </calcext:conditional-format>
          <calcext:conditional-format calcext:target-range-address="状態一覧.AT5:状態一覧.AT5 状態一覧.AT6:状態一覧.AT8 状態一覧.AQ5:状態一覧.AQ5">
            <calcext:condition calcext:apply-style-name="Good" calcext:value="=&quot;Y&quot;" calcext:base-cell-address="点数計算.AQ5"/>
            <calcext:condition calcext:apply-style-name="Bad" calcext:value="=&quot;N&quot;" calcext:base-cell-address="点数計算.AQ5"/>
          </calcext:conditional-format>
          <calcext:conditional-format calcext:target-range-address="状態一覧.AJ6:状態一覧.AJ6">
            <calcext:condition calcext:apply-style-name="Good" calcext:value="=&quot;Y&quot;" calcext:base-cell-address="点数計算.AJ6"/>
            <calcext:condition calcext:apply-style-name="Bad" calcext:value="=&quot;N&quot;" calcext:base-cell-address="点数計算.AJ6"/>
          </calcext:conditional-format>
          <calcext:conditional-format calcext:target-range-address="状態一覧.AK6:状態一覧.AK6">
            <calcext:condition calcext:apply-style-name="Good" calcext:value="=&quot;Y&quot;" calcext:base-cell-address="点数計算.AK6"/>
            <calcext:condition calcext:apply-style-name="Bad" calcext:value="=&quot;N&quot;" calcext:base-cell-address="点数計算.AK6"/>
          </calcext:conditional-format>
          <calcext:conditional-format calcext:target-range-address="状態一覧.AL6:状態一覧.AL6">
            <calcext:condition calcext:apply-style-name="Good" calcext:value="=&quot;Y&quot;" calcext:base-cell-address="点数計算.AL6"/>
            <calcext:condition calcext:apply-style-name="Bad" calcext:value="=&quot;N&quot;" calcext:base-cell-address="点数計算.AL6"/>
          </calcext:conditional-format>
          <calcext:conditional-format calcext:target-range-address="状態一覧.AM6:状態一覧.AM6">
            <calcext:condition calcext:apply-style-name="Good" calcext:value="=&quot;Y&quot;" calcext:base-cell-address="点数計算.AM6"/>
            <calcext:condition calcext:apply-style-name="Bad" calcext:value="=&quot;N&quot;" calcext:base-cell-address="点数計算.AM6"/>
          </calcext:conditional-format>
          <calcext:conditional-format calcext:target-range-address="状態一覧.AN6:状態一覧.AN6">
            <calcext:condition calcext:apply-style-name="Good" calcext:value="=&quot;Y&quot;" calcext:base-cell-address="点数計算.AN6"/>
            <calcext:condition calcext:apply-style-name="Bad" calcext:value="=&quot;N&quot;" calcext:base-cell-address="点数計算.AN6"/>
          </calcext:conditional-format>
          <calcext:conditional-format calcext:target-range-address="状態一覧.AO6:状態一覧.AO6">
            <calcext:condition calcext:apply-style-name="Good" calcext:value="=&quot;Y&quot;" calcext:base-cell-address="点数計算.AO6"/>
            <calcext:condition calcext:apply-style-name="Bad" calcext:value="=&quot;N&quot;" calcext:base-cell-address="点数計算.AO6"/>
          </calcext:conditional-format>
          <calcext:conditional-format calcext:target-range-address="状態一覧.AP6:状態一覧.AP6">
            <calcext:condition calcext:apply-style-name="Good" calcext:value="=&quot;Y&quot;" calcext:base-cell-address="点数計算.AP6"/>
            <calcext:condition calcext:apply-style-name="Bad" calcext:value="=&quot;N&quot;" calcext:base-cell-address="点数計算.AP6"/>
          </calcext:conditional-format>
          <calcext:conditional-format calcext:target-range-address="状態一覧.AQ6:状態一覧.AQ6">
            <calcext:condition calcext:apply-style-name="Good" calcext:value="=&quot;Y&quot;" calcext:base-cell-address="点数計算.AQ6"/>
            <calcext:condition calcext:apply-style-name="Bad" calcext:value="=&quot;N&quot;" calcext:base-cell-address="点数計算.AQ6"/>
          </calcext:conditional-format>
          <calcext:conditional-format calcext:target-range-address="状態一覧.AJ7:状態一覧.AJ7">
            <calcext:condition calcext:apply-style-name="Good" calcext:value="=&quot;Y&quot;" calcext:base-cell-address="点数計算.AJ7"/>
            <calcext:condition calcext:apply-style-name="Bad" calcext:value="=&quot;N&quot;" calcext:base-cell-address="点数計算.AJ7"/>
          </calcext:conditional-format>
          <calcext:conditional-format calcext:target-range-address="状態一覧.AK7:状態一覧.AK7">
            <calcext:condition calcext:apply-style-name="Good" calcext:value="=&quot;Y&quot;" calcext:base-cell-address="点数計算.AK7"/>
            <calcext:condition calcext:apply-style-name="Bad" calcext:value="=&quot;N&quot;" calcext:base-cell-address="点数計算.AK7"/>
          </calcext:conditional-format>
          <calcext:conditional-format calcext:target-range-address="状態一覧.AL7:状態一覧.AL7">
            <calcext:condition calcext:apply-style-name="Good" calcext:value="=&quot;Y&quot;" calcext:base-cell-address="点数計算.AL7"/>
            <calcext:condition calcext:apply-style-name="Bad" calcext:value="=&quot;N&quot;" calcext:base-cell-address="点数計算.AL7"/>
          </calcext:conditional-format>
          <calcext:conditional-format calcext:target-range-address="状態一覧.AM7:状態一覧.AM7">
            <calcext:condition calcext:apply-style-name="Good" calcext:value="=&quot;Y&quot;" calcext:base-cell-address="点数計算.AM7"/>
            <calcext:condition calcext:apply-style-name="Bad" calcext:value="=&quot;N&quot;" calcext:base-cell-address="点数計算.AM7"/>
          </calcext:conditional-format>
          <calcext:conditional-format calcext:target-range-address="状態一覧.AN7:状態一覧.AN7">
            <calcext:condition calcext:apply-style-name="Good" calcext:value="=&quot;Y&quot;" calcext:base-cell-address="点数計算.AN7"/>
            <calcext:condition calcext:apply-style-name="Bad" calcext:value="=&quot;N&quot;" calcext:base-cell-address="点数計算.AN7"/>
          </calcext:conditional-format>
          <calcext:conditional-format calcext:target-range-address="状態一覧.AO7:状態一覧.AO7">
            <calcext:condition calcext:apply-style-name="Good" calcext:value="=&quot;Y&quot;" calcext:base-cell-address="点数計算.AO7"/>
            <calcext:condition calcext:apply-style-name="Bad" calcext:value="=&quot;N&quot;" calcext:base-cell-address="点数計算.AO7"/>
          </calcext:conditional-format>
          <calcext:conditional-format calcext:target-range-address="状態一覧.AP7:状態一覧.AP7">
            <calcext:condition calcext:apply-style-name="Good" calcext:value="=&quot;Y&quot;" calcext:base-cell-address="点数計算.AP7"/>
            <calcext:condition calcext:apply-style-name="Bad" calcext:value="=&quot;N&quot;" calcext:base-cell-address="点数計算.AP7"/>
          </calcext:conditional-format>
          <calcext:conditional-format calcext:target-range-address="状態一覧.AQ7:状態一覧.AQ7">
            <calcext:condition calcext:apply-style-name="Good" calcext:value="=&quot;Y&quot;" calcext:base-cell-address="点数計算.AQ7"/>
            <calcext:condition calcext:apply-style-name="Bad" calcext:value="=&quot;N&quot;" calcext:base-cell-address="点数計算.AQ7"/>
          </calcext:conditional-format>
          <calcext:conditional-format calcext:target-range-address="状態一覧.Z9:状態一覧.Z9">
            <calcext:condition calcext:apply-style-name="Good" calcext:value="=&quot;Y&quot;" calcext:base-cell-address="点数計算.Z9"/>
            <calcext:condition calcext:apply-style-name="Bad" calcext:value="=&quot;N&quot;" calcext:base-cell-address="点数計算.Z9"/>
          </calcext:conditional-format>
          <calcext:conditional-format calcext:target-range-address="状態一覧.AA9:状態一覧.AA9">
            <calcext:condition calcext:apply-style-name="Good" calcext:value="=&quot;Y&quot;" calcext:base-cell-address="点数計算.AA9"/>
            <calcext:condition calcext:apply-style-name="Bad" calcext:value="=&quot;N&quot;" calcext:base-cell-address="点数計算.AA9"/>
          </calcext:conditional-format>
          <calcext:conditional-format calcext:target-range-address="状態一覧.AB9:状態一覧.AB9">
            <calcext:condition calcext:apply-style-name="Good" calcext:value="=&quot;Y&quot;" calcext:base-cell-address="点数計算.AB9"/>
            <calcext:condition calcext:apply-style-name="Bad" calcext:value="=&quot;N&quot;" calcext:base-cell-address="点数計算.AB9"/>
          </calcext:conditional-format>
          <calcext:conditional-format calcext:target-range-address="状態一覧.AC9:状態一覧.AC9">
            <calcext:condition calcext:apply-style-name="Good" calcext:value="=&quot;Y&quot;" calcext:base-cell-address="点数計算.AC9"/>
            <calcext:condition calcext:apply-style-name="Bad" calcext:value="=&quot;N&quot;" calcext:base-cell-address="点数計算.AC9"/>
          </calcext:conditional-format>
          <calcext:conditional-format calcext:target-range-address="状態一覧.AD9:状態一覧.AD9">
            <calcext:condition calcext:apply-style-name="Good" calcext:value="=&quot;Y&quot;" calcext:base-cell-address="点数計算.AD9"/>
            <calcext:condition calcext:apply-style-name="Bad" calcext:value="=&quot;N&quot;" calcext:base-cell-address="点数計算.AD9"/>
          </calcext:conditional-format>
          <calcext:conditional-format calcext:target-range-address="状態一覧.AE9:状態一覧.AE9">
            <calcext:condition calcext:apply-style-name="Good" calcext:value="=&quot;Y&quot;" calcext:base-cell-address="点数計算.AE9"/>
            <calcext:condition calcext:apply-style-name="Bad" calcext:value="=&quot;N&quot;" calcext:base-cell-address="点数計算.AE9"/>
          </calcext:conditional-format>
          <calcext:conditional-format calcext:target-range-address="状態一覧.AF9:状態一覧.AF9">
            <calcext:condition calcext:apply-style-name="Good" calcext:value="=&quot;Y&quot;" calcext:base-cell-address="点数計算.AF9"/>
            <calcext:condition calcext:apply-style-name="Bad" calcext:value="=&quot;N&quot;" calcext:base-cell-address="点数計算.AF9"/>
          </calcext:conditional-format>
          <calcext:conditional-format calcext:target-range-address="状態一覧.AG9:状態一覧.AG9">
            <calcext:condition calcext:apply-style-name="Good" calcext:value="=&quot;Y&quot;" calcext:base-cell-address="点数計算.AG9"/>
            <calcext:condition calcext:apply-style-name="Bad" calcext:value="=&quot;N&quot;" calcext:base-cell-address="点数計算.AG9"/>
          </calcext:conditional-format>
          <calcext:conditional-format calcext:target-range-address="状態一覧.Z11:状態一覧.Z13">
            <calcext:condition calcext:apply-style-name="Good" calcext:value="=&quot;Y&quot;" calcext:base-cell-address="点数計算.Z11"/>
            <calcext:condition calcext:apply-style-name="Bad" calcext:value="=&quot;N&quot;" calcext:base-cell-address="点数計算.Z11"/>
          </calcext:conditional-format>
          <calcext:conditional-format calcext:target-range-address="状態一覧.AD11:状態一覧.AD11">
            <calcext:condition calcext:apply-style-name="Good" calcext:value="=&quot;Y&quot;" calcext:base-cell-address="点数計算.AD11"/>
            <calcext:condition calcext:apply-style-name="Bad" calcext:value="=&quot;N&quot;" calcext:base-cell-address="点数計算.AD11"/>
          </calcext:conditional-format>
          <calcext:conditional-format calcext:target-range-address="状態一覧.AF11:状態一覧.AF11">
            <calcext:condition calcext:apply-style-name="Good" calcext:value="=&quot;Y&quot;" calcext:base-cell-address="点数計算.AF11"/>
            <calcext:condition calcext:apply-style-name="Bad" calcext:value="=&quot;N&quot;" calcext:base-cell-address="点数計算.AF11"/>
          </calcext:conditional-format>
          <calcext:conditional-format calcext:target-range-address="状態一覧.Z10:状態一覧.Z10">
            <calcext:condition calcext:apply-style-name="Good" calcext:value="=&quot;Y&quot;" calcext:base-cell-address="点数計算.Z10"/>
            <calcext:condition calcext:apply-style-name="Bad" calcext:value="=&quot;N&quot;" calcext:base-cell-address="点数計算.Z10"/>
          </calcext:conditional-format>
          <calcext:conditional-format calcext:target-range-address="状態一覧.AA13:状態一覧.AA13">
            <calcext:condition calcext:apply-style-name="Good" calcext:value="=&quot;Y&quot;" calcext:base-cell-address="点数計算.AA13"/>
            <calcext:condition calcext:apply-style-name="Bad" calcext:value="=&quot;N&quot;" calcext:base-cell-address="点数計算.AA13"/>
          </calcext:conditional-format>
          <calcext:conditional-format calcext:target-range-address="状態一覧.AB13:状態一覧.AB13">
            <calcext:condition calcext:apply-style-name="Good" calcext:value="=&quot;Y&quot;" calcext:base-cell-address="点数計算.AB13"/>
            <calcext:condition calcext:apply-style-name="Bad" calcext:value="=&quot;N&quot;" calcext:base-cell-address="点数計算.AB13"/>
          </calcext:conditional-format>
          <calcext:conditional-format calcext:target-range-address="状態一覧.AA12:状態一覧.AA12">
            <calcext:condition calcext:apply-style-name="Good" calcext:value="=&quot;Y&quot;" calcext:base-cell-address="点数計算.AA12"/>
            <calcext:condition calcext:apply-style-name="Bad" calcext:value="=&quot;N&quot;" calcext:base-cell-address="点数計算.AA12"/>
          </calcext:conditional-format>
          <calcext:conditional-format calcext:target-range-address="状態一覧.AB10:状態一覧.AB10">
            <calcext:condition calcext:apply-style-name="Good" calcext:value="=&quot;Y&quot;" calcext:base-cell-address="点数計算.AB10"/>
            <calcext:condition calcext:apply-style-name="Bad" calcext:value="=&quot;N&quot;" calcext:base-cell-address="点数計算.AB10"/>
          </calcext:conditional-format>
          <calcext:conditional-format calcext:target-range-address="状態一覧.AC10:状態一覧.AC10">
            <calcext:condition calcext:apply-style-name="Good" calcext:value="=&quot;Y&quot;" calcext:base-cell-address="点数計算.AC10"/>
            <calcext:condition calcext:apply-style-name="Bad" calcext:value="=&quot;N&quot;" calcext:base-cell-address="点数計算.AC10"/>
          </calcext:conditional-format>
          <calcext:conditional-format calcext:target-range-address="状態一覧.AC12:状態一覧.AC12">
            <calcext:condition calcext:apply-style-name="Good" calcext:value="=&quot;Y&quot;" calcext:base-cell-address="点数計算.AC12"/>
            <calcext:condition calcext:apply-style-name="Bad" calcext:value="=&quot;N&quot;" calcext:base-cell-address="点数計算.AC12"/>
          </calcext:conditional-format>
          <calcext:conditional-format calcext:target-range-address="状態一覧.AD11:状態一覧.AD11">
            <calcext:condition calcext:apply-style-name="Good" calcext:value="=&quot;Y&quot;" calcext:base-cell-address="点数計算.AD11"/>
            <calcext:condition calcext:apply-style-name="Bad" calcext:value="=&quot;N&quot;" calcext:base-cell-address="点数計算.AD11"/>
          </calcext:conditional-format>
          <calcext:conditional-format calcext:target-range-address="状態一覧.AE10:状態一覧.AE10">
            <calcext:condition calcext:apply-style-name="Good" calcext:value="=&quot;Y&quot;" calcext:base-cell-address="点数計算.AE10"/>
            <calcext:condition calcext:apply-style-name="Bad" calcext:value="=&quot;N&quot;" calcext:base-cell-address="点数計算.AE10"/>
          </calcext:conditional-format>
          <calcext:conditional-format calcext:target-range-address="状態一覧.AF10:状態一覧.AF10">
            <calcext:condition calcext:apply-style-name="Good" calcext:value="=&quot;Y&quot;" calcext:base-cell-address="点数計算.AF10"/>
            <calcext:condition calcext:apply-style-name="Bad" calcext:value="=&quot;N&quot;" calcext:base-cell-address="点数計算.AF10"/>
          </calcext:conditional-format>
          <calcext:conditional-format calcext:target-range-address="状態一覧.AF11:状態一覧.AF11">
            <calcext:condition calcext:apply-style-name="Good" calcext:value="=&quot;Y&quot;" calcext:base-cell-address="点数計算.AF11"/>
            <calcext:condition calcext:apply-style-name="Bad" calcext:value="=&quot;N&quot;" calcext:base-cell-address="点数計算.AF11"/>
          </calcext:conditional-format>
          <calcext:conditional-format calcext:target-range-address="状態一覧.AG10:状態一覧.AG10">
            <calcext:condition calcext:apply-style-name="Good" calcext:value="=&quot;Y&quot;" calcext:base-cell-address="点数計算.AG10"/>
            <calcext:condition calcext:apply-style-name="Bad" calcext:value="=&quot;N&quot;" calcext:base-cell-address="点数計算.AG10"/>
          </calcext:conditional-format>
          <calcext:conditional-format calcext:target-range-address="状態一覧.AG11:状態一覧.AG11">
            <calcext:condition calcext:apply-style-name="Good" calcext:value="=&quot;Y&quot;" calcext:base-cell-address="点数計算.AG11"/>
            <calcext:condition calcext:apply-style-name="Bad" calcext:value="=&quot;N&quot;" calcext:base-cell-address="点数計算.AG11"/>
          </calcext:conditional-format>
          <calcext:conditional-format calcext:target-range-address="状態一覧.AA10:状態一覧.AA10">
            <calcext:condition calcext:apply-style-name="Good" calcext:value="=&quot;Y&quot;" calcext:base-cell-address="点数計算.AA10"/>
            <calcext:condition calcext:apply-style-name="Bad" calcext:value="=&quot;N&quot;" calcext:base-cell-address="点数計算.AA10"/>
          </calcext:conditional-format>
          <calcext:conditional-format calcext:target-range-address="状態一覧.AA11:状態一覧.AA11">
            <calcext:condition calcext:apply-style-name="Good" calcext:value="=&quot;Y&quot;" calcext:base-cell-address="点数計算.AA11"/>
            <calcext:condition calcext:apply-style-name="Bad" calcext:value="=&quot;N&quot;" calcext:base-cell-address="点数計算.AA11"/>
          </calcext:conditional-format>
          <calcext:conditional-format calcext:target-range-address="状態一覧.AB11:状態一覧.AB11">
            <calcext:condition calcext:apply-style-name="Good" calcext:value="=&quot;Y&quot;" calcext:base-cell-address="点数計算.AB11"/>
            <calcext:condition calcext:apply-style-name="Bad" calcext:value="=&quot;N&quot;" calcext:base-cell-address="点数計算.AB11"/>
          </calcext:conditional-format>
          <calcext:conditional-format calcext:target-range-address="状態一覧.AC11:状態一覧.AC11">
            <calcext:condition calcext:apply-style-name="Good" calcext:value="=&quot;Y&quot;" calcext:base-cell-address="点数計算.AC11"/>
            <calcext:condition calcext:apply-style-name="Bad" calcext:value="=&quot;N&quot;" calcext:base-cell-address="点数計算.AC11"/>
          </calcext:conditional-format>
          <calcext:conditional-format calcext:target-range-address="状態一覧.AB12:状態一覧.AB12">
            <calcext:condition calcext:apply-style-name="Good" calcext:value="=&quot;Y&quot;" calcext:base-cell-address="点数計算.AB12"/>
            <calcext:condition calcext:apply-style-name="Bad" calcext:value="=&quot;N&quot;" calcext:base-cell-address="点数計算.AB12"/>
          </calcext:conditional-format>
          <calcext:conditional-format calcext:target-range-address="状態一覧.AC13:状態一覧.AC13">
            <calcext:condition calcext:apply-style-name="Good" calcext:value="=&quot;Y&quot;" calcext:base-cell-address="点数計算.AC13"/>
            <calcext:condition calcext:apply-style-name="Bad" calcext:value="=&quot;N&quot;" calcext:base-cell-address="点数計算.AC13"/>
          </calcext:conditional-format>
          <calcext:conditional-format calcext:target-range-address="状態一覧.AD13:状態一覧.AD13">
            <calcext:condition calcext:apply-style-name="Good" calcext:value="=&quot;Y&quot;" calcext:base-cell-address="点数計算.AD13"/>
            <calcext:condition calcext:apply-style-name="Bad" calcext:value="=&quot;N&quot;" calcext:base-cell-address="点数計算.AD13"/>
          </calcext:conditional-format>
          <calcext:conditional-format calcext:target-range-address="状態一覧.AD12:状態一覧.AD12">
            <calcext:condition calcext:apply-style-name="Good" calcext:value="=&quot;Y&quot;" calcext:base-cell-address="点数計算.AD12"/>
            <calcext:condition calcext:apply-style-name="Bad" calcext:value="=&quot;N&quot;" calcext:base-cell-address="点数計算.AD12"/>
          </calcext:conditional-format>
          <calcext:conditional-format calcext:target-range-address="状態一覧.AF12:状態一覧.AF12">
            <calcext:condition calcext:apply-style-name="Good" calcext:value="=&quot;Y&quot;" calcext:base-cell-address="点数計算.AF12"/>
            <calcext:condition calcext:apply-style-name="Bad" calcext:value="=&quot;N&quot;" calcext:base-cell-address="点数計算.AF12"/>
          </calcext:conditional-format>
          <calcext:conditional-format calcext:target-range-address="状態一覧.AG12:状態一覧.AG12">
            <calcext:condition calcext:apply-style-name="Good" calcext:value="=&quot;Y&quot;" calcext:base-cell-address="点数計算.AG12"/>
            <calcext:condition calcext:apply-style-name="Bad" calcext:value="=&quot;N&quot;" calcext:base-cell-address="点数計算.AG12"/>
          </calcext:conditional-format>
          <calcext:conditional-format calcext:target-range-address="状態一覧.AE12:状態一覧.AE12">
            <calcext:condition calcext:apply-style-name="Good" calcext:value="=&quot;Y&quot;" calcext:base-cell-address="点数計算.AE12"/>
            <calcext:condition calcext:apply-style-name="Bad" calcext:value="=&quot;N&quot;" calcext:base-cell-address="点数計算.AE12"/>
          </calcext:conditional-format>
          <calcext:conditional-format calcext:target-range-address="状態一覧.AE13:状態一覧.AE13">
            <calcext:condition calcext:apply-style-name="Good" calcext:value="=&quot;Y&quot;" calcext:base-cell-address="点数計算.AE13"/>
            <calcext:condition calcext:apply-style-name="Bad" calcext:value="=&quot;N&quot;" calcext:base-cell-address="点数計算.AE13"/>
          </calcext:conditional-format>
          <calcext:conditional-format calcext:target-range-address="状態一覧.AF13:状態一覧.AF13">
            <calcext:condition calcext:apply-style-name="Good" calcext:value="=&quot;Y&quot;" calcext:base-cell-address="点数計算.AF13"/>
            <calcext:condition calcext:apply-style-name="Bad" calcext:value="=&quot;N&quot;" calcext:base-cell-address="点数計算.AF13"/>
          </calcext:conditional-format>
          <calcext:conditional-format calcext:target-range-address="状態一覧.AG13:状態一覧.AG13">
            <calcext:condition calcext:apply-style-name="Good" calcext:value="=&quot;Y&quot;" calcext:base-cell-address="点数計算.AG13"/>
            <calcext:condition calcext:apply-style-name="Bad" calcext:value="=&quot;N&quot;" calcext:base-cell-address="点数計算.AG13"/>
          </calcext:conditional-format>
          <calcext:conditional-format calcext:target-range-address="状態一覧.AD10:状態一覧.AD10">
            <calcext:condition calcext:apply-style-name="Good" calcext:value="=&quot;Y&quot;" calcext:base-cell-address="点数計算.AD10"/>
            <calcext:condition calcext:apply-style-name="Bad" calcext:value="=&quot;N&quot;" calcext:base-cell-address="点数計算.AD10"/>
          </calcext:conditional-format>
          <calcext:conditional-format calcext:target-range-address="状態一覧.AE11:状態一覧.AE11">
            <calcext:condition calcext:apply-style-name="Good" calcext:value="=&quot;Y&quot;" calcext:base-cell-address="点数計算.AE11"/>
            <calcext:condition calcext:apply-style-name="Bad" calcext:value="=&quot;N&quot;" calcext:base-cell-address="点数計算.AE11"/>
          </calcext:conditional-format>
          <calcext:conditional-format calcext:target-range-address="状態一覧.AJ11:状態一覧.AJ13">
            <calcext:condition calcext:apply-style-name="Good" calcext:value="=&quot;Y&quot;" calcext:base-cell-address="点数計算.AJ11"/>
            <calcext:condition calcext:apply-style-name="Bad" calcext:value="=&quot;N&quot;" calcext:base-cell-address="点数計算.AJ11"/>
          </calcext:conditional-format>
          <calcext:conditional-format calcext:target-range-address="状態一覧.AN11:状態一覧.AN11">
            <calcext:condition calcext:apply-style-name="Good" calcext:value="=&quot;Y&quot;" calcext:base-cell-address="点数計算.AN11"/>
            <calcext:condition calcext:apply-style-name="Bad" calcext:value="=&quot;N&quot;" calcext:base-cell-address="点数計算.AN11"/>
          </calcext:conditional-format>
          <calcext:conditional-format calcext:target-range-address="状態一覧.AP11:状態一覧.AP11">
            <calcext:condition calcext:apply-style-name="Good" calcext:value="=&quot;Y&quot;" calcext:base-cell-address="点数計算.AP11"/>
            <calcext:condition calcext:apply-style-name="Bad" calcext:value="=&quot;N&quot;" calcext:base-cell-address="点数計算.AP11"/>
          </calcext:conditional-format>
          <calcext:conditional-format calcext:target-range-address="状態一覧.AJ10:状態一覧.AJ10">
            <calcext:condition calcext:apply-style-name="Good" calcext:value="=&quot;Y&quot;" calcext:base-cell-address="点数計算.AJ10"/>
            <calcext:condition calcext:apply-style-name="Bad" calcext:value="=&quot;N&quot;" calcext:base-cell-address="点数計算.AJ10"/>
          </calcext:conditional-format>
          <calcext:conditional-format calcext:target-range-address="状態一覧.AK13:状態一覧.AK13">
            <calcext:condition calcext:apply-style-name="Good" calcext:value="=&quot;Y&quot;" calcext:base-cell-address="点数計算.AK13"/>
            <calcext:condition calcext:apply-style-name="Bad" calcext:value="=&quot;N&quot;" calcext:base-cell-address="点数計算.AK13"/>
          </calcext:conditional-format>
          <calcext:conditional-format calcext:target-range-address="状態一覧.AL13:状態一覧.AL13">
            <calcext:condition calcext:apply-style-name="Good" calcext:value="=&quot;Y&quot;" calcext:base-cell-address="点数計算.AL13"/>
            <calcext:condition calcext:apply-style-name="Bad" calcext:value="=&quot;N&quot;" calcext:base-cell-address="点数計算.AL13"/>
          </calcext:conditional-format>
          <calcext:conditional-format calcext:target-range-address="状態一覧.AK12:状態一覧.AK12">
            <calcext:condition calcext:apply-style-name="Good" calcext:value="=&quot;Y&quot;" calcext:base-cell-address="点数計算.AK12"/>
            <calcext:condition calcext:apply-style-name="Bad" calcext:value="=&quot;N&quot;" calcext:base-cell-address="点数計算.AK12"/>
          </calcext:conditional-format>
          <calcext:conditional-format calcext:target-range-address="状態一覧.AL10:状態一覧.AL10">
            <calcext:condition calcext:apply-style-name="Good" calcext:value="=&quot;Y&quot;" calcext:base-cell-address="点数計算.AL10"/>
            <calcext:condition calcext:apply-style-name="Bad" calcext:value="=&quot;N&quot;" calcext:base-cell-address="点数計算.AL10"/>
          </calcext:conditional-format>
          <calcext:conditional-format calcext:target-range-address="状態一覧.AM10:状態一覧.AM10">
            <calcext:condition calcext:apply-style-name="Good" calcext:value="=&quot;Y&quot;" calcext:base-cell-address="点数計算.AM10"/>
            <calcext:condition calcext:apply-style-name="Bad" calcext:value="=&quot;N&quot;" calcext:base-cell-address="点数計算.AM10"/>
          </calcext:conditional-format>
          <calcext:conditional-format calcext:target-range-address="状態一覧.AM12:状態一覧.AM12">
            <calcext:condition calcext:apply-style-name="Good" calcext:value="=&quot;Y&quot;" calcext:base-cell-address="点数計算.AM12"/>
            <calcext:condition calcext:apply-style-name="Bad" calcext:value="=&quot;N&quot;" calcext:base-cell-address="点数計算.AM12"/>
          </calcext:conditional-format>
          <calcext:conditional-format calcext:target-range-address="状態一覧.AN11:状態一覧.AN11">
            <calcext:condition calcext:apply-style-name="Good" calcext:value="=&quot;Y&quot;" calcext:base-cell-address="点数計算.AN11"/>
            <calcext:condition calcext:apply-style-name="Bad" calcext:value="=&quot;N&quot;" calcext:base-cell-address="点数計算.AN11"/>
          </calcext:conditional-format>
          <calcext:conditional-format calcext:target-range-address="状態一覧.AO10:状態一覧.AO10">
            <calcext:condition calcext:apply-style-name="Good" calcext:value="=&quot;Y&quot;" calcext:base-cell-address="点数計算.AO10"/>
            <calcext:condition calcext:apply-style-name="Bad" calcext:value="=&quot;N&quot;" calcext:base-cell-address="点数計算.AO10"/>
          </calcext:conditional-format>
          <calcext:conditional-format calcext:target-range-address="状態一覧.AP10:状態一覧.AP10">
            <calcext:condition calcext:apply-style-name="Good" calcext:value="=&quot;Y&quot;" calcext:base-cell-address="点数計算.AP10"/>
            <calcext:condition calcext:apply-style-name="Bad" calcext:value="=&quot;N&quot;" calcext:base-cell-address="点数計算.AP10"/>
          </calcext:conditional-format>
          <calcext:conditional-format calcext:target-range-address="状態一覧.AP11:状態一覧.AP11">
            <calcext:condition calcext:apply-style-name="Good" calcext:value="=&quot;Y&quot;" calcext:base-cell-address="点数計算.AP11"/>
            <calcext:condition calcext:apply-style-name="Bad" calcext:value="=&quot;N&quot;" calcext:base-cell-address="点数計算.AP11"/>
          </calcext:conditional-format>
          <calcext:conditional-format calcext:target-range-address="状態一覧.AQ10:状態一覧.AQ10">
            <calcext:condition calcext:apply-style-name="Good" calcext:value="=&quot;Y&quot;" calcext:base-cell-address="点数計算.AQ10"/>
            <calcext:condition calcext:apply-style-name="Bad" calcext:value="=&quot;N&quot;" calcext:base-cell-address="点数計算.AQ10"/>
          </calcext:conditional-format>
          <calcext:conditional-format calcext:target-range-address="状態一覧.AQ11:状態一覧.AQ11">
            <calcext:condition calcext:apply-style-name="Good" calcext:value="=&quot;Y&quot;" calcext:base-cell-address="点数計算.AQ11"/>
            <calcext:condition calcext:apply-style-name="Bad" calcext:value="=&quot;N&quot;" calcext:base-cell-address="点数計算.AQ11"/>
          </calcext:conditional-format>
          <calcext:conditional-format calcext:target-range-address="状態一覧.AK10:状態一覧.AK10">
            <calcext:condition calcext:apply-style-name="Good" calcext:value="=&quot;Y&quot;" calcext:base-cell-address="点数計算.AK10"/>
            <calcext:condition calcext:apply-style-name="Bad" calcext:value="=&quot;N&quot;" calcext:base-cell-address="点数計算.AK10"/>
          </calcext:conditional-format>
          <calcext:conditional-format calcext:target-range-address="状態一覧.AK11:状態一覧.AK11">
            <calcext:condition calcext:apply-style-name="Good" calcext:value="=&quot;Y&quot;" calcext:base-cell-address="点数計算.AK11"/>
            <calcext:condition calcext:apply-style-name="Bad" calcext:value="=&quot;N&quot;" calcext:base-cell-address="点数計算.AK11"/>
          </calcext:conditional-format>
          <calcext:conditional-format calcext:target-range-address="状態一覧.AL11:状態一覧.AL11">
            <calcext:condition calcext:apply-style-name="Good" calcext:value="=&quot;Y&quot;" calcext:base-cell-address="点数計算.AL11"/>
            <calcext:condition calcext:apply-style-name="Bad" calcext:value="=&quot;N&quot;" calcext:base-cell-address="点数計算.AL11"/>
          </calcext:conditional-format>
          <calcext:conditional-format calcext:target-range-address="状態一覧.AM11:状態一覧.AM11">
            <calcext:condition calcext:apply-style-name="Good" calcext:value="=&quot;Y&quot;" calcext:base-cell-address="点数計算.AM11"/>
            <calcext:condition calcext:apply-style-name="Bad" calcext:value="=&quot;N&quot;" calcext:base-cell-address="点数計算.AM11"/>
          </calcext:conditional-format>
          <calcext:conditional-format calcext:target-range-address="状態一覧.AL12:状態一覧.AL12">
            <calcext:condition calcext:apply-style-name="Good" calcext:value="=&quot;Y&quot;" calcext:base-cell-address="点数計算.AL12"/>
            <calcext:condition calcext:apply-style-name="Bad" calcext:value="=&quot;N&quot;" calcext:base-cell-address="点数計算.AL12"/>
          </calcext:conditional-format>
          <calcext:conditional-format calcext:target-range-address="状態一覧.AM13:状態一覧.AM13">
            <calcext:condition calcext:apply-style-name="Good" calcext:value="=&quot;Y&quot;" calcext:base-cell-address="点数計算.AM13"/>
            <calcext:condition calcext:apply-style-name="Bad" calcext:value="=&quot;N&quot;" calcext:base-cell-address="点数計算.AM13"/>
          </calcext:conditional-format>
          <calcext:conditional-format calcext:target-range-address="状態一覧.AN13:状態一覧.AN13">
            <calcext:condition calcext:apply-style-name="Good" calcext:value="=&quot;Y&quot;" calcext:base-cell-address="点数計算.AN13"/>
            <calcext:condition calcext:apply-style-name="Bad" calcext:value="=&quot;N&quot;" calcext:base-cell-address="点数計算.AN13"/>
          </calcext:conditional-format>
          <calcext:conditional-format calcext:target-range-address="状態一覧.AN12:状態一覧.AN12">
            <calcext:condition calcext:apply-style-name="Good" calcext:value="=&quot;Y&quot;" calcext:base-cell-address="点数計算.AN12"/>
            <calcext:condition calcext:apply-style-name="Bad" calcext:value="=&quot;N&quot;" calcext:base-cell-address="点数計算.AN12"/>
          </calcext:conditional-format>
          <calcext:conditional-format calcext:target-range-address="状態一覧.AP12:状態一覧.AP12">
            <calcext:condition calcext:apply-style-name="Good" calcext:value="=&quot;Y&quot;" calcext:base-cell-address="点数計算.AP12"/>
            <calcext:condition calcext:apply-style-name="Bad" calcext:value="=&quot;N&quot;" calcext:base-cell-address="点数計算.AP12"/>
          </calcext:conditional-format>
          <calcext:conditional-format calcext:target-range-address="状態一覧.AQ12:状態一覧.AQ12">
            <calcext:condition calcext:apply-style-name="Good" calcext:value="=&quot;Y&quot;" calcext:base-cell-address="点数計算.AQ12"/>
            <calcext:condition calcext:apply-style-name="Bad" calcext:value="=&quot;N&quot;" calcext:base-cell-address="点数計算.AQ12"/>
          </calcext:conditional-format>
          <calcext:conditional-format calcext:target-range-address="状態一覧.AO12:状態一覧.AO12">
            <calcext:condition calcext:apply-style-name="Good" calcext:value="=&quot;Y&quot;" calcext:base-cell-address="点数計算.AO12"/>
            <calcext:condition calcext:apply-style-name="Bad" calcext:value="=&quot;N&quot;" calcext:base-cell-address="点数計算.AO12"/>
          </calcext:conditional-format>
          <calcext:conditional-format calcext:target-range-address="状態一覧.AO13:状態一覧.AO13">
            <calcext:condition calcext:apply-style-name="Good" calcext:value="=&quot;Y&quot;" calcext:base-cell-address="点数計算.AO13"/>
            <calcext:condition calcext:apply-style-name="Bad" calcext:value="=&quot;N&quot;" calcext:base-cell-address="点数計算.AO13"/>
          </calcext:conditional-format>
          <calcext:conditional-format calcext:target-range-address="状態一覧.AP13:状態一覧.AP13">
            <calcext:condition calcext:apply-style-name="Good" calcext:value="=&quot;Y&quot;" calcext:base-cell-address="点数計算.AP13"/>
            <calcext:condition calcext:apply-style-name="Bad" calcext:value="=&quot;N&quot;" calcext:base-cell-address="点数計算.AP13"/>
          </calcext:conditional-format>
          <calcext:conditional-format calcext:target-range-address="状態一覧.AQ13:状態一覧.AQ13">
            <calcext:condition calcext:apply-style-name="Good" calcext:value="=&quot;Y&quot;" calcext:base-cell-address="点数計算.AQ13"/>
            <calcext:condition calcext:apply-style-name="Bad" calcext:value="=&quot;N&quot;" calcext:base-cell-address="点数計算.AQ13"/>
          </calcext:conditional-format>
          <calcext:conditional-format calcext:target-range-address="状態一覧.AN10:状態一覧.AN10">
            <calcext:condition calcext:apply-style-name="Good" calcext:value="=&quot;Y&quot;" calcext:base-cell-address="点数計算.AN10"/>
            <calcext:condition calcext:apply-style-name="Bad" calcext:value="=&quot;N&quot;" calcext:base-cell-address="点数計算.AN10"/>
          </calcext:conditional-format>
          <calcext:conditional-format calcext:target-range-address="状態一覧.AO11:状態一覧.AO11">
            <calcext:condition calcext:apply-style-name="Good" calcext:value="=&quot;Y&quot;" calcext:base-cell-address="点数計算.AO11"/>
            <calcext:condition calcext:apply-style-name="Bad" calcext:value="=&quot;N&quot;" calcext:base-cell-address="点数計算.AO11"/>
          </calcext:conditional-format>
          <calcext:conditional-format calcext:target-range-address="状態一覧.D5:状態一覧.D13">
            <calcext:condition calcext:apply-style-name="Good" calcext:value="=&quot;Y&quot;" calcext:base-cell-address="点数計算.D5"/>
            <calcext:condition calcext:apply-style-name="Bad" calcext:value="=&quot;N&quot;" calcext:base-cell-address="点数計算.D5"/>
          </calcext:conditional-format>
          <calcext:conditional-format calcext:target-range-address="状態一覧.E6:状態一覧.E6">
            <calcext:condition calcext:apply-style-name="Good" calcext:value="=&quot;Y&quot;" calcext:base-cell-address="点数計算.E6"/>
            <calcext:condition calcext:apply-style-name="Bad" calcext:value="=&quot;N&quot;" calcext:base-cell-address="点数計算.E6"/>
          </calcext:conditional-format>
          <calcext:conditional-format calcext:target-range-address="状態一覧.E12:状態一覧.E12">
            <calcext:condition calcext:apply-style-name="Good" calcext:value="=&quot;Y&quot;" calcext:base-cell-address="点数計算.E12"/>
            <calcext:condition calcext:apply-style-name="Bad" calcext:value="=&quot;N&quot;" calcext:base-cell-address="点数計算.E12"/>
          </calcext:conditional-format>
          <calcext:conditional-format calcext:target-range-address="状態一覧.E11:状態一覧.E11">
            <calcext:condition calcext:apply-style-name="Good" calcext:value="=&quot;Y&quot;" calcext:base-cell-address="点数計算.E11"/>
            <calcext:condition calcext:apply-style-name="Bad" calcext:value="=&quot;N&quot;" calcext:base-cell-address="点数計算.E11"/>
          </calcext:conditional-format>
          <calcext:conditional-format calcext:target-range-address="状態一覧.E13:状態一覧.E13">
            <calcext:condition calcext:apply-style-name="Good" calcext:value="=&quot;Y&quot;" calcext:base-cell-address="点数計算.E13"/>
            <calcext:condition calcext:apply-style-name="Bad" calcext:value="=&quot;N&quot;" calcext:base-cell-address="点数計算.E13"/>
          </calcext:conditional-format>
          <calcext:conditional-format calcext:target-range-address="状態一覧.U8:状態一覧.U8">
            <calcext:condition calcext:apply-style-name="Good" calcext:value="=&quot;Y&quot;" calcext:base-cell-address="点数計算.U8"/>
            <calcext:condition calcext:apply-style-name="Bad" calcext:value="=&quot;N&quot;" calcext:base-cell-address="点数計算.U8"/>
          </calcext:conditional-format>
          <calcext:conditional-format calcext:target-range-address="状態一覧.T8:状態一覧.T8">
            <calcext:condition calcext:apply-style-name="Good" calcext:value="=&quot;Y&quot;" calcext:base-cell-address="点数計算.T8"/>
            <calcext:condition calcext:apply-style-name="Bad" calcext:value="=&quot;N&quot;" calcext:base-cell-address="点数計算.T8"/>
          </calcext:conditional-format>
          <calcext:conditional-format calcext:target-range-address="状態一覧.W8:状態一覧.W8">
            <calcext:condition calcext:apply-style-name="Good" calcext:value="=&quot;Y&quot;" calcext:base-cell-address="点数計算.W8"/>
            <calcext:condition calcext:apply-style-name="Bad" calcext:value="=&quot;N&quot;" calcext:base-cell-address="点数計算.W8"/>
          </calcext:conditional-format>
          <calcext:conditional-format calcext:target-range-address="状態一覧.V8:状態一覧.V8">
            <calcext:condition calcext:apply-style-name="Good" calcext:value="=&quot;Y&quot;" calcext:base-cell-address="点数計算.V8"/>
            <calcext:condition calcext:apply-style-name="Bad" calcext:value="=&quot;N&quot;" calcext:base-cell-address="点数計算.V8"/>
          </calcext:conditional-format>
          <calcext:conditional-format calcext:target-range-address="状態一覧.AC8:状態一覧.AC8">
            <calcext:condition calcext:apply-style-name="Good" calcext:value="=&quot;Y&quot;" calcext:base-cell-address="点数計算.AC8"/>
            <calcext:condition calcext:apply-style-name="Bad" calcext:value="=&quot;N&quot;" calcext:base-cell-address="点数計算.AC8"/>
          </calcext:conditional-format>
          <calcext:conditional-format calcext:target-range-address="状態一覧.AB8:状態一覧.AB8">
            <calcext:condition calcext:apply-style-name="Good" calcext:value="=&quot;Y&quot;" calcext:base-cell-address="点数計算.AB8"/>
            <calcext:condition calcext:apply-style-name="Bad" calcext:value="=&quot;N&quot;" calcext:base-cell-address="点数計算.AB8"/>
          </calcext:conditional-format>
          <calcext:conditional-format calcext:target-range-address="状態一覧.AE8:状態一覧.AE8">
            <calcext:condition calcext:apply-style-name="Good" calcext:value="=&quot;Y&quot;" calcext:base-cell-address="点数計算.AE8"/>
            <calcext:condition calcext:apply-style-name="Bad" calcext:value="=&quot;N&quot;" calcext:base-cell-address="点数計算.AE8"/>
          </calcext:conditional-format>
          <calcext:conditional-format calcext:target-range-address="状態一覧.AD8:状態一覧.AD8">
            <calcext:condition calcext:apply-style-name="Good" calcext:value="=&quot;Y&quot;" calcext:base-cell-address="点数計算.AD8"/>
            <calcext:condition calcext:apply-style-name="Bad" calcext:value="=&quot;N&quot;" calcext:base-cell-address="点数計算.AD8"/>
          </calcext:conditional-format>
          <calcext:conditional-format calcext:target-range-address="状態一覧.AG8:状態一覧.AG8">
            <calcext:condition calcext:apply-style-name="Good" calcext:value="=&quot;Y&quot;" calcext:base-cell-address="点数計算.AG8"/>
            <calcext:condition calcext:apply-style-name="Bad" calcext:value="=&quot;N&quot;" calcext:base-cell-address="点数計算.AG8"/>
          </calcext:conditional-format>
          <calcext:conditional-format calcext:target-range-address="状態一覧.AF8:状態一覧.AF8">
            <calcext:condition calcext:apply-style-name="Good" calcext:value="=&quot;Y&quot;" calcext:base-cell-address="点数計算.AF8"/>
            <calcext:condition calcext:apply-style-name="Bad" calcext:value="=&quot;N&quot;" calcext:base-cell-address="点数計算.AF8"/>
          </calcext:conditional-format>
          <calcext:conditional-format calcext:target-range-address="状態一覧.U8:状態一覧.U8">
            <calcext:condition calcext:apply-style-name="Good" calcext:value="=&quot;Y&quot;" calcext:base-cell-address="点数計算.U8"/>
            <calcext:condition calcext:apply-style-name="Bad" calcext:value="=&quot;N&quot;" calcext:base-cell-address="点数計算.U8"/>
          </calcext:conditional-format>
          <calcext:conditional-format calcext:target-range-address="状態一覧.T8:状態一覧.T8">
            <calcext:condition calcext:apply-style-name="Good" calcext:value="=&quot;Y&quot;" calcext:base-cell-address="点数計算.T8"/>
            <calcext:condition calcext:apply-style-name="Bad" calcext:value="=&quot;N&quot;" calcext:base-cell-address="点数計算.T8"/>
          </calcext:conditional-format>
          <calcext:conditional-format calcext:target-range-address="状態一覧.W8:状態一覧.W8">
            <calcext:condition calcext:apply-style-name="Good" calcext:value="=&quot;Y&quot;" calcext:base-cell-address="点数計算.W8"/>
            <calcext:condition calcext:apply-style-name="Bad" calcext:value="=&quot;N&quot;" calcext:base-cell-address="点数計算.W8"/>
          </calcext:conditional-format>
          <calcext:conditional-format calcext:target-range-address="状態一覧.V8:状態一覧.V8">
            <calcext:condition calcext:apply-style-name="Good" calcext:value="=&quot;Y&quot;" calcext:base-cell-address="点数計算.V8"/>
            <calcext:condition calcext:apply-style-name="Bad" calcext:value="=&quot;N&quot;" calcext:base-cell-address="点数計算.V8"/>
          </calcext:conditional-format>
          <calcext:conditional-format calcext:target-range-address="状態一覧.AC8:状態一覧.AC8">
            <calcext:condition calcext:apply-style-name="Good" calcext:value="=&quot;Y&quot;" calcext:base-cell-address="点数計算.AC8"/>
            <calcext:condition calcext:apply-style-name="Bad" calcext:value="=&quot;N&quot;" calcext:base-cell-address="点数計算.AC8"/>
          </calcext:conditional-format>
          <calcext:conditional-format calcext:target-range-address="状態一覧.AB8:状態一覧.AB8">
            <calcext:condition calcext:apply-style-name="Good" calcext:value="=&quot;Y&quot;" calcext:base-cell-address="点数計算.AB8"/>
            <calcext:condition calcext:apply-style-name="Bad" calcext:value="=&quot;N&quot;" calcext:base-cell-address="点数計算.AB8"/>
          </calcext:conditional-format>
          <calcext:conditional-format calcext:target-range-address="状態一覧.AE8:状態一覧.AE8">
            <calcext:condition calcext:apply-style-name="Good" calcext:value="=&quot;Y&quot;" calcext:base-cell-address="点数計算.AE8"/>
            <calcext:condition calcext:apply-style-name="Bad" calcext:value="=&quot;N&quot;" calcext:base-cell-address="点数計算.AE8"/>
          </calcext:conditional-format>
          <calcext:conditional-format calcext:target-range-address="状態一覧.AD8:状態一覧.AD8">
            <calcext:condition calcext:apply-style-name="Good" calcext:value="=&quot;Y&quot;" calcext:base-cell-address="点数計算.AD8"/>
            <calcext:condition calcext:apply-style-name="Bad" calcext:value="=&quot;N&quot;" calcext:base-cell-address="点数計算.AD8"/>
          </calcext:conditional-format>
          <calcext:conditional-format calcext:target-range-address="状態一覧.AG8:状態一覧.AG8">
            <calcext:condition calcext:apply-style-name="Good" calcext:value="=&quot;Y&quot;" calcext:base-cell-address="点数計算.AG8"/>
            <calcext:condition calcext:apply-style-name="Bad" calcext:value="=&quot;N&quot;" calcext:base-cell-address="点数計算.AG8"/>
          </calcext:conditional-format>
          <calcext:conditional-format calcext:target-range-address="状態一覧.AF8:状態一覧.AF8">
            <calcext:condition calcext:apply-style-name="Good" calcext:value="=&quot;Y&quot;" calcext:base-cell-address="点数計算.AF8"/>
            <calcext:condition calcext:apply-style-name="Bad" calcext:value="=&quot;N&quot;" calcext:base-cell-address="点数計算.AF8"/>
          </calcext:conditional-format>
          <calcext:conditional-format calcext:target-range-address="状態一覧.E8:状態一覧.E8">
            <calcext:condition calcext:apply-style-name="Good" calcext:value="=&quot;Y&quot;" calcext:base-cell-address="点数計算.E8"/>
            <calcext:condition calcext:apply-style-name="Bad" calcext:value="=&quot;N&quot;" calcext:base-cell-address="点数計算.E8"/>
          </calcext:conditional-format>
          <calcext:conditional-format calcext:target-range-address="状態一覧.F8:状態一覧.F8">
            <calcext:condition calcext:apply-style-name="Good" calcext:value="=&quot;Y&quot;" calcext:base-cell-address="点数計算.F8"/>
            <calcext:condition calcext:apply-style-name="Bad" calcext:value="=&quot;N&quot;" calcext:base-cell-address="点数計算.F8"/>
          </calcext:conditional-format>
          <calcext:conditional-format calcext:target-range-address="状態一覧.G8:状態一覧.G8">
            <calcext:condition calcext:apply-style-name="Good" calcext:value="=&quot;Y&quot;" calcext:base-cell-address="点数計算.G8"/>
            <calcext:condition calcext:apply-style-name="Bad" calcext:value="=&quot;N&quot;" calcext:base-cell-address="点数計算.G8"/>
          </calcext:conditional-format>
          <calcext:conditional-format calcext:target-range-address="状態一覧.H8:状態一覧.H8">
            <calcext:condition calcext:apply-style-name="Good" calcext:value="=&quot;Y&quot;" calcext:base-cell-address="点数計算.H8"/>
            <calcext:condition calcext:apply-style-name="Bad" calcext:value="=&quot;N&quot;" calcext:base-cell-address="点数計算.H8"/>
          </calcext:conditional-format>
          <calcext:conditional-format calcext:target-range-address="状態一覧.I8:状態一覧.I8">
            <calcext:condition calcext:apply-style-name="Good" calcext:value="=&quot;Y&quot;" calcext:base-cell-address="点数計算.I8"/>
            <calcext:condition calcext:apply-style-name="Bad" calcext:value="=&quot;N&quot;" calcext:base-cell-address="点数計算.I8"/>
          </calcext:conditional-format>
          <calcext:conditional-format calcext:target-range-address="状態一覧.J8:状態一覧.J8">
            <calcext:condition calcext:apply-style-name="Good" calcext:value="=&quot;Y&quot;" calcext:base-cell-address="点数計算.J8"/>
            <calcext:condition calcext:apply-style-name="Bad" calcext:value="=&quot;N&quot;" calcext:base-cell-address="点数計算.J8"/>
          </calcext:conditional-format>
          <calcext:conditional-format calcext:target-range-address="状態一覧.K8:状態一覧.K8">
            <calcext:condition calcext:apply-style-name="Good" calcext:value="=&quot;Y&quot;" calcext:base-cell-address="点数計算.K8"/>
            <calcext:condition calcext:apply-style-name="Bad" calcext:value="=&quot;N&quot;" calcext:base-cell-address="点数計算.K8"/>
          </calcext:conditional-format>
          <calcext:conditional-format calcext:target-range-address="状態一覧.L8:状態一覧.L8">
            <calcext:condition calcext:apply-style-name="Good" calcext:value="=&quot;Y&quot;" calcext:base-cell-address="点数計算.L8"/>
            <calcext:condition calcext:apply-style-name="Bad" calcext:value="=&quot;N&quot;" calcext:base-cell-address="点数計算.L8"/>
          </calcext:conditional-format>
          <calcext:conditional-format calcext:target-range-address="状態一覧.M8:状態一覧.M8">
            <calcext:condition calcext:apply-style-name="Good" calcext:value="=&quot;Y&quot;" calcext:base-cell-address="点数計算.M8"/>
            <calcext:condition calcext:apply-style-name="Bad" calcext:value="=&quot;N&quot;" calcext:base-cell-address="点数計算.M8"/>
          </calcext:conditional-format>
          <calcext:conditional-format calcext:target-range-address="状態一覧.P8:状態一覧.P8">
            <calcext:condition calcext:apply-style-name="Good" calcext:value="=&quot;Y&quot;" calcext:base-cell-address="点数計算.P8"/>
            <calcext:condition calcext:apply-style-name="Bad" calcext:value="=&quot;N&quot;" calcext:base-cell-address="点数計算.P8"/>
          </calcext:conditional-format>
          <calcext:conditional-format calcext:target-range-address="状態一覧.Q8:状態一覧.Q8">
            <calcext:condition calcext:apply-style-name="Good" calcext:value="=&quot;Y&quot;" calcext:base-cell-address="点数計算.Q8"/>
            <calcext:condition calcext:apply-style-name="Bad" calcext:value="=&quot;N&quot;" calcext:base-cell-address="点数計算.Q8"/>
          </calcext:conditional-format>
          <calcext:conditional-format calcext:target-range-address="状態一覧.R8:状態一覧.R8">
            <calcext:condition calcext:apply-style-name="Good" calcext:value="=&quot;Y&quot;" calcext:base-cell-address="点数計算.R8"/>
            <calcext:condition calcext:apply-style-name="Bad" calcext:value="=&quot;N&quot;" calcext:base-cell-address="点数計算.R8"/>
          </calcext:conditional-format>
          <calcext:conditional-format calcext:target-range-address="状態一覧.S8:状態一覧.S8">
            <calcext:condition calcext:apply-style-name="Good" calcext:value="=&quot;Y&quot;" calcext:base-cell-address="点数計算.S8"/>
            <calcext:condition calcext:apply-style-name="Bad" calcext:value="=&quot;N&quot;" calcext:base-cell-address="点数計算.S8"/>
          </calcext:conditional-format>
          <calcext:conditional-format calcext:target-range-address="状態一覧.T8:状態一覧.T8">
            <calcext:condition calcext:apply-style-name="Good" calcext:value="=&quot;Y&quot;" calcext:base-cell-address="点数計算.T8"/>
            <calcext:condition calcext:apply-style-name="Bad" calcext:value="=&quot;N&quot;" calcext:base-cell-address="点数計算.T8"/>
          </calcext:conditional-format>
          <calcext:conditional-format calcext:target-range-address="状態一覧.U8:状態一覧.U8">
            <calcext:condition calcext:apply-style-name="Good" calcext:value="=&quot;Y&quot;" calcext:base-cell-address="点数計算.U8"/>
            <calcext:condition calcext:apply-style-name="Bad" calcext:value="=&quot;N&quot;" calcext:base-cell-address="点数計算.U8"/>
          </calcext:conditional-format>
          <calcext:conditional-format calcext:target-range-address="状態一覧.V8:状態一覧.V8">
            <calcext:condition calcext:apply-style-name="Good" calcext:value="=&quot;Y&quot;" calcext:base-cell-address="点数計算.V8"/>
            <calcext:condition calcext:apply-style-name="Bad" calcext:value="=&quot;N&quot;" calcext:base-cell-address="点数計算.V8"/>
          </calcext:conditional-format>
          <calcext:conditional-format calcext:target-range-address="状態一覧.W8:状態一覧.W8">
            <calcext:condition calcext:apply-style-name="Good" calcext:value="=&quot;Y&quot;" calcext:base-cell-address="点数計算.W8"/>
            <calcext:condition calcext:apply-style-name="Bad" calcext:value="=&quot;N&quot;" calcext:base-cell-address="点数計算.W8"/>
          </calcext:conditional-format>
          <calcext:conditional-format calcext:target-range-address="状態一覧.Z8:状態一覧.Z8">
            <calcext:condition calcext:apply-style-name="Good" calcext:value="=&quot;Y&quot;" calcext:base-cell-address="点数計算.Z8"/>
            <calcext:condition calcext:apply-style-name="Bad" calcext:value="=&quot;N&quot;" calcext:base-cell-address="点数計算.Z8"/>
          </calcext:conditional-format>
          <calcext:conditional-format calcext:target-range-address="状態一覧.AA8:状態一覧.AA8">
            <calcext:condition calcext:apply-style-name="Good" calcext:value="=&quot;Y&quot;" calcext:base-cell-address="点数計算.AA8"/>
            <calcext:condition calcext:apply-style-name="Bad" calcext:value="=&quot;N&quot;" calcext:base-cell-address="点数計算.AA8"/>
          </calcext:conditional-format>
          <calcext:conditional-format calcext:target-range-address="状態一覧.AB8:状態一覧.AB8">
            <calcext:condition calcext:apply-style-name="Good" calcext:value="=&quot;Y&quot;" calcext:base-cell-address="点数計算.AB8"/>
            <calcext:condition calcext:apply-style-name="Bad" calcext:value="=&quot;N&quot;" calcext:base-cell-address="点数計算.AB8"/>
          </calcext:conditional-format>
          <calcext:conditional-format calcext:target-range-address="状態一覧.AC8:状態一覧.AC8">
            <calcext:condition calcext:apply-style-name="Good" calcext:value="=&quot;Y&quot;" calcext:base-cell-address="点数計算.AC8"/>
            <calcext:condition calcext:apply-style-name="Bad" calcext:value="=&quot;N&quot;" calcext:base-cell-address="点数計算.AC8"/>
          </calcext:conditional-format>
          <calcext:conditional-format calcext:target-range-address="状態一覧.AD8:状態一覧.AD8">
            <calcext:condition calcext:apply-style-name="Good" calcext:value="=&quot;Y&quot;" calcext:base-cell-address="点数計算.AD8"/>
            <calcext:condition calcext:apply-style-name="Bad" calcext:value="=&quot;N&quot;" calcext:base-cell-address="点数計算.AD8"/>
          </calcext:conditional-format>
          <calcext:conditional-format calcext:target-range-address="状態一覧.AE8:状態一覧.AE8">
            <calcext:condition calcext:apply-style-name="Good" calcext:value="=&quot;Y&quot;" calcext:base-cell-address="点数計算.AE8"/>
            <calcext:condition calcext:apply-style-name="Bad" calcext:value="=&quot;N&quot;" calcext:base-cell-address="点数計算.AE8"/>
          </calcext:conditional-format>
          <calcext:conditional-format calcext:target-range-address="状態一覧.AF8:状態一覧.AF8">
            <calcext:condition calcext:apply-style-name="Good" calcext:value="=&quot;Y&quot;" calcext:base-cell-address="点数計算.AF8"/>
            <calcext:condition calcext:apply-style-name="Bad" calcext:value="=&quot;N&quot;" calcext:base-cell-address="点数計算.AF8"/>
          </calcext:conditional-format>
          <calcext:conditional-format calcext:target-range-address="状態一覧.AG8:状態一覧.AG8">
            <calcext:condition calcext:apply-style-name="Good" calcext:value="=&quot;Y&quot;" calcext:base-cell-address="点数計算.AG8"/>
            <calcext:condition calcext:apply-style-name="Bad" calcext:value="=&quot;N&quot;" calcext:base-cell-address="点数計算.AG8"/>
          </calcext:conditional-format>
          <calcext:conditional-format calcext:target-range-address="状態一覧.AM9:状態一覧.AM9">
            <calcext:condition calcext:apply-style-name="Good" calcext:value="=&quot;Y&quot;" calcext:base-cell-address="点数計算.AM9"/>
            <calcext:condition calcext:apply-style-name="Bad" calcext:value="=&quot;N&quot;" calcext:base-cell-address="点数計算.AM9"/>
          </calcext:conditional-format>
          <calcext:conditional-format calcext:target-range-address="状態一覧.AL9:状態一覧.AL9">
            <calcext:condition calcext:apply-style-name="Good" calcext:value="=&quot;Y&quot;" calcext:base-cell-address="点数計算.AL9"/>
            <calcext:condition calcext:apply-style-name="Bad" calcext:value="=&quot;N&quot;" calcext:base-cell-address="点数計算.AL9"/>
          </calcext:conditional-format>
          <calcext:conditional-format calcext:target-range-address="状態一覧.AO9:状態一覧.AO9">
            <calcext:condition calcext:apply-style-name="Good" calcext:value="=&quot;Y&quot;" calcext:base-cell-address="点数計算.AO9"/>
            <calcext:condition calcext:apply-style-name="Bad" calcext:value="=&quot;N&quot;" calcext:base-cell-address="点数計算.AO9"/>
          </calcext:conditional-format>
          <calcext:conditional-format calcext:target-range-address="状態一覧.AN9:状態一覧.AN9">
            <calcext:condition calcext:apply-style-name="Good" calcext:value="=&quot;Y&quot;" calcext:base-cell-address="点数計算.AN9"/>
            <calcext:condition calcext:apply-style-name="Bad" calcext:value="=&quot;N&quot;" calcext:base-cell-address="点数計算.AN9"/>
          </calcext:conditional-format>
          <calcext:conditional-format calcext:target-range-address="状態一覧.AM9:状態一覧.AM9">
            <calcext:condition calcext:apply-style-name="Good" calcext:value="=&quot;Y&quot;" calcext:base-cell-address="点数計算.AM9"/>
            <calcext:condition calcext:apply-style-name="Bad" calcext:value="=&quot;N&quot;" calcext:base-cell-address="点数計算.AM9"/>
          </calcext:conditional-format>
          <calcext:conditional-format calcext:target-range-address="状態一覧.AL9:状態一覧.AL9">
            <calcext:condition calcext:apply-style-name="Good" calcext:value="=&quot;Y&quot;" calcext:base-cell-address="点数計算.AL9"/>
            <calcext:condition calcext:apply-style-name="Bad" calcext:value="=&quot;N&quot;" calcext:base-cell-address="点数計算.AL9"/>
          </calcext:conditional-format>
          <calcext:conditional-format calcext:target-range-address="状態一覧.AO9:状態一覧.AO9">
            <calcext:condition calcext:apply-style-name="Good" calcext:value="=&quot;Y&quot;" calcext:base-cell-address="点数計算.AO9"/>
            <calcext:condition calcext:apply-style-name="Bad" calcext:value="=&quot;N&quot;" calcext:base-cell-address="点数計算.AO9"/>
          </calcext:conditional-format>
          <calcext:conditional-format calcext:target-range-address="状態一覧.AN9:状態一覧.AN9">
            <calcext:condition calcext:apply-style-name="Good" calcext:value="=&quot;Y&quot;" calcext:base-cell-address="点数計算.AN9"/>
            <calcext:condition calcext:apply-style-name="Bad" calcext:value="=&quot;N&quot;" calcext:base-cell-address="点数計算.AN9"/>
          </calcext:conditional-format>
          <calcext:conditional-format calcext:target-range-address="状態一覧.AJ9:状態一覧.AJ9">
            <calcext:condition calcext:apply-style-name="Good" calcext:value="=&quot;Y&quot;" calcext:base-cell-address="点数計算.AJ9"/>
            <calcext:condition calcext:apply-style-name="Bad" calcext:value="=&quot;N&quot;" calcext:base-cell-address="点数計算.AJ9"/>
          </calcext:conditional-format>
          <calcext:conditional-format calcext:target-range-address="状態一覧.AK9:状態一覧.AK9">
            <calcext:condition calcext:apply-style-name="Good" calcext:value="=&quot;Y&quot;" calcext:base-cell-address="点数計算.AK9"/>
            <calcext:condition calcext:apply-style-name="Bad" calcext:value="=&quot;N&quot;" calcext:base-cell-address="点数計算.AK9"/>
          </calcext:conditional-format>
          <calcext:conditional-format calcext:target-range-address="状態一覧.AL9:状態一覧.AL9">
            <calcext:condition calcext:apply-style-name="Good" calcext:value="=&quot;Y&quot;" calcext:base-cell-address="点数計算.AL9"/>
            <calcext:condition calcext:apply-style-name="Bad" calcext:value="=&quot;N&quot;" calcext:base-cell-address="点数計算.AL9"/>
          </calcext:conditional-format>
          <calcext:conditional-format calcext:target-range-address="状態一覧.AM9:状態一覧.AM9">
            <calcext:condition calcext:apply-style-name="Good" calcext:value="=&quot;Y&quot;" calcext:base-cell-address="点数計算.AM9"/>
            <calcext:condition calcext:apply-style-name="Bad" calcext:value="=&quot;N&quot;" calcext:base-cell-address="点数計算.AM9"/>
          </calcext:conditional-format>
          <calcext:conditional-format calcext:target-range-address="状態一覧.AN9:状態一覧.AN9">
            <calcext:condition calcext:apply-style-name="Good" calcext:value="=&quot;Y&quot;" calcext:base-cell-address="点数計算.AN9"/>
            <calcext:condition calcext:apply-style-name="Bad" calcext:value="=&quot;N&quot;" calcext:base-cell-address="点数計算.AN9"/>
          </calcext:conditional-format>
          <calcext:conditional-format calcext:target-range-address="状態一覧.AO9:状態一覧.AO9">
            <calcext:condition calcext:apply-style-name="Good" calcext:value="=&quot;Y&quot;" calcext:base-cell-address="点数計算.AO9"/>
            <calcext:condition calcext:apply-style-name="Bad" calcext:value="=&quot;N&quot;" calcext:base-cell-address="点数計算.AO9"/>
          </calcext:conditional-format>
          <calcext:conditional-format calcext:target-range-address="状態一覧.AP9:状態一覧.AP9">
            <calcext:condition calcext:apply-style-name="Good" calcext:value="=&quot;Y&quot;" calcext:base-cell-address="点数計算.AP9"/>
            <calcext:condition calcext:apply-style-name="Bad" calcext:value="=&quot;N&quot;" calcext:base-cell-address="点数計算.AP9"/>
          </calcext:conditional-format>
          <calcext:conditional-format calcext:target-range-address="状態一覧.AQ9:状態一覧.AQ9">
            <calcext:condition calcext:apply-style-name="Good" calcext:value="=&quot;Y&quot;" calcext:base-cell-address="点数計算.AQ9"/>
            <calcext:condition calcext:apply-style-name="Bad" calcext:value="=&quot;N&quot;" calcext:base-cell-address="点数計算.AQ9"/>
          </calcext:conditional-format>
          <calcext:conditional-format calcext:target-range-address="状態一覧.AM8:状態一覧.AM8">
            <calcext:condition calcext:apply-style-name="Good" calcext:value="=&quot;Y&quot;" calcext:base-cell-address="点数計算.AM8"/>
            <calcext:condition calcext:apply-style-name="Bad" calcext:value="=&quot;N&quot;" calcext:base-cell-address="点数計算.AM8"/>
          </calcext:conditional-format>
          <calcext:conditional-format calcext:target-range-address="状態一覧.AL8:状態一覧.AL8">
            <calcext:condition calcext:apply-style-name="Good" calcext:value="=&quot;Y&quot;" calcext:base-cell-address="点数計算.AL8"/>
            <calcext:condition calcext:apply-style-name="Bad" calcext:value="=&quot;N&quot;" calcext:base-cell-address="点数計算.AL8"/>
          </calcext:conditional-format>
          <calcext:conditional-format calcext:target-range-address="状態一覧.AO8:状態一覧.AO8">
            <calcext:condition calcext:apply-style-name="Good" calcext:value="=&quot;Y&quot;" calcext:base-cell-address="点数計算.AO8"/>
            <calcext:condition calcext:apply-style-name="Bad" calcext:value="=&quot;N&quot;" calcext:base-cell-address="点数計算.AO8"/>
          </calcext:conditional-format>
          <calcext:conditional-format calcext:target-range-address="状態一覧.AN8:状態一覧.AN8">
            <calcext:condition calcext:apply-style-name="Good" calcext:value="=&quot;Y&quot;" calcext:base-cell-address="点数計算.AN8"/>
            <calcext:condition calcext:apply-style-name="Bad" calcext:value="=&quot;N&quot;" calcext:base-cell-address="点数計算.AN8"/>
          </calcext:conditional-format>
          <calcext:conditional-format calcext:target-range-address="状態一覧.AM8:状態一覧.AM8">
            <calcext:condition calcext:apply-style-name="Good" calcext:value="=&quot;Y&quot;" calcext:base-cell-address="点数計算.AM8"/>
            <calcext:condition calcext:apply-style-name="Bad" calcext:value="=&quot;N&quot;" calcext:base-cell-address="点数計算.AM8"/>
          </calcext:conditional-format>
          <calcext:conditional-format calcext:target-range-address="状態一覧.AL8:状態一覧.AL8">
            <calcext:condition calcext:apply-style-name="Good" calcext:value="=&quot;Y&quot;" calcext:base-cell-address="点数計算.AL8"/>
            <calcext:condition calcext:apply-style-name="Bad" calcext:value="=&quot;N&quot;" calcext:base-cell-address="点数計算.AL8"/>
          </calcext:conditional-format>
          <calcext:conditional-format calcext:target-range-address="状態一覧.AO8:状態一覧.AO8">
            <calcext:condition calcext:apply-style-name="Good" calcext:value="=&quot;Y&quot;" calcext:base-cell-address="点数計算.AO8"/>
            <calcext:condition calcext:apply-style-name="Bad" calcext:value="=&quot;N&quot;" calcext:base-cell-address="点数計算.AO8"/>
          </calcext:conditional-format>
          <calcext:conditional-format calcext:target-range-address="状態一覧.AN8:状態一覧.AN8">
            <calcext:condition calcext:apply-style-name="Good" calcext:value="=&quot;Y&quot;" calcext:base-cell-address="点数計算.AN8"/>
            <calcext:condition calcext:apply-style-name="Bad" calcext:value="=&quot;N&quot;" calcext:base-cell-address="点数計算.AN8"/>
          </calcext:conditional-format>
          <calcext:conditional-format calcext:target-range-address="状態一覧.AJ8:状態一覧.AJ8">
            <calcext:condition calcext:apply-style-name="Good" calcext:value="=&quot;Y&quot;" calcext:base-cell-address="点数計算.AJ8"/>
            <calcext:condition calcext:apply-style-name="Bad" calcext:value="=&quot;N&quot;" calcext:base-cell-address="点数計算.AJ8"/>
          </calcext:conditional-format>
          <calcext:conditional-format calcext:target-range-address="状態一覧.AK8:状態一覧.AK8">
            <calcext:condition calcext:apply-style-name="Good" calcext:value="=&quot;Y&quot;" calcext:base-cell-address="点数計算.AK8"/>
            <calcext:condition calcext:apply-style-name="Bad" calcext:value="=&quot;N&quot;" calcext:base-cell-address="点数計算.AK8"/>
          </calcext:conditional-format>
          <calcext:conditional-format calcext:target-range-address="状態一覧.AL8:状態一覧.AL8">
            <calcext:condition calcext:apply-style-name="Good" calcext:value="=&quot;Y&quot;" calcext:base-cell-address="点数計算.AL8"/>
            <calcext:condition calcext:apply-style-name="Bad" calcext:value="=&quot;N&quot;" calcext:base-cell-address="点数計算.AL8"/>
          </calcext:conditional-format>
          <calcext:conditional-format calcext:target-range-address="状態一覧.AM8:状態一覧.AM8">
            <calcext:condition calcext:apply-style-name="Good" calcext:value="=&quot;Y&quot;" calcext:base-cell-address="点数計算.AM8"/>
            <calcext:condition calcext:apply-style-name="Bad" calcext:value="=&quot;N&quot;" calcext:base-cell-address="点数計算.AM8"/>
          </calcext:conditional-format>
          <calcext:conditional-format calcext:target-range-address="状態一覧.AN8:状態一覧.AN8">
            <calcext:condition calcext:apply-style-name="Good" calcext:value="=&quot;Y&quot;" calcext:base-cell-address="点数計算.AN8"/>
            <calcext:condition calcext:apply-style-name="Bad" calcext:value="=&quot;N&quot;" calcext:base-cell-address="点数計算.AN8"/>
          </calcext:conditional-format>
          <calcext:conditional-format calcext:target-range-address="状態一覧.AO8:状態一覧.AO8">
            <calcext:condition calcext:apply-style-name="Good" calcext:value="=&quot;Y&quot;" calcext:base-cell-address="点数計算.AO8"/>
            <calcext:condition calcext:apply-style-name="Bad" calcext:value="=&quot;N&quot;" calcext:base-cell-address="点数計算.AO8"/>
          </calcext:conditional-format>
          <calcext:conditional-format calcext:target-range-address="状態一覧.AP8:状態一覧.AP8">
            <calcext:condition calcext:apply-style-name="Good" calcext:value="=&quot;Y&quot;" calcext:base-cell-address="点数計算.AP8"/>
            <calcext:condition calcext:apply-style-name="Bad" calcext:value="=&quot;N&quot;" calcext:base-cell-address="点数計算.AP8"/>
          </calcext:conditional-format>
          <calcext:conditional-format calcext:target-range-address="状態一覧.AQ8:状態一覧.AQ8">
            <calcext:condition calcext:apply-style-name="Good" calcext:value="=&quot;Y&quot;" calcext:base-cell-address="点数計算.AQ8"/>
            <calcext:condition calcext:apply-style-name="Bad" calcext:value="=&quot;N&quot;" calcext:base-cell-address="点数計算.AQ8"/>
          </calcext:conditional-format>
          <calcext:conditional-format calcext:target-range-address="状態一覧.AW9:状態一覧.AW9">
            <calcext:condition calcext:apply-style-name="Good" calcext:value="=&quot;Y&quot;" calcext:base-cell-address="点数計算.AW9"/>
            <calcext:condition calcext:apply-style-name="Bad" calcext:value="=&quot;N&quot;" calcext:base-cell-address="点数計算.AW9"/>
          </calcext:conditional-format>
          <calcext:conditional-format calcext:target-range-address="状態一覧.AV9:状態一覧.AV9">
            <calcext:condition calcext:apply-style-name="Good" calcext:value="=&quot;Y&quot;" calcext:base-cell-address="点数計算.AV9"/>
            <calcext:condition calcext:apply-style-name="Bad" calcext:value="=&quot;N&quot;" calcext:base-cell-address="点数計算.AV9"/>
          </calcext:conditional-format>
          <calcext:conditional-format calcext:target-range-address="状態一覧.AY9:状態一覧.AY9">
            <calcext:condition calcext:apply-style-name="Good" calcext:value="=&quot;Y&quot;" calcext:base-cell-address="点数計算.AY9"/>
            <calcext:condition calcext:apply-style-name="Bad" calcext:value="=&quot;N&quot;" calcext:base-cell-address="点数計算.AY9"/>
          </calcext:conditional-format>
          <calcext:conditional-format calcext:target-range-address="状態一覧.AX9:状態一覧.AX9">
            <calcext:condition calcext:apply-style-name="Good" calcext:value="=&quot;Y&quot;" calcext:base-cell-address="点数計算.AX9"/>
            <calcext:condition calcext:apply-style-name="Bad" calcext:value="=&quot;N&quot;" calcext:base-cell-address="点数計算.AX9"/>
          </calcext:conditional-format>
          <calcext:conditional-format calcext:target-range-address="状態一覧.AW9:状態一覧.AW9">
            <calcext:condition calcext:apply-style-name="Good" calcext:value="=&quot;Y&quot;" calcext:base-cell-address="点数計算.AW9"/>
            <calcext:condition calcext:apply-style-name="Bad" calcext:value="=&quot;N&quot;" calcext:base-cell-address="点数計算.AW9"/>
          </calcext:conditional-format>
          <calcext:conditional-format calcext:target-range-address="状態一覧.AV9:状態一覧.AV9">
            <calcext:condition calcext:apply-style-name="Good" calcext:value="=&quot;Y&quot;" calcext:base-cell-address="点数計算.AV9"/>
            <calcext:condition calcext:apply-style-name="Bad" calcext:value="=&quot;N&quot;" calcext:base-cell-address="点数計算.AV9"/>
          </calcext:conditional-format>
          <calcext:conditional-format calcext:target-range-address="状態一覧.AY9:状態一覧.AY9">
            <calcext:condition calcext:apply-style-name="Good" calcext:value="=&quot;Y&quot;" calcext:base-cell-address="点数計算.AY9"/>
            <calcext:condition calcext:apply-style-name="Bad" calcext:value="=&quot;N&quot;" calcext:base-cell-address="点数計算.AY9"/>
          </calcext:conditional-format>
          <calcext:conditional-format calcext:target-range-address="状態一覧.AX9:状態一覧.AX9">
            <calcext:condition calcext:apply-style-name="Good" calcext:value="=&quot;Y&quot;" calcext:base-cell-address="点数計算.AX9"/>
            <calcext:condition calcext:apply-style-name="Bad" calcext:value="=&quot;N&quot;" calcext:base-cell-address="点数計算.AX9"/>
          </calcext:conditional-format>
          <calcext:conditional-format calcext:target-range-address="状態一覧.AT9:状態一覧.AT9">
            <calcext:condition calcext:apply-style-name="Good" calcext:value="=&quot;Y&quot;" calcext:base-cell-address="点数計算.AT9"/>
            <calcext:condition calcext:apply-style-name="Bad" calcext:value="=&quot;N&quot;" calcext:base-cell-address="点数計算.AT9"/>
          </calcext:conditional-format>
          <calcext:conditional-format calcext:target-range-address="状態一覧.AU9:状態一覧.AU9">
            <calcext:condition calcext:apply-style-name="Good" calcext:value="=&quot;Y&quot;" calcext:base-cell-address="点数計算.AU9"/>
            <calcext:condition calcext:apply-style-name="Bad" calcext:value="=&quot;N&quot;" calcext:base-cell-address="点数計算.AU9"/>
          </calcext:conditional-format>
          <calcext:conditional-format calcext:target-range-address="状態一覧.AV9:状態一覧.AV9">
            <calcext:condition calcext:apply-style-name="Good" calcext:value="=&quot;Y&quot;" calcext:base-cell-address="点数計算.AV9"/>
            <calcext:condition calcext:apply-style-name="Bad" calcext:value="=&quot;N&quot;" calcext:base-cell-address="点数計算.AV9"/>
          </calcext:conditional-format>
          <calcext:conditional-format calcext:target-range-address="状態一覧.AW9:状態一覧.AW9">
            <calcext:condition calcext:apply-style-name="Good" calcext:value="=&quot;Y&quot;" calcext:base-cell-address="点数計算.AW9"/>
            <calcext:condition calcext:apply-style-name="Bad" calcext:value="=&quot;N&quot;" calcext:base-cell-address="点数計算.AW9"/>
          </calcext:conditional-format>
          <calcext:conditional-format calcext:target-range-address="状態一覧.AX9:状態一覧.AX9">
            <calcext:condition calcext:apply-style-name="Good" calcext:value="=&quot;Y&quot;" calcext:base-cell-address="点数計算.AX9"/>
            <calcext:condition calcext:apply-style-name="Bad" calcext:value="=&quot;N&quot;" calcext:base-cell-address="点数計算.AX9"/>
          </calcext:conditional-format>
          <calcext:conditional-format calcext:target-range-address="状態一覧.AY9:状態一覧.AY9">
            <calcext:condition calcext:apply-style-name="Good" calcext:value="=&quot;Y&quot;" calcext:base-cell-address="点数計算.AY9"/>
            <calcext:condition calcext:apply-style-name="Bad" calcext:value="=&quot;N&quot;" calcext:base-cell-address="点数計算.AY9"/>
          </calcext:conditional-format>
          <calcext:conditional-format calcext:target-range-address="状態一覧.AZ9:状態一覧.AZ9">
            <calcext:condition calcext:apply-style-name="Good" calcext:value="=&quot;Y&quot;" calcext:base-cell-address="点数計算.AZ9"/>
            <calcext:condition calcext:apply-style-name="Bad" calcext:value="=&quot;N&quot;" calcext:base-cell-address="点数計算.AZ9"/>
          </calcext:conditional-format>
          <calcext:conditional-format calcext:target-range-address="状態一覧.BA9:状態一覧.BA9">
            <calcext:condition calcext:apply-style-name="Good" calcext:value="=&quot;Y&quot;" calcext:base-cell-address="点数計算.BA9"/>
            <calcext:condition calcext:apply-style-name="Bad" calcext:value="=&quot;N&quot;" calcext:base-cell-address="点数計算.BA9"/>
          </calcext:conditional-format>
          <calcext:conditional-format calcext:target-range-address="状態一覧.AU4:状態一覧.AU4">
            <calcext:condition calcext:apply-style-name="Good" calcext:value="=&quot;Y&quot;" calcext:base-cell-address="点数計算.AU4"/>
            <calcext:condition calcext:apply-style-name="Bad" calcext:value="=&quot;N&quot;" calcext:base-cell-address="点数計算.AU4"/>
          </calcext:conditional-format>
          <calcext:conditional-format calcext:target-range-address="状態一覧.AV4:状態一覧.AV4">
            <calcext:condition calcext:apply-style-name="Good" calcext:value="=&quot;Y&quot;" calcext:base-cell-address="点数計算.AV4"/>
            <calcext:condition calcext:apply-style-name="Bad" calcext:value="=&quot;N&quot;" calcext:base-cell-address="点数計算.AV4"/>
          </calcext:conditional-format>
          <calcext:conditional-format calcext:target-range-address="状態一覧.AW4:状態一覧.AW4">
            <calcext:condition calcext:apply-style-name="Good" calcext:value="=&quot;Y&quot;" calcext:base-cell-address="点数計算.AW4"/>
            <calcext:condition calcext:apply-style-name="Bad" calcext:value="=&quot;N&quot;" calcext:base-cell-address="点数計算.AW4"/>
          </calcext:conditional-format>
          <calcext:conditional-format calcext:target-range-address="状態一覧.AX4:状態一覧.AX4">
            <calcext:condition calcext:apply-style-name="Good" calcext:value="=&quot;Y&quot;" calcext:base-cell-address="点数計算.AX4"/>
            <calcext:condition calcext:apply-style-name="Bad" calcext:value="=&quot;N&quot;" calcext:base-cell-address="点数計算.AX4"/>
          </calcext:conditional-format>
          <calcext:conditional-format calcext:target-range-address="状態一覧.AY4:状態一覧.AY4">
            <calcext:condition calcext:apply-style-name="Good" calcext:value="=&quot;Y&quot;" calcext:base-cell-address="点数計算.AY4"/>
            <calcext:condition calcext:apply-style-name="Bad" calcext:value="=&quot;N&quot;" calcext:base-cell-address="点数計算.AY4"/>
          </calcext:conditional-format>
          <calcext:conditional-format calcext:target-range-address="状態一覧.AZ4:状態一覧.AZ4">
            <calcext:condition calcext:apply-style-name="Good" calcext:value="=&quot;Y&quot;" calcext:base-cell-address="点数計算.AZ4"/>
            <calcext:condition calcext:apply-style-name="Bad" calcext:value="=&quot;N&quot;" calcext:base-cell-address="点数計算.AZ4"/>
          </calcext:conditional-format>
          <calcext:conditional-format calcext:target-range-address="状態一覧.BA4:状態一覧.BA4">
            <calcext:condition calcext:apply-style-name="Good" calcext:value="=&quot;Y&quot;" calcext:base-cell-address="点数計算.BA4"/>
            <calcext:condition calcext:apply-style-name="Bad" calcext:value="=&quot;N&quot;" calcext:base-cell-address="点数計算.BA4"/>
          </calcext:conditional-format>
          <calcext:conditional-format calcext:target-range-address="状態一覧.AU5:状態一覧.AU8">
            <calcext:condition calcext:apply-style-name="Good" calcext:value="=&quot;Y&quot;" calcext:base-cell-address="点数計算.AU5"/>
            <calcext:condition calcext:apply-style-name="Bad" calcext:value="=&quot;N&quot;" calcext:base-cell-address="点数計算.AU5"/>
          </calcext:conditional-format>
          <calcext:conditional-format calcext:target-range-address="状態一覧.AV5:状態一覧.AV8">
            <calcext:condition calcext:apply-style-name="Good" calcext:value="=&quot;Y&quot;" calcext:base-cell-address="点数計算.AV5"/>
            <calcext:condition calcext:apply-style-name="Bad" calcext:value="=&quot;N&quot;" calcext:base-cell-address="点数計算.AV5"/>
          </calcext:conditional-format>
          <calcext:conditional-format calcext:target-range-address="状態一覧.AW5:状態一覧.AW8">
            <calcext:condition calcext:apply-style-name="Good" calcext:value="=&quot;Y&quot;" calcext:base-cell-address="点数計算.AW5"/>
            <calcext:condition calcext:apply-style-name="Bad" calcext:value="=&quot;N&quot;" calcext:base-cell-address="点数計算.AW5"/>
          </calcext:conditional-format>
          <calcext:conditional-format calcext:target-range-address="状態一覧.AX5:状態一覧.AX8">
            <calcext:condition calcext:apply-style-name="Good" calcext:value="=&quot;Y&quot;" calcext:base-cell-address="点数計算.AX5"/>
            <calcext:condition calcext:apply-style-name="Bad" calcext:value="=&quot;N&quot;" calcext:base-cell-address="点数計算.AX5"/>
          </calcext:conditional-format>
          <calcext:conditional-format calcext:target-range-address="状態一覧.AY5:状態一覧.AY8">
            <calcext:condition calcext:apply-style-name="Good" calcext:value="=&quot;Y&quot;" calcext:base-cell-address="点数計算.AY5"/>
            <calcext:condition calcext:apply-style-name="Bad" calcext:value="=&quot;N&quot;" calcext:base-cell-address="点数計算.AY5"/>
          </calcext:conditional-format>
          <calcext:conditional-format calcext:target-range-address="状態一覧.AZ5:状態一覧.AZ8">
            <calcext:condition calcext:apply-style-name="Good" calcext:value="=&quot;Y&quot;" calcext:base-cell-address="点数計算.AZ5"/>
            <calcext:condition calcext:apply-style-name="Bad" calcext:value="=&quot;N&quot;" calcext:base-cell-address="点数計算.AZ5"/>
          </calcext:conditional-format>
          <calcext:conditional-format calcext:target-range-address="状態一覧.BA5:状態一覧.BA8">
            <calcext:condition calcext:apply-style-name="Good" calcext:value="=&quot;Y&quot;" calcext:base-cell-address="点数計算.BA5"/>
            <calcext:condition calcext:apply-style-name="Bad" calcext:value="=&quot;N&quot;" calcext:base-cell-address="点数計算.BA5"/>
          </calcext:conditional-format>
          <calcext:conditional-format calcext:target-range-address="状態一覧.F14:状態一覧.F14">
            <calcext:condition calcext:apply-style-name="Good" calcext:value="=&quot;Y&quot;" calcext:base-cell-address="点数計算.F14"/>
            <calcext:condition calcext:apply-style-name="Bad" calcext:value="=&quot;N&quot;" calcext:base-cell-address="点数計算.F14"/>
          </calcext:conditional-format>
          <calcext:conditional-format calcext:target-range-address="状態一覧.G14:状態一覧.G14">
            <calcext:condition calcext:apply-style-name="Good" calcext:value="=&quot;Y&quot;" calcext:base-cell-address="点数計算.G14"/>
            <calcext:condition calcext:apply-style-name="Bad" calcext:value="=&quot;N&quot;" calcext:base-cell-address="点数計算.G14"/>
          </calcext:conditional-format>
          <calcext:conditional-format calcext:target-range-address="状態一覧.H14:状態一覧.H14">
            <calcext:condition calcext:apply-style-name="Good" calcext:value="=&quot;Y&quot;" calcext:base-cell-address="点数計算.H14"/>
            <calcext:condition calcext:apply-style-name="Bad" calcext:value="=&quot;N&quot;" calcext:base-cell-address="点数計算.H14"/>
          </calcext:conditional-format>
          <calcext:conditional-format calcext:target-range-address="状態一覧.I14:状態一覧.I14">
            <calcext:condition calcext:apply-style-name="Good" calcext:value="=&quot;Y&quot;" calcext:base-cell-address="点数計算.I14"/>
            <calcext:condition calcext:apply-style-name="Bad" calcext:value="=&quot;N&quot;" calcext:base-cell-address="点数計算.I14"/>
          </calcext:conditional-format>
          <calcext:conditional-format calcext:target-range-address="状態一覧.J14:状態一覧.J14">
            <calcext:condition calcext:apply-style-name="Good" calcext:value="=&quot;Y&quot;" calcext:base-cell-address="点数計算.J14"/>
            <calcext:condition calcext:apply-style-name="Bad" calcext:value="=&quot;N&quot;" calcext:base-cell-address="点数計算.J14"/>
          </calcext:conditional-format>
          <calcext:conditional-format calcext:target-range-address="状態一覧.K14:状態一覧.K14">
            <calcext:condition calcext:apply-style-name="Good" calcext:value="=&quot;Y&quot;" calcext:base-cell-address="点数計算.K14"/>
            <calcext:condition calcext:apply-style-name="Bad" calcext:value="=&quot;N&quot;" calcext:base-cell-address="点数計算.K14"/>
          </calcext:conditional-format>
          <calcext:conditional-format calcext:target-range-address="状態一覧.L14:状態一覧.L14">
            <calcext:condition calcext:apply-style-name="Good" calcext:value="=&quot;Y&quot;" calcext:base-cell-address="点数計算.L14"/>
            <calcext:condition calcext:apply-style-name="Bad" calcext:value="=&quot;N&quot;" calcext:base-cell-address="点数計算.L14"/>
          </calcext:conditional-format>
          <calcext:conditional-format calcext:target-range-address="状態一覧.M14:状態一覧.M14">
            <calcext:condition calcext:apply-style-name="Good" calcext:value="=&quot;Y&quot;" calcext:base-cell-address="点数計算.M14"/>
            <calcext:condition calcext:apply-style-name="Bad" calcext:value="=&quot;N&quot;" calcext:base-cell-address="点数計算.M14"/>
          </calcext:conditional-format>
          <calcext:conditional-format calcext:target-range-address="状態一覧.M5:状態一覧.M5">
            <calcext:condition calcext:apply-style-name="Good" calcext:value="=&quot;Y&quot;" calcext:base-cell-address="点数計算.M5"/>
            <calcext:condition calcext:apply-style-name="Bad" calcext:value="=&quot;N&quot;" calcext:base-cell-address="点数計算.M5"/>
          </calcext:conditional-format>
          <calcext:conditional-format calcext:target-range-address="状態一覧.N5:状態一覧.N5">
            <calcext:condition calcext:apply-style-name="Good" calcext:value="=&quot;Y&quot;" calcext:base-cell-address="点数計算.N5"/>
            <calcext:condition calcext:apply-style-name="Bad" calcext:value="=&quot;N&quot;" calcext:base-cell-address="点数計算.N5"/>
          </calcext:conditional-format>
          <calcext:conditional-format calcext:target-range-address="状態一覧.O5:状態一覧.O5">
            <calcext:condition calcext:apply-style-name="Good" calcext:value="=&quot;Y&quot;" calcext:base-cell-address="点数計算.O5"/>
            <calcext:condition calcext:apply-style-name="Bad" calcext:value="=&quot;N&quot;" calcext:base-cell-address="点数計算.O5"/>
          </calcext:conditional-format>
          <calcext:conditional-format calcext:target-range-address="状態一覧.N4:状態一覧.N4">
            <calcext:condition calcext:apply-style-name="Good" calcext:value="=&quot;Y&quot;" calcext:base-cell-address="点数計算.N4"/>
            <calcext:condition calcext:apply-style-name="Bad" calcext:value="=&quot;N&quot;" calcext:base-cell-address="点数計算.N4"/>
          </calcext:conditional-format>
          <calcext:conditional-format calcext:target-range-address="状態一覧.O4:状態一覧.O4">
            <calcext:condition calcext:apply-style-name="Good" calcext:value="=&quot;Y&quot;" calcext:base-cell-address="点数計算.O4"/>
            <calcext:condition calcext:apply-style-name="Bad" calcext:value="=&quot;N&quot;" calcext:base-cell-address="点数計算.O4"/>
          </calcext:conditional-format>
          <calcext:conditional-format calcext:target-range-address="状態一覧.X14:状態一覧.Y14">
            <calcext:condition calcext:apply-style-name="Good" calcext:value="=&quot;Y&quot;" calcext:base-cell-address="点数計算.X14"/>
            <calcext:condition calcext:apply-style-name="Bad" calcext:value="=&quot;N&quot;" calcext:base-cell-address="点数計算.X14"/>
            <calcext:condition calcext:apply-style-name="無題1" calcext:value="=&quot;-&quot;" calcext:base-cell-address="点数計算.X14"/>
          </calcext:conditional-format>
          <calcext:conditional-format calcext:target-range-address="状態一覧.P14:状態一覧.P14">
            <calcext:condition calcext:apply-style-name="Good" calcext:value="=&quot;Y&quot;" calcext:base-cell-address="点数計算.P14"/>
            <calcext:condition calcext:apply-style-name="Bad" calcext:value="=&quot;N&quot;" calcext:base-cell-address="点数計算.P14"/>
          </calcext:conditional-format>
          <calcext:conditional-format calcext:target-range-address="状態一覧.Q14:状態一覧.Q14">
            <calcext:condition calcext:apply-style-name="Good" calcext:value="=&quot;Y&quot;" calcext:base-cell-address="点数計算.Q14"/>
            <calcext:condition calcext:apply-style-name="Bad" calcext:value="=&quot;N&quot;" calcext:base-cell-address="点数計算.Q14"/>
          </calcext:conditional-format>
          <calcext:conditional-format calcext:target-range-address="状態一覧.R14:状態一覧.R14">
            <calcext:condition calcext:apply-style-name="Good" calcext:value="=&quot;Y&quot;" calcext:base-cell-address="点数計算.R14"/>
            <calcext:condition calcext:apply-style-name="Bad" calcext:value="=&quot;N&quot;" calcext:base-cell-address="点数計算.R14"/>
          </calcext:conditional-format>
          <calcext:conditional-format calcext:target-range-address="状態一覧.S14:状態一覧.S14">
            <calcext:condition calcext:apply-style-name="Good" calcext:value="=&quot;Y&quot;" calcext:base-cell-address="点数計算.S14"/>
            <calcext:condition calcext:apply-style-name="Bad" calcext:value="=&quot;N&quot;" calcext:base-cell-address="点数計算.S14"/>
          </calcext:conditional-format>
          <calcext:conditional-format calcext:target-range-address="状態一覧.T14:状態一覧.T14">
            <calcext:condition calcext:apply-style-name="Good" calcext:value="=&quot;Y&quot;" calcext:base-cell-address="点数計算.T14"/>
            <calcext:condition calcext:apply-style-name="Bad" calcext:value="=&quot;N&quot;" calcext:base-cell-address="点数計算.T14"/>
          </calcext:conditional-format>
          <calcext:conditional-format calcext:target-range-address="状態一覧.U14:状態一覧.U14">
            <calcext:condition calcext:apply-style-name="Good" calcext:value="=&quot;Y&quot;" calcext:base-cell-address="点数計算.U14"/>
            <calcext:condition calcext:apply-style-name="Bad" calcext:value="=&quot;N&quot;" calcext:base-cell-address="点数計算.U14"/>
          </calcext:conditional-format>
          <calcext:conditional-format calcext:target-range-address="状態一覧.V14:状態一覧.V14">
            <calcext:condition calcext:apply-style-name="Good" calcext:value="=&quot;Y&quot;" calcext:base-cell-address="点数計算.V14"/>
            <calcext:condition calcext:apply-style-name="Bad" calcext:value="=&quot;N&quot;" calcext:base-cell-address="点数計算.V14"/>
          </calcext:conditional-format>
          <calcext:conditional-format calcext:target-range-address="状態一覧.W14:状態一覧.W14">
            <calcext:condition calcext:apply-style-name="Good" calcext:value="=&quot;Y&quot;" calcext:base-cell-address="点数計算.W14"/>
            <calcext:condition calcext:apply-style-name="Bad" calcext:value="=&quot;N&quot;" calcext:base-cell-address="点数計算.W14"/>
          </calcext:conditional-format>
          <calcext:conditional-format calcext:target-range-address="状態一覧.X6:状態一覧.X6">
            <calcext:condition calcext:apply-style-name="Good" calcext:value="=&quot;Y&quot;" calcext:base-cell-address="点数計算.X6"/>
            <calcext:condition calcext:apply-style-name="Bad" calcext:value="=&quot;N&quot;" calcext:base-cell-address="点数計算.X6"/>
          </calcext:conditional-format>
          <calcext:conditional-format calcext:target-range-address="状態一覧.X6:状態一覧.X6">
            <calcext:condition calcext:apply-style-name="Good" calcext:value="=&quot;Y&quot;" calcext:base-cell-address="点数計算.X6"/>
            <calcext:condition calcext:apply-style-name="Bad" calcext:value="=&quot;N&quot;" calcext:base-cell-address="点数計算.X6"/>
          </calcext:conditional-format>
          <calcext:conditional-format calcext:target-range-address="状態一覧.X6:状態一覧.X6">
            <calcext:condition calcext:apply-style-name="Good" calcext:value="=&quot;Y&quot;" calcext:base-cell-address="点数計算.X6"/>
            <calcext:condition calcext:apply-style-name="Bad" calcext:value="=&quot;N&quot;" calcext:base-cell-address="点数計算.X6"/>
          </calcext:conditional-format>
          <calcext:conditional-format calcext:target-range-address="状態一覧.Y6:状態一覧.Y6">
            <calcext:condition calcext:apply-style-name="Good" calcext:value="=&quot;Y&quot;" calcext:base-cell-address="点数計算.Y6"/>
            <calcext:condition calcext:apply-style-name="Bad" calcext:value="=&quot;N&quot;" calcext:base-cell-address="点数計算.Y6"/>
          </calcext:conditional-format>
          <calcext:conditional-format calcext:target-range-address="状態一覧.Y6:状態一覧.Y6">
            <calcext:condition calcext:apply-style-name="Good" calcext:value="=&quot;Y&quot;" calcext:base-cell-address="点数計算.Y6"/>
            <calcext:condition calcext:apply-style-name="Bad" calcext:value="=&quot;N&quot;" calcext:base-cell-address="点数計算.Y6"/>
          </calcext:conditional-format>
          <calcext:conditional-format calcext:target-range-address="状態一覧.Y6:状態一覧.Y6">
            <calcext:condition calcext:apply-style-name="Good" calcext:value="=&quot;Y&quot;" calcext:base-cell-address="点数計算.Y6"/>
            <calcext:condition calcext:apply-style-name="Bad" calcext:value="=&quot;N&quot;" calcext:base-cell-address="点数計算.Y6"/>
          </calcext:conditional-format>
          <calcext:conditional-format calcext:target-range-address="状態一覧.X5:状態一覧.X5">
            <calcext:condition calcext:apply-style-name="Good" calcext:value="=&quot;Y&quot;" calcext:base-cell-address="点数計算.X5"/>
            <calcext:condition calcext:apply-style-name="Bad" calcext:value="=&quot;N&quot;" calcext:base-cell-address="点数計算.X5"/>
          </calcext:conditional-format>
          <calcext:conditional-format calcext:target-range-address="状態一覧.Y5:状態一覧.Y5">
            <calcext:condition calcext:apply-style-name="Good" calcext:value="=&quot;Y&quot;" calcext:base-cell-address="点数計算.Y5"/>
            <calcext:condition calcext:apply-style-name="Bad" calcext:value="=&quot;N&quot;" calcext:base-cell-address="点数計算.Y5"/>
          </calcext:conditional-format>
          <calcext:conditional-format calcext:target-range-address="状態一覧.X7:状態一覧.X13">
            <calcext:condition calcext:apply-style-name="Good" calcext:value="=&quot;Y&quot;" calcext:base-cell-address="点数計算.X7"/>
            <calcext:condition calcext:apply-style-name="Bad" calcext:value="=&quot;N&quot;" calcext:base-cell-address="点数計算.X7"/>
          </calcext:conditional-format>
          <calcext:conditional-format calcext:target-range-address="状態一覧.Y7:状態一覧.Y13">
            <calcext:condition calcext:apply-style-name="Good" calcext:value="=&quot;Y&quot;" calcext:base-cell-address="点数計算.Y7"/>
            <calcext:condition calcext:apply-style-name="Bad" calcext:value="=&quot;N&quot;" calcext:base-cell-address="点数計算.Y7"/>
          </calcext:conditional-format>
          <calcext:conditional-format calcext:target-range-address="状態一覧.AH6:状態一覧.AH7">
            <calcext:condition calcext:apply-style-name="Good" calcext:value="=&quot;Y&quot;" calcext:base-cell-address="点数計算.AH6"/>
            <calcext:condition calcext:apply-style-name="Bad" calcext:value="=&quot;N&quot;" calcext:base-cell-address="点数計算.AH6"/>
          </calcext:conditional-format>
          <calcext:conditional-format calcext:target-range-address="状態一覧.AH6:状態一覧.AH7">
            <calcext:condition calcext:apply-style-name="Good" calcext:value="=&quot;Y&quot;" calcext:base-cell-address="点数計算.AH6"/>
            <calcext:condition calcext:apply-style-name="Bad" calcext:value="=&quot;N&quot;" calcext:base-cell-address="点数計算.AH6"/>
          </calcext:conditional-format>
          <calcext:conditional-format calcext:target-range-address="状態一覧.AH7:状態一覧.AH7">
            <calcext:condition calcext:apply-style-name="Good" calcext:value="=&quot;Y&quot;" calcext:base-cell-address="点数計算.AH7"/>
            <calcext:condition calcext:apply-style-name="Bad" calcext:value="=&quot;N&quot;" calcext:base-cell-address="点数計算.AH7"/>
          </calcext:conditional-format>
          <calcext:conditional-format calcext:target-range-address="状態一覧.AH5:状態一覧.AH5">
            <calcext:condition calcext:apply-style-name="Good" calcext:value="=&quot;Y&quot;" calcext:base-cell-address="点数計算.AH5"/>
            <calcext:condition calcext:apply-style-name="Bad" calcext:value="=&quot;N&quot;" calcext:base-cell-address="点数計算.AH5"/>
          </calcext:conditional-format>
          <calcext:conditional-format calcext:target-range-address="状態一覧.AH6:状態一覧.AH6">
            <calcext:condition calcext:apply-style-name="Good" calcext:value="=&quot;Y&quot;" calcext:base-cell-address="点数計算.AH6"/>
            <calcext:condition calcext:apply-style-name="Bad" calcext:value="=&quot;N&quot;" calcext:base-cell-address="点数計算.AH6"/>
          </calcext:conditional-format>
          <calcext:conditional-format calcext:target-range-address="状態一覧.AH8:状態一覧.AH13">
            <calcext:condition calcext:apply-style-name="Good" calcext:value="=&quot;Y&quot;" calcext:base-cell-address="点数計算.AH8"/>
            <calcext:condition calcext:apply-style-name="Bad" calcext:value="=&quot;N&quot;" calcext:base-cell-address="点数計算.AH8"/>
          </calcext:conditional-format>
          <calcext:conditional-format calcext:target-range-address="状態一覧.AH8:状態一覧.AH13">
            <calcext:condition calcext:apply-style-name="Good" calcext:value="=&quot;Y&quot;" calcext:base-cell-address="点数計算.AH8"/>
            <calcext:condition calcext:apply-style-name="Bad" calcext:value="=&quot;N&quot;" calcext:base-cell-address="点数計算.AH8"/>
          </calcext:conditional-format>
          <calcext:conditional-format calcext:target-range-address="状態一覧.AH8:状態一覧.AH13">
            <calcext:condition calcext:apply-style-name="Good" calcext:value="=&quot;Y&quot;" calcext:base-cell-address="点数計算.AH8"/>
            <calcext:condition calcext:apply-style-name="Bad" calcext:value="=&quot;N&quot;" calcext:base-cell-address="点数計算.AH8"/>
          </calcext:conditional-format>
          <calcext:conditional-format calcext:target-range-address="状態一覧.AI6:状態一覧.AI7">
            <calcext:condition calcext:apply-style-name="Good" calcext:value="=&quot;Y&quot;" calcext:base-cell-address="点数計算.AI6"/>
            <calcext:condition calcext:apply-style-name="Bad" calcext:value="=&quot;N&quot;" calcext:base-cell-address="点数計算.AI6"/>
          </calcext:conditional-format>
          <calcext:conditional-format calcext:target-range-address="状態一覧.AI6:状態一覧.AI7">
            <calcext:condition calcext:apply-style-name="Good" calcext:value="=&quot;Y&quot;" calcext:base-cell-address="点数計算.AI6"/>
            <calcext:condition calcext:apply-style-name="Bad" calcext:value="=&quot;N&quot;" calcext:base-cell-address="点数計算.AI6"/>
          </calcext:conditional-format>
          <calcext:conditional-format calcext:target-range-address="状態一覧.AI7:状態一覧.AI7">
            <calcext:condition calcext:apply-style-name="Good" calcext:value="=&quot;Y&quot;" calcext:base-cell-address="点数計算.AI7"/>
            <calcext:condition calcext:apply-style-name="Bad" calcext:value="=&quot;N&quot;" calcext:base-cell-address="点数計算.AI7"/>
          </calcext:conditional-format>
          <calcext:conditional-format calcext:target-range-address="状態一覧.AI5:状態一覧.AI5">
            <calcext:condition calcext:apply-style-name="Good" calcext:value="=&quot;Y&quot;" calcext:base-cell-address="点数計算.AI5"/>
            <calcext:condition calcext:apply-style-name="Bad" calcext:value="=&quot;N&quot;" calcext:base-cell-address="点数計算.AI5"/>
          </calcext:conditional-format>
          <calcext:conditional-format calcext:target-range-address="状態一覧.AI6:状態一覧.AI6">
            <calcext:condition calcext:apply-style-name="Good" calcext:value="=&quot;Y&quot;" calcext:base-cell-address="点数計算.AI6"/>
            <calcext:condition calcext:apply-style-name="Bad" calcext:value="=&quot;N&quot;" calcext:base-cell-address="点数計算.AI6"/>
          </calcext:conditional-format>
          <calcext:conditional-format calcext:target-range-address="状態一覧.AI8:状態一覧.AI13">
            <calcext:condition calcext:apply-style-name="Good" calcext:value="=&quot;Y&quot;" calcext:base-cell-address="点数計算.AI8"/>
            <calcext:condition calcext:apply-style-name="Bad" calcext:value="=&quot;N&quot;" calcext:base-cell-address="点数計算.AI8"/>
          </calcext:conditional-format>
          <calcext:conditional-format calcext:target-range-address="状態一覧.AI8:状態一覧.AI13">
            <calcext:condition calcext:apply-style-name="Good" calcext:value="=&quot;Y&quot;" calcext:base-cell-address="点数計算.AI8"/>
            <calcext:condition calcext:apply-style-name="Bad" calcext:value="=&quot;N&quot;" calcext:base-cell-address="点数計算.AI8"/>
          </calcext:conditional-format>
          <calcext:conditional-format calcext:target-range-address="状態一覧.AI8:状態一覧.AI13">
            <calcext:condition calcext:apply-style-name="Good" calcext:value="=&quot;Y&quot;" calcext:base-cell-address="点数計算.AI8"/>
            <calcext:condition calcext:apply-style-name="Bad" calcext:value="=&quot;N&quot;" calcext:base-cell-address="点数計算.AI8"/>
          </calcext:conditional-format>
          <calcext:conditional-format calcext:target-range-address="状態一覧.Z14:状態一覧.Z14">
            <calcext:condition calcext:apply-style-name="Good" calcext:value="=&quot;Y&quot;" calcext:base-cell-address="点数計算.Z14"/>
            <calcext:condition calcext:apply-style-name="Bad" calcext:value="=&quot;N&quot;" calcext:base-cell-address="点数計算.Z14"/>
            <calcext:condition calcext:apply-style-name="無題1" calcext:value="=&quot;-&quot;" calcext:base-cell-address="点数計算.Z14"/>
          </calcext:conditional-format>
          <calcext:conditional-format calcext:target-range-address="状態一覧.AA14:状態一覧.AA14">
            <calcext:condition calcext:apply-style-name="Good" calcext:value="=&quot;Y&quot;" calcext:base-cell-address="点数計算.AA14"/>
            <calcext:condition calcext:apply-style-name="Bad" calcext:value="=&quot;N&quot;" calcext:base-cell-address="点数計算.AA14"/>
            <calcext:condition calcext:apply-style-name="無題1" calcext:value="=&quot;-&quot;" calcext:base-cell-address="点数計算.AA14"/>
          </calcext:conditional-format>
          <calcext:conditional-format calcext:target-range-address="状態一覧.AB14:状態一覧.AB14">
            <calcext:condition calcext:apply-style-name="Good" calcext:value="=&quot;Y&quot;" calcext:base-cell-address="点数計算.AB14"/>
            <calcext:condition calcext:apply-style-name="Bad" calcext:value="=&quot;N&quot;" calcext:base-cell-address="点数計算.AB14"/>
            <calcext:condition calcext:apply-style-name="無題1" calcext:value="=&quot;-&quot;" calcext:base-cell-address="点数計算.AB14"/>
          </calcext:conditional-format>
          <calcext:conditional-format calcext:target-range-address="状態一覧.AC14:状態一覧.AC14">
            <calcext:condition calcext:apply-style-name="Good" calcext:value="=&quot;Y&quot;" calcext:base-cell-address="点数計算.AC14"/>
            <calcext:condition calcext:apply-style-name="Bad" calcext:value="=&quot;N&quot;" calcext:base-cell-address="点数計算.AC14"/>
            <calcext:condition calcext:apply-style-name="無題1" calcext:value="=&quot;-&quot;" calcext:base-cell-address="点数計算.AC14"/>
          </calcext:conditional-format>
          <calcext:conditional-format calcext:target-range-address="状態一覧.AD14:状態一覧.AD14">
            <calcext:condition calcext:apply-style-name="Good" calcext:value="=&quot;Y&quot;" calcext:base-cell-address="点数計算.AD14"/>
            <calcext:condition calcext:apply-style-name="Bad" calcext:value="=&quot;N&quot;" calcext:base-cell-address="点数計算.AD14"/>
            <calcext:condition calcext:apply-style-name="無題1" calcext:value="=&quot;-&quot;" calcext:base-cell-address="点数計算.AD14"/>
          </calcext:conditional-format>
          <calcext:conditional-format calcext:target-range-address="状態一覧.AE14:状態一覧.AE14">
            <calcext:condition calcext:apply-style-name="Good" calcext:value="=&quot;Y&quot;" calcext:base-cell-address="点数計算.AE14"/>
            <calcext:condition calcext:apply-style-name="Bad" calcext:value="=&quot;N&quot;" calcext:base-cell-address="点数計算.AE14"/>
            <calcext:condition calcext:apply-style-name="無題1" calcext:value="=&quot;-&quot;" calcext:base-cell-address="点数計算.AE14"/>
          </calcext:conditional-format>
          <calcext:conditional-format calcext:target-range-address="状態一覧.AF14:状態一覧.AF14">
            <calcext:condition calcext:apply-style-name="Good" calcext:value="=&quot;Y&quot;" calcext:base-cell-address="点数計算.AF14"/>
            <calcext:condition calcext:apply-style-name="Bad" calcext:value="=&quot;N&quot;" calcext:base-cell-address="点数計算.AF14"/>
            <calcext:condition calcext:apply-style-name="無題1" calcext:value="=&quot;-&quot;" calcext:base-cell-address="点数計算.AF14"/>
          </calcext:conditional-format>
          <calcext:conditional-format calcext:target-range-address="状態一覧.AG14:状態一覧.AG14">
            <calcext:condition calcext:apply-style-name="Good" calcext:value="=&quot;Y&quot;" calcext:base-cell-address="点数計算.AG14"/>
            <calcext:condition calcext:apply-style-name="Bad" calcext:value="=&quot;N&quot;" calcext:base-cell-address="点数計算.AG14"/>
            <calcext:condition calcext:apply-style-name="無題1" calcext:value="=&quot;-&quot;" calcext:base-cell-address="点数計算.AG14"/>
          </calcext:conditional-format>
          <calcext:conditional-format calcext:target-range-address="状態一覧.AI14:状態一覧.AI14">
            <calcext:condition calcext:apply-style-name="Good" calcext:value="=&quot;Y&quot;" calcext:base-cell-address="点数計算.AI14"/>
            <calcext:condition calcext:apply-style-name="Bad" calcext:value="=&quot;N&quot;" calcext:base-cell-address="点数計算.AI14"/>
          </calcext:conditional-format>
          <calcext:conditional-format calcext:target-range-address="状態一覧.AH14:状態一覧.AH14">
            <calcext:condition calcext:apply-style-name="Good" calcext:value="=&quot;Y&quot;" calcext:base-cell-address="点数計算.AH14"/>
            <calcext:condition calcext:apply-style-name="Bad" calcext:value="=&quot;N&quot;" calcext:base-cell-address="点数計算.AH14"/>
          </calcext:conditional-format>
          <calcext:conditional-format calcext:target-range-address="状態一覧.AI14:状態一覧.AI14">
            <calcext:condition calcext:apply-style-name="Good" calcext:value="=&quot;Y&quot;" calcext:base-cell-address="点数計算.AI14"/>
            <calcext:condition calcext:apply-style-name="Bad" calcext:value="=&quot;N&quot;" calcext:base-cell-address="点数計算.AI14"/>
          </calcext:conditional-format>
          <calcext:conditional-format calcext:target-range-address="状態一覧.AH14:状態一覧.AH14">
            <calcext:condition calcext:apply-style-name="Good" calcext:value="=&quot;Y&quot;" calcext:base-cell-address="点数計算.AH14"/>
            <calcext:condition calcext:apply-style-name="Bad" calcext:value="=&quot;N&quot;" calcext:base-cell-address="点数計算.AH14"/>
          </calcext:conditional-format>
          <calcext:conditional-format calcext:target-range-address="状態一覧.AH14:状態一覧.AH14">
            <calcext:condition calcext:apply-style-name="Good" calcext:value="=&quot;Y&quot;" calcext:base-cell-address="点数計算.AH14"/>
            <calcext:condition calcext:apply-style-name="Bad" calcext:value="=&quot;N&quot;" calcext:base-cell-address="点数計算.AH14"/>
          </calcext:conditional-format>
          <calcext:conditional-format calcext:target-range-address="状態一覧.AI14:状態一覧.AI14">
            <calcext:condition calcext:apply-style-name="Good" calcext:value="=&quot;Y&quot;" calcext:base-cell-address="点数計算.AI14"/>
            <calcext:condition calcext:apply-style-name="Bad" calcext:value="=&quot;N&quot;" calcext:base-cell-address="点数計算.AI14"/>
          </calcext:conditional-format>
          <calcext:conditional-format calcext:target-range-address="状態一覧.AR5:状態一覧.AR5">
            <calcext:condition calcext:apply-style-name="Good" calcext:value="=&quot;Y&quot;" calcext:base-cell-address="点数計算.AR5"/>
            <calcext:condition calcext:apply-style-name="Bad" calcext:value="=&quot;N&quot;" calcext:base-cell-address="点数計算.AR5"/>
          </calcext:conditional-format>
          <calcext:conditional-format calcext:target-range-address="状態一覧.AR6:状態一覧.AR6">
            <calcext:condition calcext:apply-style-name="Good" calcext:value="=&quot;Y&quot;" calcext:base-cell-address="点数計算.AR6"/>
            <calcext:condition calcext:apply-style-name="Bad" calcext:value="=&quot;N&quot;" calcext:base-cell-address="点数計算.AR6"/>
          </calcext:conditional-format>
          <calcext:conditional-format calcext:target-range-address="状態一覧.AR7:状態一覧.AR7">
            <calcext:condition calcext:apply-style-name="Good" calcext:value="=&quot;Y&quot;" calcext:base-cell-address="点数計算.AR7"/>
            <calcext:condition calcext:apply-style-name="Bad" calcext:value="=&quot;N&quot;" calcext:base-cell-address="点数計算.AR7"/>
          </calcext:conditional-format>
          <calcext:conditional-format calcext:target-range-address="状態一覧.AR9:状態一覧.AR13">
            <calcext:condition calcext:apply-style-name="Good" calcext:value="=&quot;Y&quot;" calcext:base-cell-address="点数計算.AR9"/>
            <calcext:condition calcext:apply-style-name="Bad" calcext:value="=&quot;N&quot;" calcext:base-cell-address="点数計算.AR9"/>
          </calcext:conditional-format>
          <calcext:conditional-format calcext:target-range-address="状態一覧.AR8:状態一覧.AR8">
            <calcext:condition calcext:apply-style-name="Good" calcext:value="=&quot;Y&quot;" calcext:base-cell-address="点数計算.AR8"/>
            <calcext:condition calcext:apply-style-name="Bad" calcext:value="=&quot;N&quot;" calcext:base-cell-address="点数計算.AR8"/>
          </calcext:conditional-format>
          <calcext:conditional-format calcext:target-range-address="状態一覧.AS5:状態一覧.AS5">
            <calcext:condition calcext:apply-style-name="Good" calcext:value="=&quot;Y&quot;" calcext:base-cell-address="点数計算.AS5"/>
            <calcext:condition calcext:apply-style-name="Bad" calcext:value="=&quot;N&quot;" calcext:base-cell-address="点数計算.AS5"/>
          </calcext:conditional-format>
          <calcext:conditional-format calcext:target-range-address="状態一覧.AS6:状態一覧.AS6">
            <calcext:condition calcext:apply-style-name="Good" calcext:value="=&quot;Y&quot;" calcext:base-cell-address="点数計算.AS6"/>
            <calcext:condition calcext:apply-style-name="Bad" calcext:value="=&quot;N&quot;" calcext:base-cell-address="点数計算.AS6"/>
          </calcext:conditional-format>
          <calcext:conditional-format calcext:target-range-address="状態一覧.AS7:状態一覧.AS7">
            <calcext:condition calcext:apply-style-name="Good" calcext:value="=&quot;Y&quot;" calcext:base-cell-address="点数計算.AS7"/>
            <calcext:condition calcext:apply-style-name="Bad" calcext:value="=&quot;N&quot;" calcext:base-cell-address="点数計算.AS7"/>
          </calcext:conditional-format>
          <calcext:conditional-format calcext:target-range-address="状態一覧.AS9:状態一覧.AS13">
            <calcext:condition calcext:apply-style-name="Good" calcext:value="=&quot;Y&quot;" calcext:base-cell-address="点数計算.AS9"/>
            <calcext:condition calcext:apply-style-name="Bad" calcext:value="=&quot;N&quot;" calcext:base-cell-address="点数計算.AS9"/>
          </calcext:conditional-format>
          <calcext:conditional-format calcext:target-range-address="状態一覧.AS8:状態一覧.AS8">
            <calcext:condition calcext:apply-style-name="Good" calcext:value="=&quot;Y&quot;" calcext:base-cell-address="点数計算.AS8"/>
            <calcext:condition calcext:apply-style-name="Bad" calcext:value="=&quot;N&quot;" calcext:base-cell-address="点数計算.AS8"/>
          </calcext:conditional-format>
          <calcext:conditional-format calcext:target-range-address="状態一覧.AJ14:状態一覧.AJ14">
            <calcext:condition calcext:apply-style-name="Good" calcext:value="=&quot;Y&quot;" calcext:base-cell-address="点数計算.AJ14"/>
            <calcext:condition calcext:apply-style-name="Bad" calcext:value="=&quot;N&quot;" calcext:base-cell-address="点数計算.AJ14"/>
          </calcext:conditional-format>
          <calcext:conditional-format calcext:target-range-address="状態一覧.AK14:状態一覧.AK14">
            <calcext:condition calcext:apply-style-name="Good" calcext:value="=&quot;Y&quot;" calcext:base-cell-address="点数計算.AK14"/>
            <calcext:condition calcext:apply-style-name="Bad" calcext:value="=&quot;N&quot;" calcext:base-cell-address="点数計算.AK14"/>
          </calcext:conditional-format>
          <calcext:conditional-format calcext:target-range-address="状態一覧.AL14:状態一覧.AL14">
            <calcext:condition calcext:apply-style-name="Good" calcext:value="=&quot;Y&quot;" calcext:base-cell-address="点数計算.AL14"/>
            <calcext:condition calcext:apply-style-name="Bad" calcext:value="=&quot;N&quot;" calcext:base-cell-address="点数計算.AL14"/>
          </calcext:conditional-format>
          <calcext:conditional-format calcext:target-range-address="状態一覧.AP14:状態一覧.AP14">
            <calcext:condition calcext:apply-style-name="Good" calcext:value="=&quot;Y&quot;" calcext:base-cell-address="点数計算.AP14"/>
            <calcext:condition calcext:apply-style-name="Bad" calcext:value="=&quot;N&quot;" calcext:base-cell-address="点数計算.AP14"/>
          </calcext:conditional-format>
          <calcext:conditional-format calcext:target-range-address="状態一覧.AO14:状態一覧.AO14">
            <calcext:condition calcext:apply-style-name="Good" calcext:value="=&quot;Y&quot;" calcext:base-cell-address="点数計算.AO14"/>
            <calcext:condition calcext:apply-style-name="Bad" calcext:value="=&quot;N&quot;" calcext:base-cell-address="点数計算.AO14"/>
          </calcext:conditional-format>
          <calcext:conditional-format calcext:target-range-address="状態一覧.AQ14:状態一覧.AQ14">
            <calcext:condition calcext:apply-style-name="Good" calcext:value="=&quot;Y&quot;" calcext:base-cell-address="点数計算.AQ14"/>
            <calcext:condition calcext:apply-style-name="Bad" calcext:value="=&quot;N&quot;" calcext:base-cell-address="点数計算.AQ14"/>
          </calcext:conditional-format>
          <calcext:conditional-format calcext:target-range-address="状態一覧.AP14:状態一覧.AP14">
            <calcext:condition calcext:apply-style-name="Good" calcext:value="=&quot;Y&quot;" calcext:base-cell-address="点数計算.AP14"/>
            <calcext:condition calcext:apply-style-name="Bad" calcext:value="=&quot;N&quot;" calcext:base-cell-address="点数計算.AP14"/>
          </calcext:conditional-format>
          <calcext:conditional-format calcext:target-range-address="状態一覧.AO14:状態一覧.AO14">
            <calcext:condition calcext:apply-style-name="Good" calcext:value="=&quot;Y&quot;" calcext:base-cell-address="点数計算.AO14"/>
            <calcext:condition calcext:apply-style-name="Bad" calcext:value="=&quot;N&quot;" calcext:base-cell-address="点数計算.AO14"/>
          </calcext:conditional-format>
          <calcext:conditional-format calcext:target-range-address="状態一覧.AQ14:状態一覧.AQ14">
            <calcext:condition calcext:apply-style-name="Good" calcext:value="=&quot;Y&quot;" calcext:base-cell-address="点数計算.AQ14"/>
            <calcext:condition calcext:apply-style-name="Bad" calcext:value="=&quot;N&quot;" calcext:base-cell-address="点数計算.AQ14"/>
          </calcext:conditional-format>
          <calcext:conditional-format calcext:target-range-address="状態一覧.AM14:状態一覧.AM14">
            <calcext:condition calcext:apply-style-name="Good" calcext:value="=&quot;Y&quot;" calcext:base-cell-address="点数計算.AM14"/>
            <calcext:condition calcext:apply-style-name="Bad" calcext:value="=&quot;N&quot;" calcext:base-cell-address="点数計算.AM14"/>
          </calcext:conditional-format>
          <calcext:conditional-format calcext:target-range-address="状態一覧.AN14:状態一覧.AN14">
            <calcext:condition calcext:apply-style-name="Good" calcext:value="=&quot;Y&quot;" calcext:base-cell-address="点数計算.AN14"/>
            <calcext:condition calcext:apply-style-name="Bad" calcext:value="=&quot;N&quot;" calcext:base-cell-address="点数計算.AN14"/>
          </calcext:conditional-format>
          <calcext:conditional-format calcext:target-range-address="状態一覧.AO14:状態一覧.AO14">
            <calcext:condition calcext:apply-style-name="Good" calcext:value="=&quot;Y&quot;" calcext:base-cell-address="点数計算.AO14"/>
            <calcext:condition calcext:apply-style-name="Bad" calcext:value="=&quot;N&quot;" calcext:base-cell-address="点数計算.AO14"/>
          </calcext:conditional-format>
          <calcext:conditional-format calcext:target-range-address="状態一覧.AP14:状態一覧.AP14">
            <calcext:condition calcext:apply-style-name="Good" calcext:value="=&quot;Y&quot;" calcext:base-cell-address="点数計算.AP14"/>
            <calcext:condition calcext:apply-style-name="Bad" calcext:value="=&quot;N&quot;" calcext:base-cell-address="点数計算.AP14"/>
          </calcext:conditional-format>
          <calcext:conditional-format calcext:target-range-address="状態一覧.AQ14:状態一覧.AQ14">
            <calcext:condition calcext:apply-style-name="Good" calcext:value="=&quot;Y&quot;" calcext:base-cell-address="点数計算.AQ14"/>
            <calcext:condition calcext:apply-style-name="Bad" calcext:value="=&quot;N&quot;" calcext:base-cell-address="点数計算.AQ14"/>
          </calcext:conditional-format>
          <calcext:conditional-format calcext:target-range-address="状態一覧.AR14:状態一覧.AR14">
            <calcext:condition calcext:apply-style-name="Good" calcext:value="=&quot;Y&quot;" calcext:base-cell-address="点数計算.AR14"/>
            <calcext:condition calcext:apply-style-name="Bad" calcext:value="=&quot;N&quot;" calcext:base-cell-address="点数計算.AR14"/>
          </calcext:conditional-format>
          <calcext:conditional-format calcext:target-range-address="状態一覧.AS14:状態一覧.AS14">
            <calcext:condition calcext:apply-style-name="Good" calcext:value="=&quot;Y&quot;" calcext:base-cell-address="点数計算.AS14"/>
            <calcext:condition calcext:apply-style-name="Bad" calcext:value="=&quot;N&quot;" calcext:base-cell-address="点数計算.AS14"/>
          </calcext:conditional-format>
          <calcext:conditional-format calcext:target-range-address="状態一覧.AW10:状態一覧.AW13">
            <calcext:condition calcext:apply-style-name="Good" calcext:value="=&quot;Y&quot;" calcext:base-cell-address="点数計算.AW10"/>
            <calcext:condition calcext:apply-style-name="Bad" calcext:value="=&quot;N&quot;" calcext:base-cell-address="点数計算.AW10"/>
          </calcext:conditional-format>
          <calcext:conditional-format calcext:target-range-address="状態一覧.AV10:状態一覧.AV13">
            <calcext:condition calcext:apply-style-name="Good" calcext:value="=&quot;Y&quot;" calcext:base-cell-address="点数計算.AV10"/>
            <calcext:condition calcext:apply-style-name="Bad" calcext:value="=&quot;N&quot;" calcext:base-cell-address="点数計算.AV10"/>
          </calcext:conditional-format>
          <calcext:conditional-format calcext:target-range-address="状態一覧.AY10:状態一覧.AY13">
            <calcext:condition calcext:apply-style-name="Good" calcext:value="=&quot;Y&quot;" calcext:base-cell-address="点数計算.AY10"/>
            <calcext:condition calcext:apply-style-name="Bad" calcext:value="=&quot;N&quot;" calcext:base-cell-address="点数計算.AY10"/>
          </calcext:conditional-format>
          <calcext:conditional-format calcext:target-range-address="状態一覧.AX10:状態一覧.AX13">
            <calcext:condition calcext:apply-style-name="Good" calcext:value="=&quot;Y&quot;" calcext:base-cell-address="点数計算.AX10"/>
            <calcext:condition calcext:apply-style-name="Bad" calcext:value="=&quot;N&quot;" calcext:base-cell-address="点数計算.AX10"/>
          </calcext:conditional-format>
          <calcext:conditional-format calcext:target-range-address="状態一覧.AW10:状態一覧.AW13">
            <calcext:condition calcext:apply-style-name="Good" calcext:value="=&quot;Y&quot;" calcext:base-cell-address="点数計算.AW10"/>
            <calcext:condition calcext:apply-style-name="Bad" calcext:value="=&quot;N&quot;" calcext:base-cell-address="点数計算.AW10"/>
          </calcext:conditional-format>
          <calcext:conditional-format calcext:target-range-address="状態一覧.AV10:状態一覧.AV13">
            <calcext:condition calcext:apply-style-name="Good" calcext:value="=&quot;Y&quot;" calcext:base-cell-address="点数計算.AV10"/>
            <calcext:condition calcext:apply-style-name="Bad" calcext:value="=&quot;N&quot;" calcext:base-cell-address="点数計算.AV10"/>
          </calcext:conditional-format>
          <calcext:conditional-format calcext:target-range-address="状態一覧.AY10:状態一覧.AY13">
            <calcext:condition calcext:apply-style-name="Good" calcext:value="=&quot;Y&quot;" calcext:base-cell-address="点数計算.AY10"/>
            <calcext:condition calcext:apply-style-name="Bad" calcext:value="=&quot;N&quot;" calcext:base-cell-address="点数計算.AY10"/>
          </calcext:conditional-format>
          <calcext:conditional-format calcext:target-range-address="状態一覧.AX10:状態一覧.AX13">
            <calcext:condition calcext:apply-style-name="Good" calcext:value="=&quot;Y&quot;" calcext:base-cell-address="点数計算.AX10"/>
            <calcext:condition calcext:apply-style-name="Bad" calcext:value="=&quot;N&quot;" calcext:base-cell-address="点数計算.AX10"/>
          </calcext:conditional-format>
          <calcext:conditional-format calcext:target-range-address="状態一覧.AT11:状態一覧.AT13">
            <calcext:condition calcext:apply-style-name="Good" calcext:value="=&quot;Y&quot;" calcext:base-cell-address="点数計算.AT11"/>
            <calcext:condition calcext:apply-style-name="Bad" calcext:value="=&quot;N&quot;" calcext:base-cell-address="点数計算.AT11"/>
          </calcext:conditional-format>
          <calcext:conditional-format calcext:target-range-address="状態一覧.AX11:状態一覧.AX11">
            <calcext:condition calcext:apply-style-name="Good" calcext:value="=&quot;Y&quot;" calcext:base-cell-address="点数計算.AX11"/>
            <calcext:condition calcext:apply-style-name="Bad" calcext:value="=&quot;N&quot;" calcext:base-cell-address="点数計算.AX11"/>
          </calcext:conditional-format>
          <calcext:conditional-format calcext:target-range-address="状態一覧.AZ11:状態一覧.AZ11">
            <calcext:condition calcext:apply-style-name="Good" calcext:value="=&quot;Y&quot;" calcext:base-cell-address="点数計算.AZ11"/>
            <calcext:condition calcext:apply-style-name="Bad" calcext:value="=&quot;N&quot;" calcext:base-cell-address="点数計算.AZ11"/>
          </calcext:conditional-format>
          <calcext:conditional-format calcext:target-range-address="状態一覧.AT10:状態一覧.AT10">
            <calcext:condition calcext:apply-style-name="Good" calcext:value="=&quot;Y&quot;" calcext:base-cell-address="点数計算.AT10"/>
            <calcext:condition calcext:apply-style-name="Bad" calcext:value="=&quot;N&quot;" calcext:base-cell-address="点数計算.AT10"/>
          </calcext:conditional-format>
          <calcext:conditional-format calcext:target-range-address="状態一覧.AU13:状態一覧.AU13">
            <calcext:condition calcext:apply-style-name="Good" calcext:value="=&quot;Y&quot;" calcext:base-cell-address="点数計算.AU13"/>
            <calcext:condition calcext:apply-style-name="Bad" calcext:value="=&quot;N&quot;" calcext:base-cell-address="点数計算.AU13"/>
          </calcext:conditional-format>
          <calcext:conditional-format calcext:target-range-address="状態一覧.AV13:状態一覧.AV13">
            <calcext:condition calcext:apply-style-name="Good" calcext:value="=&quot;Y&quot;" calcext:base-cell-address="点数計算.AV13"/>
            <calcext:condition calcext:apply-style-name="Bad" calcext:value="=&quot;N&quot;" calcext:base-cell-address="点数計算.AV13"/>
          </calcext:conditional-format>
          <calcext:conditional-format calcext:target-range-address="状態一覧.AU12:状態一覧.AU12">
            <calcext:condition calcext:apply-style-name="Good" calcext:value="=&quot;Y&quot;" calcext:base-cell-address="点数計算.AU12"/>
            <calcext:condition calcext:apply-style-name="Bad" calcext:value="=&quot;N&quot;" calcext:base-cell-address="点数計算.AU12"/>
          </calcext:conditional-format>
          <calcext:conditional-format calcext:target-range-address="状態一覧.AV10:状態一覧.AV10">
            <calcext:condition calcext:apply-style-name="Good" calcext:value="=&quot;Y&quot;" calcext:base-cell-address="点数計算.AV10"/>
            <calcext:condition calcext:apply-style-name="Bad" calcext:value="=&quot;N&quot;" calcext:base-cell-address="点数計算.AV10"/>
          </calcext:conditional-format>
          <calcext:conditional-format calcext:target-range-address="状態一覧.AW10:状態一覧.AW10">
            <calcext:condition calcext:apply-style-name="Good" calcext:value="=&quot;Y&quot;" calcext:base-cell-address="点数計算.AW10"/>
            <calcext:condition calcext:apply-style-name="Bad" calcext:value="=&quot;N&quot;" calcext:base-cell-address="点数計算.AW10"/>
          </calcext:conditional-format>
          <calcext:conditional-format calcext:target-range-address="状態一覧.AW12:状態一覧.AW12">
            <calcext:condition calcext:apply-style-name="Good" calcext:value="=&quot;Y&quot;" calcext:base-cell-address="点数計算.AW12"/>
            <calcext:condition calcext:apply-style-name="Bad" calcext:value="=&quot;N&quot;" calcext:base-cell-address="点数計算.AW12"/>
          </calcext:conditional-format>
          <calcext:conditional-format calcext:target-range-address="状態一覧.AX11:状態一覧.AX11">
            <calcext:condition calcext:apply-style-name="Good" calcext:value="=&quot;Y&quot;" calcext:base-cell-address="点数計算.AX11"/>
            <calcext:condition calcext:apply-style-name="Bad" calcext:value="=&quot;N&quot;" calcext:base-cell-address="点数計算.AX11"/>
          </calcext:conditional-format>
          <calcext:conditional-format calcext:target-range-address="状態一覧.AY10:状態一覧.AY10">
            <calcext:condition calcext:apply-style-name="Good" calcext:value="=&quot;Y&quot;" calcext:base-cell-address="点数計算.AY10"/>
            <calcext:condition calcext:apply-style-name="Bad" calcext:value="=&quot;N&quot;" calcext:base-cell-address="点数計算.AY10"/>
          </calcext:conditional-format>
          <calcext:conditional-format calcext:target-range-address="状態一覧.AZ10:状態一覧.AZ10">
            <calcext:condition calcext:apply-style-name="Good" calcext:value="=&quot;Y&quot;" calcext:base-cell-address="点数計算.AZ10"/>
            <calcext:condition calcext:apply-style-name="Bad" calcext:value="=&quot;N&quot;" calcext:base-cell-address="点数計算.AZ10"/>
          </calcext:conditional-format>
          <calcext:conditional-format calcext:target-range-address="状態一覧.AZ11:状態一覧.AZ11">
            <calcext:condition calcext:apply-style-name="Good" calcext:value="=&quot;Y&quot;" calcext:base-cell-address="点数計算.AZ11"/>
            <calcext:condition calcext:apply-style-name="Bad" calcext:value="=&quot;N&quot;" calcext:base-cell-address="点数計算.AZ11"/>
          </calcext:conditional-format>
          <calcext:conditional-format calcext:target-range-address="状態一覧.BA10:状態一覧.BA10">
            <calcext:condition calcext:apply-style-name="Good" calcext:value="=&quot;Y&quot;" calcext:base-cell-address="点数計算.BA10"/>
            <calcext:condition calcext:apply-style-name="Bad" calcext:value="=&quot;N&quot;" calcext:base-cell-address="点数計算.BA10"/>
          </calcext:conditional-format>
          <calcext:conditional-format calcext:target-range-address="状態一覧.BA11:状態一覧.BA11">
            <calcext:condition calcext:apply-style-name="Good" calcext:value="=&quot;Y&quot;" calcext:base-cell-address="点数計算.BA11"/>
            <calcext:condition calcext:apply-style-name="Bad" calcext:value="=&quot;N&quot;" calcext:base-cell-address="点数計算.BA11"/>
          </calcext:conditional-format>
          <calcext:conditional-format calcext:target-range-address="状態一覧.AU10:状態一覧.AU10">
            <calcext:condition calcext:apply-style-name="Good" calcext:value="=&quot;Y&quot;" calcext:base-cell-address="点数計算.AU10"/>
            <calcext:condition calcext:apply-style-name="Bad" calcext:value="=&quot;N&quot;" calcext:base-cell-address="点数計算.AU10"/>
          </calcext:conditional-format>
          <calcext:conditional-format calcext:target-range-address="状態一覧.AU11:状態一覧.AU11">
            <calcext:condition calcext:apply-style-name="Good" calcext:value="=&quot;Y&quot;" calcext:base-cell-address="点数計算.AU11"/>
            <calcext:condition calcext:apply-style-name="Bad" calcext:value="=&quot;N&quot;" calcext:base-cell-address="点数計算.AU11"/>
          </calcext:conditional-format>
          <calcext:conditional-format calcext:target-range-address="状態一覧.AV11:状態一覧.AV11">
            <calcext:condition calcext:apply-style-name="Good" calcext:value="=&quot;Y&quot;" calcext:base-cell-address="点数計算.AV11"/>
            <calcext:condition calcext:apply-style-name="Bad" calcext:value="=&quot;N&quot;" calcext:base-cell-address="点数計算.AV11"/>
          </calcext:conditional-format>
          <calcext:conditional-format calcext:target-range-address="状態一覧.AW11:状態一覧.AW11">
            <calcext:condition calcext:apply-style-name="Good" calcext:value="=&quot;Y&quot;" calcext:base-cell-address="点数計算.AW11"/>
            <calcext:condition calcext:apply-style-name="Bad" calcext:value="=&quot;N&quot;" calcext:base-cell-address="点数計算.AW11"/>
          </calcext:conditional-format>
          <calcext:conditional-format calcext:target-range-address="状態一覧.AV12:状態一覧.AV12">
            <calcext:condition calcext:apply-style-name="Good" calcext:value="=&quot;Y&quot;" calcext:base-cell-address="点数計算.AV12"/>
            <calcext:condition calcext:apply-style-name="Bad" calcext:value="=&quot;N&quot;" calcext:base-cell-address="点数計算.AV12"/>
          </calcext:conditional-format>
          <calcext:conditional-format calcext:target-range-address="状態一覧.AW13:状態一覧.AW13">
            <calcext:condition calcext:apply-style-name="Good" calcext:value="=&quot;Y&quot;" calcext:base-cell-address="点数計算.AW13"/>
            <calcext:condition calcext:apply-style-name="Bad" calcext:value="=&quot;N&quot;" calcext:base-cell-address="点数計算.AW13"/>
          </calcext:conditional-format>
          <calcext:conditional-format calcext:target-range-address="状態一覧.AX13:状態一覧.AX13">
            <calcext:condition calcext:apply-style-name="Good" calcext:value="=&quot;Y&quot;" calcext:base-cell-address="点数計算.AX13"/>
            <calcext:condition calcext:apply-style-name="Bad" calcext:value="=&quot;N&quot;" calcext:base-cell-address="点数計算.AX13"/>
          </calcext:conditional-format>
          <calcext:conditional-format calcext:target-range-address="状態一覧.AX12:状態一覧.AX12">
            <calcext:condition calcext:apply-style-name="Good" calcext:value="=&quot;Y&quot;" calcext:base-cell-address="点数計算.AX12"/>
            <calcext:condition calcext:apply-style-name="Bad" calcext:value="=&quot;N&quot;" calcext:base-cell-address="点数計算.AX12"/>
          </calcext:conditional-format>
          <calcext:conditional-format calcext:target-range-address="状態一覧.AZ12:状態一覧.AZ12">
            <calcext:condition calcext:apply-style-name="Good" calcext:value="=&quot;Y&quot;" calcext:base-cell-address="点数計算.AZ12"/>
            <calcext:condition calcext:apply-style-name="Bad" calcext:value="=&quot;N&quot;" calcext:base-cell-address="点数計算.AZ12"/>
          </calcext:conditional-format>
          <calcext:conditional-format calcext:target-range-address="状態一覧.BA12:状態一覧.BA12">
            <calcext:condition calcext:apply-style-name="Good" calcext:value="=&quot;Y&quot;" calcext:base-cell-address="点数計算.BA12"/>
            <calcext:condition calcext:apply-style-name="Bad" calcext:value="=&quot;N&quot;" calcext:base-cell-address="点数計算.BA12"/>
          </calcext:conditional-format>
          <calcext:conditional-format calcext:target-range-address="状態一覧.AY12:状態一覧.AY12">
            <calcext:condition calcext:apply-style-name="Good" calcext:value="=&quot;Y&quot;" calcext:base-cell-address="点数計算.AY12"/>
            <calcext:condition calcext:apply-style-name="Bad" calcext:value="=&quot;N&quot;" calcext:base-cell-address="点数計算.AY12"/>
          </calcext:conditional-format>
          <calcext:conditional-format calcext:target-range-address="状態一覧.AY13:状態一覧.AY13">
            <calcext:condition calcext:apply-style-name="Good" calcext:value="=&quot;Y&quot;" calcext:base-cell-address="点数計算.AY13"/>
            <calcext:condition calcext:apply-style-name="Bad" calcext:value="=&quot;N&quot;" calcext:base-cell-address="点数計算.AY13"/>
          </calcext:conditional-format>
          <calcext:conditional-format calcext:target-range-address="状態一覧.AZ13:状態一覧.AZ13">
            <calcext:condition calcext:apply-style-name="Good" calcext:value="=&quot;Y&quot;" calcext:base-cell-address="点数計算.AZ13"/>
            <calcext:condition calcext:apply-style-name="Bad" calcext:value="=&quot;N&quot;" calcext:base-cell-address="点数計算.AZ13"/>
          </calcext:conditional-format>
          <calcext:conditional-format calcext:target-range-address="状態一覧.BA13:状態一覧.BA13">
            <calcext:condition calcext:apply-style-name="Good" calcext:value="=&quot;Y&quot;" calcext:base-cell-address="点数計算.BA13"/>
            <calcext:condition calcext:apply-style-name="Bad" calcext:value="=&quot;N&quot;" calcext:base-cell-address="点数計算.BA13"/>
          </calcext:conditional-format>
          <calcext:conditional-format calcext:target-range-address="状態一覧.AX10:状態一覧.AX10">
            <calcext:condition calcext:apply-style-name="Good" calcext:value="=&quot;Y&quot;" calcext:base-cell-address="点数計算.AX10"/>
            <calcext:condition calcext:apply-style-name="Bad" calcext:value="=&quot;N&quot;" calcext:base-cell-address="点数計算.AX10"/>
          </calcext:conditional-format>
          <calcext:conditional-format calcext:target-range-address="状態一覧.AY11:状態一覧.AY11">
            <calcext:condition calcext:apply-style-name="Good" calcext:value="=&quot;Y&quot;" calcext:base-cell-address="点数計算.AY11"/>
            <calcext:condition calcext:apply-style-name="Bad" calcext:value="=&quot;N&quot;" calcext:base-cell-address="点数計算.AY11"/>
          </calcext:conditional-format>
          <calcext:conditional-format calcext:target-range-address="状態一覧.BB10:状態一覧.BB13">
            <calcext:condition calcext:apply-style-name="Good" calcext:value="=&quot;Y&quot;" calcext:base-cell-address="点数計算.BB10"/>
            <calcext:condition calcext:apply-style-name="Bad" calcext:value="=&quot;N&quot;" calcext:base-cell-address="点数計算.BB10"/>
          </calcext:conditional-format>
          <calcext:conditional-format calcext:target-range-address="状態一覧.BC10:状態一覧.BC13">
            <calcext:condition calcext:apply-style-name="Good" calcext:value="=&quot;Y&quot;" calcext:base-cell-address="点数計算.BC10"/>
            <calcext:condition calcext:apply-style-name="Bad" calcext:value="=&quot;N&quot;" calcext:base-cell-address="点数計算.BC10"/>
          </calcext:conditional-format>
          <calcext:conditional-format calcext:target-range-address="状態一覧.AT14:状態一覧.AT14">
            <calcext:condition calcext:apply-style-name="Good" calcext:value="=&quot;Y&quot;" calcext:base-cell-address="点数計算.AT14"/>
            <calcext:condition calcext:apply-style-name="Bad" calcext:value="=&quot;N&quot;" calcext:base-cell-address="点数計算.AT14"/>
          </calcext:conditional-format>
          <calcext:conditional-format calcext:target-range-address="状態一覧.AU14:状態一覧.AU14">
            <calcext:condition calcext:apply-style-name="Good" calcext:value="=&quot;Y&quot;" calcext:base-cell-address="点数計算.AU14"/>
            <calcext:condition calcext:apply-style-name="Bad" calcext:value="=&quot;N&quot;" calcext:base-cell-address="点数計算.AU14"/>
          </calcext:conditional-format>
          <calcext:conditional-format calcext:target-range-address="状態一覧.AV14:状態一覧.AV14">
            <calcext:condition calcext:apply-style-name="Good" calcext:value="=&quot;Y&quot;" calcext:base-cell-address="点数計算.AV14"/>
            <calcext:condition calcext:apply-style-name="Bad" calcext:value="=&quot;N&quot;" calcext:base-cell-address="点数計算.AV14"/>
          </calcext:conditional-format>
          <calcext:conditional-format calcext:target-range-address="状態一覧.AZ14:状態一覧.AZ14">
            <calcext:condition calcext:apply-style-name="Good" calcext:value="=&quot;Y&quot;" calcext:base-cell-address="点数計算.AZ14"/>
            <calcext:condition calcext:apply-style-name="Bad" calcext:value="=&quot;N&quot;" calcext:base-cell-address="点数計算.AZ14"/>
          </calcext:conditional-format>
          <calcext:conditional-format calcext:target-range-address="状態一覧.AY14:状態一覧.AY14">
            <calcext:condition calcext:apply-style-name="Good" calcext:value="=&quot;Y&quot;" calcext:base-cell-address="点数計算.AY14"/>
            <calcext:condition calcext:apply-style-name="Bad" calcext:value="=&quot;N&quot;" calcext:base-cell-address="点数計算.AY14"/>
          </calcext:conditional-format>
          <calcext:conditional-format calcext:target-range-address="状態一覧.BA14:状態一覧.BA14">
            <calcext:condition calcext:apply-style-name="Good" calcext:value="=&quot;Y&quot;" calcext:base-cell-address="点数計算.BA14"/>
            <calcext:condition calcext:apply-style-name="Bad" calcext:value="=&quot;N&quot;" calcext:base-cell-address="点数計算.BA14"/>
          </calcext:conditional-format>
          <calcext:conditional-format calcext:target-range-address="状態一覧.AZ14:状態一覧.AZ14">
            <calcext:condition calcext:apply-style-name="Good" calcext:value="=&quot;Y&quot;" calcext:base-cell-address="点数計算.AZ14"/>
            <calcext:condition calcext:apply-style-name="Bad" calcext:value="=&quot;N&quot;" calcext:base-cell-address="点数計算.AZ14"/>
          </calcext:conditional-format>
          <calcext:conditional-format calcext:target-range-address="状態一覧.AY14:状態一覧.AY14">
            <calcext:condition calcext:apply-style-name="Good" calcext:value="=&quot;Y&quot;" calcext:base-cell-address="点数計算.AY14"/>
            <calcext:condition calcext:apply-style-name="Bad" calcext:value="=&quot;N&quot;" calcext:base-cell-address="点数計算.AY14"/>
          </calcext:conditional-format>
          <calcext:conditional-format calcext:target-range-address="状態一覧.BA14:状態一覧.BA14">
            <calcext:condition calcext:apply-style-name="Good" calcext:value="=&quot;Y&quot;" calcext:base-cell-address="点数計算.BA14"/>
            <calcext:condition calcext:apply-style-name="Bad" calcext:value="=&quot;N&quot;" calcext:base-cell-address="点数計算.BA14"/>
          </calcext:conditional-format>
          <calcext:conditional-format calcext:target-range-address="状態一覧.AW14:状態一覧.AW14">
            <calcext:condition calcext:apply-style-name="Good" calcext:value="=&quot;Y&quot;" calcext:base-cell-address="点数計算.AW14"/>
            <calcext:condition calcext:apply-style-name="Bad" calcext:value="=&quot;N&quot;" calcext:base-cell-address="点数計算.AW14"/>
          </calcext:conditional-format>
          <calcext:conditional-format calcext:target-range-address="状態一覧.AX14:状態一覧.AX14">
            <calcext:condition calcext:apply-style-name="Good" calcext:value="=&quot;Y&quot;" calcext:base-cell-address="点数計算.AX14"/>
            <calcext:condition calcext:apply-style-name="Bad" calcext:value="=&quot;N&quot;" calcext:base-cell-address="点数計算.AX14"/>
          </calcext:conditional-format>
          <calcext:conditional-format calcext:target-range-address="状態一覧.AY14:状態一覧.AY14">
            <calcext:condition calcext:apply-style-name="Good" calcext:value="=&quot;Y&quot;" calcext:base-cell-address="点数計算.AY14"/>
            <calcext:condition calcext:apply-style-name="Bad" calcext:value="=&quot;N&quot;" calcext:base-cell-address="点数計算.AY14"/>
          </calcext:conditional-format>
          <calcext:conditional-format calcext:target-range-address="状態一覧.AZ14:状態一覧.AZ14">
            <calcext:condition calcext:apply-style-name="Good" calcext:value="=&quot;Y&quot;" calcext:base-cell-address="点数計算.AZ14"/>
            <calcext:condition calcext:apply-style-name="Bad" calcext:value="=&quot;N&quot;" calcext:base-cell-address="点数計算.AZ14"/>
          </calcext:conditional-format>
          <calcext:conditional-format calcext:target-range-address="状態一覧.BA14:状態一覧.BA14">
            <calcext:condition calcext:apply-style-name="Good" calcext:value="=&quot;Y&quot;" calcext:base-cell-address="点数計算.BA14"/>
            <calcext:condition calcext:apply-style-name="Bad" calcext:value="=&quot;N&quot;" calcext:base-cell-address="点数計算.BA14"/>
          </calcext:conditional-format>
          <calcext:conditional-format calcext:target-range-address="状態一覧.BB14:状態一覧.BB14">
            <calcext:condition calcext:apply-style-name="Good" calcext:value="=&quot;Y&quot;" calcext:base-cell-address="点数計算.BB14"/>
            <calcext:condition calcext:apply-style-name="Bad" calcext:value="=&quot;N&quot;" calcext:base-cell-address="点数計算.BB14"/>
          </calcext:conditional-format>
          <calcext:conditional-format calcext:target-range-address="状態一覧.BC14:状態一覧.BC14">
            <calcext:condition calcext:apply-style-name="Good" calcext:value="=&quot;Y&quot;" calcext:base-cell-address="点数計算.BC14"/>
            <calcext:condition calcext:apply-style-name="Bad" calcext:value="=&quot;N&quot;" calcext:base-cell-address="点数計算.BC14"/>
          </calcext:conditional-format>
          <calcext:conditional-format calcext:target-range-address="状態一覧.BB9:状態一覧.BB9">
            <calcext:condition calcext:apply-style-name="Good" calcext:value="=&quot;Y&quot;" calcext:base-cell-address="点数計算.BB9"/>
            <calcext:condition calcext:apply-style-name="Bad" calcext:value="=&quot;N&quot;" calcext:base-cell-address="点数計算.BB9"/>
          </calcext:conditional-format>
          <calcext:conditional-format calcext:target-range-address="状態一覧.BB5:状態一覧.BB8">
            <calcext:condition calcext:apply-style-name="Good" calcext:value="=&quot;Y&quot;" calcext:base-cell-address="点数計算.BB5"/>
            <calcext:condition calcext:apply-style-name="Bad" calcext:value="=&quot;N&quot;" calcext:base-cell-address="点数計算.BB5"/>
          </calcext:conditional-format>
          <calcext:conditional-format calcext:target-range-address="状態一覧.BC9:状態一覧.BC9">
            <calcext:condition calcext:apply-style-name="Good" calcext:value="=&quot;Y&quot;" calcext:base-cell-address="点数計算.BC9"/>
            <calcext:condition calcext:apply-style-name="Bad" calcext:value="=&quot;N&quot;" calcext:base-cell-address="点数計算.BC9"/>
          </calcext:conditional-format>
          <calcext:conditional-format calcext:target-range-address="状態一覧.BC5:状態一覧.BC8">
            <calcext:condition calcext:apply-style-name="Good" calcext:value="=&quot;Y&quot;" calcext:base-cell-address="点数計算.BC5"/>
            <calcext:condition calcext:apply-style-name="Bad" calcext:value="=&quot;N&quot;" calcext:base-cell-address="点数計算.BC5"/>
          </calcext:conditional-format>
          <calcext:conditional-format calcext:target-range-address="状態一覧.P4:状態一覧.P4">
            <calcext:condition calcext:apply-style-name="Good" calcext:value="=&quot;Y&quot;" calcext:base-cell-address="点数計算.P4"/>
            <calcext:condition calcext:apply-style-name="Bad" calcext:value="=&quot;N&quot;" calcext:base-cell-address="点数計算.P4"/>
          </calcext:conditional-format>
          <calcext:conditional-format calcext:target-range-address="状態一覧.Q4:状態一覧.Q4">
            <calcext:condition calcext:apply-style-name="Good" calcext:value="=&quot;Y&quot;" calcext:base-cell-address="点数計算.Q4"/>
            <calcext:condition calcext:apply-style-name="Bad" calcext:value="=&quot;N&quot;" calcext:base-cell-address="点数計算.Q4"/>
          </calcext:conditional-format>
          <calcext:conditional-format calcext:target-range-address="状態一覧.R4:状態一覧.R4">
            <calcext:condition calcext:apply-style-name="Good" calcext:value="=&quot;Y&quot;" calcext:base-cell-address="点数計算.R4"/>
            <calcext:condition calcext:apply-style-name="Bad" calcext:value="=&quot;N&quot;" calcext:base-cell-address="点数計算.R4"/>
          </calcext:conditional-format>
          <calcext:conditional-format calcext:target-range-address="状態一覧.S4:状態一覧.S4">
            <calcext:condition calcext:apply-style-name="Good" calcext:value="=&quot;Y&quot;" calcext:base-cell-address="点数計算.S4"/>
            <calcext:condition calcext:apply-style-name="Bad" calcext:value="=&quot;N&quot;" calcext:base-cell-address="点数計算.S4"/>
          </calcext:conditional-format>
          <calcext:conditional-format calcext:target-range-address="状態一覧.X4:状態一覧.X4">
            <calcext:condition calcext:apply-style-name="Good" calcext:value="=&quot;Y&quot;" calcext:base-cell-address="点数計算.X4"/>
            <calcext:condition calcext:apply-style-name="Bad" calcext:value="=&quot;N&quot;" calcext:base-cell-address="点数計算.X4"/>
          </calcext:conditional-format>
          <calcext:conditional-format calcext:target-range-address="状態一覧.Y4:状態一覧.Y4">
            <calcext:condition calcext:apply-style-name="Good" calcext:value="=&quot;Y&quot;" calcext:base-cell-address="点数計算.Y4"/>
            <calcext:condition calcext:apply-style-name="Bad" calcext:value="=&quot;N&quot;" calcext:base-cell-address="点数計算.Y4"/>
          </calcext:conditional-format>
          <calcext:conditional-format calcext:target-range-address="状態一覧.Z4:状態一覧.Z4">
            <calcext:condition calcext:apply-style-name="Good" calcext:value="=&quot;Y&quot;" calcext:base-cell-address="点数計算.Z4"/>
            <calcext:condition calcext:apply-style-name="Bad" calcext:value="=&quot;N&quot;" calcext:base-cell-address="点数計算.Z4"/>
          </calcext:conditional-format>
          <calcext:conditional-format calcext:target-range-address="状態一覧.AH4:状態一覧.AH4">
            <calcext:condition calcext:apply-style-name="Good" calcext:value="=&quot;Y&quot;" calcext:base-cell-address="点数計算.AH4"/>
            <calcext:condition calcext:apply-style-name="Bad" calcext:value="=&quot;N&quot;" calcext:base-cell-address="点数計算.AH4"/>
          </calcext:conditional-format>
          <calcext:conditional-format calcext:target-range-address="状態一覧.AI4:状態一覧.AI4">
            <calcext:condition calcext:apply-style-name="Good" calcext:value="=&quot;Y&quot;" calcext:base-cell-address="点数計算.AI4"/>
            <calcext:condition calcext:apply-style-name="Bad" calcext:value="=&quot;N&quot;" calcext:base-cell-address="点数計算.AI4"/>
          </calcext:conditional-format>
          <calcext:conditional-format calcext:target-range-address="状態一覧.AJ4:状態一覧.AJ4">
            <calcext:condition calcext:apply-style-name="Good" calcext:value="=&quot;Y&quot;" calcext:base-cell-address="点数計算.AJ4"/>
            <calcext:condition calcext:apply-style-name="Bad" calcext:value="=&quot;N&quot;" calcext:base-cell-address="点数計算.AJ4"/>
          </calcext:conditional-format>
          <calcext:conditional-format calcext:target-range-address="状態一覧.AR4:状態一覧.AR4">
            <calcext:condition calcext:apply-style-name="Good" calcext:value="=&quot;Y&quot;" calcext:base-cell-address="点数計算.AR4"/>
            <calcext:condition calcext:apply-style-name="Bad" calcext:value="=&quot;N&quot;" calcext:base-cell-address="点数計算.AR4"/>
          </calcext:conditional-format>
          <calcext:conditional-format calcext:target-range-address="状態一覧.AS4:状態一覧.AS4">
            <calcext:condition calcext:apply-style-name="Good" calcext:value="=&quot;Y&quot;" calcext:base-cell-address="点数計算.AS4"/>
            <calcext:condition calcext:apply-style-name="Bad" calcext:value="=&quot;N&quot;" calcext:base-cell-address="点数計算.AS4"/>
          </calcext:conditional-format>
          <calcext:conditional-format calcext:target-range-address="状態一覧.AT4:状態一覧.AT4">
            <calcext:condition calcext:apply-style-name="Good" calcext:value="=&quot;Y&quot;" calcext:base-cell-address="点数計算.AT4"/>
            <calcext:condition calcext:apply-style-name="Bad" calcext:value="=&quot;N&quot;" calcext:base-cell-address="点数計算.AT4"/>
          </calcext:conditional-format>
          <calcext:conditional-format calcext:target-range-address="状態一覧.BB4:状態一覧.BB4">
            <calcext:condition calcext:apply-style-name="Good" calcext:value="=&quot;Y&quot;" calcext:base-cell-address="点数計算.BB4"/>
            <calcext:condition calcext:apply-style-name="Bad" calcext:value="=&quot;N&quot;" calcext:base-cell-address="点数計算.BB4"/>
          </calcext:conditional-format>
          <calcext:conditional-format calcext:target-range-address="状態一覧.BC4:状態一覧.BC4">
            <calcext:condition calcext:apply-style-name="Good" calcext:value="=&quot;Y&quot;" calcext:base-cell-address="点数計算.BC4"/>
            <calcext:condition calcext:apply-style-name="Bad" calcext:value="=&quot;N&quot;" calcext:base-cell-address="点数計算.BC4"/>
          </calcext:conditional-format>
          <calcext:conditional-format calcext:target-range-address="状態一覧.P15:状態一覧.P15">
            <calcext:condition calcext:apply-style-name="Good" calcext:value="=&quot;Y&quot;" calcext:base-cell-address="点数計算.P15"/>
            <calcext:condition calcext:apply-style-name="Bad" calcext:value="=&quot;N&quot;" calcext:base-cell-address="点数計算.P15"/>
          </calcext:conditional-format>
          <calcext:conditional-format calcext:target-range-address="状態一覧.Q15:状態一覧.Q15">
            <calcext:condition calcext:apply-style-name="Good" calcext:value="=&quot;Y&quot;" calcext:base-cell-address="点数計算.Q15"/>
            <calcext:condition calcext:apply-style-name="Bad" calcext:value="=&quot;N&quot;" calcext:base-cell-address="点数計算.Q15"/>
          </calcext:conditional-format>
          <calcext:conditional-format calcext:target-range-address="状態一覧.R15:状態一覧.R15">
            <calcext:condition calcext:apply-style-name="Good" calcext:value="=&quot;Y&quot;" calcext:base-cell-address="点数計算.R15"/>
            <calcext:condition calcext:apply-style-name="Bad" calcext:value="=&quot;N&quot;" calcext:base-cell-address="点数計算.R15"/>
          </calcext:conditional-format>
          <calcext:conditional-format calcext:target-range-address="状態一覧.S15:状態一覧.S15">
            <calcext:condition calcext:apply-style-name="Good" calcext:value="=&quot;Y&quot;" calcext:base-cell-address="点数計算.S15"/>
            <calcext:condition calcext:apply-style-name="Bad" calcext:value="=&quot;N&quot;" calcext:base-cell-address="点数計算.S15"/>
          </calcext:conditional-format>
          <calcext:conditional-format calcext:target-range-address="状態一覧.T15:状態一覧.T15">
            <calcext:condition calcext:apply-style-name="Good" calcext:value="=&quot;Y&quot;" calcext:base-cell-address="点数計算.T15"/>
            <calcext:condition calcext:apply-style-name="Bad" calcext:value="=&quot;N&quot;" calcext:base-cell-address="点数計算.T15"/>
          </calcext:conditional-format>
          <calcext:conditional-format calcext:target-range-address="状態一覧.U15:状態一覧.U15">
            <calcext:condition calcext:apply-style-name="Good" calcext:value="=&quot;Y&quot;" calcext:base-cell-address="点数計算.U15"/>
            <calcext:condition calcext:apply-style-name="Bad" calcext:value="=&quot;N&quot;" calcext:base-cell-address="点数計算.U15"/>
          </calcext:conditional-format>
          <calcext:conditional-format calcext:target-range-address="状態一覧.V15:状態一覧.V15">
            <calcext:condition calcext:apply-style-name="Good" calcext:value="=&quot;Y&quot;" calcext:base-cell-address="点数計算.V15"/>
            <calcext:condition calcext:apply-style-name="Bad" calcext:value="=&quot;N&quot;" calcext:base-cell-address="点数計算.V15"/>
          </calcext:conditional-format>
          <calcext:conditional-format calcext:target-range-address="状態一覧.W15:状態一覧.Y15">
            <calcext:condition calcext:apply-style-name="Good" calcext:value="=&quot;Y&quot;" calcext:base-cell-address="点数計算.W15"/>
            <calcext:condition calcext:apply-style-name="Bad" calcext:value="=&quot;N&quot;" calcext:base-cell-address="点数計算.W15"/>
          </calcext:conditional-format>
          <calcext:conditional-format calcext:target-range-address="状態一覧.Z15:状態一覧.Z15">
            <calcext:condition calcext:apply-style-name="Good" calcext:value="=&quot;Y&quot;" calcext:base-cell-address="点数計算.Z15"/>
            <calcext:condition calcext:apply-style-name="Bad" calcext:value="=&quot;N&quot;" calcext:base-cell-address="点数計算.Z15"/>
          </calcext:conditional-format>
          <calcext:conditional-format calcext:target-range-address="状態一覧.AA15:状態一覧.AA15">
            <calcext:condition calcext:apply-style-name="Good" calcext:value="=&quot;Y&quot;" calcext:base-cell-address="点数計算.AA15"/>
            <calcext:condition calcext:apply-style-name="Bad" calcext:value="=&quot;N&quot;" calcext:base-cell-address="点数計算.AA15"/>
          </calcext:conditional-format>
          <calcext:conditional-format calcext:target-range-address="状態一覧.AB15:状態一覧.AB15">
            <calcext:condition calcext:apply-style-name="Good" calcext:value="=&quot;Y&quot;" calcext:base-cell-address="点数計算.AB15"/>
            <calcext:condition calcext:apply-style-name="Bad" calcext:value="=&quot;N&quot;" calcext:base-cell-address="点数計算.AB15"/>
          </calcext:conditional-format>
          <calcext:conditional-format calcext:target-range-address="状態一覧.AC15:状態一覧.AC15">
            <calcext:condition calcext:apply-style-name="Good" calcext:value="=&quot;Y&quot;" calcext:base-cell-address="点数計算.AC15"/>
            <calcext:condition calcext:apply-style-name="Bad" calcext:value="=&quot;N&quot;" calcext:base-cell-address="点数計算.AC15"/>
          </calcext:conditional-format>
          <calcext:conditional-format calcext:target-range-address="状態一覧.AD15:状態一覧.AD15">
            <calcext:condition calcext:apply-style-name="Good" calcext:value="=&quot;Y&quot;" calcext:base-cell-address="点数計算.AD15"/>
            <calcext:condition calcext:apply-style-name="Bad" calcext:value="=&quot;N&quot;" calcext:base-cell-address="点数計算.AD15"/>
          </calcext:conditional-format>
          <calcext:conditional-format calcext:target-range-address="状態一覧.AE15:状態一覧.AE15">
            <calcext:condition calcext:apply-style-name="Good" calcext:value="=&quot;Y&quot;" calcext:base-cell-address="点数計算.AE15"/>
            <calcext:condition calcext:apply-style-name="Bad" calcext:value="=&quot;N&quot;" calcext:base-cell-address="点数計算.AE15"/>
          </calcext:conditional-format>
          <calcext:conditional-format calcext:target-range-address="状態一覧.AF15:状態一覧.AF15">
            <calcext:condition calcext:apply-style-name="Good" calcext:value="=&quot;Y&quot;" calcext:base-cell-address="点数計算.AF15"/>
            <calcext:condition calcext:apply-style-name="Bad" calcext:value="=&quot;N&quot;" calcext:base-cell-address="点数計算.AF15"/>
          </calcext:conditional-format>
          <calcext:conditional-format calcext:target-range-address="状態一覧.AG15:状態一覧.AI15">
            <calcext:condition calcext:apply-style-name="Good" calcext:value="=&quot;Y&quot;" calcext:base-cell-address="点数計算.AG15"/>
            <calcext:condition calcext:apply-style-name="Bad" calcext:value="=&quot;N&quot;" calcext:base-cell-address="点数計算.AG15"/>
          </calcext:conditional-format>
          <calcext:conditional-format calcext:target-range-address="状態一覧.AJ15:状態一覧.AJ15">
            <calcext:condition calcext:apply-style-name="Good" calcext:value="=&quot;Y&quot;" calcext:base-cell-address="点数計算.AJ15"/>
            <calcext:condition calcext:apply-style-name="Bad" calcext:value="=&quot;N&quot;" calcext:base-cell-address="点数計算.AJ15"/>
          </calcext:conditional-format>
          <calcext:conditional-format calcext:target-range-address="状態一覧.AK15:状態一覧.AK15">
            <calcext:condition calcext:apply-style-name="Good" calcext:value="=&quot;Y&quot;" calcext:base-cell-address="点数計算.AK15"/>
            <calcext:condition calcext:apply-style-name="Bad" calcext:value="=&quot;N&quot;" calcext:base-cell-address="点数計算.AK15"/>
          </calcext:conditional-format>
          <calcext:conditional-format calcext:target-range-address="状態一覧.AL15:状態一覧.AL15">
            <calcext:condition calcext:apply-style-name="Good" calcext:value="=&quot;Y&quot;" calcext:base-cell-address="点数計算.AL15"/>
            <calcext:condition calcext:apply-style-name="Bad" calcext:value="=&quot;N&quot;" calcext:base-cell-address="点数計算.AL15"/>
          </calcext:conditional-format>
          <calcext:conditional-format calcext:target-range-address="状態一覧.AM15:状態一覧.AM15">
            <calcext:condition calcext:apply-style-name="Good" calcext:value="=&quot;Y&quot;" calcext:base-cell-address="点数計算.AM15"/>
            <calcext:condition calcext:apply-style-name="Bad" calcext:value="=&quot;N&quot;" calcext:base-cell-address="点数計算.AM15"/>
          </calcext:conditional-format>
          <calcext:conditional-format calcext:target-range-address="状態一覧.AN15:状態一覧.AN15">
            <calcext:condition calcext:apply-style-name="Good" calcext:value="=&quot;Y&quot;" calcext:base-cell-address="点数計算.AN15"/>
            <calcext:condition calcext:apply-style-name="Bad" calcext:value="=&quot;N&quot;" calcext:base-cell-address="点数計算.AN15"/>
          </calcext:conditional-format>
          <calcext:conditional-format calcext:target-range-address="状態一覧.AO15:状態一覧.AO15">
            <calcext:condition calcext:apply-style-name="Good" calcext:value="=&quot;Y&quot;" calcext:base-cell-address="点数計算.AO15"/>
            <calcext:condition calcext:apply-style-name="Bad" calcext:value="=&quot;N&quot;" calcext:base-cell-address="点数計算.AO15"/>
          </calcext:conditional-format>
          <calcext:conditional-format calcext:target-range-address="状態一覧.AP15:状態一覧.AP15">
            <calcext:condition calcext:apply-style-name="Good" calcext:value="=&quot;Y&quot;" calcext:base-cell-address="点数計算.AP15"/>
            <calcext:condition calcext:apply-style-name="Bad" calcext:value="=&quot;N&quot;" calcext:base-cell-address="点数計算.AP15"/>
          </calcext:conditional-format>
          <calcext:conditional-format calcext:target-range-address="状態一覧.AQ15:状態一覧.AS15">
            <calcext:condition calcext:apply-style-name="Good" calcext:value="=&quot;Y&quot;" calcext:base-cell-address="点数計算.AQ15"/>
            <calcext:condition calcext:apply-style-name="Bad" calcext:value="=&quot;N&quot;" calcext:base-cell-address="点数計算.AQ15"/>
          </calcext:conditional-format>
          <calcext:conditional-format calcext:target-range-address="状態一覧.AT15:状態一覧.AT15">
            <calcext:condition calcext:apply-style-name="Good" calcext:value="=&quot;Y&quot;" calcext:base-cell-address="点数計算.AT15"/>
            <calcext:condition calcext:apply-style-name="Bad" calcext:value="=&quot;N&quot;" calcext:base-cell-address="点数計算.AT15"/>
          </calcext:conditional-format>
          <calcext:conditional-format calcext:target-range-address="状態一覧.AU15:状態一覧.AU15">
            <calcext:condition calcext:apply-style-name="Good" calcext:value="=&quot;Y&quot;" calcext:base-cell-address="点数計算.AU15"/>
            <calcext:condition calcext:apply-style-name="Bad" calcext:value="=&quot;N&quot;" calcext:base-cell-address="点数計算.AU15"/>
          </calcext:conditional-format>
          <calcext:conditional-format calcext:target-range-address="状態一覧.AV15:状態一覧.AV15">
            <calcext:condition calcext:apply-style-name="Good" calcext:value="=&quot;Y&quot;" calcext:base-cell-address="点数計算.AV15"/>
            <calcext:condition calcext:apply-style-name="Bad" calcext:value="=&quot;N&quot;" calcext:base-cell-address="点数計算.AV15"/>
          </calcext:conditional-format>
          <calcext:conditional-format calcext:target-range-address="状態一覧.AW15:状態一覧.AW15">
            <calcext:condition calcext:apply-style-name="Good" calcext:value="=&quot;Y&quot;" calcext:base-cell-address="点数計算.AW15"/>
            <calcext:condition calcext:apply-style-name="Bad" calcext:value="=&quot;N&quot;" calcext:base-cell-address="点数計算.AW15"/>
          </calcext:conditional-format>
          <calcext:conditional-format calcext:target-range-address="状態一覧.AX15:状態一覧.AX15">
            <calcext:condition calcext:apply-style-name="Good" calcext:value="=&quot;Y&quot;" calcext:base-cell-address="点数計算.AX15"/>
            <calcext:condition calcext:apply-style-name="Bad" calcext:value="=&quot;N&quot;" calcext:base-cell-address="点数計算.AX15"/>
          </calcext:conditional-format>
          <calcext:conditional-format calcext:target-range-address="状態一覧.AY15:状態一覧.AY15">
            <calcext:condition calcext:apply-style-name="Good" calcext:value="=&quot;Y&quot;" calcext:base-cell-address="点数計算.AY15"/>
            <calcext:condition calcext:apply-style-name="Bad" calcext:value="=&quot;N&quot;" calcext:base-cell-address="点数計算.AY15"/>
          </calcext:conditional-format>
          <calcext:conditional-format calcext:target-range-address="状態一覧.AZ15:状態一覧.AZ15">
            <calcext:condition calcext:apply-style-name="Good" calcext:value="=&quot;Y&quot;" calcext:base-cell-address="点数計算.AZ15"/>
            <calcext:condition calcext:apply-style-name="Bad" calcext:value="=&quot;N&quot;" calcext:base-cell-address="点数計算.AZ15"/>
          </calcext:conditional-format>
          <calcext:conditional-format calcext:target-range-address="状態一覧.BA15:状態一覧.BC15">
            <calcext:condition calcext:apply-style-name="Good" calcext:value="=&quot;Y&quot;" calcext:base-cell-address="点数計算.BA15"/>
            <calcext:condition calcext:apply-style-name="Bad" calcext:value="=&quot;N&quot;" calcext:base-cell-address="点数計算.BA15"/>
          </calcext:conditional-format>
          <calcext:conditional-format calcext:target-range-address="状態一覧.G16:状態一覧.G19">
            <calcext:condition calcext:apply-style-name="Good" calcext:value="=&quot;Y&quot;" calcext:base-cell-address="点数計算.G16"/>
            <calcext:condition calcext:apply-style-name="Bad" calcext:value="=&quot;N&quot;" calcext:base-cell-address="点数計算.G16"/>
            <calcext:condition calcext:apply-style-name="無題1" calcext:value="=&quot;-&quot;" calcext:base-cell-address="点数計算.G16"/>
          </calcext:conditional-format>
          <calcext:conditional-format calcext:target-range-address="状態一覧.I17:状態一覧.I17">
            <calcext:condition calcext:apply-style-name="Good" calcext:value="=&quot;Y&quot;" calcext:base-cell-address="点数計算.I17"/>
            <calcext:condition calcext:apply-style-name="Bad" calcext:value="=&quot;N&quot;" calcext:base-cell-address="点数計算.I17"/>
            <calcext:condition calcext:apply-style-name="無題1" calcext:value="=&quot;-&quot;" calcext:base-cell-address="点数計算.I17"/>
          </calcext:conditional-format>
          <calcext:conditional-format calcext:target-range-address="状態一覧.J17:状態一覧.J17">
            <calcext:condition calcext:apply-style-name="Good" calcext:value="=&quot;Y&quot;" calcext:base-cell-address="点数計算.J17"/>
            <calcext:condition calcext:apply-style-name="Bad" calcext:value="=&quot;N&quot;" calcext:base-cell-address="点数計算.J17"/>
            <calcext:condition calcext:apply-style-name="無題1" calcext:value="=&quot;-&quot;" calcext:base-cell-address="点数計算.J17"/>
          </calcext:conditional-format>
          <calcext:conditional-format calcext:target-range-address="状態一覧.K17:状態一覧.K17">
            <calcext:condition calcext:apply-style-name="Good" calcext:value="=&quot;Y&quot;" calcext:base-cell-address="点数計算.K17"/>
            <calcext:condition calcext:apply-style-name="Bad" calcext:value="=&quot;N&quot;" calcext:base-cell-address="点数計算.K17"/>
            <calcext:condition calcext:apply-style-name="無題1" calcext:value="=&quot;-&quot;" calcext:base-cell-address="点数計算.K17"/>
          </calcext:conditional-format>
          <calcext:conditional-format calcext:target-range-address="状態一覧.L17:状態一覧.L17">
            <calcext:condition calcext:apply-style-name="Good" calcext:value="=&quot;Y&quot;" calcext:base-cell-address="点数計算.L17"/>
            <calcext:condition calcext:apply-style-name="Bad" calcext:value="=&quot;N&quot;" calcext:base-cell-address="点数計算.L17"/>
            <calcext:condition calcext:apply-style-name="無題1" calcext:value="=&quot;-&quot;" calcext:base-cell-address="点数計算.L17"/>
          </calcext:conditional-format>
          <calcext:conditional-format calcext:target-range-address="状態一覧.M17:状態一覧.M17">
            <calcext:condition calcext:apply-style-name="Good" calcext:value="=&quot;Y&quot;" calcext:base-cell-address="点数計算.M17"/>
            <calcext:condition calcext:apply-style-name="Bad" calcext:value="=&quot;N&quot;" calcext:base-cell-address="点数計算.M17"/>
            <calcext:condition calcext:apply-style-name="無題1" calcext:value="=&quot;-&quot;" calcext:base-cell-address="点数計算.M17"/>
          </calcext:conditional-format>
          <calcext:conditional-format calcext:target-range-address="状態一覧.N17:状態一覧.N17">
            <calcext:condition calcext:apply-style-name="Good" calcext:value="=&quot;Y&quot;" calcext:base-cell-address="点数計算.N17"/>
            <calcext:condition calcext:apply-style-name="Bad" calcext:value="=&quot;N&quot;" calcext:base-cell-address="点数計算.N17"/>
            <calcext:condition calcext:apply-style-name="無題1" calcext:value="=&quot;-&quot;" calcext:base-cell-address="点数計算.N17"/>
          </calcext:conditional-format>
          <calcext:conditional-format calcext:target-range-address="状態一覧.O17:状態一覧.O17">
            <calcext:condition calcext:apply-style-name="Good" calcext:value="=&quot;Y&quot;" calcext:base-cell-address="点数計算.O17"/>
            <calcext:condition calcext:apply-style-name="Bad" calcext:value="=&quot;N&quot;" calcext:base-cell-address="点数計算.O17"/>
            <calcext:condition calcext:apply-style-name="無題1" calcext:value="=&quot;-&quot;" calcext:base-cell-address="点数計算.O17"/>
          </calcext:conditional-format>
          <calcext:conditional-format calcext:target-range-address="状態一覧.I16:状態一覧.I16">
            <calcext:condition calcext:apply-style-name="Good" calcext:value="=&quot;Y&quot;" calcext:base-cell-address="点数計算.I16"/>
            <calcext:condition calcext:apply-style-name="Bad" calcext:value="=&quot;N&quot;" calcext:base-cell-address="点数計算.I16"/>
          </calcext:conditional-format>
          <calcext:conditional-format calcext:target-range-address="状態一覧.J16:状態一覧.J16">
            <calcext:condition calcext:apply-style-name="Good" calcext:value="=&quot;Y&quot;" calcext:base-cell-address="点数計算.J16"/>
            <calcext:condition calcext:apply-style-name="Bad" calcext:value="=&quot;N&quot;" calcext:base-cell-address="点数計算.J16"/>
          </calcext:conditional-format>
          <calcext:conditional-format calcext:target-range-address="状態一覧.K16:状態一覧.K16">
            <calcext:condition calcext:apply-style-name="Good" calcext:value="=&quot;Y&quot;" calcext:base-cell-address="点数計算.K16"/>
            <calcext:condition calcext:apply-style-name="Bad" calcext:value="=&quot;N&quot;" calcext:base-cell-address="点数計算.K16"/>
          </calcext:conditional-format>
          <calcext:conditional-format calcext:target-range-address="状態一覧.L16:状態一覧.L16">
            <calcext:condition calcext:apply-style-name="Good" calcext:value="=&quot;Y&quot;" calcext:base-cell-address="点数計算.L16"/>
            <calcext:condition calcext:apply-style-name="Bad" calcext:value="=&quot;N&quot;" calcext:base-cell-address="点数計算.L16"/>
          </calcext:conditional-format>
          <calcext:conditional-format calcext:target-range-address="状態一覧.M16:状態一覧.M16">
            <calcext:condition calcext:apply-style-name="Good" calcext:value="=&quot;Y&quot;" calcext:base-cell-address="点数計算.M16"/>
            <calcext:condition calcext:apply-style-name="Bad" calcext:value="=&quot;N&quot;" calcext:base-cell-address="点数計算.M16"/>
          </calcext:conditional-format>
          <calcext:conditional-format calcext:target-range-address="状態一覧.N16:状態一覧.N16">
            <calcext:condition calcext:apply-style-name="Good" calcext:value="=&quot;Y&quot;" calcext:base-cell-address="点数計算.N16"/>
            <calcext:condition calcext:apply-style-name="Bad" calcext:value="=&quot;N&quot;" calcext:base-cell-address="点数計算.N16"/>
          </calcext:conditional-format>
          <calcext:conditional-format calcext:target-range-address="状態一覧.O16:状態一覧.O16">
            <calcext:condition calcext:apply-style-name="Good" calcext:value="=&quot;Y&quot;" calcext:base-cell-address="点数計算.O16"/>
            <calcext:condition calcext:apply-style-name="Bad" calcext:value="=&quot;N&quot;" calcext:base-cell-address="点数計算.O16"/>
          </calcext:conditional-format>
          <calcext:conditional-format calcext:target-range-address="状態一覧.H18:状態一覧.H18">
            <calcext:condition calcext:apply-style-name="Good" calcext:value="=&quot;Y&quot;" calcext:base-cell-address="点数計算.H18"/>
            <calcext:condition calcext:apply-style-name="Bad" calcext:value="=&quot;N&quot;" calcext:base-cell-address="点数計算.H18"/>
          </calcext:conditional-format>
          <calcext:conditional-format calcext:target-range-address="状態一覧.I18:状態一覧.I18">
            <calcext:condition calcext:apply-style-name="Good" calcext:value="=&quot;Y&quot;" calcext:base-cell-address="点数計算.I18"/>
            <calcext:condition calcext:apply-style-name="Bad" calcext:value="=&quot;N&quot;" calcext:base-cell-address="点数計算.I18"/>
          </calcext:conditional-format>
          <calcext:conditional-format calcext:target-range-address="状態一覧.J18:状態一覧.J18">
            <calcext:condition calcext:apply-style-name="Good" calcext:value="=&quot;Y&quot;" calcext:base-cell-address="点数計算.J18"/>
            <calcext:condition calcext:apply-style-name="Bad" calcext:value="=&quot;N&quot;" calcext:base-cell-address="点数計算.J18"/>
          </calcext:conditional-format>
          <calcext:conditional-format calcext:target-range-address="状態一覧.K18:状態一覧.K18">
            <calcext:condition calcext:apply-style-name="Good" calcext:value="=&quot;Y&quot;" calcext:base-cell-address="点数計算.K18"/>
            <calcext:condition calcext:apply-style-name="Bad" calcext:value="=&quot;N&quot;" calcext:base-cell-address="点数計算.K18"/>
          </calcext:conditional-format>
          <calcext:conditional-format calcext:target-range-address="状態一覧.L18:状態一覧.L18">
            <calcext:condition calcext:apply-style-name="Good" calcext:value="=&quot;Y&quot;" calcext:base-cell-address="点数計算.L18"/>
            <calcext:condition calcext:apply-style-name="Bad" calcext:value="=&quot;N&quot;" calcext:base-cell-address="点数計算.L18"/>
          </calcext:conditional-format>
          <calcext:conditional-format calcext:target-range-address="状態一覧.M18:状態一覧.M18">
            <calcext:condition calcext:apply-style-name="Good" calcext:value="=&quot;Y&quot;" calcext:base-cell-address="点数計算.M18"/>
            <calcext:condition calcext:apply-style-name="Bad" calcext:value="=&quot;N&quot;" calcext:base-cell-address="点数計算.M18"/>
          </calcext:conditional-format>
          <calcext:conditional-format calcext:target-range-address="状態一覧.N18:状態一覧.N18">
            <calcext:condition calcext:apply-style-name="Good" calcext:value="=&quot;Y&quot;" calcext:base-cell-address="点数計算.N18"/>
            <calcext:condition calcext:apply-style-name="Bad" calcext:value="=&quot;N&quot;" calcext:base-cell-address="点数計算.N18"/>
          </calcext:conditional-format>
          <calcext:conditional-format calcext:target-range-address="状態一覧.O18:状態一覧.O18">
            <calcext:condition calcext:apply-style-name="Good" calcext:value="=&quot;Y&quot;" calcext:base-cell-address="点数計算.O18"/>
            <calcext:condition calcext:apply-style-name="Bad" calcext:value="=&quot;N&quot;" calcext:base-cell-address="点数計算.O18"/>
          </calcext:conditional-format>
          <calcext:conditional-format calcext:target-range-address="状態一覧.H19:状態一覧.H19">
            <calcext:condition calcext:apply-style-name="Good" calcext:value="=&quot;Y&quot;" calcext:base-cell-address="点数計算.H19"/>
            <calcext:condition calcext:apply-style-name="Bad" calcext:value="=&quot;N&quot;" calcext:base-cell-address="点数計算.H19"/>
          </calcext:conditional-format>
          <calcext:conditional-format calcext:target-range-address="状態一覧.I19:状態一覧.I19">
            <calcext:condition calcext:apply-style-name="Good" calcext:value="=&quot;Y&quot;" calcext:base-cell-address="点数計算.I19"/>
            <calcext:condition calcext:apply-style-name="Bad" calcext:value="=&quot;N&quot;" calcext:base-cell-address="点数計算.I19"/>
          </calcext:conditional-format>
          <calcext:conditional-format calcext:target-range-address="状態一覧.J19:状態一覧.J19">
            <calcext:condition calcext:apply-style-name="Good" calcext:value="=&quot;Y&quot;" calcext:base-cell-address="点数計算.J19"/>
            <calcext:condition calcext:apply-style-name="Bad" calcext:value="=&quot;N&quot;" calcext:base-cell-address="点数計算.J19"/>
          </calcext:conditional-format>
          <calcext:conditional-format calcext:target-range-address="状態一覧.K19:状態一覧.K19">
            <calcext:condition calcext:apply-style-name="Good" calcext:value="=&quot;Y&quot;" calcext:base-cell-address="点数計算.K19"/>
            <calcext:condition calcext:apply-style-name="Bad" calcext:value="=&quot;N&quot;" calcext:base-cell-address="点数計算.K19"/>
          </calcext:conditional-format>
          <calcext:conditional-format calcext:target-range-address="状態一覧.L19:状態一覧.L19">
            <calcext:condition calcext:apply-style-name="Good" calcext:value="=&quot;Y&quot;" calcext:base-cell-address="点数計算.L19"/>
            <calcext:condition calcext:apply-style-name="Bad" calcext:value="=&quot;N&quot;" calcext:base-cell-address="点数計算.L19"/>
          </calcext:conditional-format>
          <calcext:conditional-format calcext:target-range-address="状態一覧.M19:状態一覧.M19">
            <calcext:condition calcext:apply-style-name="Good" calcext:value="=&quot;Y&quot;" calcext:base-cell-address="点数計算.M19"/>
            <calcext:condition calcext:apply-style-name="Bad" calcext:value="=&quot;N&quot;" calcext:base-cell-address="点数計算.M19"/>
          </calcext:conditional-format>
          <calcext:conditional-format calcext:target-range-address="状態一覧.N19:状態一覧.N19">
            <calcext:condition calcext:apply-style-name="Good" calcext:value="=&quot;Y&quot;" calcext:base-cell-address="点数計算.N19"/>
            <calcext:condition calcext:apply-style-name="Bad" calcext:value="=&quot;N&quot;" calcext:base-cell-address="点数計算.N19"/>
          </calcext:conditional-format>
          <calcext:conditional-format calcext:target-range-address="状態一覧.O19:状態一覧.O19">
            <calcext:condition calcext:apply-style-name="Good" calcext:value="=&quot;Y&quot;" calcext:base-cell-address="点数計算.O19"/>
            <calcext:condition calcext:apply-style-name="Bad" calcext:value="=&quot;N&quot;" calcext:base-cell-address="点数計算.O19"/>
          </calcext:conditional-format>
          <calcext:conditional-format calcext:target-range-address="状態一覧.P17:状態一覧.P17">
            <calcext:condition calcext:apply-style-name="Good" calcext:value="=&quot;Y&quot;" calcext:base-cell-address="点数計算.P17"/>
            <calcext:condition calcext:apply-style-name="Bad" calcext:value="=&quot;N&quot;" calcext:base-cell-address="点数計算.P17"/>
            <calcext:condition calcext:apply-style-name="無題1" calcext:value="=&quot;-&quot;" calcext:base-cell-address="点数計算.P17"/>
          </calcext:conditional-format>
          <calcext:conditional-format calcext:target-range-address="状態一覧.Q17:状態一覧.Q17">
            <calcext:condition calcext:apply-style-name="Good" calcext:value="=&quot;Y&quot;" calcext:base-cell-address="点数計算.Q17"/>
            <calcext:condition calcext:apply-style-name="Bad" calcext:value="=&quot;N&quot;" calcext:base-cell-address="点数計算.Q17"/>
            <calcext:condition calcext:apply-style-name="無題1" calcext:value="=&quot;-&quot;" calcext:base-cell-address="点数計算.Q17"/>
          </calcext:conditional-format>
          <calcext:conditional-format calcext:target-range-address="状態一覧.P16:状態一覧.P16">
            <calcext:condition calcext:apply-style-name="Good" calcext:value="=&quot;Y&quot;" calcext:base-cell-address="点数計算.P16"/>
            <calcext:condition calcext:apply-style-name="Bad" calcext:value="=&quot;N&quot;" calcext:base-cell-address="点数計算.P16"/>
          </calcext:conditional-format>
          <calcext:conditional-format calcext:target-range-address="状態一覧.Q16:状態一覧.Q16">
            <calcext:condition calcext:apply-style-name="Good" calcext:value="=&quot;Y&quot;" calcext:base-cell-address="点数計算.Q16"/>
            <calcext:condition calcext:apply-style-name="Bad" calcext:value="=&quot;N&quot;" calcext:base-cell-address="点数計算.Q16"/>
          </calcext:conditional-format>
          <calcext:conditional-format calcext:target-range-address="状態一覧.P18:状態一覧.P18">
            <calcext:condition calcext:apply-style-name="Good" calcext:value="=&quot;Y&quot;" calcext:base-cell-address="点数計算.P18"/>
            <calcext:condition calcext:apply-style-name="Bad" calcext:value="=&quot;N&quot;" calcext:base-cell-address="点数計算.P18"/>
          </calcext:conditional-format>
          <calcext:conditional-format calcext:target-range-address="状態一覧.Q18:状態一覧.Q18">
            <calcext:condition calcext:apply-style-name="Good" calcext:value="=&quot;Y&quot;" calcext:base-cell-address="点数計算.Q18"/>
            <calcext:condition calcext:apply-style-name="Bad" calcext:value="=&quot;N&quot;" calcext:base-cell-address="点数計算.Q18"/>
          </calcext:conditional-format>
          <calcext:conditional-format calcext:target-range-address="状態一覧.P19:状態一覧.P19">
            <calcext:condition calcext:apply-style-name="Good" calcext:value="=&quot;Y&quot;" calcext:base-cell-address="点数計算.P19"/>
            <calcext:condition calcext:apply-style-name="Bad" calcext:value="=&quot;N&quot;" calcext:base-cell-address="点数計算.P19"/>
          </calcext:conditional-format>
          <calcext:conditional-format calcext:target-range-address="状態一覧.Q19:状態一覧.Q19">
            <calcext:condition calcext:apply-style-name="Good" calcext:value="=&quot;Y&quot;" calcext:base-cell-address="点数計算.Q19"/>
            <calcext:condition calcext:apply-style-name="Bad" calcext:value="=&quot;N&quot;" calcext:base-cell-address="点数計算.Q19"/>
          </calcext:conditional-format>
          <calcext:conditional-format calcext:target-range-address="状態一覧.Z17:状態一覧.Z17">
            <calcext:condition calcext:apply-style-name="Good" calcext:value="=&quot;Y&quot;" calcext:base-cell-address="点数計算.Z17"/>
            <calcext:condition calcext:apply-style-name="Bad" calcext:value="=&quot;N&quot;" calcext:base-cell-address="点数計算.Z17"/>
            <calcext:condition calcext:apply-style-name="無題1" calcext:value="=&quot;-&quot;" calcext:base-cell-address="点数計算.Z17"/>
          </calcext:conditional-format>
          <calcext:conditional-format calcext:target-range-address="状態一覧.AA17:状態一覧.AA17">
            <calcext:condition calcext:apply-style-name="Good" calcext:value="=&quot;Y&quot;" calcext:base-cell-address="点数計算.AA17"/>
            <calcext:condition calcext:apply-style-name="Bad" calcext:value="=&quot;N&quot;" calcext:base-cell-address="点数計算.AA17"/>
            <calcext:condition calcext:apply-style-name="無題1" calcext:value="=&quot;-&quot;" calcext:base-cell-address="点数計算.AA17"/>
          </calcext:conditional-format>
          <calcext:conditional-format calcext:target-range-address="状態一覧.Z16:状態一覧.Z16">
            <calcext:condition calcext:apply-style-name="Good" calcext:value="=&quot;Y&quot;" calcext:base-cell-address="点数計算.Z16"/>
            <calcext:condition calcext:apply-style-name="Bad" calcext:value="=&quot;N&quot;" calcext:base-cell-address="点数計算.Z16"/>
          </calcext:conditional-format>
          <calcext:conditional-format calcext:target-range-address="状態一覧.AA16:状態一覧.AA16">
            <calcext:condition calcext:apply-style-name="Good" calcext:value="=&quot;Y&quot;" calcext:base-cell-address="点数計算.AA16"/>
            <calcext:condition calcext:apply-style-name="Bad" calcext:value="=&quot;N&quot;" calcext:base-cell-address="点数計算.AA16"/>
          </calcext:conditional-format>
          <calcext:conditional-format calcext:target-range-address="状態一覧.Z18:状態一覧.Z18">
            <calcext:condition calcext:apply-style-name="Good" calcext:value="=&quot;Y&quot;" calcext:base-cell-address="点数計算.Z18"/>
            <calcext:condition calcext:apply-style-name="Bad" calcext:value="=&quot;N&quot;" calcext:base-cell-address="点数計算.Z18"/>
          </calcext:conditional-format>
          <calcext:conditional-format calcext:target-range-address="状態一覧.AA18:状態一覧.AA18">
            <calcext:condition calcext:apply-style-name="Good" calcext:value="=&quot;Y&quot;" calcext:base-cell-address="点数計算.AA18"/>
            <calcext:condition calcext:apply-style-name="Bad" calcext:value="=&quot;N&quot;" calcext:base-cell-address="点数計算.AA18"/>
          </calcext:conditional-format>
          <calcext:conditional-format calcext:target-range-address="状態一覧.Z19:状態一覧.Z19">
            <calcext:condition calcext:apply-style-name="Good" calcext:value="=&quot;Y&quot;" calcext:base-cell-address="点数計算.Z19"/>
            <calcext:condition calcext:apply-style-name="Bad" calcext:value="=&quot;N&quot;" calcext:base-cell-address="点数計算.Z19"/>
          </calcext:conditional-format>
          <calcext:conditional-format calcext:target-range-address="状態一覧.AA19:状態一覧.AA19">
            <calcext:condition calcext:apply-style-name="Good" calcext:value="=&quot;Y&quot;" calcext:base-cell-address="点数計算.AA19"/>
            <calcext:condition calcext:apply-style-name="Bad" calcext:value="=&quot;N&quot;" calcext:base-cell-address="点数計算.AA19"/>
          </calcext:conditional-format>
          <calcext:conditional-format calcext:target-range-address="状態一覧.AJ17:状態一覧.AJ17">
            <calcext:condition calcext:apply-style-name="Good" calcext:value="=&quot;Y&quot;" calcext:base-cell-address="点数計算.AJ17"/>
            <calcext:condition calcext:apply-style-name="Bad" calcext:value="=&quot;N&quot;" calcext:base-cell-address="点数計算.AJ17"/>
            <calcext:condition calcext:apply-style-name="無題1" calcext:value="=&quot;-&quot;" calcext:base-cell-address="点数計算.AJ17"/>
          </calcext:conditional-format>
          <calcext:conditional-format calcext:target-range-address="状態一覧.AK17:状態一覧.AK17">
            <calcext:condition calcext:apply-style-name="Good" calcext:value="=&quot;Y&quot;" calcext:base-cell-address="点数計算.AK17"/>
            <calcext:condition calcext:apply-style-name="Bad" calcext:value="=&quot;N&quot;" calcext:base-cell-address="点数計算.AK17"/>
            <calcext:condition calcext:apply-style-name="無題1" calcext:value="=&quot;-&quot;" calcext:base-cell-address="点数計算.AK17"/>
          </calcext:conditional-format>
          <calcext:conditional-format calcext:target-range-address="状態一覧.AJ16:状態一覧.AJ16">
            <calcext:condition calcext:apply-style-name="Good" calcext:value="=&quot;Y&quot;" calcext:base-cell-address="点数計算.AJ16"/>
            <calcext:condition calcext:apply-style-name="Bad" calcext:value="=&quot;N&quot;" calcext:base-cell-address="点数計算.AJ16"/>
          </calcext:conditional-format>
          <calcext:conditional-format calcext:target-range-address="状態一覧.AK16:状態一覧.AK16">
            <calcext:condition calcext:apply-style-name="Good" calcext:value="=&quot;Y&quot;" calcext:base-cell-address="点数計算.AK16"/>
            <calcext:condition calcext:apply-style-name="Bad" calcext:value="=&quot;N&quot;" calcext:base-cell-address="点数計算.AK16"/>
          </calcext:conditional-format>
          <calcext:conditional-format calcext:target-range-address="状態一覧.AJ18:状態一覧.AJ18">
            <calcext:condition calcext:apply-style-name="Good" calcext:value="=&quot;Y&quot;" calcext:base-cell-address="点数計算.AJ18"/>
            <calcext:condition calcext:apply-style-name="Bad" calcext:value="=&quot;N&quot;" calcext:base-cell-address="点数計算.AJ18"/>
          </calcext:conditional-format>
          <calcext:conditional-format calcext:target-range-address="状態一覧.AK18:状態一覧.AK18">
            <calcext:condition calcext:apply-style-name="Good" calcext:value="=&quot;Y&quot;" calcext:base-cell-address="点数計算.AK18"/>
            <calcext:condition calcext:apply-style-name="Bad" calcext:value="=&quot;N&quot;" calcext:base-cell-address="点数計算.AK18"/>
          </calcext:conditional-format>
          <calcext:conditional-format calcext:target-range-address="状態一覧.AJ19:状態一覧.AJ19">
            <calcext:condition calcext:apply-style-name="Good" calcext:value="=&quot;Y&quot;" calcext:base-cell-address="点数計算.AJ19"/>
            <calcext:condition calcext:apply-style-name="Bad" calcext:value="=&quot;N&quot;" calcext:base-cell-address="点数計算.AJ19"/>
          </calcext:conditional-format>
          <calcext:conditional-format calcext:target-range-address="状態一覧.AK19:状態一覧.AK19">
            <calcext:condition calcext:apply-style-name="Good" calcext:value="=&quot;Y&quot;" calcext:base-cell-address="点数計算.AK19"/>
            <calcext:condition calcext:apply-style-name="Bad" calcext:value="=&quot;N&quot;" calcext:base-cell-address="点数計算.AK19"/>
          </calcext:conditional-format>
          <calcext:conditional-format calcext:target-range-address="状態一覧.AS18:状態一覧.AS19">
            <calcext:condition calcext:apply-style-name="Good" calcext:value="=&quot;Y&quot;" calcext:base-cell-address="点数計算.AS18"/>
            <calcext:condition calcext:apply-style-name="Bad" calcext:value="=&quot;N&quot;" calcext:base-cell-address="点数計算.AS18"/>
            <calcext:condition calcext:apply-style-name="無題1" calcext:value="=&quot;-&quot;" calcext:base-cell-address="点数計算.AS18"/>
          </calcext:conditional-format>
          <calcext:conditional-format calcext:target-range-address="状態一覧.AT17:状態一覧.AT17">
            <calcext:condition calcext:apply-style-name="Good" calcext:value="=&quot;Y&quot;" calcext:base-cell-address="点数計算.AT17"/>
            <calcext:condition calcext:apply-style-name="Bad" calcext:value="=&quot;N&quot;" calcext:base-cell-address="点数計算.AT17"/>
            <calcext:condition calcext:apply-style-name="無題1" calcext:value="=&quot;-&quot;" calcext:base-cell-address="点数計算.AT17"/>
          </calcext:conditional-format>
          <calcext:conditional-format calcext:target-range-address="状態一覧.AU17:状態一覧.AU17">
            <calcext:condition calcext:apply-style-name="Good" calcext:value="=&quot;Y&quot;" calcext:base-cell-address="点数計算.AU17"/>
            <calcext:condition calcext:apply-style-name="Bad" calcext:value="=&quot;N&quot;" calcext:base-cell-address="点数計算.AU17"/>
            <calcext:condition calcext:apply-style-name="無題1" calcext:value="=&quot;-&quot;" calcext:base-cell-address="点数計算.AU17"/>
          </calcext:conditional-format>
          <calcext:conditional-format calcext:target-range-address="状態一覧.AT16:状態一覧.AT16">
            <calcext:condition calcext:apply-style-name="Good" calcext:value="=&quot;Y&quot;" calcext:base-cell-address="点数計算.AT16"/>
            <calcext:condition calcext:apply-style-name="Bad" calcext:value="=&quot;N&quot;" calcext:base-cell-address="点数計算.AT16"/>
          </calcext:conditional-format>
          <calcext:conditional-format calcext:target-range-address="状態一覧.AU16:状態一覧.AU16">
            <calcext:condition calcext:apply-style-name="Good" calcext:value="=&quot;Y&quot;" calcext:base-cell-address="点数計算.AU16"/>
            <calcext:condition calcext:apply-style-name="Bad" calcext:value="=&quot;N&quot;" calcext:base-cell-address="点数計算.AU16"/>
          </calcext:conditional-format>
          <calcext:conditional-format calcext:target-range-address="状態一覧.AT18:状態一覧.AT18">
            <calcext:condition calcext:apply-style-name="Good" calcext:value="=&quot;Y&quot;" calcext:base-cell-address="点数計算.AT18"/>
            <calcext:condition calcext:apply-style-name="Bad" calcext:value="=&quot;N&quot;" calcext:base-cell-address="点数計算.AT18"/>
          </calcext:conditional-format>
          <calcext:conditional-format calcext:target-range-address="状態一覧.AU18:状態一覧.AU18">
            <calcext:condition calcext:apply-style-name="Good" calcext:value="=&quot;Y&quot;" calcext:base-cell-address="点数計算.AU18"/>
            <calcext:condition calcext:apply-style-name="Bad" calcext:value="=&quot;N&quot;" calcext:base-cell-address="点数計算.AU18"/>
          </calcext:conditional-format>
          <calcext:conditional-format calcext:target-range-address="状態一覧.AT19:状態一覧.AT19">
            <calcext:condition calcext:apply-style-name="Good" calcext:value="=&quot;Y&quot;" calcext:base-cell-address="点数計算.AT19"/>
            <calcext:condition calcext:apply-style-name="Bad" calcext:value="=&quot;N&quot;" calcext:base-cell-address="点数計算.AT19"/>
          </calcext:conditional-format>
          <calcext:conditional-format calcext:target-range-address="状態一覧.AU19:状態一覧.AU19">
            <calcext:condition calcext:apply-style-name="Good" calcext:value="=&quot;Y&quot;" calcext:base-cell-address="点数計算.AU19"/>
            <calcext:condition calcext:apply-style-name="Bad" calcext:value="=&quot;N&quot;" calcext:base-cell-address="点数計算.AU19"/>
          </calcext:conditional-format>
          <calcext:conditional-format calcext:target-range-address="状態一覧.S18:状態一覧.S18">
            <calcext:condition calcext:apply-style-name="Good" calcext:value="=&quot;Y&quot;" calcext:base-cell-address="点数計算.S18"/>
            <calcext:condition calcext:apply-style-name="Bad" calcext:value="=&quot;N&quot;" calcext:base-cell-address="点数計算.S18"/>
            <calcext:condition calcext:apply-style-name="無題1" calcext:value="=&quot;-&quot;" calcext:base-cell-address="点数計算.S18"/>
          </calcext:conditional-format>
          <calcext:conditional-format calcext:target-range-address="状態一覧.T18:状態一覧.T18">
            <calcext:condition calcext:apply-style-name="Good" calcext:value="=&quot;Y&quot;" calcext:base-cell-address="点数計算.T18"/>
            <calcext:condition calcext:apply-style-name="Bad" calcext:value="=&quot;N&quot;" calcext:base-cell-address="点数計算.T18"/>
            <calcext:condition calcext:apply-style-name="無題1" calcext:value="=&quot;-&quot;" calcext:base-cell-address="点数計算.T18"/>
          </calcext:conditional-format>
          <calcext:conditional-format calcext:target-range-address="状態一覧.X18:状態一覧.X18">
            <calcext:condition calcext:apply-style-name="Good" calcext:value="=&quot;Y&quot;" calcext:base-cell-address="点数計算.X18"/>
            <calcext:condition calcext:apply-style-name="Bad" calcext:value="=&quot;N&quot;" calcext:base-cell-address="点数計算.X18"/>
            <calcext:condition calcext:apply-style-name="無題1" calcext:value="=&quot;-&quot;" calcext:base-cell-address="点数計算.X18"/>
          </calcext:conditional-format>
          <calcext:conditional-format calcext:target-range-address="状態一覧.U18:状態一覧.U18">
            <calcext:condition calcext:apply-style-name="Good" calcext:value="=&quot;Y&quot;" calcext:base-cell-address="点数計算.U18"/>
            <calcext:condition calcext:apply-style-name="Bad" calcext:value="=&quot;N&quot;" calcext:base-cell-address="点数計算.U18"/>
            <calcext:condition calcext:apply-style-name="無題1" calcext:value="=&quot;-&quot;" calcext:base-cell-address="点数計算.U18"/>
          </calcext:conditional-format>
          <calcext:conditional-format calcext:target-range-address="状態一覧.V18:状態一覧.V18">
            <calcext:condition calcext:apply-style-name="Good" calcext:value="=&quot;Y&quot;" calcext:base-cell-address="点数計算.V18"/>
            <calcext:condition calcext:apply-style-name="Bad" calcext:value="=&quot;N&quot;" calcext:base-cell-address="点数計算.V18"/>
            <calcext:condition calcext:apply-style-name="無題1" calcext:value="=&quot;-&quot;" calcext:base-cell-address="点数計算.V18"/>
          </calcext:conditional-format>
          <calcext:conditional-format calcext:target-range-address="状態一覧.W18:状態一覧.W18">
            <calcext:condition calcext:apply-style-name="Good" calcext:value="=&quot;Y&quot;" calcext:base-cell-address="点数計算.W18"/>
            <calcext:condition calcext:apply-style-name="Bad" calcext:value="=&quot;N&quot;" calcext:base-cell-address="点数計算.W18"/>
            <calcext:condition calcext:apply-style-name="無題1" calcext:value="=&quot;-&quot;" calcext:base-cell-address="点数計算.W18"/>
          </calcext:conditional-format>
          <calcext:conditional-format calcext:target-range-address="状態一覧.Y18:状態一覧.Y18">
            <calcext:condition calcext:apply-style-name="Good" calcext:value="=&quot;Y&quot;" calcext:base-cell-address="点数計算.Y18"/>
            <calcext:condition calcext:apply-style-name="Bad" calcext:value="=&quot;N&quot;" calcext:base-cell-address="点数計算.Y18"/>
            <calcext:condition calcext:apply-style-name="無題1" calcext:value="=&quot;-&quot;" calcext:base-cell-address="点数計算.Y18"/>
          </calcext:conditional-format>
          <calcext:conditional-format calcext:target-range-address="状態一覧.R16:状態一覧.R17">
            <calcext:condition calcext:apply-style-name="Good" calcext:value="=&quot;Y&quot;" calcext:base-cell-address="点数計算.R16"/>
            <calcext:condition calcext:apply-style-name="Bad" calcext:value="=&quot;N&quot;" calcext:base-cell-address="点数計算.R16"/>
          </calcext:conditional-format>
          <calcext:conditional-format calcext:target-range-address="状態一覧.S16:状態一覧.S17">
            <calcext:condition calcext:apply-style-name="Good" calcext:value="=&quot;Y&quot;" calcext:base-cell-address="点数計算.S16"/>
            <calcext:condition calcext:apply-style-name="Bad" calcext:value="=&quot;N&quot;" calcext:base-cell-address="点数計算.S16"/>
          </calcext:conditional-format>
          <calcext:conditional-format calcext:target-range-address="状態一覧.T16:状態一覧.T17">
            <calcext:condition calcext:apply-style-name="Good" calcext:value="=&quot;Y&quot;" calcext:base-cell-address="点数計算.T16"/>
            <calcext:condition calcext:apply-style-name="Bad" calcext:value="=&quot;N&quot;" calcext:base-cell-address="点数計算.T16"/>
          </calcext:conditional-format>
          <calcext:conditional-format calcext:target-range-address="状態一覧.U16:状態一覧.U17">
            <calcext:condition calcext:apply-style-name="Good" calcext:value="=&quot;Y&quot;" calcext:base-cell-address="点数計算.U16"/>
            <calcext:condition calcext:apply-style-name="Bad" calcext:value="=&quot;N&quot;" calcext:base-cell-address="点数計算.U16"/>
          </calcext:conditional-format>
          <calcext:conditional-format calcext:target-range-address="状態一覧.V16:状態一覧.V17">
            <calcext:condition calcext:apply-style-name="Good" calcext:value="=&quot;Y&quot;" calcext:base-cell-address="点数計算.V16"/>
            <calcext:condition calcext:apply-style-name="Bad" calcext:value="=&quot;N&quot;" calcext:base-cell-address="点数計算.V16"/>
          </calcext:conditional-format>
          <calcext:conditional-format calcext:target-range-address="状態一覧.W16:状態一覧.W17">
            <calcext:condition calcext:apply-style-name="Good" calcext:value="=&quot;Y&quot;" calcext:base-cell-address="点数計算.W16"/>
            <calcext:condition calcext:apply-style-name="Bad" calcext:value="=&quot;N&quot;" calcext:base-cell-address="点数計算.W16"/>
          </calcext:conditional-format>
          <calcext:conditional-format calcext:target-range-address="状態一覧.X16:状態一覧.X17">
            <calcext:condition calcext:apply-style-name="Good" calcext:value="=&quot;Y&quot;" calcext:base-cell-address="点数計算.X16"/>
            <calcext:condition calcext:apply-style-name="Bad" calcext:value="=&quot;N&quot;" calcext:base-cell-address="点数計算.X16"/>
          </calcext:conditional-format>
          <calcext:conditional-format calcext:target-range-address="状態一覧.Y16:状態一覧.Y17">
            <calcext:condition calcext:apply-style-name="Good" calcext:value="=&quot;Y&quot;" calcext:base-cell-address="点数計算.Y16"/>
            <calcext:condition calcext:apply-style-name="Bad" calcext:value="=&quot;N&quot;" calcext:base-cell-address="点数計算.Y16"/>
          </calcext:conditional-format>
          <calcext:conditional-format calcext:target-range-address="状態一覧.R19:状態一覧.R19">
            <calcext:condition calcext:apply-style-name="Good" calcext:value="=&quot;Y&quot;" calcext:base-cell-address="点数計算.R19"/>
            <calcext:condition calcext:apply-style-name="Bad" calcext:value="=&quot;N&quot;" calcext:base-cell-address="点数計算.R19"/>
          </calcext:conditional-format>
          <calcext:conditional-format calcext:target-range-address="状態一覧.S19:状態一覧.S19">
            <calcext:condition calcext:apply-style-name="Good" calcext:value="=&quot;Y&quot;" calcext:base-cell-address="点数計算.S19"/>
            <calcext:condition calcext:apply-style-name="Bad" calcext:value="=&quot;N&quot;" calcext:base-cell-address="点数計算.S19"/>
          </calcext:conditional-format>
          <calcext:conditional-format calcext:target-range-address="状態一覧.T19:状態一覧.T19">
            <calcext:condition calcext:apply-style-name="Good" calcext:value="=&quot;Y&quot;" calcext:base-cell-address="点数計算.T19"/>
            <calcext:condition calcext:apply-style-name="Bad" calcext:value="=&quot;N&quot;" calcext:base-cell-address="点数計算.T19"/>
          </calcext:conditional-format>
          <calcext:conditional-format calcext:target-range-address="状態一覧.U19:状態一覧.U19">
            <calcext:condition calcext:apply-style-name="Good" calcext:value="=&quot;Y&quot;" calcext:base-cell-address="点数計算.U19"/>
            <calcext:condition calcext:apply-style-name="Bad" calcext:value="=&quot;N&quot;" calcext:base-cell-address="点数計算.U19"/>
          </calcext:conditional-format>
          <calcext:conditional-format calcext:target-range-address="状態一覧.V19:状態一覧.V19">
            <calcext:condition calcext:apply-style-name="Good" calcext:value="=&quot;Y&quot;" calcext:base-cell-address="点数計算.V19"/>
            <calcext:condition calcext:apply-style-name="Bad" calcext:value="=&quot;N&quot;" calcext:base-cell-address="点数計算.V19"/>
          </calcext:conditional-format>
          <calcext:conditional-format calcext:target-range-address="状態一覧.W19:状態一覧.W19">
            <calcext:condition calcext:apply-style-name="Good" calcext:value="=&quot;Y&quot;" calcext:base-cell-address="点数計算.W19"/>
            <calcext:condition calcext:apply-style-name="Bad" calcext:value="=&quot;N&quot;" calcext:base-cell-address="点数計算.W19"/>
          </calcext:conditional-format>
          <calcext:conditional-format calcext:target-range-address="状態一覧.X19:状態一覧.X19">
            <calcext:condition calcext:apply-style-name="Good" calcext:value="=&quot;Y&quot;" calcext:base-cell-address="点数計算.X19"/>
            <calcext:condition calcext:apply-style-name="Bad" calcext:value="=&quot;N&quot;" calcext:base-cell-address="点数計算.X19"/>
          </calcext:conditional-format>
          <calcext:conditional-format calcext:target-range-address="状態一覧.Y19:状態一覧.Y19">
            <calcext:condition calcext:apply-style-name="Good" calcext:value="=&quot;Y&quot;" calcext:base-cell-address="点数計算.Y19"/>
            <calcext:condition calcext:apply-style-name="Bad" calcext:value="=&quot;N&quot;" calcext:base-cell-address="点数計算.Y19"/>
          </calcext:conditional-format>
          <calcext:conditional-format calcext:target-range-address="状態一覧.AB18:状態一覧.AB18">
            <calcext:condition calcext:apply-style-name="Good" calcext:value="=&quot;Y&quot;" calcext:base-cell-address="点数計算.AB18"/>
            <calcext:condition calcext:apply-style-name="Bad" calcext:value="=&quot;N&quot;" calcext:base-cell-address="点数計算.AB18"/>
            <calcext:condition calcext:apply-style-name="無題1" calcext:value="=&quot;-&quot;" calcext:base-cell-address="点数計算.AB18"/>
          </calcext:conditional-format>
          <calcext:conditional-format calcext:target-range-address="状態一覧.AC18:状態一覧.AC18">
            <calcext:condition calcext:apply-style-name="Good" calcext:value="=&quot;Y&quot;" calcext:base-cell-address="点数計算.AC18"/>
            <calcext:condition calcext:apply-style-name="Bad" calcext:value="=&quot;N&quot;" calcext:base-cell-address="点数計算.AC18"/>
            <calcext:condition calcext:apply-style-name="無題1" calcext:value="=&quot;-&quot;" calcext:base-cell-address="点数計算.AC18"/>
          </calcext:conditional-format>
          <calcext:conditional-format calcext:target-range-address="状態一覧.AB16:状態一覧.AB17">
            <calcext:condition calcext:apply-style-name="Good" calcext:value="=&quot;Y&quot;" calcext:base-cell-address="点数計算.AB16"/>
            <calcext:condition calcext:apply-style-name="Bad" calcext:value="=&quot;N&quot;" calcext:base-cell-address="点数計算.AB16"/>
          </calcext:conditional-format>
          <calcext:conditional-format calcext:target-range-address="状態一覧.AC16:状態一覧.AC17">
            <calcext:condition calcext:apply-style-name="Good" calcext:value="=&quot;Y&quot;" calcext:base-cell-address="点数計算.AC16"/>
            <calcext:condition calcext:apply-style-name="Bad" calcext:value="=&quot;N&quot;" calcext:base-cell-address="点数計算.AC16"/>
          </calcext:conditional-format>
          <calcext:conditional-format calcext:target-range-address="状態一覧.AB19:状態一覧.AB19">
            <calcext:condition calcext:apply-style-name="Good" calcext:value="=&quot;Y&quot;" calcext:base-cell-address="点数計算.AB19"/>
            <calcext:condition calcext:apply-style-name="Bad" calcext:value="=&quot;N&quot;" calcext:base-cell-address="点数計算.AB19"/>
          </calcext:conditional-format>
          <calcext:conditional-format calcext:target-range-address="状態一覧.AC19:状態一覧.AC19">
            <calcext:condition calcext:apply-style-name="Good" calcext:value="=&quot;Y&quot;" calcext:base-cell-address="点数計算.AC19"/>
            <calcext:condition calcext:apply-style-name="Bad" calcext:value="=&quot;N&quot;" calcext:base-cell-address="点数計算.AC19"/>
          </calcext:conditional-format>
          <calcext:conditional-format calcext:target-range-address="状態一覧.AL18:状態一覧.AL18">
            <calcext:condition calcext:apply-style-name="Good" calcext:value="=&quot;Y&quot;" calcext:base-cell-address="点数計算.AL18"/>
            <calcext:condition calcext:apply-style-name="Bad" calcext:value="=&quot;N&quot;" calcext:base-cell-address="点数計算.AL18"/>
            <calcext:condition calcext:apply-style-name="無題1" calcext:value="=&quot;-&quot;" calcext:base-cell-address="点数計算.AL18"/>
          </calcext:conditional-format>
          <calcext:conditional-format calcext:target-range-address="状態一覧.AM18:状態一覧.AM18">
            <calcext:condition calcext:apply-style-name="Good" calcext:value="=&quot;Y&quot;" calcext:base-cell-address="点数計算.AM18"/>
            <calcext:condition calcext:apply-style-name="Bad" calcext:value="=&quot;N&quot;" calcext:base-cell-address="点数計算.AM18"/>
            <calcext:condition calcext:apply-style-name="無題1" calcext:value="=&quot;-&quot;" calcext:base-cell-address="点数計算.AM18"/>
          </calcext:conditional-format>
          <calcext:conditional-format calcext:target-range-address="状態一覧.AL16:状態一覧.AL17">
            <calcext:condition calcext:apply-style-name="Good" calcext:value="=&quot;Y&quot;" calcext:base-cell-address="点数計算.AL16"/>
            <calcext:condition calcext:apply-style-name="Bad" calcext:value="=&quot;N&quot;" calcext:base-cell-address="点数計算.AL16"/>
          </calcext:conditional-format>
          <calcext:conditional-format calcext:target-range-address="状態一覧.AM16:状態一覧.AM17">
            <calcext:condition calcext:apply-style-name="Good" calcext:value="=&quot;Y&quot;" calcext:base-cell-address="点数計算.AM16"/>
            <calcext:condition calcext:apply-style-name="Bad" calcext:value="=&quot;N&quot;" calcext:base-cell-address="点数計算.AM16"/>
          </calcext:conditional-format>
          <calcext:conditional-format calcext:target-range-address="状態一覧.AL19:状態一覧.AL19">
            <calcext:condition calcext:apply-style-name="Good" calcext:value="=&quot;Y&quot;" calcext:base-cell-address="点数計算.AL19"/>
            <calcext:condition calcext:apply-style-name="Bad" calcext:value="=&quot;N&quot;" calcext:base-cell-address="点数計算.AL19"/>
          </calcext:conditional-format>
          <calcext:conditional-format calcext:target-range-address="状態一覧.AM19:状態一覧.AM19">
            <calcext:condition calcext:apply-style-name="Good" calcext:value="=&quot;Y&quot;" calcext:base-cell-address="点数計算.AM19"/>
            <calcext:condition calcext:apply-style-name="Bad" calcext:value="=&quot;N&quot;" calcext:base-cell-address="点数計算.AM19"/>
          </calcext:conditional-format>
          <calcext:conditional-format calcext:target-range-address="状態一覧.AV18:状態一覧.AV18">
            <calcext:condition calcext:apply-style-name="Good" calcext:value="=&quot;Y&quot;" calcext:base-cell-address="点数計算.AV18"/>
            <calcext:condition calcext:apply-style-name="Bad" calcext:value="=&quot;N&quot;" calcext:base-cell-address="点数計算.AV18"/>
            <calcext:condition calcext:apply-style-name="無題1" calcext:value="=&quot;-&quot;" calcext:base-cell-address="点数計算.AV18"/>
          </calcext:conditional-format>
          <calcext:conditional-format calcext:target-range-address="状態一覧.AW18:状態一覧.AW18">
            <calcext:condition calcext:apply-style-name="Good" calcext:value="=&quot;Y&quot;" calcext:base-cell-address="点数計算.AW18"/>
            <calcext:condition calcext:apply-style-name="Bad" calcext:value="=&quot;N&quot;" calcext:base-cell-address="点数計算.AW18"/>
            <calcext:condition calcext:apply-style-name="無題1" calcext:value="=&quot;-&quot;" calcext:base-cell-address="点数計算.AW18"/>
          </calcext:conditional-format>
          <calcext:conditional-format calcext:target-range-address="状態一覧.AV16:状態一覧.AV17">
            <calcext:condition calcext:apply-style-name="Good" calcext:value="=&quot;Y&quot;" calcext:base-cell-address="点数計算.AV16"/>
            <calcext:condition calcext:apply-style-name="Bad" calcext:value="=&quot;N&quot;" calcext:base-cell-address="点数計算.AV16"/>
          </calcext:conditional-format>
          <calcext:conditional-format calcext:target-range-address="状態一覧.AW16:状態一覧.AW17">
            <calcext:condition calcext:apply-style-name="Good" calcext:value="=&quot;Y&quot;" calcext:base-cell-address="点数計算.AW16"/>
            <calcext:condition calcext:apply-style-name="Bad" calcext:value="=&quot;N&quot;" calcext:base-cell-address="点数計算.AW16"/>
          </calcext:conditional-format>
          <calcext:conditional-format calcext:target-range-address="状態一覧.AV19:状態一覧.AV19">
            <calcext:condition calcext:apply-style-name="Good" calcext:value="=&quot;Y&quot;" calcext:base-cell-address="点数計算.AV19"/>
            <calcext:condition calcext:apply-style-name="Bad" calcext:value="=&quot;N&quot;" calcext:base-cell-address="点数計算.AV19"/>
          </calcext:conditional-format>
          <calcext:conditional-format calcext:target-range-address="状態一覧.AW19:状態一覧.AW19">
            <calcext:condition calcext:apply-style-name="Good" calcext:value="=&quot;Y&quot;" calcext:base-cell-address="点数計算.AW19"/>
            <calcext:condition calcext:apply-style-name="Bad" calcext:value="=&quot;N&quot;" calcext:base-cell-address="点数計算.AW19"/>
          </calcext:conditional-format>
          <calcext:conditional-format calcext:target-range-address="状態一覧.AE16:状態一覧.AE16">
            <calcext:condition calcext:apply-style-name="Good" calcext:value="=&quot;Y&quot;" calcext:base-cell-address="点数計算.AE16"/>
            <calcext:condition calcext:apply-style-name="Bad" calcext:value="=&quot;N&quot;" calcext:base-cell-address="点数計算.AE16"/>
          </calcext:conditional-format>
          <calcext:conditional-format calcext:target-range-address="状態一覧.AF16:状態一覧.AF16">
            <calcext:condition calcext:apply-style-name="Good" calcext:value="=&quot;Y&quot;" calcext:base-cell-address="点数計算.AF16"/>
            <calcext:condition calcext:apply-style-name="Bad" calcext:value="=&quot;N&quot;" calcext:base-cell-address="点数計算.AF16"/>
          </calcext:conditional-format>
          <calcext:conditional-format calcext:target-range-address="状態一覧.AG16:状態一覧.AG16">
            <calcext:condition calcext:apply-style-name="Good" calcext:value="=&quot;Y&quot;" calcext:base-cell-address="点数計算.AG16"/>
            <calcext:condition calcext:apply-style-name="Bad" calcext:value="=&quot;N&quot;" calcext:base-cell-address="点数計算.AG16"/>
          </calcext:conditional-format>
          <calcext:conditional-format calcext:target-range-address="状態一覧.AD17:状態一覧.AD19">
            <calcext:condition calcext:apply-style-name="Good" calcext:value="=&quot;Y&quot;" calcext:base-cell-address="点数計算.AD17"/>
            <calcext:condition calcext:apply-style-name="Bad" calcext:value="=&quot;N&quot;" calcext:base-cell-address="点数計算.AD17"/>
            <calcext:condition calcext:apply-style-name="無題1" calcext:value="=&quot;-&quot;" calcext:base-cell-address="点数計算.AD17"/>
          </calcext:conditional-format>
          <calcext:conditional-format calcext:target-range-address="状態一覧.AE17:状態一覧.AE19">
            <calcext:condition calcext:apply-style-name="Good" calcext:value="=&quot;Y&quot;" calcext:base-cell-address="点数計算.AE17"/>
            <calcext:condition calcext:apply-style-name="Bad" calcext:value="=&quot;N&quot;" calcext:base-cell-address="点数計算.AE17"/>
            <calcext:condition calcext:apply-style-name="無題1" calcext:value="=&quot;-&quot;" calcext:base-cell-address="点数計算.AE17"/>
          </calcext:conditional-format>
          <calcext:conditional-format calcext:target-range-address="状態一覧.AF17:状態一覧.AF19">
            <calcext:condition calcext:apply-style-name="Good" calcext:value="=&quot;Y&quot;" calcext:base-cell-address="点数計算.AF17"/>
            <calcext:condition calcext:apply-style-name="Bad" calcext:value="=&quot;N&quot;" calcext:base-cell-address="点数計算.AF17"/>
            <calcext:condition calcext:apply-style-name="無題1" calcext:value="=&quot;-&quot;" calcext:base-cell-address="点数計算.AF17"/>
          </calcext:conditional-format>
          <calcext:conditional-format calcext:target-range-address="状態一覧.AG17:状態一覧.AG19">
            <calcext:condition calcext:apply-style-name="Good" calcext:value="=&quot;Y&quot;" calcext:base-cell-address="点数計算.AG17"/>
            <calcext:condition calcext:apply-style-name="Bad" calcext:value="=&quot;N&quot;" calcext:base-cell-address="点数計算.AG17"/>
            <calcext:condition calcext:apply-style-name="無題1" calcext:value="=&quot;-&quot;" calcext:base-cell-address="点数計算.AG17"/>
          </calcext:conditional-format>
          <calcext:conditional-format calcext:target-range-address="状態一覧.AH16:状態一覧.AI16">
            <calcext:condition calcext:apply-style-name="Good" calcext:value="=&quot;Y&quot;" calcext:base-cell-address="点数計算.AH16"/>
            <calcext:condition calcext:apply-style-name="Bad" calcext:value="=&quot;N&quot;" calcext:base-cell-address="点数計算.AH16"/>
          </calcext:conditional-format>
          <calcext:conditional-format calcext:target-range-address="状態一覧.AH17:状態一覧.AH19">
            <calcext:condition calcext:apply-style-name="Good" calcext:value="=&quot;Y&quot;" calcext:base-cell-address="点数計算.AH17"/>
            <calcext:condition calcext:apply-style-name="Bad" calcext:value="=&quot;N&quot;" calcext:base-cell-address="点数計算.AH17"/>
            <calcext:condition calcext:apply-style-name="無題1" calcext:value="=&quot;-&quot;" calcext:base-cell-address="点数計算.AH17"/>
          </calcext:conditional-format>
          <calcext:conditional-format calcext:target-range-address="状態一覧.AI17:状態一覧.AI19">
            <calcext:condition calcext:apply-style-name="Good" calcext:value="=&quot;Y&quot;" calcext:base-cell-address="点数計算.AI17"/>
            <calcext:condition calcext:apply-style-name="Bad" calcext:value="=&quot;N&quot;" calcext:base-cell-address="点数計算.AI17"/>
            <calcext:condition calcext:apply-style-name="無題1" calcext:value="=&quot;-&quot;" calcext:base-cell-address="点数計算.AI17"/>
          </calcext:conditional-format>
          <calcext:conditional-format calcext:target-range-address="状態一覧.AS16:状態一覧.AS18">
            <calcext:condition calcext:apply-style-name="Good" calcext:value="=&quot;Y&quot;" calcext:base-cell-address="点数計算.AS16"/>
            <calcext:condition calcext:apply-style-name="Bad" calcext:value="=&quot;N&quot;" calcext:base-cell-address="点数計算.AS16"/>
          </calcext:conditional-format>
          <calcext:conditional-format calcext:target-range-address="状態一覧.BB18:状態一覧.BB19">
            <calcext:condition calcext:apply-style-name="Good" calcext:value="=&quot;Y&quot;" calcext:base-cell-address="点数計算.BB18"/>
            <calcext:condition calcext:apply-style-name="Bad" calcext:value="=&quot;N&quot;" calcext:base-cell-address="点数計算.BB18"/>
            <calcext:condition calcext:apply-style-name="無題1" calcext:value="=&quot;-&quot;" calcext:base-cell-address="点数計算.BB18"/>
          </calcext:conditional-format>
          <calcext:conditional-format calcext:target-range-address="状態一覧.BB16:状態一覧.BB18">
            <calcext:condition calcext:apply-style-name="Good" calcext:value="=&quot;Y&quot;" calcext:base-cell-address="点数計算.BB16"/>
            <calcext:condition calcext:apply-style-name="Bad" calcext:value="=&quot;N&quot;" calcext:base-cell-address="点数計算.BB16"/>
          </calcext:conditional-format>
          <calcext:conditional-format calcext:target-range-address="状態一覧.BC18:状態一覧.BC19">
            <calcext:condition calcext:apply-style-name="Good" calcext:value="=&quot;Y&quot;" calcext:base-cell-address="点数計算.BC18"/>
            <calcext:condition calcext:apply-style-name="Bad" calcext:value="=&quot;N&quot;" calcext:base-cell-address="点数計算.BC18"/>
            <calcext:condition calcext:apply-style-name="無題1" calcext:value="=&quot;-&quot;" calcext:base-cell-address="点数計算.BC18"/>
          </calcext:conditional-format>
          <calcext:conditional-format calcext:target-range-address="状態一覧.BC16:状態一覧.BC18">
            <calcext:condition calcext:apply-style-name="Good" calcext:value="=&quot;Y&quot;" calcext:base-cell-address="点数計算.BC16"/>
            <calcext:condition calcext:apply-style-name="Bad" calcext:value="=&quot;N&quot;" calcext:base-cell-address="点数計算.BC16"/>
          </calcext:conditional-format>
          <calcext:conditional-format calcext:target-range-address="状態一覧.AY17:状態一覧.AY19">
            <calcext:condition calcext:apply-style-name="Good" calcext:value="=&quot;Y&quot;" calcext:base-cell-address="点数計算.AY17"/>
            <calcext:condition calcext:apply-style-name="Bad" calcext:value="=&quot;N&quot;" calcext:base-cell-address="点数計算.AY17"/>
            <calcext:condition calcext:apply-style-name="無題1" calcext:value="=&quot;-&quot;" calcext:base-cell-address="点数計算.AY17"/>
          </calcext:conditional-format>
          <calcext:conditional-format calcext:target-range-address="状態一覧.AZ17:状態一覧.AZ19 状態一覧.AZ16:状態一覧.BA16">
            <calcext:condition calcext:apply-style-name="Good" calcext:value="=&quot;Y&quot;" calcext:base-cell-address="点数計算.AZ16"/>
            <calcext:condition calcext:apply-style-name="Bad" calcext:value="=&quot;N&quot;" calcext:base-cell-address="点数計算.AZ16"/>
            <calcext:condition calcext:apply-style-name="無題1" calcext:value="=&quot;-&quot;" calcext:base-cell-address="点数計算.AZ16"/>
          </calcext:conditional-format>
          <calcext:conditional-format calcext:target-range-address="状態一覧.BA17:状態一覧.BA19">
            <calcext:condition calcext:apply-style-name="Good" calcext:value="=&quot;Y&quot;" calcext:base-cell-address="点数計算.BA17"/>
            <calcext:condition calcext:apply-style-name="Bad" calcext:value="=&quot;N&quot;" calcext:base-cell-address="点数計算.BA17"/>
            <calcext:condition calcext:apply-style-name="無題1" calcext:value="=&quot;-&quot;" calcext:base-cell-address="点数計算.BA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無題1" style:family="table-cell" style:parent-style-name="Default">
      <style:table-cell-properties fo:background-color="#b2b2b2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00/00/00</text:date>, <text:time style:data-style-name="N2" text:time-value="17:55:51.69343464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00:19:15.307580919</meta:creation-date>
    <dc:date>2018-06-30T18:09:29.997757297</dc:date>
    <meta:editing-duration>PT2H26M45S</meta:editing-duration>
    <meta:editing-cycles>57</meta:editing-cycles>
    <meta:generator>LibreOffice/6.0.3.2$Linux_X86_64 LibreOffice_project/00m0$Build-2</meta:generator>
    <meta:document-statistic meta:table-count="3" meta:cell-count="897" meta:object-count="0"/>
  </office:meta>
</office:document-meta>
</file>